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tab-stops>
          <style:tab-stop style:type="left" style:position="4.1243in"/>
        </style:tab-stops>
      </style:paragraph-properties>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fo:text-indent="0.2479in"/>
    </style:style>
    <style:style style:name="T15" style:parent-style-name="Domyślnaczcionkaakapitu" style:family="text">
      <style:text-properties fo:background-color="#80FFFF"/>
    </style:style>
    <style:style style:name="P16" style:parent-style-name="Normalny" style:family="paragraph">
      <style:paragraph-properties fo:text-align="justify" fo:line-height="150%" fo:text-indent="0.2479in"/>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479in"/>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479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P40" style:parent-style-name="Normalny" style:family="paragraph">
      <style:paragraph-properties fo:text-align="justify" fo:line-height="150%" fo:text-indent="0.2479in"/>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479in"/>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fo:text-indent="0.2479in"/>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479in"/>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479in"/>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479in"/>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479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style:style>
    <style:style style:name="T108" style:parent-style-name="Domyślnaczcionkaakapitu" style:family="text">
      <style:text-properties style:text-underline-type="single" style:text-underline-style="solid" style:text-underline-width="auto" style:text-underline-mode="continuous"/>
    </style:style>
    <style:style style:name="T109" style:parent-style-name="Domyślnaczcionkaakapitu" style:family="text">
      <style:text-properties fo:background-color="#80FFFF" style:text-underline-type="single" style:text-underline-style="solid" style:text-underline-width="auto" style:text-underline-mode="continuous"/>
    </style:style>
    <style:style style:name="T110" style:parent-style-name="Domyślnaczcionkaakapitu" style:family="text">
      <style:text-properties style:text-underline-type="single" style:text-underline-style="solid" style:text-underline-width="auto" style:text-underline-mode="continuous"/>
    </style:style>
    <style:style style:name="T111" style:parent-style-name="Domyślnaczcionkaakapitu" style:family="text">
      <style:text-properties fo:background-color="#80FFFF" style:text-underline-type="single" style:text-underline-style="solid" style:text-underline-width="auto" style:text-underline-mode="continuous"/>
    </style:style>
    <style:style style:name="T112" style:parent-style-name="Domyślnaczcionkaakapitu" style:family="text">
      <style:text-properties style:text-underline-type="single" style:text-underline-style="solid" style:text-underline-width="auto" style:text-underline-mode="continuous"/>
    </style:style>
    <style:style style:name="T113" style:parent-style-name="Domyślnaczcionkaakapitu" style:family="text">
      <style:text-properties fo:background-color="#80FFFF" style:text-underline-type="single" style:text-underline-style="solid" style:text-underline-width="auto" style:text-underline-mode="continuous"/>
    </style:style>
    <style:style style:name="P114" style:parent-style-name="Normalny" style:family="paragraph">
      <style:paragraph-properties fo:text-align="justify" fo:line-height="150%" fo:text-indent="0.2479in"/>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479in"/>
    </style:style>
    <style:style style:name="T127" style:parent-style-name="Domyślnaczcionkaakapitu" style:family="text">
      <style:text-properties fo:background-color="#80FFFF"/>
    </style:style>
    <style:style style:name="P128" style:parent-style-name="Normalny" style:family="paragraph">
      <style:paragraph-properties fo:text-align="justify" fo:line-height="150%" fo:text-indent="0.2479in"/>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479in"/>
    </style:style>
    <style:style style:name="T143" style:parent-style-name="Domyślnaczcionkaakapitu" style:family="text">
      <style:text-properties fo:background-color="#80FFFF"/>
    </style:style>
    <style:style style:name="P144" style:parent-style-name="Normalny" style:family="paragraph">
      <style:paragraph-properties fo:text-align="justify" fo:line-height="150%" fo:text-indent="0.2479in"/>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479in"/>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479in"/>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479in"/>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479in"/>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fo:text-indent="0.2479in"/>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fo:text-indent="0.2479in">
        <style:tab-stops>
          <style:tab-stop style:type="left" style:position="2.5437in"/>
        </style:tab-stops>
      </style:paragraph-properties>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P237" style:parent-style-name="Normalny" style:family="paragraph">
      <style:paragraph-properties fo:text-align="justify" fo:line-height="150%" fo:text-indent="0.2479in"/>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fo:text-indent="0.2479in"/>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style:style>
    <style:style style:name="T242" style:parent-style-name="Domyślnaczcionkaakapitu" style:family="text">
      <style:text-properties style:text-underline-type="single" style:text-underline-style="solid" style:text-underline-width="auto" style:text-underline-mode="continuous"/>
    </style:style>
    <style:style style:name="T243" style:parent-style-name="Domyślnaczcionkaakapitu" style:family="text">
      <style:text-properties fo:background-color="#80FFFF" style:text-underline-type="single" style:text-underline-style="solid" style:text-underline-width="auto" style:text-underline-mode="continuous"/>
    </style:style>
    <style:style style:name="T244" style:parent-style-name="Domyślnaczcionkaakapitu" style:family="text">
      <style:text-properties style:text-underline-type="single" style:text-underline-style="solid" style:text-underline-width="auto" style:text-underline-mode="continuous"/>
    </style:style>
    <style:style style:name="T245" style:parent-style-name="Domyślnaczcionkaakapitu" style:family="text">
      <style:text-properties fo:background-color="#80FFFF" style:text-underline-type="single" style:text-underline-style="solid" style:text-underline-width="auto" style:text-underline-mode="continuous"/>
    </style:style>
    <style:style style:name="T246" style:parent-style-name="Domyślnaczcionkaakapitu" style:family="text">
      <style:text-properties style:text-underline-type="single" style:text-underline-style="solid" style:text-underline-width="auto" style:text-underline-mode="continuous"/>
    </style:style>
    <style:style style:name="T247" style:parent-style-name="Domyślnaczcionkaakapitu" style:family="text">
      <style:text-properties fo:background-color="#80FFFF" style:text-underline-type="single" style:text-underline-style="solid" style:text-underline-width="auto" style:text-underline-mode="continuous"/>
    </style:style>
    <style:style style:name="T248" style:parent-style-name="Domyślnaczcionkaakapitu" style:family="text">
      <style:text-properties fo:background-color="#80FFFF"/>
    </style:style>
    <style:style style:name="P249" style:parent-style-name="Normalny" style:family="paragraph">
      <style:paragraph-properties fo:text-align="justify" fo:line-height="150%" fo:text-indent="0.2479in"/>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479in"/>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fo:text-indent="0.2479in"/>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style:style>
    <style:style style:name="T289" style:parent-style-name="Domyślnaczcionkaakapitu" style:family="text">
      <style:text-properties style:text-underline-type="single" style:text-underline-style="solid" style:text-underline-width="auto" style:text-underline-mode="continuous"/>
    </style:style>
    <style:style style:name="T290" style:parent-style-name="Domyślnaczcionkaakapitu" style:family="text">
      <style:text-properties fo:background-color="#80FFFF" style:text-underline-type="single" style:text-underline-style="solid" style:text-underline-width="auto" style:text-underline-mode="continuous"/>
    </style:style>
    <style:style style:name="T291" style:parent-style-name="Domyślnaczcionkaakapitu" style:family="text">
      <style:text-properties style:text-underline-type="single" style:text-underline-style="solid" style:text-underline-width="auto" style:text-underline-mode="continuous"/>
    </style:style>
    <style:style style:name="T292" style:parent-style-name="Domyślnaczcionkaakapitu" style:family="text">
      <style:text-properties fo:background-color="#80FFFF" style:text-underline-type="single" style:text-underline-style="solid" style:text-underline-width="auto" style:text-underline-mode="continuous"/>
    </style:style>
    <style:style style:name="T293" style:parent-style-name="Domyślnaczcionkaakapitu" style:family="text">
      <style:text-properties style:text-underline-type="single" style:text-underline-style="solid" style:text-underline-width="auto" style:text-underline-mode="continuous"/>
    </style:style>
    <style:style style:name="T294" style:parent-style-name="Domyślnaczcionkaakapitu" style:family="text">
      <style:text-properties fo:background-color="#80FFFF" style:text-underline-type="single" style:text-underline-style="solid" style:text-underline-width="auto" style:text-underline-mode="continuous"/>
    </style:style>
    <style:style style:name="T295" style:parent-style-name="Domyślnaczcionkaakapitu" style:family="text">
      <style:text-properties style:text-underline-type="single" style:text-underline-style="solid" style:text-underline-width="auto" style:text-underline-mode="continuous"/>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P308" style:parent-style-name="Normalny" style:family="paragraph">
      <style:paragraph-properties fo:text-align="justify" fo:line-height="150%"/>
    </style:style>
    <style:style style:name="T309" style:parent-style-name="Domyślnaczcionkaakapitu" style:family="text">
      <style:text-properties style:text-underline-type="single" style:text-underline-style="solid" style:text-underline-width="auto" style:text-underline-mode="continuous"/>
    </style:style>
    <style:style style:name="T310" style:parent-style-name="Domyślnaczcionkaakapitu" style:family="text">
      <style:text-properties fo:background-color="#80FFFF" style:text-underline-type="single" style:text-underline-style="solid" style:text-underline-width="auto" style:text-underline-mode="continuous"/>
    </style:style>
    <style:style style:name="T311" style:parent-style-name="Domyślnaczcionkaakapitu" style:family="text">
      <style:text-properties style:text-underline-type="single" style:text-underline-style="solid" style:text-underline-width="auto" style:text-underline-mode="continuous"/>
    </style:style>
    <style:style style:name="T312" style:parent-style-name="Domyślnaczcionkaakapitu" style:family="text">
      <style:text-properties fo:background-color="#80FFFF" style:text-underline-type="single" style:text-underline-style="solid" style:text-underline-width="auto" style:text-underline-mode="continuous"/>
    </style:style>
    <style:style style:name="T313" style:parent-style-name="Domyślnaczcionkaakapitu" style:family="text">
      <style:text-properties style:text-underline-type="single" style:text-underline-style="solid" style:text-underline-width="auto" style:text-underline-mode="continuous"/>
    </style:style>
    <style:style style:name="T314" style:parent-style-name="Domyślnaczcionkaakapitu" style:family="text">
      <style:text-properties fo:background-color="#80FFFF" style:text-underline-type="single" style:text-underline-style="solid" style:text-underline-width="auto" style:text-underline-mode="continuous"/>
    </style:style>
    <style:style style:name="P315" style:parent-style-name="Normalny" style:family="paragraph">
      <style:paragraph-properties fo:text-align="justify" fo:line-height="150%" fo:text-indent="0.2479in"/>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P318" style:parent-style-name="Normalny" style:family="paragraph">
      <style:paragraph-properties fo:text-align="justify" fo:line-height="150%" fo:text-indent="0.2479in"/>
    </style:style>
    <style:style style:name="P319" style:parent-style-name="Normalny" style:family="paragraph">
      <style:paragraph-properties fo:text-align="justify" fo:line-height="150%"/>
    </style:style>
    <style:style style:name="T320" style:parent-style-name="Domyślnaczcionkaakapitu" style:family="text">
      <style:text-properties style:text-underline-type="single" style:text-underline-style="solid" style:text-underline-width="auto" style:text-underline-mode="continuous"/>
    </style:style>
    <style:style style:name="T321" style:parent-style-name="Domyślnaczcionkaakapitu" style:family="text">
      <style:text-properties fo:background-color="#80FFFF" style:text-underline-type="single" style:text-underline-style="solid" style:text-underline-width="auto" style:text-underline-mode="continuous"/>
    </style:style>
    <style:style style:name="T322" style:parent-style-name="Domyślnaczcionkaakapitu" style:family="text">
      <style:text-properties style:text-underline-type="single" style:text-underline-style="solid" style:text-underline-width="auto" style:text-underline-mode="continuous"/>
    </style:style>
    <style:style style:name="T323" style:parent-style-name="Domyślnaczcionkaakapitu" style:family="text">
      <style:text-properties fo:background-color="#80FFFF" style:text-underline-type="single" style:text-underline-style="solid" style:text-underline-width="auto" style:text-underline-mode="continuous"/>
    </style:style>
    <style:style style:name="T324" style:parent-style-name="Domyślnaczcionkaakapitu" style:family="text">
      <style:text-properties style:text-underline-type="single" style:text-underline-style="solid" style:text-underline-width="auto" style:text-underline-mode="continuous"/>
    </style:style>
    <style:style style:name="T325" style:parent-style-name="Domyślnaczcionkaakapitu" style:family="text">
      <style:text-properties fo:background-color="#80FFFF" style:text-underline-type="single" style:text-underline-style="solid" style:text-underline-width="auto" style:text-underline-mode="continuous"/>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479in"/>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style:tab-stops>
          <style:tab-stop style:type="left" style:position="0.6229in"/>
        </style:tab-stops>
      </style:paragraph-properties>
    </style:style>
    <style:style style:name="T332" style:parent-style-name="Domyślnaczcionkaakapitu" style:family="text">
      <style:text-properties style:text-underline-type="single" style:text-underline-style="solid" style:text-underline-width="auto" style:text-underline-mode="continuous"/>
    </style:style>
    <style:style style:name="T333" style:parent-style-name="Domyślnaczcionkaakapitu" style:family="text">
      <style:text-properties fo:background-color="#80FFFF" style:text-underline-type="single" style:text-underline-style="solid" style:text-underline-width="auto" style:text-underline-mode="continuous"/>
    </style:style>
    <style:style style:name="T334" style:parent-style-name="Domyślnaczcionkaakapitu" style:family="text">
      <style:text-properties style:text-underline-type="single" style:text-underline-style="solid" style:text-underline-width="auto" style:text-underline-mode="continuous"/>
    </style:style>
    <style:style style:name="T335" style:parent-style-name="Domyślnaczcionkaakapitu" style:family="text">
      <style:text-properties fo:background-color="#80FFFF" style:text-underline-type="single" style:text-underline-style="solid" style:text-underline-width="auto" style:text-underline-mode="continuous"/>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479in">
        <style:tab-stops>
          <style:tab-stop style:type="left" style:position="0.6229in"/>
        </style:tab-stops>
      </style:paragraph-properties>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P342" style:parent-style-name="Normalny" style:family="paragraph">
      <style:paragraph-properties fo:text-align="justify" fo:line-height="150%">
        <style:tab-stops>
          <style:tab-stop style:type="left" style:position="0.6229in"/>
        </style:tab-stops>
      </style:paragraph-properties>
    </style:style>
    <style:style style:name="T343" style:parent-style-name="Domyślnaczcionkaakapitu" style:family="text">
      <style:text-properties style:text-underline-type="single" style:text-underline-style="solid" style:text-underline-width="auto" style:text-underline-mode="continuous"/>
    </style:style>
    <style:style style:name="P344" style:parent-style-name="Normalny" style:family="paragraph">
      <style:paragraph-properties fo:text-align="justify" fo:line-height="150%" fo:text-indent="0.2479in"/>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style:style>
    <style:style style:name="T349" style:parent-style-name="Domyślnaczcionkaakapitu" style:family="text">
      <style:text-properties style:text-underline-type="single" style:text-underline-style="solid" style:text-underline-width="auto" style:text-underline-mode="continuous"/>
    </style:style>
    <style:style style:name="T350" style:parent-style-name="Domyślnaczcionkaakapitu" style:family="text">
      <style:text-properties fo:background-color="#80FFFF" style:text-underline-type="single" style:text-underline-style="solid" style:text-underline-width="auto" style:text-underline-mode="continuous"/>
    </style:style>
    <style:style style:name="T351" style:parent-style-name="Domyślnaczcionkaakapitu" style:family="text">
      <style:text-properties style:text-underline-type="single" style:text-underline-style="solid" style:text-underline-width="auto" style:text-underline-mode="continuous"/>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479in"/>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479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P373" style:parent-style-name="Normalny" style:family="paragraph">
      <style:paragraph-properties fo:text-align="justify" fo:line-height="150%" fo:text-indent="0.2479in"/>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479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479in">
        <style:tab-stops>
          <style:tab-stop style:type="left" style:position="3.7687in"/>
        </style:tab-stops>
      </style:paragraph-properties>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font-style="italic" style:font-style-asian="italic" style:font-style-complex="italic"/>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479in"/>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479in"/>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P423" style:parent-style-name="Normalny" style:family="paragraph">
      <style:paragraph-properties fo:text-align="justify" fo:line-height="150%" fo:text-indent="0.2479in"/>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479in"/>
    </style:style>
    <style:style style:name="P428" style:parent-style-name="Normalny" style:family="paragraph">
      <style:paragraph-properties fo:text-align="justify" fo:line-height="150%"/>
    </style:style>
    <style:style style:name="T429" style:parent-style-name="Domyślnaczcionkaakapitu" style:family="text">
      <style:text-properties style:text-underline-type="single" style:text-underline-style="solid" style:text-underline-width="auto" style:text-underline-mode="continuous"/>
    </style:style>
    <style:style style:name="T430" style:parent-style-name="Domyślnaczcionkaakapitu" style:family="text">
      <style:text-properties fo:background-color="#80FFFF" style:text-underline-type="single" style:text-underline-style="solid" style:text-underline-width="auto" style:text-underline-mode="continuous"/>
    </style:style>
    <style:style style:name="T431" style:parent-style-name="Domyślnaczcionkaakapitu" style:family="text">
      <style:text-properties style:text-underline-type="single" style:text-underline-style="solid" style:text-underline-width="auto" style:text-underline-mode="continuous"/>
    </style:style>
    <style:style style:name="T432" style:parent-style-name="Domyślnaczcionkaakapitu" style:family="text">
      <style:text-properties fo:background-color="#80FFFF" style:text-underline-type="single" style:text-underline-style="solid" style:text-underline-width="auto" style:text-underline-mode="continuous"/>
    </style:style>
    <style:style style:name="T433" style:parent-style-name="Domyślnaczcionkaakapitu" style:family="text">
      <style:text-properties style:text-underline-type="single" style:text-underline-style="solid" style:text-underline-width="auto" style:text-underline-mode="continuous"/>
    </style:style>
    <style:style style:name="T434" style:parent-style-name="Domyślnaczcionkaakapitu" style:family="text">
      <style:text-properties fo:background-color="#80FFFF" style:text-underline-type="single" style:text-underline-style="solid" style:text-underline-width="auto" style:text-underline-mode="continuous"/>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P438" style:parent-style-name="Normalny" style:family="paragraph">
      <style:paragraph-properties fo:text-align="justify" fo:line-height="150%"/>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479in"/>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style:style>
    <style:style style:name="T443" style:parent-style-name="Domyślnaczcionkaakapitu" style:family="text">
      <style:text-properties style:text-underline-type="single" style:text-underline-style="solid" style:text-underline-width="auto" style:text-underline-mode="continuous"/>
    </style:style>
    <style:style style:name="T444" style:parent-style-name="Domyślnaczcionkaakapitu" style:family="text">
      <style:text-properties fo:background-color="#80FFFF" style:text-underline-type="single" style:text-underline-style="solid" style:text-underline-width="auto" style:text-underline-mode="continuous"/>
    </style:style>
    <style:style style:name="T445" style:parent-style-name="Domyślnaczcionkaakapitu" style:family="text">
      <style:text-properties style:text-underline-type="single" style:text-underline-style="solid" style:text-underline-width="auto" style:text-underline-mode="continuous"/>
    </style:style>
    <style:style style:name="T446" style:parent-style-name="Domyślnaczcionkaakapitu" style:family="text">
      <style:text-properties fo:background-color="#80FFFF" style:text-underline-type="single" style:text-underline-style="solid" style:text-underline-width="auto" style:text-underline-mode="continuous"/>
    </style:style>
    <style:style style:name="T447" style:parent-style-name="Domyślnaczcionkaakapitu" style:family="text">
      <style:text-properties style:text-underline-type="single" style:text-underline-style="solid" style:text-underline-width="auto" style:text-underline-mode="continuous"/>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479in"/>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479in"/>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fo:text-indent="0.2479in"/>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fo:text-indent="0.2479in"/>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fo:text-indent="0.2479in"/>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fo:text-indent="0.2479in">
        <style:tab-stops>
          <style:tab-stop style:type="left" style:position="3.6687in"/>
        </style:tab-stops>
      </style:paragraph-properties>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P542" style:parent-style-name="Normalny" style:family="paragraph">
      <style:paragraph-properties fo:text-align="justify" fo:line-height="150%" fo:text-indent="0.2479in"/>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P551" style:parent-style-name="Normalny" style:family="paragraph">
      <style:paragraph-properties fo:text-align="justify" fo:line-height="150%" fo:text-indent="0.2479in"/>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479in"/>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fo:text-indent="0.2479in"/>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P588" style:parent-style-name="Normalny" style:family="paragraph">
      <style:paragraph-properties fo:text-align="justify" fo:line-height="150%" fo:text-indent="0.2479in"/>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fo:text-indent="0.2479in"/>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479in"/>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fo:text-indent="0.2479in"/>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fo:text-indent="0.2479in"/>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fo:text-indent="0.2479in"/>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fo:text-indent="0.2479in"/>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fo:text-indent="0.2479in"/>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479in"/>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fo:text-indent="0.2479in"/>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P706" style:parent-style-name="Normalny" style:family="paragraph">
      <style:paragraph-properties fo:text-align="justify" fo:line-height="150%" fo:text-indent="0.2479in"/>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479in"/>
    </style:style>
    <style:style style:name="P716" style:parent-style-name="Normalny" style:family="paragraph">
      <style:paragraph-properties fo:text-align="justify" fo:line-height="150%"/>
    </style:style>
    <style:style style:name="T717" style:parent-style-name="Domyślnaczcionkaakapitu" style:family="text">
      <style:text-properties style:text-underline-type="single" style:text-underline-style="solid" style:text-underline-width="auto" style:text-underline-mode="continuous"/>
    </style:style>
    <style:style style:name="T718" style:parent-style-name="Domyślnaczcionkaakapitu" style:family="text">
      <style:text-properties fo:background-color="#80FFFF" style:text-underline-type="single" style:text-underline-style="solid" style:text-underline-width="auto" style:text-underline-mode="continuous"/>
    </style:style>
    <style:style style:name="T719" style:parent-style-name="Domyślnaczcionkaakapitu" style:family="text">
      <style:text-properties style:text-underline-type="single" style:text-underline-style="solid" style:text-underline-width="auto" style:text-underline-mode="continuous"/>
    </style:style>
    <style:style style:name="T720" style:parent-style-name="Domyślnaczcionkaakapitu" style:family="text">
      <style:text-properties fo:background-color="#80FFFF" style:text-underline-type="single" style:text-underline-style="solid" style:text-underline-width="auto" style:text-underline-mode="continuous"/>
    </style:style>
    <style:style style:name="T721" style:parent-style-name="Domyślnaczcionkaakapitu" style:family="text">
      <style:text-properties style:text-underline-type="single" style:text-underline-style="solid" style:text-underline-width="auto" style:text-underline-mode="continuous"/>
    </style:style>
    <style:style style:name="T722" style:parent-style-name="Domyślnaczcionkaakapitu" style:family="text">
      <style:text-properties fo:background-color="#80FFFF" style:text-underline-type="single" style:text-underline-style="solid" style:text-underline-width="auto" style:text-underline-mode="continuous"/>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P730" style:parent-style-name="Normalny" style:family="paragraph">
      <style:paragraph-properties fo:text-align="justify" fo:line-height="150%"/>
    </style:style>
    <style:style style:name="T731" style:parent-style-name="Domyślnaczcionkaakapitu" style:family="text">
      <style:text-properties style:text-underline-type="single" style:text-underline-style="solid" style:text-underline-width="auto" style:text-underline-mode="continuous"/>
    </style:style>
    <style:style style:name="T732" style:parent-style-name="Domyślnaczcionkaakapitu" style:family="text">
      <style:text-properties fo:background-color="#80FFFF" style:text-underline-type="single" style:text-underline-style="solid" style:text-underline-width="auto" style:text-underline-mode="continuous"/>
    </style:style>
    <style:style style:name="T733" style:parent-style-name="Domyślnaczcionkaakapitu" style:family="text">
      <style:text-properties style:text-underline-type="single" style:text-underline-style="solid" style:text-underline-width="auto" style:text-underline-mode="continuous"/>
    </style:style>
    <style:style style:name="T734" style:parent-style-name="Domyślnaczcionkaakapitu" style:family="text">
      <style:text-properties fo:background-color="#80FFFF" style:text-underline-type="single" style:text-underline-style="solid" style:text-underline-width="auto" style:text-underline-mode="continuous"/>
    </style:style>
    <style:style style:name="T735" style:parent-style-name="Domyślnaczcionkaakapitu" style:family="text">
      <style:text-properties style:text-underline-type="single" style:text-underline-style="solid" style:text-underline-width="auto" style:text-underline-mode="continuous"/>
    </style:style>
    <style:style style:name="T736" style:parent-style-name="Domyślnaczcionkaakapitu" style:family="text">
      <style:text-properties fo:background-color="#80FFFF" style:text-underline-type="single" style:text-underline-style="solid" style:text-underline-width="auto" style:text-underline-mode="continuous"/>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fo:text-indent="0.2479in"/>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fo:text-indent="0.2479in"/>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P761" style:parent-style-name="Normalny" style:family="paragraph">
      <style:paragraph-properties fo:text-align="justify" fo:line-height="150%" fo:text-indent="0.2479in"/>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479in"/>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479in"/>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fo:text-indent="0.2479in"/>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479in"/>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P795" style:parent-style-name="Normalny" style:family="paragraph">
      <style:paragraph-properties fo:text-align="justify" fo:line-height="150%" fo:text-indent="0.2479in"/>
    </style:style>
    <style:style style:name="P796" style:parent-style-name="Normalny" style:family="paragraph">
      <style:paragraph-properties fo:text-align="justify" fo:line-height="150%"/>
    </style:style>
    <style:style style:name="T797" style:parent-style-name="Domyślnaczcionkaakapitu" style:family="text">
      <style:text-properties style:text-underline-type="single" style:text-underline-style="solid" style:text-underline-width="auto" style:text-underline-mode="continuous"/>
    </style:style>
    <style:style style:name="T798" style:parent-style-name="Domyślnaczcionkaakapitu" style:family="text">
      <style:text-properties fo:background-color="#80FFFF" style:text-underline-type="single" style:text-underline-style="solid" style:text-underline-width="auto" style:text-underline-mode="continuous"/>
    </style:style>
    <style:style style:name="T799" style:parent-style-name="Domyślnaczcionkaakapitu" style:family="text">
      <style:text-properties style:text-underline-type="single" style:text-underline-style="solid" style:text-underline-width="auto" style:text-underline-mode="continuous"/>
    </style:style>
    <style:style style:name="T800" style:parent-style-name="Domyślnaczcionkaakapitu" style:family="text">
      <style:text-properties fo:background-color="#80FFFF" style:text-underline-type="single" style:text-underline-style="solid" style:text-underline-width="auto" style:text-underline-mode="continuous"/>
    </style:style>
    <style:style style:name="T801" style:parent-style-name="Domyślnaczcionkaakapitu" style:family="text">
      <style:text-properties style:text-underline-type="single" style:text-underline-style="solid" style:text-underline-width="auto" style:text-underline-mode="continuous"/>
    </style:style>
    <style:style style:name="T802" style:parent-style-name="Domyślnaczcionkaakapitu" style:family="text">
      <style:text-properties fo:background-color="#80FFFF" style:text-underline-type="single" style:text-underline-style="solid" style:text-underline-width="auto" style:text-underline-mode="continuous"/>
    </style:style>
    <style:style style:name="T803" style:parent-style-name="Domyślnaczcionkaakapitu" style:family="text">
      <style:text-properties fo:background-color="#80FFFF"/>
    </style:style>
    <style:style style:name="P804" style:parent-style-name="Normalny" style:family="paragraph">
      <style:paragraph-properties fo:text-align="justify" fo:line-height="150%" fo:text-indent="0.2479in"/>
    </style:style>
    <style:style style:name="P805" style:parent-style-name="Normalny" style:family="paragraph">
      <style:paragraph-properties fo:text-align="justify" fo:line-height="150%"/>
    </style:style>
    <style:style style:name="P806" style:parent-style-name="Normalny" style:family="paragraph">
      <style:paragraph-properties fo:text-align="justify" fo:line-height="150%"/>
    </style:style>
    <style:style style:name="P807" style:parent-style-name="Normalny" style:family="paragraph">
      <style:paragraph-properties fo:text-align="justify" fo:line-height="150%"/>
    </style:style>
    <style:style style:name="P808" style:parent-style-name="Normalny" style:family="paragraph">
      <style:paragraph-properties fo:text-align="justify" fo:line-height="150%"/>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style:style>
    <style:style style:name="P813" style:parent-style-name="Normalny" style:family="paragraph">
      <style:paragraph-properties fo:text-align="justify" fo:line-height="150%"/>
    </style:style>
    <style:style style:name="T814" style:parent-style-name="Domyślnaczcionkaakapitu" style:family="text">
      <style:text-properties style:text-underline-type="single" style:text-underline-style="solid" style:text-underline-width="auto" style:text-underline-mode="continuous"/>
    </style:style>
    <style:style style:name="T815" style:parent-style-name="Domyślnaczcionkaakapitu" style:family="text">
      <style:text-properties fo:background-color="#80FFFF" style:text-underline-type="single" style:text-underline-style="solid" style:text-underline-width="auto" style:text-underline-mode="continuous"/>
    </style:style>
    <style:style style:name="T816" style:parent-style-name="Domyślnaczcionkaakapitu" style:family="text">
      <style:text-properties style:text-underline-type="single" style:text-underline-style="solid" style:text-underline-width="auto" style:text-underline-mode="continuous"/>
    </style:style>
    <style:style style:name="T817" style:parent-style-name="Domyślnaczcionkaakapitu" style:family="text">
      <style:text-properties fo:background-color="#80FFFF" style:text-underline-type="single" style:text-underline-style="solid" style:text-underline-width="auto" style:text-underline-mode="continuous"/>
    </style:style>
    <style:style style:name="T818" style:parent-style-name="Domyślnaczcionkaakapitu" style:family="text">
      <style:text-properties style:text-underline-type="single" style:text-underline-style="solid" style:text-underline-width="auto" style:text-underline-mode="continuous"/>
    </style:style>
    <style:style style:name="T819" style:parent-style-name="Domyślnaczcionkaakapitu" style:family="text">
      <style:text-properties fo:background-color="#80FFFF" style:text-underline-type="single" style:text-underline-style="solid" style:text-underline-width="auto" style:text-underline-mode="continuous"/>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fo:text-indent="0.2479in"/>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style:style>
    <style:style style:name="T826" style:parent-style-name="Domyślnaczcionkaakapitu" style:family="text">
      <style:text-properties style:text-underline-type="single" style:text-underline-style="solid" style:text-underline-width="auto" style:text-underline-mode="continuous"/>
    </style:style>
    <style:style style:name="T827" style:parent-style-name="Domyślnaczcionkaakapitu" style:family="text">
      <style:text-properties fo:background-color="#80FFFF" style:text-underline-type="single" style:text-underline-style="solid" style:text-underline-width="auto" style:text-underline-mode="continuous"/>
    </style:style>
    <style:style style:name="T828" style:parent-style-name="Domyślnaczcionkaakapitu" style:family="text">
      <style:text-properties style:text-underline-type="single" style:text-underline-style="solid" style:text-underline-width="auto" style:text-underline-mode="continuous"/>
    </style:style>
    <style:style style:name="P829" style:parent-style-name="Normalny" style:family="paragraph">
      <style:paragraph-properties fo:text-align="justify" fo:line-height="150%" fo:text-indent="0.2479in"/>
    </style:style>
    <style:style style:name="P830" style:parent-style-name="Normalny" style:family="paragraph">
      <style:paragraph-properties fo:text-align="justify" fo:line-height="150%" fo:text-indent="0.2479in"/>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fo:text-indent="0.2479in"/>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fo:text-indent="0.2479in"/>
    </style:style>
    <style:style style:name="P848" style:parent-style-name="Normalny" style:family="paragraph">
      <style:paragraph-properties fo:text-align="justify" fo:line-height="150%"/>
    </style:style>
    <style:style style:name="T849" style:parent-style-name="Domyślnaczcionkaakapitu" style:family="text">
      <style:text-properties style:text-underline-type="single" style:text-underline-style="solid" style:text-underline-width="auto" style:text-underline-mode="continuous"/>
    </style:style>
    <style:style style:name="T850" style:parent-style-name="Domyślnaczcionkaakapitu" style:family="text">
      <style:text-properties fo:background-color="#80FFFF" style:text-underline-type="single" style:text-underline-style="solid" style:text-underline-width="auto" style:text-underline-mode="continuous"/>
    </style:style>
    <style:style style:name="T851" style:parent-style-name="Domyślnaczcionkaakapitu" style:family="text">
      <style:text-properties style:text-underline-type="single" style:text-underline-style="solid" style:text-underline-width="auto" style:text-underline-mode="continuous"/>
    </style:style>
    <style:style style:name="T852" style:parent-style-name="Domyślnaczcionkaakapitu" style:family="text">
      <style:text-properties fo:background-color="#80FFFF" style:text-underline-type="single" style:text-underline-style="solid" style:text-underline-width="auto" style:text-underline-mode="continuous"/>
    </style:style>
    <style:style style:name="T853" style:parent-style-name="Domyślnaczcionkaakapitu" style:family="text">
      <style:text-properties style:text-underline-type="single" style:text-underline-style="solid" style:text-underline-width="auto" style:text-underline-mode="continuous"/>
    </style:style>
    <style:style style:name="T854" style:parent-style-name="Domyślnaczcionkaakapitu" style:family="text">
      <style:text-properties fo:background-color="#80FFFF" style:text-underline-type="single" style:text-underline-style="solid" style:text-underline-width="auto" style:text-underline-mode="continuous"/>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479in"/>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style:style>
    <style:style style:name="T861" style:parent-style-name="Domyślnaczcionkaakapitu" style:family="text">
      <style:text-properties style:text-underline-type="single" style:text-underline-style="solid" style:text-underline-width="auto" style:text-underline-mode="continuous"/>
    </style:style>
    <style:style style:name="T862" style:parent-style-name="Domyślnaczcionkaakapitu" style:family="text">
      <style:text-properties fo:background-color="#80FFFF" style:text-underline-type="single" style:text-underline-style="solid" style:text-underline-width="auto" style:text-underline-mode="continuous"/>
    </style:style>
    <style:style style:name="T863" style:parent-style-name="Domyślnaczcionkaakapitu" style:family="text">
      <style:text-properties style:text-underline-type="single" style:text-underline-style="solid" style:text-underline-width="auto" style:text-underline-mode="continuous"/>
    </style:style>
    <style:style style:name="P864" style:parent-style-name="Normalny" style:family="paragraph">
      <style:paragraph-properties fo:text-align="justify" fo:line-height="150%" fo:text-indent="0.2479in"/>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fo:text-indent="0.2479in"/>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479in"/>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P879" style:parent-style-name="Normalny" style:family="paragraph">
      <style:paragraph-properties fo:text-align="justify" fo:line-height="150%" fo:text-indent="0.2479in"/>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479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fo:text-indent="0.2479in"/>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479in"/>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P920" style:parent-style-name="Normalny" style:family="paragraph">
      <style:paragraph-properties fo:text-align="justify" fo:line-height="150%" fo:text-indent="0.2479in"/>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fo:text-indent="0.2479in"/>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fo:text-indent="0.2479in"/>
    </style:style>
    <style:style style:name="P948" style:parent-style-name="Normalny" style:family="paragraph">
      <style:paragraph-properties fo:text-align="justify" fo:line-height="150%" fo:text-indent="0.2479in"/>
    </style:style>
    <style:style style:name="T949" style:parent-style-name="Domyślnaczcionkaakapitu" style:family="text">
      <style:text-properties fo:background-color="#80FFFF"/>
    </style:style>
    <style:style style:name="P950" style:parent-style-name="Normalny" style:family="paragraph">
      <style:paragraph-properties fo:text-align="justify" fo:line-height="150%"/>
    </style:style>
    <style:style style:name="T951" style:parent-style-name="Domyślnaczcionkaakapitu" style:family="text">
      <style:text-properties style:text-underline-type="single" style:text-underline-style="solid" style:text-underline-width="auto" style:text-underline-mode="continuous"/>
    </style:style>
    <style:style style:name="P952" style:parent-style-name="Normalny" style:family="paragraph">
      <style:paragraph-properties fo:text-align="justify" fo:line-height="150%" fo:text-indent="0.2479in"/>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479in"/>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P962" style:parent-style-name="Normalny" style:family="paragraph">
      <style:paragraph-properties fo:text-align="justify" fo:line-height="150%"/>
    </style:style>
    <style:style style:name="T963" style:parent-style-name="Domyślnaczcionkaakapitu" style:family="text">
      <style:text-properties style:text-underline-type="single" style:text-underline-style="solid" style:text-underline-width="auto" style:text-underline-mode="continuous"/>
    </style:style>
    <style:style style:name="T964" style:parent-style-name="Domyślnaczcionkaakapitu" style:family="text">
      <style:text-properties fo:background-color="#80FFFF" style:text-underline-type="single" style:text-underline-style="solid" style:text-underline-width="auto" style:text-underline-mode="continuous"/>
    </style:style>
    <style:style style:name="T965" style:parent-style-name="Domyślnaczcionkaakapitu" style:family="text">
      <style:text-properties style:text-underline-type="single" style:text-underline-style="solid" style:text-underline-width="auto" style:text-underline-mode="continuous"/>
    </style:style>
    <style:style style:name="P966" style:parent-style-name="Normalny" style:family="paragraph">
      <style:paragraph-properties fo:text-align="justify" fo:line-height="150%" fo:text-indent="0.2479in"/>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fo:text-indent="0.2479in"/>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P992" style:parent-style-name="Normalny" style:family="paragraph">
      <style:paragraph-properties fo:text-align="justify" fo:line-height="150%" fo:text-indent="0.2479in"/>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P999" style:parent-style-name="Normalny" style:family="paragraph">
      <style:paragraph-properties fo:text-align="justify" fo:line-height="150%" fo:text-indent="0.2479in"/>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P1003" style:parent-style-name="Normalny" style:family="paragraph">
      <style:paragraph-properties fo:text-align="justify" fo:line-height="150%" fo:text-indent="0.2479in"/>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P1007" style:parent-style-name="Normalny" style:family="paragraph">
      <style:paragraph-properties fo:text-align="justify" fo:line-height="150%" fo:text-indent="0.2479in"/>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P1012" style:parent-style-name="Normalny" style:family="paragraph">
      <style:paragraph-properties fo:text-align="justify" fo:line-height="150%" fo:text-indent="0.2479in"/>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style:style>
    <style:style style:name="T1016" style:parent-style-name="Domyślnaczcionkaakapitu" style:family="text">
      <style:text-properties style:text-underline-type="single" style:text-underline-style="solid" style:text-underline-width="auto" style:text-underline-mode="continuous"/>
    </style:style>
    <style:style style:name="T1017" style:parent-style-name="Domyślnaczcionkaakapitu" style:family="text">
      <style:text-properties fo:background-color="#80FFFF" style:text-underline-type="single" style:text-underline-style="solid" style:text-underline-width="auto" style:text-underline-mode="continuous"/>
    </style:style>
    <style:style style:name="T1018" style:parent-style-name="Domyślnaczcionkaakapitu" style:family="text">
      <style:text-properties style:text-underline-type="single" style:text-underline-style="solid" style:text-underline-width="auto" style:text-underline-mode="continuous"/>
    </style:style>
    <style:style style:name="T1019" style:parent-style-name="Domyślnaczcionkaakapitu" style:family="text">
      <style:text-properties fo:background-color="#80FFFF" style:text-underline-type="single" style:text-underline-style="solid" style:text-underline-width="auto" style:text-underline-mode="continuous"/>
    </style:style>
    <style:style style:name="T1020" style:parent-style-name="Domyślnaczcionkaakapitu" style:family="text">
      <style:text-properties style:text-underline-type="single" style:text-underline-style="solid" style:text-underline-width="auto" style:text-underline-mode="continuous"/>
    </style:style>
    <style:style style:name="T1021" style:parent-style-name="Domyślnaczcionkaakapitu" style:family="text">
      <style:text-properties fo:background-color="#80FFFF" style:text-underline-type="single" style:text-underline-style="solid" style:text-underline-width="auto" style:text-underline-mode="continuous"/>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fo:text-indent="0.2479in">
        <style:tab-stops>
          <style:tab-stop style:type="left" style:position="5.0159in"/>
        </style:tab-stops>
      </style:paragraph-properties>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style:style>
    <style:style style:name="T1026" style:parent-style-name="Domyślnaczcionkaakapitu" style:family="text">
      <style:text-properties fo:background-color="#80FFFF" style:text-underline-type="single" style:text-underline-style="solid" style:text-underline-width="auto" style:text-underline-mode="continuous"/>
    </style:style>
    <style:style style:name="T1027" style:parent-style-name="Domyślnaczcionkaakapitu" style:family="text">
      <style:text-properties style:text-underline-type="single" style:text-underline-style="solid" style:text-underline-width="auto" style:text-underline-mode="continuous"/>
    </style:style>
    <style:style style:name="T1028" style:parent-style-name="Domyślnaczcionkaakapitu" style:family="text">
      <style:text-properties fo:background-color="#80FFFF" style:text-underline-type="single" style:text-underline-style="solid" style:text-underline-width="auto" style:text-underline-mode="continuous"/>
    </style:style>
    <style:style style:name="T1029" style:parent-style-name="Domyślnaczcionkaakapitu" style:family="text">
      <style:text-properties style:text-underline-type="single" style:text-underline-style="solid" style:text-underline-width="auto" style:text-underline-mode="continuous"/>
    </style:style>
    <style:style style:name="P1030" style:parent-style-name="Normalny" style:family="paragraph">
      <style:paragraph-properties fo:text-align="justify" fo:line-height="150%" fo:text-indent="0.2479in"/>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style:style>
    <style:style style:name="T1036" style:parent-style-name="Domyślnaczcionkaakapitu" style:family="text">
      <style:text-properties style:text-underline-type="single" style:text-underline-style="solid" style:text-underline-width="auto" style:text-underline-mode="continuous"/>
    </style:style>
    <style:style style:name="P1037" style:parent-style-name="Normalny" style:family="paragraph">
      <style:paragraph-properties fo:text-align="justify" fo:line-height="150%" fo:text-indent="0.2479in"/>
    </style:style>
    <style:style style:name="T1038" style:parent-style-name="Domyślnaczcionkaakapitu" style:family="text">
      <style:text-properties fo:background-color="#80FFFF"/>
    </style:style>
    <style:style style:name="P1039" style:parent-style-name="Normalny" style:family="paragraph">
      <style:paragraph-properties fo:text-align="justify" fo:line-height="150%"/>
    </style:style>
    <style:style style:name="T1040" style:parent-style-name="Domyślnaczcionkaakapitu" style:family="text">
      <style:text-properties style:text-underline-type="single" style:text-underline-style="solid" style:text-underline-width="auto" style:text-underline-mode="continuous"/>
    </style:style>
    <style:style style:name="T1041" style:parent-style-name="Domyślnaczcionkaakapitu" style:family="text">
      <style:text-properties fo:background-color="#80FFFF" style:text-underline-type="single" style:text-underline-style="solid" style:text-underline-width="auto" style:text-underline-mode="continuous"/>
    </style:style>
    <style:style style:name="T1042" style:parent-style-name="Domyślnaczcionkaakapitu" style:family="text">
      <style:text-properties style:text-underline-type="single" style:text-underline-style="solid" style:text-underline-width="auto" style:text-underline-mode="continuous"/>
    </style:style>
    <style:style style:name="T1043" style:parent-style-name="Domyślnaczcionkaakapitu" style:family="text">
      <style:text-properties fo:background-color="#80FFFF" style:text-underline-type="single" style:text-underline-style="solid" style:text-underline-width="auto" style:text-underline-mode="continuous"/>
    </style:style>
    <style:style style:name="T1044" style:parent-style-name="Domyślnaczcionkaakapitu" style:family="text">
      <style:text-properties style:text-underline-type="single" style:text-underline-style="solid" style:text-underline-width="auto" style:text-underline-mode="continuous"/>
    </style:style>
    <style:style style:name="T1045" style:parent-style-name="Domyślnaczcionkaakapitu" style:family="text">
      <style:text-properties fo:background-color="#80FFFF" style:text-underline-type="single" style:text-underline-style="solid" style:text-underline-width="auto" style:text-underline-mode="continuous"/>
    </style:style>
    <style:style style:name="T1046" style:parent-style-name="Domyślnaczcionkaakapitu" style:family="text">
      <style:text-properties style:text-underline-type="single" style:text-underline-style="solid" style:text-underline-width="auto" style:text-underline-mode="continuous"/>
    </style:style>
    <style:style style:name="P1047" style:parent-style-name="Normalny" style:family="paragraph">
      <style:paragraph-properties fo:text-align="justify" fo:line-height="150%" fo:text-indent="0.2479in"/>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fo:text-indent="0.2479in"/>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P1056" style:parent-style-name="Normalny" style:family="paragraph">
      <style:paragraph-properties fo:text-align="justify" fo:line-height="150%" fo:text-indent="0.2479in"/>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479in"/>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P1074" style:parent-style-name="Normalny" style:family="paragraph">
      <style:paragraph-properties fo:text-align="justify" fo:line-height="150%" fo:text-indent="0.2479in"/>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fo:text-indent="0.2479in"/>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style:style>
    <style:style style:name="T1091" style:parent-style-name="Domyślnaczcionkaakapitu" style:family="text">
      <style:text-properties style:text-underline-type="single" style:text-underline-style="solid" style:text-underline-width="auto" style:text-underline-mode="continuous"/>
    </style:style>
    <style:style style:name="T1092" style:parent-style-name="Domyślnaczcionkaakapitu" style:family="text">
      <style:text-properties fo:background-color="#80FFFF" style:text-underline-type="single" style:text-underline-style="solid" style:text-underline-width="auto" style:text-underline-mode="continuous"/>
    </style:style>
    <style:style style:name="T1093" style:parent-style-name="Domyślnaczcionkaakapitu" style:family="text">
      <style:text-properties style:text-underline-type="single" style:text-underline-style="solid" style:text-underline-width="auto" style:text-underline-mode="continuous"/>
    </style:style>
    <style:style style:name="T1094" style:parent-style-name="Domyślnaczcionkaakapitu" style:family="text">
      <style:text-properties fo:background-color="#80FFFF" style:text-underline-type="single" style:text-underline-style="solid" style:text-underline-width="auto" style:text-underline-mode="continuous"/>
    </style:style>
    <style:style style:name="T1095" style:parent-style-name="Domyślnaczcionkaakapitu" style:family="text">
      <style:text-properties style:text-underline-type="single" style:text-underline-style="solid" style:text-underline-width="auto" style:text-underline-mode="continuous"/>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479in"/>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style:style>
    <style:style style:name="T1101" style:parent-style-name="Domyślnaczcionkaakapitu" style:family="text">
      <style:text-properties style:text-underline-type="single" style:text-underline-style="solid" style:text-underline-width="auto" style:text-underline-mode="continuous"/>
    </style:style>
    <style:style style:name="T1102" style:parent-style-name="Domyślnaczcionkaakapitu" style:family="text">
      <style:text-properties fo:background-color="#80FFFF" style:text-underline-type="single" style:text-underline-style="solid" style:text-underline-width="auto" style:text-underline-mode="continuous"/>
    </style:style>
    <style:style style:name="T1103" style:parent-style-name="Domyślnaczcionkaakapitu" style:family="text">
      <style:text-properties style:text-underline-type="single" style:text-underline-style="solid" style:text-underline-width="auto" style:text-underline-mode="continuous"/>
    </style:style>
    <style:style style:name="T1104" style:parent-style-name="Domyślnaczcionkaakapitu" style:family="text">
      <style:text-properties fo:background-color="#80FFFF" style:text-underline-type="single" style:text-underline-style="solid" style:text-underline-width="auto" style:text-underline-mode="continuous"/>
    </style:style>
    <style:style style:name="T1105" style:parent-style-name="Domyślnaczcionkaakapitu" style:family="text">
      <style:text-properties style:text-underline-type="single" style:text-underline-style="solid" style:text-underline-width="auto" style:text-underline-mode="continuous"/>
    </style:style>
    <style:style style:name="P1106" style:parent-style-name="Normalny" style:family="paragraph">
      <style:paragraph-properties fo:text-align="justify" fo:line-height="150%" fo:text-indent="0.2479in"/>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479in"/>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479in"/>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fo:text-indent="0.2479in"/>
    </style:style>
    <style:style style:name="P1120" style:parent-style-name="Normalny" style:family="paragraph">
      <style:paragraph-properties fo:text-align="justify" fo:line-height="150%" fo:text-indent="0.2479in"/>
    </style:style>
    <style:style style:name="P1121" style:parent-style-name="Normalny" style:family="paragraph">
      <style:paragraph-properties fo:text-align="justify" fo:line-height="150%" fo:text-indent="0.2479in"/>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fo:text-indent="0.2479in"/>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fo:text-indent="0.2479in"/>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P1138" style:parent-style-name="Normalny" style:family="paragraph">
      <style:paragraph-properties fo:text-align="justify" fo:line-height="150%" fo:text-indent="0.2479in"/>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fo:text-indent="0.2479in"/>
    </style:style>
    <style:style style:name="P1142" style:parent-style-name="Normalny" style:family="paragraph">
      <style:paragraph-properties fo:text-align="justify" fo:line-height="150%" fo:text-indent="0.2479in"/>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fo:text-indent="0.2479in"/>
    </style:style>
    <style:style style:name="T1147" style:parent-style-name="Domyślnaczcionkaakapitu" style:family="text">
      <style:text-properties fo:background-color="#80FFFF"/>
    </style:style>
    <style:style style:name="P1148" style:parent-style-name="Normalny" style:family="paragraph">
      <style:paragraph-properties fo:text-align="justify" fo:line-height="150%" fo:text-indent="0.2479in"/>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479in"/>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P1154" style:parent-style-name="Normalny" style:family="paragraph">
      <style:paragraph-properties fo:text-align="justify" fo:line-height="150%" fo:text-indent="0.2479in"/>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479in"/>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P1164" style:parent-style-name="Normalny" style:family="paragraph">
      <style:paragraph-properties fo:text-align="justify" fo:line-height="150%" fo:text-indent="0.2479in"/>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479in"/>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479in"/>
    </style:style>
    <style:style style:name="P1189" style:parent-style-name="Normalny" style:family="paragraph">
      <style:paragraph-properties fo:text-align="justify" fo:line-height="150%"/>
    </style:style>
    <style:style style:name="T1190" style:parent-style-name="Domyślnaczcionkaakapitu" style:family="text">
      <style:text-properties style:text-underline-type="single" style:text-underline-style="solid" style:text-underline-width="auto" style:text-underline-mode="continuous"/>
    </style:style>
    <style:style style:name="P1191" style:parent-style-name="Normalny" style:family="paragraph">
      <style:paragraph-properties fo:text-align="justify" fo:line-height="150%" fo:text-indent="0.2479in"/>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fo:text-indent="0.2479in"/>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fo:text-indent="0.2479in"/>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P1212" style:parent-style-name="Normalny" style:family="paragraph">
      <style:paragraph-properties fo:text-align="justify" fo:line-height="150%"/>
    </style:style>
    <style:style style:name="T1213" style:parent-style-name="Domyślnaczcionkaakapitu" style:family="text">
      <style:text-properties style:text-underline-type="single" style:text-underline-style="solid" style:text-underline-width="auto" style:text-underline-mode="continuous"/>
    </style:style>
    <style:style style:name="T1214" style:parent-style-name="Domyślnaczcionkaakapitu" style:family="text">
      <style:text-properties fo:background-color="#80FFFF" style:text-underline-type="single" style:text-underline-style="solid" style:text-underline-width="auto" style:text-underline-mode="continuous"/>
    </style:style>
    <style:style style:name="T1215" style:parent-style-name="Domyślnaczcionkaakapitu" style:family="text">
      <style:text-properties style:text-underline-type="single" style:text-underline-style="solid" style:text-underline-width="auto" style:text-underline-mode="continuous"/>
    </style:style>
    <style:style style:name="P1216" style:parent-style-name="Normalny" style:family="paragraph">
      <style:paragraph-properties fo:text-align="justify" fo:line-height="150%" fo:text-indent="0.2479in"/>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P1229" style:parent-style-name="Normalny" style:family="paragraph">
      <style:paragraph-properties fo:text-align="justify" fo:line-height="150%" fo:text-indent="0.2479in"/>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fo:text-indent="0.2479in"/>
    </style:style>
    <style:style style:name="P1234" style:parent-style-name="Normalny" style:family="paragraph">
      <style:paragraph-properties fo:text-align="justify" fo:line-height="150%" fo:text-indent="0.2479in"/>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P1237" style:parent-style-name="Normalny" style:family="paragraph">
      <style:paragraph-properties fo:text-align="justify" fo:line-height="150%" fo:text-indent="0.2479in"/>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479in"/>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style:style>
    <style:style style:name="T1245" style:parent-style-name="Domyślnaczcionkaakapitu" style:family="text">
      <style:text-properties style:text-underline-type="single" style:text-underline-style="solid" style:text-underline-width="auto" style:text-underline-mode="continuous"/>
    </style:style>
    <style:style style:name="T1246" style:parent-style-name="Domyślnaczcionkaakapitu" style:family="text">
      <style:text-properties fo:background-color="#80FFFF" style:text-underline-type="single" style:text-underline-style="solid" style:text-underline-width="auto" style:text-underline-mode="continuous"/>
    </style:style>
    <style:style style:name="T1247" style:parent-style-name="Domyślnaczcionkaakapitu" style:family="text">
      <style:text-properties style:text-underline-type="single" style:text-underline-style="solid" style:text-underline-width="auto" style:text-underline-mode="continuous"/>
    </style:style>
    <style:style style:name="T1248" style:parent-style-name="Domyślnaczcionkaakapitu" style:family="text">
      <style:text-properties fo:background-color="#80FFFF" style:text-underline-type="single" style:text-underline-style="solid" style:text-underline-width="auto" style:text-underline-mode="continuous"/>
    </style:style>
    <style:style style:name="T1249" style:parent-style-name="Domyślnaczcionkaakapitu" style:family="text">
      <style:text-properties style:text-underline-type="single" style:text-underline-style="solid" style:text-underline-width="auto" style:text-underline-mode="continuous"/>
    </style:style>
    <style:style style:name="T1250" style:parent-style-name="Domyślnaczcionkaakapitu" style:family="text">
      <style:text-properties fo:background-color="#80FFFF" style:text-underline-type="single" style:text-underline-style="solid" style:text-underline-width="auto" style:text-underline-mode="continuous"/>
    </style:style>
    <style:style style:name="T1251" style:parent-style-name="Domyślnaczcionkaakapitu" style:family="text">
      <style:text-properties fo:background-color="#80FFFF"/>
    </style:style>
    <style:style style:name="P1252" style:parent-style-name="Normalny" style:family="paragraph">
      <style:paragraph-properties fo:text-align="justify" fo:line-height="150%" fo:text-indent="0.2479in"/>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style:style>
    <style:style style:name="T1255" style:parent-style-name="Domyślnaczcionkaakapitu" style:family="text">
      <style:text-properties style:text-underline-type="single" style:text-underline-style="solid" style:text-underline-width="auto" style:text-underline-mode="continuous"/>
    </style:style>
    <style:style style:name="T1256" style:parent-style-name="Domyślnaczcionkaakapitu" style:family="text">
      <style:text-properties fo:background-color="#80FFFF" style:text-underline-type="single" style:text-underline-style="solid" style:text-underline-width="auto" style:text-underline-mode="continuous"/>
    </style:style>
    <style:style style:name="T1257" style:parent-style-name="Domyślnaczcionkaakapitu" style:family="text">
      <style:text-properties style:text-underline-type="single" style:text-underline-style="solid" style:text-underline-width="auto" style:text-underline-mode="continuous"/>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P1260" style:parent-style-name="Normalny" style:family="paragraph">
      <style:paragraph-properties fo:text-align="justify" fo:line-height="150%"/>
    </style:style>
    <style:style style:name="T1261" style:parent-style-name="Domyślnaczcionkaakapitu" style:family="text">
      <style:text-properties style:text-underline-type="single" style:text-underline-style="solid" style:text-underline-width="auto" style:text-underline-mode="continuous"/>
    </style:style>
    <style:style style:name="T1262" style:parent-style-name="Domyślnaczcionkaakapitu" style:family="text">
      <style:text-properties fo:background-color="#80FFFF" style:text-underline-type="single" style:text-underline-style="solid" style:text-underline-width="auto" style:text-underline-mode="continuous"/>
    </style:style>
    <style:style style:name="T1263" style:parent-style-name="Domyślnaczcionkaakapitu" style:family="text">
      <style:text-properties style:text-underline-type="single" style:text-underline-style="solid" style:text-underline-width="auto" style:text-underline-mode="continuous"/>
    </style:style>
    <style:style style:name="T1264" style:parent-style-name="Domyślnaczcionkaakapitu" style:family="text">
      <style:text-properties fo:background-color="#80FFFF" style:text-underline-type="single" style:text-underline-style="solid" style:text-underline-width="auto" style:text-underline-mode="continuous"/>
    </style:style>
    <style:style style:name="T1265" style:parent-style-name="Domyślnaczcionkaakapitu" style:family="text">
      <style:text-properties style:text-underline-type="single" style:text-underline-style="solid" style:text-underline-width="auto" style:text-underline-mode="continuous"/>
    </style:style>
    <style:style style:name="T1266" style:parent-style-name="Domyślnaczcionkaakapitu" style:family="text">
      <style:text-properties fo:background-color="#80FFFF" style:text-underline-type="single" style:text-underline-style="solid" style:text-underline-width="auto" style:text-underline-mode="continuous"/>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fo:text-indent="0.2479in"/>
    </style:style>
    <style:style style:name="P1269" style:parent-style-name="Normalny" style:family="paragraph">
      <style:paragraph-properties fo:text-align="justify" fo:line-height="150%"/>
    </style:style>
    <style:style style:name="T1270" style:parent-style-name="Domyślnaczcionkaakapitu" style:family="text">
      <style:text-properties style:text-underline-type="single" style:text-underline-style="solid" style:text-underline-width="auto" style:text-underline-mode="continuous"/>
    </style:style>
    <style:style style:name="T1271" style:parent-style-name="Domyślnaczcionkaakapitu" style:family="text">
      <style:text-properties fo:background-color="#80FFFF" style:text-underline-type="single" style:text-underline-style="solid" style:text-underline-width="auto" style:text-underline-mode="continuous"/>
    </style:style>
    <style:style style:name="T1272" style:parent-style-name="Domyślnaczcionkaakapitu" style:family="text">
      <style:text-properties style:text-underline-type="single" style:text-underline-style="solid" style:text-underline-width="auto" style:text-underline-mode="continuous"/>
    </style:style>
    <style:style style:name="P1273" style:parent-style-name="Normalny" style:family="paragraph">
      <style:paragraph-properties fo:text-align="justify" fo:line-height="150%" fo:text-indent="0.2479in"/>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style:style>
    <style:style style:name="T1279" style:parent-style-name="Domyślnaczcionkaakapitu" style:family="text">
      <style:text-properties style:text-underline-type="single" style:text-underline-style="solid" style:text-underline-width="auto" style:text-underline-mode="continuous"/>
    </style:style>
    <style:style style:name="T1280" style:parent-style-name="Domyślnaczcionkaakapitu" style:family="text">
      <style:text-properties fo:background-color="#80FFFF" style:text-underline-type="single" style:text-underline-style="solid" style:text-underline-width="auto" style:text-underline-mode="continuous"/>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fo:text-indent="0.2479in"/>
    </style:style>
    <style:style style:name="P1283" style:parent-style-name="Normalny" style:family="paragraph">
      <style:paragraph-properties fo:text-align="justify" fo:line-height="150%"/>
    </style:style>
    <style:style style:name="T1284" style:parent-style-name="Domyślnaczcionkaakapitu" style:family="text">
      <style:text-properties style:text-underline-type="single" style:text-underline-style="solid" style:text-underline-width="auto" style:text-underline-mode="continuous"/>
    </style:style>
    <style:style style:name="P1285" style:parent-style-name="Normalny" style:family="paragraph">
      <style:paragraph-properties fo:text-align="justify" fo:line-height="150%" fo:text-indent="0.2479in"/>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style:style>
    <style:style style:name="T1288" style:parent-style-name="Domyślnaczcionkaakapitu" style:family="text">
      <style:text-properties style:text-underline-type="single" style:text-underline-style="solid" style:text-underline-width="auto" style:text-underline-mode="continuous"/>
    </style:style>
    <style:style style:name="T1289" style:parent-style-name="Domyślnaczcionkaakapitu" style:family="text">
      <style:text-properties fo:background-color="#80FFFF" style:text-underline-type="single" style:text-underline-style="solid" style:text-underline-width="auto" style:text-underline-mode="continuous"/>
    </style:style>
    <style:style style:name="T1290" style:parent-style-name="Domyślnaczcionkaakapitu" style:family="text">
      <style:text-properties style:text-underline-type="single" style:text-underline-style="solid" style:text-underline-width="auto" style:text-underline-mode="continuous"/>
    </style:style>
    <style:style style:name="T1291" style:parent-style-name="Domyślnaczcionkaakapitu" style:family="text">
      <style:text-properties fo:background-color="#80FFFF" style:text-underline-type="single" style:text-underline-style="solid" style:text-underline-width="auto" style:text-underline-mode="continuous"/>
    </style:style>
    <style:style style:name="T1292" style:parent-style-name="Domyślnaczcionkaakapitu" style:family="text">
      <style:text-properties style:text-underline-type="single" style:text-underline-style="solid" style:text-underline-width="auto" style:text-underline-mode="continuous"/>
    </style:style>
    <style:style style:name="T1293" style:parent-style-name="Domyślnaczcionkaakapitu" style:family="text">
      <style:text-properties fo:background-color="#80FFFF" style:text-underline-type="single" style:text-underline-style="solid" style:text-underline-width="auto" style:text-underline-mode="continuous"/>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style:style>
    <style:style style:name="T1300" style:parent-style-name="Domyślnaczcionkaakapitu" style:family="text">
      <style:text-properties style:text-underline-type="single" style:text-underline-style="solid" style:text-underline-width="auto" style:text-underline-mode="continuous"/>
    </style:style>
    <style:style style:name="T1301" style:parent-style-name="Domyślnaczcionkaakapitu" style:family="text">
      <style:text-properties fo:background-color="#80FFFF" style:text-underline-type="single" style:text-underline-style="solid" style:text-underline-width="auto" style:text-underline-mode="continuous"/>
    </style:style>
    <style:style style:name="T1302" style:parent-style-name="Domyślnaczcionkaakapitu" style:family="text">
      <style:text-properties style:text-underline-type="single" style:text-underline-style="solid" style:text-underline-width="auto" style:text-underline-mode="continuous"/>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fo:text-indent="0.2479in"/>
    </style:style>
    <style:style style:name="P1305" style:parent-style-name="Normalny" style:family="paragraph">
      <style:paragraph-properties fo:text-align="justify" fo:line-height="150%" fo:text-indent="0.2479in"/>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P1308" style:parent-style-name="Normalny" style:family="paragraph">
      <style:paragraph-properties fo:text-align="justify" fo:line-height="150%" fo:text-indent="0.2479in"/>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P1311" style:parent-style-name="Normalny" style:family="paragraph">
      <style:paragraph-properties fo:text-align="justify" fo:line-height="150%" fo:text-indent="0.2479in"/>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P1319" style:parent-style-name="Normalny" style:family="paragraph">
      <style:paragraph-properties fo:text-align="justify" fo:line-height="150%" fo:text-indent="0.2479in"/>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P1322" style:parent-style-name="Normalny" style:family="paragraph">
      <style:paragraph-properties fo:text-align="justify" fo:line-height="150%" fo:text-indent="0.2479in"/>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P1327" style:parent-style-name="Normalny" style:family="paragraph">
      <style:paragraph-properties fo:text-align="justify" fo:line-height="150%" fo:text-indent="0.2479in"/>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fo:text-indent="0.2479in"/>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fo:text-indent="0.2479in"/>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fo:text-indent="0.2479in"/>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P1355" style:parent-style-name="Normalny" style:family="paragraph">
      <style:paragraph-properties fo:text-align="justify" fo:line-height="150%" fo:text-indent="0.2479in"/>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479in"/>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style:style>
    <style:style style:name="T1366" style:parent-style-name="Domyślnaczcionkaakapitu" style:family="text">
      <style:text-properties style:text-underline-type="single" style:text-underline-style="solid" style:text-underline-width="auto" style:text-underline-mode="continuous"/>
    </style:style>
    <style:style style:name="T1367" style:parent-style-name="Domyślnaczcionkaakapitu" style:family="text">
      <style:text-properties fo:background-color="#80FFFF" style:text-underline-type="single" style:text-underline-style="solid" style:text-underline-width="auto" style:text-underline-mode="continuous"/>
    </style:style>
    <style:style style:name="T1368" style:parent-style-name="Domyślnaczcionkaakapitu" style:family="text">
      <style:text-properties style:text-underline-type="single" style:text-underline-style="solid" style:text-underline-width="auto" style:text-underline-mode="continuous"/>
    </style:style>
    <style:style style:name="T1369" style:parent-style-name="Domyślnaczcionkaakapitu" style:family="text">
      <style:text-properties fo:background-color="#80FFFF" style:text-underline-type="single" style:text-underline-style="solid" style:text-underline-width="auto" style:text-underline-mode="continuous"/>
    </style:style>
    <style:style style:name="T1370" style:parent-style-name="Domyślnaczcionkaakapitu" style:family="text">
      <style:text-properties style:text-underline-type="single" style:text-underline-style="solid" style:text-underline-width="auto" style:text-underline-mode="continuous"/>
    </style:style>
    <style:style style:name="T1371" style:parent-style-name="Domyślnaczcionkaakapitu" style:family="text">
      <style:text-properties fo:background-color="#80FFFF" style:text-underline-type="single" style:text-underline-style="solid" style:text-underline-width="auto" style:text-underline-mode="continuous"/>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T1374" style:parent-style-name="Domyślnaczcionkaakapitu" style:family="text">
      <style:text-properties fo:background-color="#80FFFF"/>
    </style:style>
    <style:style style:name="P1375" style:parent-style-name="Normalny" style:family="paragraph">
      <style:paragraph-properties fo:text-align="justify" fo:line-height="150%"/>
    </style:style>
    <style:style style:name="T1376" style:parent-style-name="Domyślnaczcionkaakapitu" style:family="text">
      <style:text-properties fo:background-color="#80FFFF" style:text-underline-type="single" style:text-underline-style="solid" style:text-underline-width="auto" style:text-underline-mode="continuous"/>
    </style:style>
    <style:style style:name="T1377" style:parent-style-name="Domyślnaczcionkaakapitu" style:family="text">
      <style:text-properties style:text-underline-type="single" style:text-underline-style="solid" style:text-underline-width="auto" style:text-underline-mode="continuous"/>
    </style:style>
    <style:style style:name="T1378" style:parent-style-name="Domyślnaczcionkaakapitu" style:family="text">
      <style:text-properties fo:background-color="#80FFFF" style:text-underline-type="single" style:text-underline-style="solid" style:text-underline-width="auto" style:text-underline-mode="continuous"/>
    </style:style>
    <style:style style:name="T1379" style:parent-style-name="Domyślnaczcionkaakapitu" style:family="text">
      <style:text-properties style:text-underline-type="single" style:text-underline-style="solid" style:text-underline-width="auto" style:text-underline-mode="continuous"/>
    </style:style>
    <style:style style:name="T1380" style:parent-style-name="Domyślnaczcionkaakapitu" style:family="text">
      <style:text-properties fo:background-color="#80FFFF" style:text-underline-type="single" style:text-underline-style="solid" style:text-underline-width="auto" style:text-underline-mode="continuous"/>
    </style:style>
    <style:style style:name="T1381" style:parent-style-name="Domyślnaczcionkaakapitu" style:family="text">
      <style:text-properties style:text-underline-type="single" style:text-underline-style="solid" style:text-underline-width="auto" style:text-underline-mode="continuous"/>
    </style:style>
    <style:style style:name="T1382" style:parent-style-name="Domyślnaczcionkaakapitu" style:family="text">
      <style:text-properties fo:background-color="#80FFFF" style:text-underline-type="single" style:text-underline-style="solid" style:text-underline-width="auto" style:text-underline-mode="continuous"/>
    </style:style>
    <style:style style:name="T1383" style:parent-style-name="Domyślnaczcionkaakapitu" style:family="text">
      <style:text-properties style:text-underline-type="single" style:text-underline-style="solid" style:text-underline-width="auto" style:text-underline-mode="continuous"/>
    </style:style>
    <style:style style:name="T1384" style:parent-style-name="Domyślnaczcionkaakapitu" style:family="text">
      <style:text-properties fo:background-color="#80FFFF" style:text-underline-type="single" style:text-underline-style="solid" style:text-underline-width="auto" style:text-underline-mode="continuous"/>
    </style:style>
    <style:style style:name="T1385" style:parent-style-name="Domyślnaczcionkaakapitu" style:family="text">
      <style:text-properties style:text-underline-type="single" style:text-underline-style="solid" style:text-underline-width="auto" style:text-underline-mode="continuous"/>
    </style:style>
    <style:style style:name="P1386" style:parent-style-name="Normalny" style:family="paragraph">
      <style:paragraph-properties fo:text-align="justify" fo:line-height="150%" fo:text-indent="0.2479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479in"/>
    </style:style>
    <style:style style:name="P1392" style:parent-style-name="Normalny" style:family="paragraph">
      <style:paragraph-properties fo:text-align="justify" fo:line-height="150%" fo:text-indent="0.2479in"/>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479in"/>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479in"/>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P1407" style:parent-style-name="Normalny" style:family="paragraph">
      <style:paragraph-properties fo:text-align="justify" fo:line-height="150%" fo:text-indent="0.2479in"/>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P1412" style:parent-style-name="Normalny" style:family="paragraph">
      <style:paragraph-properties fo:text-align="justify" fo:line-height="150%" fo:text-indent="0.2479in"/>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P1419" style:parent-style-name="Normalny" style:family="paragraph">
      <style:paragraph-properties fo:text-align="justify" fo:line-height="150%" fo:text-indent="0.2479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fo:text-indent="0.2479in"/>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479in"/>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P1445" style:parent-style-name="Normalny" style:family="paragraph">
      <style:paragraph-properties fo:text-align="justify" fo:line-height="150%" fo:text-indent="0.2479in"/>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479in"/>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fo:text-indent="0.2479in"/>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fo:text-indent="0.2479in"/>
    </style:style>
    <style:style style:name="T1463" style:parent-style-name="Domyślnaczcionkaakapitu" style:family="text">
      <style:text-properties fo:background-color="#80FFFF"/>
    </style:style>
    <style:style style:name="P1464" style:parent-style-name="Normalny" style:family="paragraph">
      <style:paragraph-properties fo:text-align="justify" fo:line-height="150%" fo:text-indent="0.2479in"/>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P1478" style:parent-style-name="Normalny" style:family="paragraph">
      <style:paragraph-properties fo:text-align="justify" fo:line-height="150%" fo:text-indent="0.2479in"/>
    </style:style>
    <style:style style:name="P1479" style:parent-style-name="Normalny" style:family="paragraph">
      <style:paragraph-properties fo:text-align="justify" fo:line-height="150%" fo:text-indent="0.2479in"/>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P1482" style:parent-style-name="Normalny" style:family="paragraph">
      <style:paragraph-properties fo:text-align="justify" fo:line-height="150%" fo:text-indent="0.2479in"/>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P1492" style:parent-style-name="Normalny" style:family="paragraph">
      <style:paragraph-properties fo:text-align="justify" fo:line-height="150%" fo:text-indent="0.2479in"/>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fo:text-indent="0.2479in"/>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479in"/>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P1509" style:parent-style-name="Normalny" style:family="paragraph">
      <style:paragraph-properties fo:text-align="justify" fo:line-height="150%" fo:text-indent="0.2479in"/>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P1517" style:parent-style-name="Normalny" style:family="paragraph">
      <style:paragraph-properties fo:text-align="justify" fo:line-height="150%" fo:text-indent="0.2479in"/>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fo:text-indent="0.2479in"/>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479in"/>
    </style:style>
    <style:style style:name="P1534" style:parent-style-name="Normalny" style:family="paragraph">
      <style:paragraph-properties fo:text-align="justify" fo:line-height="150%" fo:text-indent="0.2479in"/>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fo:text-indent="0.2479in"/>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fo:text-indent="0.2479in"/>
    </style:style>
    <style:style style:name="T1544" style:parent-style-name="Domyślnaczcionkaakapitu" style:family="text">
      <style:text-properties fo:background-color="#80FFFF"/>
    </style:style>
    <style:style style:name="P1545" style:parent-style-name="Normalny" style:family="paragraph">
      <style:paragraph-properties fo:text-align="justify" fo:line-height="150%" fo:text-indent="0.2479in"/>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fo:text-indent="0.2479in"/>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fo:text-indent="0.2479in"/>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fo:text-indent="0.2479in"/>
    </style:style>
    <style:style style:name="P1557" style:parent-style-name="Normalny" style:family="paragraph">
      <style:paragraph-properties fo:text-align="justify" fo:line-height="150%" fo:text-indent="0.2479in"/>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479in"/>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P1570" style:parent-style-name="Normalny" style:family="paragraph">
      <style:paragraph-properties fo:text-align="justify" fo:line-height="150%" fo:text-indent="0.2479in"/>
    </style:style>
    <style:style style:name="P1571" style:parent-style-name="Normalny" style:family="paragraph">
      <style:paragraph-properties fo:text-align="justify" fo:line-height="150%"/>
    </style:style>
    <style:style style:name="T1572" style:parent-style-name="Domyślnaczcionkaakapitu" style:family="text">
      <style:text-properties style:text-underline-type="single" style:text-underline-style="solid" style:text-underline-width="auto" style:text-underline-mode="continuous"/>
    </style:style>
    <style:style style:name="T1573" style:parent-style-name="Domyślnaczcionkaakapitu" style:family="text">
      <style:text-properties fo:background-color="#80FFFF" style:text-underline-type="single" style:text-underline-style="solid" style:text-underline-width="auto" style:text-underline-mode="continuous"/>
    </style:style>
    <style:style style:name="T1574" style:parent-style-name="Domyślnaczcionkaakapitu" style:family="text">
      <style:text-properties style:text-underline-type="single" style:text-underline-style="solid" style:text-underline-width="auto" style:text-underline-mode="continuous"/>
    </style:style>
    <style:style style:name="T1575" style:parent-style-name="Domyślnaczcionkaakapitu" style:family="text">
      <style:text-properties fo:background-color="#80FFFF" style:text-underline-type="single" style:text-underline-style="solid" style:text-underline-width="auto" style:text-underline-mode="continuous"/>
    </style:style>
    <style:style style:name="T1576" style:parent-style-name="Domyślnaczcionkaakapitu" style:family="text">
      <style:text-properties style:text-underline-type="single" style:text-underline-style="solid" style:text-underline-width="auto" style:text-underline-mode="continuous"/>
    </style:style>
    <style:style style:name="T1577" style:parent-style-name="Domyślnaczcionkaakapitu" style:family="text">
      <style:text-properties fo:background-color="#80FFFF" style:text-underline-type="single" style:text-underline-style="solid" style:text-underline-width="auto" style:text-underline-mode="continuous"/>
    </style:style>
    <style:style style:name="T1578" style:parent-style-name="Domyślnaczcionkaakapitu" style:family="text">
      <style:text-properties style:text-underline-type="single" style:text-underline-style="solid" style:text-underline-width="auto" style:text-underline-mode="continuous"/>
    </style:style>
    <style:style style:name="P1579" style:parent-style-name="Normalny" style:family="paragraph">
      <style:paragraph-properties fo:text-align="justify" fo:line-height="150%"/>
    </style:style>
    <style:style style:name="P1580" style:parent-style-name="Normalny" style:family="paragraph">
      <style:paragraph-properties fo:text-align="justify" fo:line-height="150%" fo:text-indent="0.2479in"/>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fo:text-indent="0.2479in"/>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479in"/>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fo:text-indent="0.2479in"/>
    </style:style>
    <style:style style:name="P1606" style:parent-style-name="Normalny" style:family="paragraph">
      <style:paragraph-properties fo:text-align="justify" fo:line-height="150%" fo:text-indent="0.2479in"/>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style:style>
    <style:style style:name="T1609" style:parent-style-name="Domyślnaczcionkaakapitu" style:family="text">
      <style:text-properties style:text-underline-type="single" style:text-underline-style="solid" style:text-underline-width="auto" style:text-underline-mode="continuous"/>
    </style:style>
    <style:style style:name="P1610" style:parent-style-name="Normalny" style:family="paragraph">
      <style:paragraph-properties fo:text-align="justify" fo:line-height="150%" fo:text-indent="0.2479in"/>
    </style:style>
    <style:style style:name="P1611" style:parent-style-name="Normalny" style:family="paragraph">
      <style:paragraph-properties fo:text-align="justify" fo:line-height="150%" fo:text-indent="0.2479in"/>
    </style:style>
    <style:style style:name="P1612" style:parent-style-name="Normalny" style:family="paragraph">
      <style:paragraph-properties fo:text-align="justify" fo:line-height="150%"/>
    </style:style>
    <style:style style:name="T1613" style:parent-style-name="Domyślnaczcionkaakapitu" style:family="text">
      <style:text-properties style:text-underline-type="single" style:text-underline-style="solid" style:text-underline-width="auto" style:text-underline-mode="continuous"/>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fo:text-indent="0.2479in"/>
    </style:style>
    <style:style style:name="P1616" style:parent-style-name="Normalny" style:family="paragraph">
      <style:paragraph-properties fo:text-align="justify" fo:line-height="150%"/>
    </style:style>
    <style:style style:name="T1617" style:parent-style-name="Domyślnaczcionkaakapitu" style:family="text">
      <style:text-properties style:text-underline-type="single" style:text-underline-style="solid" style:text-underline-width="auto" style:text-underline-mode="continuous"/>
    </style:style>
    <style:style style:name="T1618" style:parent-style-name="Domyślnaczcionkaakapitu" style:family="text">
      <style:text-properties fo:background-color="#80FFFF" style:text-underline-type="single" style:text-underline-style="solid" style:text-underline-width="auto" style:text-underline-mode="continuous"/>
    </style:style>
    <style:style style:name="T1619" style:parent-style-name="Domyślnaczcionkaakapitu" style:family="text">
      <style:text-properties style:text-underline-type="single" style:text-underline-style="solid" style:text-underline-width="auto" style:text-underline-mode="continuous"/>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fo:text-indent="0.2479in"/>
    </style:style>
    <style:style style:name="P1626" style:parent-style-name="Normalny" style:family="paragraph">
      <style:paragraph-properties fo:text-align="justify" fo:line-height="150%"/>
    </style:style>
    <style:style style:name="T1627" style:parent-style-name="Domyślnaczcionkaakapitu" style:family="text">
      <style:text-properties style:text-underline-type="single" style:text-underline-style="solid" style:text-underline-width="auto" style:text-underline-mode="continuous"/>
    </style:style>
    <style:style style:name="P1628" style:parent-style-name="Normalny" style:family="paragraph">
      <style:paragraph-properties fo:text-align="justify" fo:line-height="150%" fo:text-indent="0.2479in"/>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style:style>
    <style:style style:name="T1631" style:parent-style-name="Domyślnaczcionkaakapitu" style:family="text">
      <style:text-properties fo:background-color="#80FFFF" style:text-underline-type="single" style:text-underline-style="solid" style:text-underline-width="auto" style:text-underline-mode="continuous"/>
    </style:style>
    <style:style style:name="T1632" style:parent-style-name="Domyślnaczcionkaakapitu" style:family="text">
      <style:text-properties style:text-underline-type="single" style:text-underline-style="solid" style:text-underline-width="auto" style:text-underline-mode="continuous"/>
    </style:style>
    <style:style style:name="T1633" style:parent-style-name="Domyślnaczcionkaakapitu" style:family="text">
      <style:text-properties fo:background-color="#80FFFF" style:text-underline-type="single" style:text-underline-style="solid" style:text-underline-width="auto" style:text-underline-mode="continuous"/>
    </style:style>
    <style:style style:name="T1634" style:parent-style-name="Domyślnaczcionkaakapitu" style:family="text">
      <style:text-properties style:text-underline-type="single" style:text-underline-style="solid" style:text-underline-width="auto" style:text-underline-mode="continuous"/>
    </style:style>
    <style:style style:name="T1635" style:parent-style-name="Domyślnaczcionkaakapitu" style:family="text">
      <style:text-properties fo:background-color="#80FFFF" style:text-underline-type="single" style:text-underline-style="solid" style:text-underline-width="auto" style:text-underline-mode="continuous"/>
    </style:style>
    <style:style style:name="T1636" style:parent-style-name="Domyślnaczcionkaakapitu" style:family="text">
      <style:text-properties style:text-underline-type="single" style:text-underline-style="solid" style:text-underline-width="auto" style:text-underline-mode="continuous"/>
    </style:style>
    <style:style style:name="T1637" style:parent-style-name="Domyślnaczcionkaakapitu" style:family="text">
      <style:text-properties fo:background-color="#80FFFF" style:text-underline-type="single" style:text-underline-style="solid" style:text-underline-width="auto" style:text-underline-mode="continuous"/>
    </style:style>
    <style:style style:name="T1638" style:parent-style-name="Domyślnaczcionkaakapitu" style:family="text">
      <style:text-properties style:text-underline-type="single" style:text-underline-style="solid" style:text-underline-width="auto" style:text-underline-mode="continuous"/>
    </style:style>
    <style:style style:name="T1639" style:parent-style-name="Domyślnaczcionkaakapitu" style:family="text">
      <style:text-properties fo:background-color="#80FFFF" style:text-underline-type="single" style:text-underline-style="solid" style:text-underline-width="auto" style:text-underline-mode="continuous"/>
    </style:style>
    <style:style style:name="T1640" style:parent-style-name="Domyślnaczcionkaakapitu" style:family="text">
      <style:text-properties style:text-underline-type="single" style:text-underline-style="solid" style:text-underline-width="auto" style:text-underline-mode="continuous"/>
    </style:style>
    <style:style style:name="P1641" style:parent-style-name="Normalny" style:family="paragraph">
      <style:paragraph-properties fo:text-align="justify" fo:line-height="150%" fo:text-indent="0.2479in"/>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fo:text-indent="0.2479in"/>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P1662" style:parent-style-name="Normalny" style:family="paragraph">
      <style:paragraph-properties fo:text-align="justify" fo:line-height="150%" fo:text-indent="0.2479in"/>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479in"/>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479in"/>
    </style:style>
    <style:style style:name="T1669" style:parent-style-name="Domyślnaczcionkaakapitu" style:family="text">
      <style:text-properties fo:background-color="#80FFFF"/>
    </style:style>
    <style:style style:name="P1670" style:parent-style-name="Normalny" style:family="paragraph">
      <style:paragraph-properties fo:text-align="justify" fo:line-height="150%" fo:text-indent="0.2479in"/>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fo:text-indent="0.2479in"/>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P1677" style:parent-style-name="Normalny" style:family="paragraph">
      <style:paragraph-properties fo:text-align="justify" fo:line-height="150%" fo:text-indent="0.2479in"/>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P1683" style:parent-style-name="Normalny" style:family="paragraph">
      <style:paragraph-properties fo:text-align="justify" fo:line-height="150%" fo:text-indent="0.2479in"/>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fo:text-indent="0.2479in"/>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P1704" style:parent-style-name="Normalny" style:family="paragraph">
      <style:paragraph-properties fo:text-align="justify" fo:line-height="150%" fo:text-indent="0.2479in"/>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P1710" style:parent-style-name="Normalny" style:family="paragraph">
      <style:paragraph-properties fo:text-align="justify" fo:line-height="150%" fo:text-indent="0.2479in"/>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P1715" style:parent-style-name="Normalny" style:family="paragraph">
      <style:paragraph-properties fo:text-align="justify" fo:line-height="150%" fo:text-indent="0.2479in"/>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479in"/>
    </style:style>
    <style:style style:name="T1724" style:parent-style-name="Domyślnaczcionkaakapitu" style:family="text">
      <style:text-properties fo:background-color="#80FFFF"/>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P1727" style:parent-style-name="Normalny" style:family="paragraph">
      <style:paragraph-properties fo:text-align="justify" fo:line-height="150%"/>
    </style:style>
    <style:style style:name="T1728" style:parent-style-name="Domyślnaczcionkaakapitu" style:family="text">
      <style:text-properties style:text-underline-type="single" style:text-underline-style="solid" style:text-underline-width="auto" style:text-underline-mode="continuous"/>
    </style:style>
    <style:style style:name="P1729" style:parent-style-name="Normalny" style:family="paragraph">
      <style:paragraph-properties fo:text-align="justify" fo:line-height="150%" fo:margin-left="0.25in" fo:text-indent="0.2479in">
        <style:tab-stops/>
      </style:paragraph-properties>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style:style>
    <style:style style:name="T1733" style:parent-style-name="Domyślnaczcionkaakapitu" style:family="text">
      <style:text-properties style:text-underline-type="single" style:text-underline-style="solid" style:text-underline-width="auto" style:text-underline-mode="continuous"/>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fo:text-indent="0.2479in"/>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fo:text-indent="0.2479in"/>
    </style:style>
    <style:style style:name="T1753" style:parent-style-name="Domyślnaczcionkaakapitu" style:family="text">
      <style:text-properties fo:background-color="#80FFFF"/>
    </style:style>
    <style:style style:name="P1754" style:parent-style-name="Normalny" style:family="paragraph">
      <style:paragraph-properties fo:text-align="justify" fo:line-height="150%" fo:text-indent="0.2479in"/>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fo:text-indent="0.2479in"/>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fo:text-indent="0.2479in"/>
    </style:style>
    <style:style style:name="T1759" style:parent-style-name="Domyślnaczcionkaakapitu" style:family="text">
      <style:text-properties fo:background-color="#80FFFF"/>
    </style:style>
    <style:style style:name="P1760" style:parent-style-name="Normalny" style:family="paragraph">
      <style:paragraph-properties fo:text-align="justify" fo:line-height="150%" fo:text-indent="0.2479in"/>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fo:text-indent="0.2479in"/>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479in"/>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fo:text-indent="0.2479in"/>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P1780" style:parent-style-name="Normalny" style:family="paragraph">
      <style:paragraph-properties fo:text-align="justify" fo:line-height="150%" fo:text-indent="0.2479in"/>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P1786" style:parent-style-name="Normalny" style:family="paragraph">
      <style:paragraph-properties fo:text-align="justify" fo:line-height="150%" fo:text-indent="0.2479in"/>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479in"/>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style:style>
    <style:style style:name="T1805" style:parent-style-name="Domyślnaczcionkaakapitu" style:family="text">
      <style:text-properties style:text-underline-type="single" style:text-underline-style="solid" style:text-underline-width="auto" style:text-underline-mode="continuous"/>
    </style:style>
    <style:style style:name="T1806" style:parent-style-name="Domyślnaczcionkaakapitu" style:family="text">
      <style:text-properties fo:background-color="#80FFFF" style:text-underline-type="single" style:text-underline-style="solid" style:text-underline-width="auto" style:text-underline-mode="continuous"/>
    </style:style>
    <style:style style:name="P1807" style:parent-style-name="Normalny" style:family="paragraph">
      <style:paragraph-properties fo:text-align="justify" fo:line-height="150%" fo:text-indent="0.2479in"/>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style:style>
    <style:style style:name="T1815" style:parent-style-name="Domyślnaczcionkaakapitu" style:family="text">
      <style:text-properties fo:background-color="#80FFFF" style:text-underline-type="single" style:text-underline-style="solid" style:text-underline-width="auto" style:text-underline-mode="continuous"/>
    </style:style>
    <style:style style:name="T1816" style:parent-style-name="Domyślnaczcionkaakapitu" style:family="text">
      <style:text-properties style:text-underline-type="single" style:text-underline-style="solid" style:text-underline-width="auto" style:text-underline-mode="continuous"/>
    </style:style>
    <style:style style:name="T1817" style:parent-style-name="Domyślnaczcionkaakapitu" style:family="text">
      <style:text-properties fo:background-color="#80FFFF" style:text-underline-type="single" style:text-underline-style="solid" style:text-underline-width="auto" style:text-underline-mode="continuous"/>
    </style:style>
    <style:style style:name="T1818" style:parent-style-name="Domyślnaczcionkaakapitu" style:family="text">
      <style:text-properties style:text-underline-type="single" style:text-underline-style="solid" style:text-underline-width="auto" style:text-underline-mode="continuous"/>
    </style:style>
    <style:style style:name="P1819" style:parent-style-name="Normalny" style:family="paragraph">
      <style:paragraph-properties fo:text-align="justify" fo:line-height="150%" fo:text-indent="0.2479in"/>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479in"/>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P1830" style:parent-style-name="Normalny" style:family="paragraph">
      <style:paragraph-properties fo:text-align="justify" fo:line-height="150%" fo:text-indent="0.2479in"/>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P1841" style:parent-style-name="Normalny" style:family="paragraph">
      <style:paragraph-properties fo:text-align="justify" fo:line-height="150%" fo:text-indent="0.2479in"/>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P1844" style:parent-style-name="Normalny" style:family="paragraph">
      <style:paragraph-properties fo:text-align="justify" fo:line-height="150%" fo:text-indent="0.2479in"/>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fo:text-indent="0.2479in"/>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fo:text-indent="0.2479in"/>
      <style:text-properties fo:background-color="#80FFFF"/>
    </style:style>
    <style:style style:name="P1861" style:parent-style-name="Normalny" style:family="paragraph">
      <style:paragraph-properties fo:text-align="justify" fo:line-height="150%"/>
    </style:style>
    <style:style style:name="T1862" style:parent-style-name="Domyślnaczcionkaakapitu" style:family="text">
      <style:text-properties style:text-underline-type="single" style:text-underline-style="solid" style:text-underline-width="auto" style:text-underline-mode="continuous"/>
    </style:style>
    <style:style style:name="T1863" style:parent-style-name="Domyślnaczcionkaakapitu" style:family="text">
      <style:text-properties fo:background-color="#80FFFF" style:text-underline-type="single" style:text-underline-style="solid" style:text-underline-width="auto" style:text-underline-mode="continuous"/>
    </style:style>
    <style:style style:name="T1864" style:parent-style-name="Domyślnaczcionkaakapitu" style:family="text">
      <style:text-properties style:text-underline-type="single" style:text-underline-style="solid" style:text-underline-width="auto" style:text-underline-mode="continuous"/>
    </style:style>
    <style:style style:name="T1865" style:parent-style-name="Domyślnaczcionkaakapitu" style:family="text">
      <style:text-properties fo:background-color="#80FFFF" style:text-underline-type="single" style:text-underline-style="solid" style:text-underline-width="auto" style:text-underline-mode="continuous"/>
    </style:style>
    <style:style style:name="P1866" style:parent-style-name="Normalny" style:family="paragraph">
      <style:paragraph-properties fo:text-align="justify" fo:line-height="150%" fo:text-indent="0.2479in"/>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style:style>
    <style:style style:name="T1871" style:parent-style-name="Domyślnaczcionkaakapitu" style:family="text">
      <style:text-properties style:text-underline-type="single" style:text-underline-style="solid" style:text-underline-width="auto" style:text-underline-mode="continuous"/>
    </style:style>
    <style:style style:name="T1872" style:parent-style-name="Domyślnaczcionkaakapitu" style:family="text">
      <style:text-properties fo:background-color="#80FFFF" style:text-underline-type="single" style:text-underline-style="solid" style:text-underline-width="auto" style:text-underline-mode="continuous"/>
    </style:style>
    <style:style style:name="T1873" style:parent-style-name="Domyślnaczcionkaakapitu" style:family="text">
      <style:text-properties style:text-underline-type="single" style:text-underline-style="solid" style:text-underline-width="auto" style:text-underline-mode="continuous"/>
    </style:style>
    <style:style style:name="P1874" style:parent-style-name="Normalny" style:family="paragraph">
      <style:paragraph-properties fo:text-align="justify" fo:line-height="150%" fo:text-indent="0.2479in"/>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P1881" style:parent-style-name="Normalny" style:family="paragraph">
      <style:paragraph-properties fo:text-align="justify" fo:line-height="150%" fo:text-indent="0.2479in"/>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479in"/>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fo:text-indent="0.2479in"/>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479in"/>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P1913" style:parent-style-name="Normalny" style:family="paragraph">
      <style:paragraph-properties fo:text-align="justify" fo:line-height="150%"/>
    </style:style>
    <style:style style:name="T1914" style:parent-style-name="Domyślnaczcionkaakapitu" style:family="text">
      <style:text-properties style:text-underline-type="single" style:text-underline-style="solid" style:text-underline-width="auto" style:text-underline-mode="continuous"/>
    </style:style>
    <style:style style:name="T1915" style:parent-style-name="Domyślnaczcionkaakapitu" style:family="text">
      <style:text-properties fo:background-color="#80FFFF" style:text-underline-type="single" style:text-underline-style="solid" style:text-underline-width="auto" style:text-underline-mode="continuous"/>
    </style:style>
    <style:style style:name="P1916" style:parent-style-name="Normalny" style:family="paragraph">
      <style:paragraph-properties fo:text-align="justify" fo:line-height="150%" fo:text-indent="0.2479in"/>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P1919" style:parent-style-name="Normalny" style:family="paragraph">
      <style:paragraph-properties fo:text-align="justify" fo:line-height="150%"/>
    </style:style>
    <style:style style:name="T1920" style:parent-style-name="Domyślnaczcionkaakapitu" style:family="text">
      <style:text-properties style:text-underline-type="single" style:text-underline-style="solid" style:text-underline-width="auto" style:text-underline-mode="continuous"/>
    </style:style>
    <style:style style:name="T1921" style:parent-style-name="Domyślnaczcionkaakapitu" style:family="text">
      <style:text-properties fo:background-color="#80FFFF" style:text-underline-type="single" style:text-underline-style="solid" style:text-underline-width="auto" style:text-underline-mode="continuous"/>
    </style:style>
    <style:style style:name="T1922" style:parent-style-name="Domyślnaczcionkaakapitu" style:family="text">
      <style:text-properties style:text-underline-type="single" style:text-underline-style="solid" style:text-underline-width="auto" style:text-underline-mode="continuous"/>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fo:text-indent="0.2479in"/>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fo:text-indent="0.2479in"/>
    </style:style>
    <style:style style:name="P1928" style:parent-style-name="Normalny" style:family="paragraph">
      <style:paragraph-properties fo:text-align="justify" fo:line-height="150%" fo:text-indent="0.2479in"/>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fo:text-indent="0.2479in"/>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P1949" style:parent-style-name="Normalny" style:family="paragraph">
      <style:paragraph-properties fo:text-align="justify" fo:line-height="150%" fo:text-indent="0.2479in"/>
    </style:style>
    <style:style style:name="T1950" style:parent-style-name="Domyślnaczcionkaakapitu" style:family="text">
      <style:text-properties fo:background-color="#80FFFF"/>
    </style:style>
    <style:style style:name="P1951" style:parent-style-name="Normalny" style:family="paragraph">
      <style:paragraph-properties fo:text-align="justify" fo:line-height="150%" fo:text-indent="0.2479in"/>
    </style:style>
    <style:style style:name="T1952" style:parent-style-name="Domyślnaczcionkaakapitu" style:family="text">
      <style:text-properties fo:background-color="#80FFFF"/>
    </style:style>
    <style:style style:name="P1953" style:parent-style-name="Normalny" style:family="paragraph">
      <style:paragraph-properties fo:text-align="justify" fo:line-height="150%"/>
    </style:style>
    <style:style style:name="T1954" style:parent-style-name="Domyślnaczcionkaakapitu" style:family="text">
      <style:text-properties style:text-underline-type="single" style:text-underline-style="solid" style:text-underline-width="auto" style:text-underline-mode="continuous"/>
    </style:style>
    <style:style style:name="P1955" style:parent-style-name="Normalny" style:family="paragraph">
      <style:paragraph-properties fo:text-align="justify" fo:line-height="150%" fo:text-indent="0.2479in"/>
    </style:style>
    <style:style style:name="P1956" style:parent-style-name="Normalny" style:family="paragraph">
      <style:paragraph-properties fo:text-align="justify" fo:line-height="150%"/>
    </style:style>
    <style:style style:name="T1957" style:parent-style-name="Domyślnaczcionkaakapitu" style:family="text">
      <style:text-properties style:text-underline-type="single" style:text-underline-style="solid" style:text-underline-width="auto" style:text-underline-mode="continuous"/>
    </style:style>
    <style:style style:name="P1958" style:parent-style-name="Normalny" style:family="paragraph">
      <style:paragraph-properties fo:text-align="justify" fo:line-height="150%" fo:text-indent="0.2479in"/>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fo:text-indent="0.2479in"/>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P1969" style:parent-style-name="Normalny" style:family="paragraph">
      <style:paragraph-properties fo:text-align="justify" fo:line-height="150%" fo:text-indent="0.2479in"/>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style:style>
    <style:style style:name="T1974" style:parent-style-name="Domyślnaczcionkaakapitu" style:family="text">
      <style:text-properties style:text-underline-type="single" style:text-underline-style="solid" style:text-underline-width="auto" style:text-underline-mode="continuous"/>
    </style:style>
    <style:style style:name="T1975" style:parent-style-name="Domyślnaczcionkaakapitu" style:family="text">
      <style:text-properties fo:background-color="#80FFFF" style:text-underline-type="single" style:text-underline-style="solid" style:text-underline-width="auto" style:text-underline-mode="continuous"/>
    </style:style>
    <style:style style:name="T1976" style:parent-style-name="Domyślnaczcionkaakapitu" style:family="text">
      <style:text-properties style:text-underline-type="single" style:text-underline-style="solid" style:text-underline-width="auto" style:text-underline-mode="continuous"/>
    </style:style>
    <style:style style:name="P1977" style:parent-style-name="Normalny" style:family="paragraph">
      <style:paragraph-properties fo:text-align="justify" fo:line-height="150%" fo:text-indent="0.2479in"/>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fo:text-indent="0.2479in"/>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style:style>
    <style:style style:name="T1985" style:parent-style-name="Domyślnaczcionkaakapitu" style:family="text">
      <style:text-properties style:text-underline-type="single" style:text-underline-style="solid" style:text-underline-width="auto" style:text-underline-mode="continuous"/>
    </style:style>
    <style:style style:name="T1986" style:parent-style-name="Domyślnaczcionkaakapitu" style:family="text">
      <style:text-properties fo:background-color="#80FFFF" style:text-underline-type="single" style:text-underline-style="solid" style:text-underline-width="auto" style:text-underline-mode="continuous"/>
    </style:style>
    <style:style style:name="T1987" style:parent-style-name="Domyślnaczcionkaakapitu" style:family="text">
      <style:text-properties style:text-underline-type="single" style:text-underline-style="solid" style:text-underline-width="auto" style:text-underline-mode="continuous"/>
    </style:style>
    <style:style style:name="T1988" style:parent-style-name="Domyślnaczcionkaakapitu" style:family="text">
      <style:text-properties fo:background-color="#80FFFF" style:text-underline-type="single" style:text-underline-style="solid" style:text-underline-width="auto" style:text-underline-mode="continuous"/>
    </style:style>
    <style:style style:name="T1989" style:parent-style-name="Domyślnaczcionkaakapitu" style:family="text">
      <style:text-properties style:text-underline-type="single" style:text-underline-style="solid" style:text-underline-width="auto" style:text-underline-mode="continuous"/>
    </style:style>
    <style:style style:name="P1990" style:parent-style-name="Normalny" style:family="paragraph">
      <style:paragraph-properties fo:text-align="justify" fo:line-height="150%" fo:text-indent="0.2479in"/>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P1996" style:parent-style-name="Normalny" style:family="paragraph">
      <style:paragraph-properties fo:text-align="justify" fo:line-height="150%" fo:text-indent="0.2479in"/>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fo:text-indent="0.2479in"/>
    </style:style>
    <style:style style:name="P2006" style:parent-style-name="Normalny" style:family="paragraph">
      <style:paragraph-properties fo:text-align="justify" fo:line-height="150%" fo:text-indent="0.2479in"/>
    </style:style>
    <style:style style:name="P2007" style:parent-style-name="Normalny" style:family="paragraph">
      <style:paragraph-properties fo:text-align="justify" fo:line-height="150%"/>
    </style:style>
    <style:style style:name="T2008" style:parent-style-name="Domyślnaczcionkaakapitu" style:family="text">
      <style:text-properties style:text-underline-type="single" style:text-underline-style="solid" style:text-underline-width="auto" style:text-underline-mode="continuous"/>
    </style:style>
    <style:style style:name="P2009" style:parent-style-name="Normalny" style:family="paragraph">
      <style:paragraph-properties fo:text-align="justify" fo:line-height="150%" fo:text-indent="0.2479in"/>
    </style:style>
    <style:style style:name="P2010" style:parent-style-name="Normalny" style:family="paragraph">
      <style:paragraph-properties fo:text-align="justify" fo:line-height="150%" fo:text-indent="0.2479in"/>
    </style:style>
    <style:style style:name="T2011" style:parent-style-name="Domyślnaczcionkaakapitu" style:family="text">
      <style:text-properties fo:background-color="#80FFFF"/>
    </style:style>
    <style:style style:name="P2012" style:parent-style-name="Normalny" style:family="paragraph">
      <style:paragraph-properties fo:text-align="justify" fo:line-height="150%" fo:text-indent="0.2479in"/>
    </style:style>
    <style:style style:name="P2013" style:parent-style-name="Normalny" style:family="paragraph">
      <style:paragraph-properties fo:text-align="justify" fo:line-height="150%"/>
    </style:style>
    <style:style style:name="P2014" style:parent-style-name="Normalny" style:family="paragraph">
      <style:paragraph-properties fo:text-align="justify" fo:line-height="150%" fo:text-indent="0.2479in"/>
    </style:style>
    <style:style style:name="P2015" style:parent-style-name="Normalny" style:family="paragraph">
      <style:paragraph-properties fo:text-align="justify" fo:line-height="150%"/>
    </style:style>
    <style:style style:name="T2016" style:parent-style-name="Domyślnaczcionkaakapitu" style:family="text">
      <style:text-properties style:text-underline-type="single" style:text-underline-style="solid" style:text-underline-width="auto" style:text-underline-mode="continuous"/>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fo:text-indent="0.2479in"/>
    </style:style>
    <style:style style:name="P2019" style:parent-style-name="Normalny" style:family="paragraph">
      <style:paragraph-properties fo:text-align="justify" fo:line-height="150%"/>
    </style:style>
    <style:style style:name="T2020" style:parent-style-name="Domyślnaczcionkaakapitu" style:family="text">
      <style:text-properties style:text-underline-type="single" style:text-underline-style="solid" style:text-underline-width="auto" style:text-underline-mode="continuous"/>
    </style:style>
    <style:style style:name="T2021" style:parent-style-name="Domyślnaczcionkaakapitu" style:family="text">
      <style:text-properties fo:background-color="#80FFFF" style:text-underline-type="single" style:text-underline-style="solid" style:text-underline-width="auto" style:text-underline-mode="continuous"/>
    </style:style>
    <style:style style:name="T2022" style:parent-style-name="Domyślnaczcionkaakapitu" style:family="text">
      <style:text-properties style:text-underline-type="single" style:text-underline-style="solid" style:text-underline-width="auto" style:text-underline-mode="continuous"/>
    </style:style>
    <style:style style:name="T2023" style:parent-style-name="Domyślnaczcionkaakapitu" style:family="text">
      <style:text-properties fo:background-color="#80FFFF" style:text-underline-type="single" style:text-underline-style="solid" style:text-underline-width="auto" style:text-underline-mode="continuous"/>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479in"/>
    </style:style>
    <style:style style:name="P2026" style:parent-style-name="Normalny" style:family="paragraph">
      <style:paragraph-properties fo:text-align="justify" fo:line-height="150%"/>
    </style:style>
    <style:style style:name="P2027" style:parent-style-name="Normalny" style:family="paragraph">
      <style:paragraph-properties fo:text-align="justify" fo:line-height="150%"/>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style:style>
    <style:style style:name="P2030" style:parent-style-name="Normalny" style:family="paragraph">
      <style:paragraph-properties fo:text-align="justify" fo:line-height="150%"/>
    </style:style>
    <style:style style:name="T2031" style:parent-style-name="Domyślnaczcionkaakapitu" style:family="text">
      <style:text-properties fo:background-color="#80FFFF"/>
    </style:style>
    <style:style style:name="P2032" style:parent-style-name="Normalny" style:family="paragraph">
      <style:paragraph-properties fo:text-align="justify" fo:line-height="150%"/>
    </style:style>
    <style:style style:name="P2033" style:parent-style-name="Normalny" style:family="paragraph">
      <style:paragraph-properties fo:text-align="justify" fo:line-height="150%">
        <style:tab-stops>
          <style:tab-stop style:type="left" style:position="2.2958in"/>
        </style:tab-stops>
      </style:paragraph-properties>
    </style:style>
    <style:style style:name="T2034" style:parent-style-name="Domyślnaczcionkaakapitu" style:family="text">
      <style:text-properties style:text-underline-type="single" style:text-underline-style="solid" style:text-underline-width="auto" style:text-underline-mode="continuous"/>
    </style:style>
    <style:style style:name="P2035" style:parent-style-name="Normalny" style:family="paragraph">
      <style:paragraph-properties fo:text-align="justify" fo:line-height="150%" fo:text-indent="0.2479in">
        <style:tab-stops>
          <style:tab-stop style:type="left" style:position="2.2958in"/>
        </style:tab-stops>
      </style:paragraph-properties>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P2041" style:parent-style-name="Normalny" style:family="paragraph">
      <style:paragraph-properties fo:text-align="justify" fo:line-height="150%" fo:text-indent="0.2479in"/>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fo:text-indent="0.2479in"/>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P2047" style:parent-style-name="Normalny" style:family="paragraph">
      <style:paragraph-properties fo:text-align="justify" fo:line-height="150%" fo:text-indent="0.2479in"/>
    </style:style>
    <style:style style:name="P2048" style:parent-style-name="Normalny" style:family="paragraph">
      <style:paragraph-properties fo:text-align="justify" fo:line-height="150%" fo:text-indent="0.2479in"/>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479in"/>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P2059" style:parent-style-name="Normalny" style:family="paragraph">
      <style:paragraph-properties fo:text-align="justify" fo:line-height="150%" fo:text-indent="0.2479in"/>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fo:text-indent="0.2479in"/>
    </style:style>
    <style:style style:name="P2067" style:parent-style-name="Normalny" style:family="paragraph">
      <style:paragraph-properties fo:text-align="justify" fo:line-height="150%"/>
    </style:style>
    <style:style style:name="T2068" style:parent-style-name="Domyślnaczcionkaakapitu" style:family="text">
      <style:text-properties style:text-underline-type="single" style:text-underline-style="solid" style:text-underline-width="auto" style:text-underline-mode="continuous"/>
    </style:style>
    <style:style style:name="T2069" style:parent-style-name="Domyślnaczcionkaakapitu" style:family="text">
      <style:text-properties fo:background-color="#80FFFF" style:text-underline-type="single" style:text-underline-style="solid" style:text-underline-width="auto" style:text-underline-mode="continuous"/>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text-underline-type="single" style:text-underline-style="solid" style:text-underline-width="auto" style:text-underline-mode="continuous"/>
    </style:style>
    <style:style style:name="T2072" style:parent-style-name="Domyślnaczcionkaakapitu" style:family="text">
      <style:text-properties style:text-underline-type="single" style:text-underline-style="solid" style:text-underline-width="auto" style:text-underline-mode="continuous"/>
    </style:style>
    <style:style style:name="T2073" style:parent-style-name="Domyślnaczcionkaakapitu" style:family="text">
      <style:text-properties fo:background-color="#80FFFF" style:text-underline-type="single" style:text-underline-style="solid" style:text-underline-width="auto" style:text-underline-mode="continuous"/>
    </style:style>
    <style:style style:name="T2074" style:parent-style-name="Domyślnaczcionkaakapitu" style:family="text">
      <style:text-properties style:text-underline-type="single" style:text-underline-style="solid" style:text-underline-width="auto" style:text-underline-mode="continuous"/>
    </style:style>
    <style:style style:name="P2075" style:parent-style-name="Normalny" style:family="paragraph">
      <style:paragraph-properties fo:text-align="justify" fo:line-height="150%" fo:text-indent="0.2479in"/>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P2082" style:parent-style-name="Normalny" style:family="paragraph">
      <style:paragraph-properties fo:text-align="justify" fo:line-height="150%"/>
    </style:style>
    <style:style style:name="T2083" style:parent-style-name="Domyślnaczcionkaakapitu" style:family="text">
      <style:text-properties style:text-underline-type="single" style:text-underline-style="solid" style:text-underline-width="auto" style:text-underline-mode="continuous"/>
    </style:style>
    <style:style style:name="P2084" style:parent-style-name="Normalny" style:family="paragraph">
      <style:paragraph-properties fo:text-align="justify" fo:line-height="150%" fo:text-indent="0.2479in"/>
    </style:style>
    <style:style style:name="P2085" style:parent-style-name="Normalny" style:family="paragraph">
      <style:paragraph-properties fo:text-align="justify" fo:line-height="150%"/>
    </style:style>
    <style:style style:name="T2086" style:parent-style-name="Domyślnaczcionkaakapitu" style:family="text">
      <style:text-properties style:text-underline-type="single" style:text-underline-style="solid" style:text-underline-width="auto" style:text-underline-mode="continuous"/>
    </style:style>
    <style:style style:name="P2087" style:parent-style-name="Normalny" style:family="paragraph">
      <style:paragraph-properties fo:text-align="justify" fo:line-height="150%" fo:text-indent="0.2479in"/>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fo:text-indent="0.2479in"/>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fo:text-indent="0.2479in"/>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479in"/>
    </style:style>
    <style:style style:name="P2101" style:parent-style-name="Normalny" style:family="paragraph">
      <style:paragraph-properties fo:text-align="justify" fo:line-height="150%"/>
    </style:style>
    <style:style style:name="T2102" style:parent-style-name="Domyślnaczcionkaakapitu" style:family="text">
      <style:text-properties style:text-underline-type="single" style:text-underline-style="solid" style:text-underline-width="auto" style:text-underline-mode="continuous"/>
    </style:style>
    <style:style style:name="T2103" style:parent-style-name="Domyślnaczcionkaakapitu" style:family="text">
      <style:text-properties fo:background-color="#80FFFF" style:text-underline-type="single" style:text-underline-style="solid" style:text-underline-width="auto" style:text-underline-mode="continuous"/>
    </style:style>
    <style:style style:name="T2104" style:parent-style-name="Domyślnaczcionkaakapitu" style:family="text">
      <style:text-properties style:text-underline-type="single" style:text-underline-style="solid" style:text-underline-width="auto" style:text-underline-mode="continuous"/>
    </style:style>
    <style:style style:name="P2105" style:parent-style-name="Normalny" style:family="paragraph">
      <style:paragraph-properties fo:text-align="justify" fo:line-height="150%" fo:text-indent="0.2479in"/>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fo:text-indent="0.2479in"/>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fo:text-indent="0.2479in"/>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479in"/>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P2123" style:parent-style-name="Normalny" style:family="paragraph">
      <style:paragraph-properties fo:text-align="justify" fo:line-height="150%" fo:text-indent="0.2479in"/>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style:style>
    <style:style style:name="P2130" style:parent-style-name="Normalny" style:family="paragraph">
      <style:paragraph-properties fo:text-align="justify" fo:line-height="150%" fo:text-indent="0.2479in"/>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P2137" style:parent-style-name="Normalny" style:family="paragraph">
      <style:paragraph-properties fo:text-align="justify" fo:line-height="150%" fo:text-indent="0.2479in"/>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fo:text-indent="0.2479in"/>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479in"/>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fo:text-indent="0.2479in"/>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fo:text-indent="0.2479in"/>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479in"/>
    </style:style>
    <style:style style:name="T2158" style:parent-style-name="Domyślnaczcionkaakapitu" style:family="text">
      <style:text-properties fo:background-color="#80FFFF"/>
    </style:style>
    <style:style style:name="P2159" style:parent-style-name="Normalny" style:family="paragraph">
      <style:paragraph-properties fo:text-align="justify" fo:line-height="150%"/>
    </style:style>
    <style:style style:name="T2160" style:parent-style-name="Domyślnaczcionkaakapitu" style:family="text">
      <style:text-properties style:text-underline-type="single" style:text-underline-style="solid" style:text-underline-width="auto" style:text-underline-mode="continuous"/>
    </style:style>
    <style:style style:name="T2161" style:parent-style-name="Domyślnaczcionkaakapitu" style:family="text">
      <style:text-properties fo:background-color="#80FFFF" style:text-underline-type="single" style:text-underline-style="solid" style:text-underline-width="auto" style:text-underline-mode="continuous"/>
    </style:style>
    <style:style style:name="T2162" style:parent-style-name="Domyślnaczcionkaakapitu" style:family="text">
      <style:text-properties style:text-underline-type="single" style:text-underline-style="solid" style:text-underline-width="auto" style:text-underline-mode="continuous"/>
    </style:style>
    <style:style style:name="T2163" style:parent-style-name="Domyślnaczcionkaakapitu" style:family="text">
      <style:text-properties fo:background-color="#80FFFF" style:text-underline-type="single" style:text-underline-style="solid" style:text-underline-width="auto" style:text-underline-mode="continuous"/>
    </style:style>
    <style:style style:name="T2164" style:parent-style-name="Domyślnaczcionkaakapitu" style:family="text">
      <style:text-properties style:text-underline-type="single" style:text-underline-style="solid" style:text-underline-width="auto" style:text-underline-mode="continuous"/>
    </style:style>
    <style:style style:name="P2165" style:parent-style-name="Normalny" style:family="paragraph">
      <style:paragraph-properties fo:text-align="justify" fo:line-height="150%" fo:text-indent="0.2479in"/>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P2170" style:parent-style-name="Normalny" style:family="paragraph">
      <style:paragraph-properties fo:text-align="justify" fo:line-height="150%" fo:text-indent="0.2479in"/>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P2177" style:parent-style-name="Normalny" style:family="paragraph">
      <style:paragraph-properties fo:text-align="justify" fo:line-height="150%"/>
    </style:style>
    <style:style style:name="T2178" style:parent-style-name="Domyślnaczcionkaakapitu" style:family="text">
      <style:text-properties style:text-underline-type="single" style:text-underline-style="solid" style:text-underline-width="auto" style:text-underline-mode="continuous"/>
    </style:style>
    <style:style style:name="T2179" style:parent-style-name="Domyślnaczcionkaakapitu" style:family="text">
      <style:text-properties fo:background-color="#80FFFF" style:text-underline-type="single" style:text-underline-style="solid" style:text-underline-width="auto" style:text-underline-mode="continuous"/>
    </style:style>
    <style:style style:name="T2180" style:parent-style-name="Domyślnaczcionkaakapitu" style:family="text">
      <style:text-properties style:text-underline-type="single" style:text-underline-style="solid" style:text-underline-width="auto" style:text-underline-mode="continuous"/>
    </style:style>
    <style:style style:name="P2181" style:parent-style-name="Normalny" style:family="paragraph">
      <style:paragraph-properties fo:text-align="justify" fo:line-height="150%" fo:text-indent="0.2479in"/>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P2184" style:parent-style-name="Normalny" style:family="paragraph">
      <style:paragraph-properties fo:text-align="justify" fo:line-height="150%"/>
    </style:style>
    <style:style style:name="T2185" style:parent-style-name="Domyślnaczcionkaakapitu" style:family="text">
      <style:text-properties style:text-underline-type="single" style:text-underline-style="solid" style:text-underline-width="auto" style:text-underline-mode="continuous"/>
    </style:style>
    <style:style style:name="T2186" style:parent-style-name="Domyślnaczcionkaakapitu" style:family="text">
      <style:text-properties fo:background-color="#80FFFF" style:text-underline-type="single" style:text-underline-style="solid" style:text-underline-width="auto" style:text-underline-mode="continuous"/>
    </style:style>
    <style:style style:name="T2187" style:parent-style-name="Domyślnaczcionkaakapitu" style:family="text">
      <style:text-properties style:text-underline-type="single" style:text-underline-style="solid" style:text-underline-width="auto" style:text-underline-mode="continuous"/>
    </style:style>
    <style:style style:name="T2188" style:parent-style-name="Domyślnaczcionkaakapitu" style:family="text">
      <style:text-properties fo:background-color="#80FFFF" style:text-underline-type="single" style:text-underline-style="solid" style:text-underline-width="auto" style:text-underline-mode="continuous"/>
    </style:style>
    <style:style style:name="P2189" style:parent-style-name="Normalny" style:family="paragraph">
      <style:paragraph-properties fo:text-align="justify" fo:line-height="150%" fo:text-indent="0.2479in"/>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style:style>
    <style:style style:name="T2193" style:parent-style-name="Domyślnaczcionkaakapitu" style:family="text">
      <style:text-properties style:text-underline-type="single" style:text-underline-style="solid" style:text-underline-width="auto" style:text-underline-mode="continuous"/>
    </style:style>
    <style:style style:name="T2194" style:parent-style-name="Domyślnaczcionkaakapitu" style:family="text">
      <style:text-properties fo:background-color="#80FFFF" style:text-underline-type="single" style:text-underline-style="solid" style:text-underline-width="auto" style:text-underline-mode="continuous"/>
    </style:style>
    <style:style style:name="T2195" style:parent-style-name="Domyślnaczcionkaakapitu" style:family="text">
      <style:text-properties style:text-underline-type="single" style:text-underline-style="solid" style:text-underline-width="auto" style:text-underline-mode="continuous"/>
    </style:style>
    <style:style style:name="T2196" style:parent-style-name="Domyślnaczcionkaakapitu" style:family="text">
      <style:text-properties fo:background-color="#80FFFF" style:text-underline-type="single" style:text-underline-style="solid" style:text-underline-width="auto" style:text-underline-mode="continuous"/>
    </style:style>
    <style:style style:name="P2197" style:parent-style-name="Normalny" style:family="paragraph">
      <style:paragraph-properties fo:text-align="justify" fo:line-height="150%" fo:text-indent="0.2479in"/>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fo:text-indent="0.2479in"/>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style:style>
    <style:style style:name="T2205" style:parent-style-name="Domyślnaczcionkaakapitu" style:family="text">
      <style:text-properties style:text-underline-type="single" style:text-underline-style="solid" style:text-underline-width="auto" style:text-underline-mode="continuous"/>
    </style:style>
    <style:style style:name="T2206" style:parent-style-name="Domyślnaczcionkaakapitu" style:family="text">
      <style:text-properties fo:background-color="#80FFFF"/>
    </style:style>
    <style:style style:name="P2207" style:parent-style-name="Normalny" style:family="paragraph">
      <style:paragraph-properties fo:text-align="justify" fo:line-height="150%" fo:text-indent="0.2479in"/>
    </style:style>
    <style:style style:name="P2208" style:parent-style-name="Normalny" style:family="paragraph">
      <style:paragraph-properties fo:text-align="justify" fo:line-height="150%" fo:text-indent="0.2479in"/>
    </style:style>
    <style:style style:name="P2209" style:parent-style-name="Normalny" style:family="paragraph">
      <style:paragraph-properties fo:text-align="justify" fo:line-height="150%" fo:text-indent="0.2479in"/>
    </style:style>
    <style:style style:name="T2210" style:parent-style-name="Domyślnaczcionkaakapitu" style:family="text">
      <style:text-properties fo:background-color="#80FFFF"/>
    </style:style>
    <style:style style:name="P2211" style:parent-style-name="Normalny" style:family="paragraph">
      <style:paragraph-properties fo:text-align="justify" fo:line-height="150%" fo:text-indent="0.2479in"/>
    </style:style>
    <style:style style:name="P2212" style:parent-style-name="Normalny" style:family="paragraph">
      <style:paragraph-properties fo:text-align="justify" fo:line-height="150%"/>
    </style:style>
    <style:style style:name="T2213" style:parent-style-name="Domyślnaczcionkaakapitu" style:family="text">
      <style:text-properties style:text-underline-type="single" style:text-underline-style="solid" style:text-underline-width="auto" style:text-underline-mode="continuous"/>
    </style:style>
    <style:style style:name="T2214" style:parent-style-name="Domyślnaczcionkaakapitu" style:family="text">
      <style:text-properties fo:background-color="#80FFFF" style:text-underline-type="single" style:text-underline-style="solid" style:text-underline-width="auto" style:text-underline-mode="continuous"/>
    </style:style>
    <style:style style:name="T2215" style:parent-style-name="Domyślnaczcionkaakapitu" style:family="text">
      <style:text-properties style:text-underline-type="single" style:text-underline-style="solid" style:text-underline-width="auto" style:text-underline-mode="continuous"/>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style:style>
    <style:style style:name="T2220" style:parent-style-name="Domyślnaczcionkaakapitu" style:family="text">
      <style:text-properties style:text-underline-type="single" style:text-underline-style="solid" style:text-underline-width="auto" style:text-underline-mode="continuous"/>
    </style:style>
    <style:style style:name="T2221" style:parent-style-name="Domyślnaczcionkaakapitu" style:family="text">
      <style:text-properties fo:background-color="#80FFFF"/>
    </style:style>
    <style:style style:name="P2222" style:parent-style-name="Normalny" style:family="paragraph">
      <style:paragraph-properties fo:text-align="justify" fo:line-height="150%" fo:text-indent="0.2479in"/>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style:style>
    <style:style style:name="T2225" style:parent-style-name="Domyślnaczcionkaakapitu" style:family="text">
      <style:text-properties style:text-underline-type="single" style:text-underline-style="solid" style:text-underline-width="auto" style:text-underline-mode="continuous"/>
    </style:style>
    <style:style style:name="P2226" style:parent-style-name="Normalny" style:family="paragraph">
      <style:paragraph-properties fo:text-align="justify" fo:line-height="150%" fo:text-indent="0.2479in"/>
    </style:style>
    <style:style style:name="P2227" style:parent-style-name="Normalny" style:family="paragraph">
      <style:paragraph-properties fo:text-align="justify" fo:line-height="150%"/>
    </style:style>
    <style:style style:name="T2228" style:parent-style-name="Domyślnaczcionkaakapitu" style:family="text">
      <style:text-properties style:text-underline-type="single" style:text-underline-style="solid" style:text-underline-width="auto" style:text-underline-mode="continuous"/>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fo:text-indent="0.2479in"/>
    </style:style>
    <style:style style:name="P2231" style:parent-style-name="Normalny" style:family="paragraph">
      <style:paragraph-properties fo:text-align="justify" fo:line-height="150%"/>
    </style:style>
    <style:style style:name="T2232" style:parent-style-name="Domyślnaczcionkaakapitu" style:family="text">
      <style:text-properties style:text-underline-type="single" style:text-underline-style="solid" style:text-underline-width="auto" style:text-underline-mode="continuous"/>
    </style:style>
    <style:style style:name="T2233" style:parent-style-name="Domyślnaczcionkaakapitu" style:family="text">
      <style:text-properties fo:background-color="#80FFFF" style:text-underline-type="single" style:text-underline-style="solid" style:text-underline-width="auto" style:text-underline-mode="continuous"/>
    </style:style>
    <style:style style:name="T2234" style:parent-style-name="Domyślnaczcionkaakapitu" style:family="text">
      <style:text-properties style:text-underline-type="single" style:text-underline-style="solid" style:text-underline-width="auto" style:text-underline-mode="continuous"/>
    </style:style>
    <style:style style:name="P2235" style:parent-style-name="Normalny" style:family="paragraph">
      <style:paragraph-properties fo:text-align="justify" fo:line-height="150%" fo:text-indent="0.2479in"/>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P2239" style:parent-style-name="Normalny" style:family="paragraph">
      <style:paragraph-properties fo:text-align="justify" fo:line-height="150%"/>
    </style:style>
    <style:style style:name="T2240" style:parent-style-name="Domyślnaczcionkaakapitu" style:family="text">
      <style:text-properties style:text-underline-type="single" style:text-underline-style="solid" style:text-underline-width="auto" style:text-underline-mode="continuous"/>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fo:text-indent="0.2479in"/>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style:style>
    <style:style style:name="T2246" style:parent-style-name="Domyślnaczcionkaakapitu" style:family="text">
      <style:text-properties style:text-underline-type="single" style:text-underline-style="solid" style:text-underline-width="auto" style:text-underline-mode="continuous"/>
    </style:style>
    <style:style style:name="P2247" style:parent-style-name="Normalny" style:family="paragraph">
      <style:paragraph-properties fo:text-align="justify" fo:line-height="150%" fo:text-indent="0.2479in"/>
    </style:style>
    <style:style style:name="P2248" style:parent-style-name="Normalny" style:family="paragraph">
      <style:paragraph-properties fo:text-align="justify" fo:line-height="150%"/>
    </style:style>
    <style:style style:name="T2249" style:parent-style-name="Domyślnaczcionkaakapitu" style:family="text">
      <style:text-properties style:text-underline-type="single" style:text-underline-style="solid" style:text-underline-width="auto" style:text-underline-mode="continuous"/>
    </style:style>
    <style:style style:name="T2250" style:parent-style-name="Domyślnaczcionkaakapitu" style:family="text">
      <style:text-properties fo:background-color="#80FFFF"/>
    </style:style>
    <style:style style:name="P2251" style:parent-style-name="Normalny" style:family="paragraph">
      <style:paragraph-properties fo:text-align="justify" fo:line-height="150%" fo:text-indent="0.2479in"/>
    </style:style>
    <style:style style:name="T2252" style:parent-style-name="Domyślnaczcionkaakapitu" style:family="text">
      <style:text-properties fo:background-color="#80FFFF"/>
    </style:style>
    <style:style style:name="P2253" style:parent-style-name="Normalny" style:family="paragraph">
      <style:paragraph-properties fo:text-align="justify" fo:line-height="150%"/>
    </style:style>
    <style:style style:name="T2254" style:parent-style-name="Domyślnaczcionkaakapitu" style:family="text">
      <style:text-properties style:text-underline-type="single" style:text-underline-style="solid" style:text-underline-width="auto" style:text-underline-mode="continuous"/>
    </style:style>
    <style:style style:name="P2255" style:parent-style-name="Normalny" style:family="paragraph">
      <style:paragraph-properties fo:text-align="justify" fo:line-height="150%" fo:text-indent="0.2479in"/>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P2258" style:parent-style-name="Normalny" style:family="paragraph">
      <style:paragraph-properties fo:text-align="justify" fo:line-height="150%" fo:text-indent="0.2479in"/>
    </style:style>
    <style:style style:name="P2259" style:parent-style-name="Normalny" style:family="paragraph">
      <style:paragraph-properties fo:text-align="justify" fo:line-height="150%"/>
    </style:style>
    <style:style style:name="T2260" style:parent-style-name="Domyślnaczcionkaakapitu" style:family="text">
      <style:text-properties style:text-underline-type="single" style:text-underline-style="solid" style:text-underline-width="auto" style:text-underline-mode="continuous"/>
    </style:style>
    <style:style style:name="T2261" style:parent-style-name="Domyślnaczcionkaakapitu" style:family="text">
      <style:text-properties fo:background-color="#80FFFF" style:text-underline-type="single" style:text-underline-style="solid" style:text-underline-width="auto" style:text-underline-mode="continuous"/>
    </style:style>
    <style:style style:name="T2262" style:parent-style-name="Domyślnaczcionkaakapitu" style:family="text">
      <style:text-properties style:text-underline-type="single" style:text-underline-style="solid" style:text-underline-width="auto" style:text-underline-mode="continuous"/>
    </style:style>
    <style:style style:name="P2263" style:parent-style-name="Normalny" style:family="paragraph">
      <style:paragraph-properties fo:text-align="justify" fo:line-height="150%" fo:text-indent="0.2479in"/>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P2266" style:parent-style-name="Normalny" style:family="paragraph">
      <style:paragraph-properties fo:text-align="justify" fo:line-height="150%" fo:text-indent="0.2479in"/>
    </style:style>
    <style:style style:name="P2267" style:parent-style-name="Normalny" style:family="paragraph">
      <style:paragraph-properties fo:text-align="justify" fo:line-height="150%"/>
    </style:style>
    <style:style style:name="T2268" style:parent-style-name="Domyślnaczcionkaakapitu" style:family="text">
      <style:text-properties style:text-underline-type="single" style:text-underline-style="solid" style:text-underline-width="auto" style:text-underline-mode="continuous"/>
    </style:style>
    <style:style style:name="T2269" style:parent-style-name="Domyślnaczcionkaakapitu" style:family="text">
      <style:text-properties fo:background-color="#80FFFF" style:text-underline-type="single" style:text-underline-style="solid" style:text-underline-width="auto" style:text-underline-mode="continuous"/>
    </style:style>
    <style:style style:name="T2270" style:parent-style-name="Domyślnaczcionkaakapitu" style:family="text">
      <style:text-properties style:text-underline-type="single" style:text-underline-style="solid" style:text-underline-width="auto" style:text-underline-mode="continuous"/>
    </style:style>
    <style:style style:name="P2271" style:parent-style-name="Normalny" style:family="paragraph">
      <style:paragraph-properties fo:text-align="justify" fo:line-height="150%" fo:text-indent="0.2479in"/>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style:style>
    <style:style style:name="T2278" style:parent-style-name="Domyślnaczcionkaakapitu" style:family="text">
      <style:text-properties style:text-underline-type="single" style:text-underline-style="solid" style:text-underline-width="auto" style:text-underline-mode="continuous"/>
    </style:style>
    <style:style style:name="P2279" style:parent-style-name="Normalny" style:family="paragraph">
      <style:paragraph-properties fo:text-align="justify" fo:line-height="150%" fo:text-indent="0.2479in"/>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P2282" style:parent-style-name="Normalny" style:family="paragraph">
      <style:paragraph-properties fo:text-align="justify" fo:line-height="150%"/>
    </style:style>
    <style:style style:name="T2283" style:parent-style-name="Domyślnaczcionkaakapitu" style:family="text">
      <style:text-properties style:text-underline-type="single" style:text-underline-style="solid" style:text-underline-width="auto" style:text-underline-mode="continuous"/>
    </style:style>
    <style:style style:name="T2284" style:parent-style-name="Domyślnaczcionkaakapitu" style:family="text">
      <style:text-properties fo:background-color="#80FFFF" style:text-underline-type="single" style:text-underline-style="solid" style:text-underline-width="auto" style:text-underline-mode="continuous"/>
    </style:style>
    <style:style style:name="T2285" style:parent-style-name="Domyślnaczcionkaakapitu" style:family="text">
      <style:text-properties style:text-underline-type="single" style:text-underline-style="solid" style:text-underline-width="auto" style:text-underline-mode="continuous"/>
    </style:style>
    <style:style style:name="P2286" style:parent-style-name="Normalny" style:family="paragraph">
      <style:paragraph-properties fo:text-align="justify" fo:line-height="150%" fo:text-indent="0.2479in"/>
    </style:style>
    <style:style style:name="T2287" style:parent-style-name="Domyślnaczcionkaakapitu" style:family="text">
      <style:text-properties fo:background-color="#80FFFF"/>
    </style:style>
    <style:style style:name="P2288" style:parent-style-name="Normalny" style:family="paragraph">
      <style:paragraph-properties fo:text-align="justify" fo:line-height="150%"/>
    </style:style>
    <style:style style:name="T2289" style:parent-style-name="Domyślnaczcionkaakapitu" style:family="text">
      <style:text-properties style:text-underline-type="single" style:text-underline-style="solid" style:text-underline-width="auto" style:text-underline-mode="continuous"/>
    </style:style>
    <style:style style:name="P2290" style:parent-style-name="Normalny" style:family="paragraph">
      <style:paragraph-properties fo:text-align="justify" fo:line-height="150%" fo:text-indent="0.2479in"/>
    </style:style>
    <style:style style:name="T2291" style:parent-style-name="Domyślnaczcionkaakapitu" style:family="text">
      <style:text-properties fo:background-color="#80FFFF"/>
    </style:style>
    <style:style style:name="P2292" style:parent-style-name="Normalny" style:family="paragraph">
      <style:paragraph-properties fo:text-align="justify" fo:line-height="150%"/>
    </style:style>
    <style:style style:name="T2293" style:parent-style-name="Domyślnaczcionkaakapitu" style:family="text">
      <style:text-properties style:text-underline-type="single" style:text-underline-style="solid" style:text-underline-width="auto" style:text-underline-mode="continuous"/>
    </style:style>
    <style:style style:name="T2294" style:parent-style-name="Domyślnaczcionkaakapitu" style:family="text">
      <style:text-properties fo:background-color="#80FFFF" style:text-underline-type="single" style:text-underline-style="solid" style:text-underline-width="auto" style:text-underline-mode="continuous"/>
    </style:style>
    <style:style style:name="T2295" style:parent-style-name="Domyślnaczcionkaakapitu" style:family="text">
      <style:text-properties style:text-underline-type="single" style:text-underline-style="solid" style:text-underline-width="auto" style:text-underline-mode="continuous"/>
    </style:style>
    <style:style style:name="T2296" style:parent-style-name="Domyślnaczcionkaakapitu" style:family="text">
      <style:text-properties fo:background-color="#80FFFF" style:text-underline-type="single" style:text-underline-style="solid" style:text-underline-width="auto" style:text-underline-mode="continuous"/>
    </style:style>
    <style:style style:name="T2297" style:parent-style-name="Domyślnaczcionkaakapitu" style:family="text">
      <style:text-properties style:text-underline-type="single" style:text-underline-style="solid" style:text-underline-width="auto" style:text-underline-mode="continuous"/>
    </style:style>
    <style:style style:name="P2298" style:parent-style-name="Normalny" style:family="paragraph">
      <style:paragraph-properties fo:text-align="justify" fo:line-height="150%" fo:text-indent="0.2479in"/>
    </style:style>
    <style:style style:name="T2299" style:parent-style-name="Domyślnaczcionkaakapitu" style:family="text">
      <style:text-properties fo:background-color="#80FFFF"/>
    </style:style>
    <style:style style:name="P2300" style:parent-style-name="Normalny" style:family="paragraph">
      <style:paragraph-properties fo:text-align="justify" fo:line-height="150%"/>
    </style:style>
    <style:style style:name="T2301" style:parent-style-name="Domyślnaczcionkaakapitu" style:family="text">
      <style:text-properties style:text-underline-type="single" style:text-underline-style="solid" style:text-underline-width="auto" style:text-underline-mode="continuous"/>
    </style:style>
    <style:style style:name="T2302" style:parent-style-name="Domyślnaczcionkaakapitu" style:family="text">
      <style:text-properties fo:background-color="#80FFFF" style:text-underline-type="single" style:text-underline-style="solid" style:text-underline-width="auto" style:text-underline-mode="continuous"/>
    </style:style>
    <style:style style:name="T2303" style:parent-style-name="Domyślnaczcionkaakapitu" style:family="text">
      <style:text-properties style:text-underline-type="single" style:text-underline-style="solid" style:text-underline-width="auto" style:text-underline-mode="continuous"/>
    </style:style>
    <style:style style:name="T2304" style:parent-style-name="Domyślnaczcionkaakapitu" style:family="text">
      <style:text-properties fo:background-color="#80FFFF" style:text-underline-type="single" style:text-underline-style="solid" style:text-underline-width="auto" style:text-underline-mode="continuous"/>
    </style:style>
    <style:style style:name="T2305" style:parent-style-name="Domyślnaczcionkaakapitu" style:family="text">
      <style:text-properties style:text-underline-type="single" style:text-underline-style="solid" style:text-underline-width="auto" style:text-underline-mode="continuous"/>
    </style:style>
    <style:style style:name="T2306" style:parent-style-name="Domyślnaczcionkaakapitu" style:family="text">
      <style:text-properties fo:background-color="#80FFFF" style:text-underline-type="single" style:text-underline-style="solid" style:text-underline-width="auto" style:text-underline-mode="continuous"/>
    </style:style>
    <style:style style:name="T2307" style:parent-style-name="Domyślnaczcionkaakapitu" style:family="text">
      <style:text-properties style:text-underline-type="single" style:text-underline-style="solid" style:text-underline-width="auto" style:text-underline-mode="continuous"/>
    </style:style>
    <style:style style:name="P2308" style:parent-style-name="Normalny" style:family="paragraph">
      <style:paragraph-properties fo:text-align="justify" fo:line-height="150%" fo:text-indent="0.2479in"/>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fo:text-indent="0.2479in"/>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fo:text-indent="0.2479in"/>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style:style>
    <style:style style:name="T2324" style:parent-style-name="Domyślnaczcionkaakapitu" style:family="text">
      <style:text-properties fo:background-color="#80FFFF" style:text-underline-type="single" style:text-underline-style="solid" style:text-underline-width="auto" style:text-underline-mode="continuous"/>
    </style:style>
    <style:style style:name="T2325" style:parent-style-name="Domyślnaczcionkaakapitu" style:family="text">
      <style:text-properties style:text-underline-type="single" style:text-underline-style="solid" style:text-underline-width="auto" style:text-underline-mode="continuous"/>
    </style:style>
    <style:style style:name="T2326" style:parent-style-name="Domyślnaczcionkaakapitu" style:family="text">
      <style:text-properties fo:background-color="#80FFFF" style:text-underline-type="single" style:text-underline-style="solid" style:text-underline-width="auto" style:text-underline-mode="continuous"/>
    </style:style>
    <style:style style:name="T2327" style:parent-style-name="Domyślnaczcionkaakapitu" style:family="text">
      <style:text-properties style:text-underline-type="single" style:text-underline-style="solid" style:text-underline-width="auto" style:text-underline-mode="continuous"/>
    </style:style>
    <style:style style:name="T2328" style:parent-style-name="Domyślnaczcionkaakapitu" style:family="text">
      <style:text-properties fo:background-color="#80FFFF" style:text-underline-type="single" style:text-underline-style="solid" style:text-underline-width="auto" style:text-underline-mode="continuous"/>
    </style:style>
    <style:style style:name="T2329" style:parent-style-name="Domyślnaczcionkaakapitu" style:family="text">
      <style:text-properties style:text-underline-type="single" style:text-underline-style="solid" style:text-underline-width="auto" style:text-underline-mode="continuous"/>
    </style:style>
    <style:style style:name="P2330" style:parent-style-name="Normalny" style:family="paragraph">
      <style:paragraph-properties fo:text-align="justify" fo:line-height="150%" fo:text-indent="0.2479in"/>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style:text-underline-type="single" style:text-underline-style="solid" style:text-underline-width="auto" style:text-underline-mode="continuous"/>
    </style:style>
    <style:style style:name="P2336" style:parent-style-name="Normalny" style:family="paragraph">
      <style:paragraph-properties fo:text-align="justify" fo:line-height="150%" fo:text-indent="0.2479in"/>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P2340" style:parent-style-name="Normalny" style:family="paragraph">
      <style:paragraph-properties fo:text-align="justify" fo:line-height="150%" fo:text-indent="0.2479in"/>
    </style:style>
    <style:style style:name="P2341" style:parent-style-name="Normalny" style:family="paragraph">
      <style:paragraph-properties fo:text-align="justify" fo:line-height="150%"/>
    </style:style>
    <style:style style:name="T2342" style:parent-style-name="Domyślnaczcionkaakapitu" style:family="text">
      <style:text-properties style:text-underline-type="single" style:text-underline-style="solid" style:text-underline-width="auto" style:text-underline-mode="continuous"/>
    </style:style>
    <style:style style:name="T2343" style:parent-style-name="Domyślnaczcionkaakapitu" style:family="text">
      <style:text-properties fo:background-color="#80FFFF" style:text-underline-type="single" style:text-underline-style="solid" style:text-underline-width="auto" style:text-underline-mode="continuous"/>
    </style:style>
    <style:style style:name="T2344" style:parent-style-name="Domyślnaczcionkaakapitu" style:family="text">
      <style:text-properties style:text-underline-type="single" style:text-underline-style="solid" style:text-underline-width="auto" style:text-underline-mode="continuous"/>
    </style:style>
    <style:style style:name="P2345" style:parent-style-name="Normalny" style:family="paragraph">
      <style:paragraph-properties fo:text-align="justify" fo:line-height="150%" fo:text-indent="0.2479in"/>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P2348" style:parent-style-name="Normalny" style:family="paragraph">
      <style:paragraph-properties fo:text-align="justify" fo:line-height="150%"/>
    </style:style>
    <style:style style:name="T2349" style:parent-style-name="Domyślnaczcionkaakapitu" style:family="text">
      <style:text-properties style:text-underline-type="single" style:text-underline-style="solid" style:text-underline-width="auto" style:text-underline-mode="continuous"/>
    </style:style>
    <style:style style:name="T2350" style:parent-style-name="Domyślnaczcionkaakapitu" style:family="text">
      <style:text-properties fo:background-color="#80FFFF" style:text-underline-type="single" style:text-underline-style="solid" style:text-underline-width="auto" style:text-underline-mode="continuous"/>
    </style:style>
    <style:style style:name="T2351" style:parent-style-name="Domyślnaczcionkaakapitu" style:family="text">
      <style:text-properties style:text-underline-type="single" style:text-underline-style="solid" style:text-underline-width="auto" style:text-underline-mode="continuous"/>
    </style:style>
    <style:style style:name="P2352" style:parent-style-name="Normalny" style:family="paragraph">
      <style:paragraph-properties fo:text-align="justify" fo:line-height="150%" fo:text-indent="0.2479in"/>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P2359" style:parent-style-name="Normalny" style:family="paragraph">
      <style:paragraph-properties fo:text-align="justify" fo:line-height="150%" fo:text-indent="0.2479in"/>
    </style:style>
    <style:style style:name="P2360" style:parent-style-name="Normalny" style:family="paragraph">
      <style:paragraph-properties fo:text-align="justify" fo:line-height="150%"/>
    </style:style>
    <style:style style:name="T2361" style:parent-style-name="Domyślnaczcionkaakapitu" style:family="text">
      <style:text-properties style:text-underline-type="single" style:text-underline-style="solid" style:text-underline-width="auto" style:text-underline-mode="continuous"/>
    </style:style>
    <style:style style:name="T2362" style:parent-style-name="Domyślnaczcionkaakapitu" style:family="text">
      <style:text-properties fo:background-color="#80FFFF" style:text-underline-type="single" style:text-underline-style="solid" style:text-underline-width="auto" style:text-underline-mode="continuous"/>
    </style:style>
    <style:style style:name="T2363" style:parent-style-name="Domyślnaczcionkaakapitu" style:family="text">
      <style:text-properties style:text-underline-type="single" style:text-underline-style="solid" style:text-underline-width="auto" style:text-underline-mode="continuous"/>
    </style:style>
    <style:style style:name="P2364" style:parent-style-name="Normalny" style:family="paragraph">
      <style:paragraph-properties fo:text-align="justify" fo:line-height="150%" fo:text-indent="0.2479in"/>
    </style:style>
    <style:style style:name="P2365" style:parent-style-name="Normalny" style:family="paragraph">
      <style:paragraph-properties fo:text-align="justify" fo:line-height="150%"/>
    </style:style>
    <style:style style:name="T2366" style:parent-style-name="Domyślnaczcionkaakapitu" style:family="text">
      <style:text-properties style:text-underline-type="single" style:text-underline-style="solid" style:text-underline-width="auto" style:text-underline-mode="continuous"/>
    </style:style>
    <style:style style:name="P2367" style:parent-style-name="Normalny" style:family="paragraph">
      <style:paragraph-properties fo:text-align="justify" fo:line-height="150%" fo:text-indent="0.2479in"/>
    </style:style>
    <style:style style:name="P2368" style:parent-style-name="Normalny" style:family="paragraph">
      <style:paragraph-properties fo:text-align="justify" fo:line-height="150%"/>
    </style:style>
    <style:style style:name="T2369" style:parent-style-name="Domyślnaczcionkaakapitu" style:family="text">
      <style:text-properties style:text-underline-type="single" style:text-underline-style="solid" style:text-underline-width="auto" style:text-underline-mode="continuous"/>
    </style:style>
    <style:style style:name="P2370" style:parent-style-name="Normalny" style:family="paragraph">
      <style:paragraph-properties fo:text-align="justify" fo:line-height="150%" fo:text-indent="0.2479in"/>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style:style>
    <style:style style:name="T2374" style:parent-style-name="Domyślnaczcionkaakapitu" style:family="text">
      <style:text-properties style:text-underline-type="single" style:text-underline-style="solid" style:text-underline-width="auto" style:text-underline-mode="continuous"/>
    </style:style>
    <style:style style:name="T2375" style:parent-style-name="Domyślnaczcionkaakapitu" style:family="text">
      <style:text-properties fo:background-color="#80FFFF" style:text-underline-type="single" style:text-underline-style="solid" style:text-underline-width="auto" style:text-underline-mode="continuous"/>
    </style:style>
    <style:style style:name="T2376" style:parent-style-name="Domyślnaczcionkaakapitu" style:family="text">
      <style:text-properties style:text-underline-type="single" style:text-underline-style="solid" style:text-underline-width="auto" style:text-underline-mode="continuous"/>
    </style:style>
    <style:style style:name="T2377" style:parent-style-name="Domyślnaczcionkaakapitu" style:family="text">
      <style:text-properties fo:background-color="#80FFFF" style:text-underline-type="single" style:text-underline-style="solid" style:text-underline-width="auto" style:text-underline-mode="continuous"/>
    </style:style>
    <style:style style:name="T2378" style:parent-style-name="Domyślnaczcionkaakapitu" style:family="text">
      <style:text-properties style:text-underline-type="single" style:text-underline-style="solid" style:text-underline-width="auto" style:text-underline-mode="continuous"/>
    </style:style>
    <style:style style:name="P2379" style:parent-style-name="Normalny" style:family="paragraph">
      <style:paragraph-properties fo:text-align="justify" fo:line-height="150%" fo:text-indent="0.2479in"/>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P2382" style:parent-style-name="Normalny" style:family="paragraph">
      <style:paragraph-properties fo:text-align="justify" fo:line-height="150%"/>
    </style:style>
    <style:style style:name="T2383" style:parent-style-name="Domyślnaczcionkaakapitu" style:family="text">
      <style:text-properties style:text-underline-type="single" style:text-underline-style="solid" style:text-underline-width="auto" style:text-underline-mode="continuous"/>
    </style:style>
    <style:style style:name="P2384" style:parent-style-name="Normalny" style:family="paragraph">
      <style:paragraph-properties fo:text-align="justify" fo:line-height="150%" fo:text-indent="0.2479in"/>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fo:text-indent="0.2479in"/>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479in"/>
    </style:style>
    <style:style style:name="T2396" style:parent-style-name="Domyślnaczcionkaakapitu" style:family="text">
      <style:text-properties fo:background-color="#80FFFF"/>
    </style:style>
    <style:style style:name="P2397" style:parent-style-name="Normalny" style:family="paragraph">
      <style:paragraph-properties fo:text-align="justify" fo:line-height="150%"/>
    </style:style>
    <style:style style:name="T2398" style:parent-style-name="Domyślnaczcionkaakapitu" style:family="text">
      <style:text-properties style:text-underline-type="single" style:text-underline-style="solid" style:text-underline-width="auto" style:text-underline-mode="continuous"/>
    </style:style>
    <style:style style:name="T2399" style:parent-style-name="Domyślnaczcionkaakapitu" style:family="text">
      <style:text-properties fo:background-color="#80FFFF" style:text-underline-type="single" style:text-underline-style="solid" style:text-underline-width="auto" style:text-underline-mode="continuous"/>
    </style:style>
    <style:style style:name="T2400" style:parent-style-name="Domyślnaczcionkaakapitu" style:family="text">
      <style:text-properties style:text-underline-type="single" style:text-underline-style="solid" style:text-underline-width="auto" style:text-underline-mode="continuous"/>
    </style:style>
    <style:style style:name="P2401" style:parent-style-name="Normalny" style:family="paragraph">
      <style:paragraph-properties fo:text-align="justify" fo:line-height="150%" fo:text-indent="0.2479in"/>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P2408" style:parent-style-name="Normalny" style:family="paragraph">
      <style:paragraph-properties fo:text-align="justify" fo:line-height="150%">
        <style:tab-stops>
          <style:tab-stop style:type="left" style:position="0.4229in"/>
          <style:tab-stop style:type="left" style:position="1.1229in"/>
        </style:tab-stops>
      </style:paragraph-properties>
    </style:style>
    <style:style style:name="T2409" style:parent-style-name="Domyślnaczcionkaakapitu" style:family="text">
      <style:text-properties fo:background-color="#80FFFF" style:text-underline-type="single" style:text-underline-style="solid" style:text-underline-width="auto" style:text-underline-mode="continuous"/>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text-underline-type="single" style:text-underline-style="solid" style:text-underline-width="auto" style:text-underline-mode="continuous"/>
    </style:style>
    <style:style style:name="T2412" style:parent-style-name="Domyślnaczcionkaakapitu" style:family="text">
      <style:text-properties style:text-underline-type="single" style:text-underline-style="solid" style:text-underline-width="auto" style:text-underline-mode="continuous"/>
    </style:style>
    <style:style style:name="P2413" style:parent-style-name="Normalny" style:family="paragraph">
      <style:paragraph-properties fo:text-align="justify" fo:line-height="150%" fo:text-indent="0.2479in">
        <style:tab-stops>
          <style:tab-stop style:type="left" style:position="0.4229in"/>
          <style:tab-stop style:type="left" style:position="1.1229in"/>
        </style:tab-stops>
      </style:paragraph-properties>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P2422" style:parent-style-name="Normalny" style:family="paragraph">
      <style:paragraph-properties fo:text-align="justify" fo:line-height="150%" fo:text-indent="0.2479in"/>
    </style:style>
    <style:style style:name="P2423" style:parent-style-name="Normalny" style:family="paragraph">
      <style:paragraph-properties fo:text-align="justify" fo:line-height="150%" fo:text-indent="0.2479in"/>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P2426" style:parent-style-name="Normalny" style:family="paragraph">
      <style:paragraph-properties fo:text-align="justify" fo:line-height="150%"/>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P2429" style:parent-style-name="Normalny" style:family="paragraph">
      <style:paragraph-properties fo:text-align="justify" fo:line-height="150%" fo:text-indent="0.2479in"/>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P2432" style:parent-style-name="Normalny" style:family="paragraph">
      <style:paragraph-properties fo:text-align="justify" fo:line-height="150%" fo:text-indent="0.2479in"/>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fo:text-indent="0.2479in"/>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style:style>
    <style:style style:name="T2443" style:parent-style-name="Domyślnaczcionkaakapitu" style:family="text">
      <style:text-properties style:text-underline-type="single" style:text-underline-style="solid" style:text-underline-width="auto" style:text-underline-mode="continuous"/>
    </style:style>
    <style:style style:name="T2444" style:parent-style-name="Domyślnaczcionkaakapitu" style:family="text">
      <style:text-properties fo:background-color="#80FFFF" style:text-underline-type="single" style:text-underline-style="solid" style:text-underline-width="auto" style:text-underline-mode="continuous"/>
    </style:style>
    <style:style style:name="T2445" style:parent-style-name="Domyślnaczcionkaakapitu" style:family="text">
      <style:text-properties style:text-underline-type="single" style:text-underline-style="solid" style:text-underline-width="auto" style:text-underline-mode="continuous"/>
    </style:style>
    <style:style style:name="T2446" style:parent-style-name="Domyślnaczcionkaakapitu" style:family="text">
      <style:text-properties fo:background-color="#80FFFF" style:text-underline-type="single" style:text-underline-style="solid" style:text-underline-width="auto" style:text-underline-mode="continuous"/>
    </style:style>
    <style:style style:name="T2447" style:parent-style-name="Domyślnaczcionkaakapitu" style:family="text">
      <style:text-properties style:text-underline-type="single" style:text-underline-style="solid" style:text-underline-width="auto" style:text-underline-mode="continuous"/>
    </style:style>
    <style:style style:name="T2448" style:parent-style-name="Domyślnaczcionkaakapitu" style:family="text">
      <style:text-properties fo:background-color="#80FFFF" style:text-underline-type="single" style:text-underline-style="solid" style:text-underline-width="auto" style:text-underline-mode="continuous"/>
    </style:style>
    <style:style style:name="P2449" style:parent-style-name="Normalny" style:family="paragraph">
      <style:paragraph-properties fo:text-align="justify" fo:line-height="150%" fo:text-indent="0.2479in"/>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P2453" style:parent-style-name="Normalny" style:family="paragraph">
      <style:paragraph-properties fo:text-align="justify" fo:line-height="150%"/>
    </style:style>
    <style:style style:name="T2454" style:parent-style-name="Domyślnaczcionkaakapitu" style:family="text">
      <style:text-properties style:text-underline-type="single" style:text-underline-style="solid" style:text-underline-width="auto" style:text-underline-mode="continuous"/>
    </style:style>
    <style:style style:name="T2455" style:parent-style-name="Domyślnaczcionkaakapitu" style:family="text">
      <style:text-properties fo:background-color="#80FFFF"/>
    </style:style>
    <style:style style:name="P2456" style:parent-style-name="Normalny" style:family="paragraph">
      <style:paragraph-properties fo:text-align="justify" fo:line-height="150%" fo:text-indent="0.2479in"/>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P2465" style:parent-style-name="Normalny" style:family="paragraph">
      <style:paragraph-properties fo:text-align="justify" fo:line-height="150%" fo:text-indent="0.2479in"/>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P2475" style:parent-style-name="Normalny" style:family="paragraph">
      <style:paragraph-properties fo:text-align="justify" fo:line-height="150%"/>
    </style:style>
    <style:style style:name="T2476" style:parent-style-name="Domyślnaczcionkaakapitu" style:family="text">
      <style:text-properties style:text-underline-type="single" style:text-underline-style="solid" style:text-underline-width="auto" style:text-underline-mode="continuous"/>
    </style:style>
    <style:style style:name="T2477" style:parent-style-name="Domyślnaczcionkaakapitu" style:family="text">
      <style:text-properties fo:background-color="#80FFFF" style:text-underline-type="single" style:text-underline-style="solid" style:text-underline-width="auto" style:text-underline-mode="continuous"/>
    </style:style>
    <style:style style:name="T2478" style:parent-style-name="Domyślnaczcionkaakapitu" style:family="text">
      <style:text-properties style:text-underline-type="single" style:text-underline-style="solid" style:text-underline-width="auto" style:text-underline-mode="continuous"/>
    </style:style>
    <style:style style:name="P2479" style:parent-style-name="Normalny" style:family="paragraph">
      <style:paragraph-properties fo:text-align="justify" fo:line-height="150%" fo:text-indent="0.2479in"/>
    </style:style>
    <style:style style:name="T2480" style:parent-style-name="Domyślnaczcionkaakapitu" style:family="text">
      <style:text-properties fo:background-color="#80FFFF"/>
    </style:style>
    <style:style style:name="P2481" style:parent-style-name="Normalny" style:family="paragraph">
      <style:paragraph-properties fo:text-align="justify" fo:line-height="150%"/>
    </style:style>
    <style:style style:name="T2482" style:parent-style-name="Domyślnaczcionkaakapitu" style:family="text">
      <style:text-properties style:text-underline-type="single" style:text-underline-style="solid" style:text-underline-width="auto" style:text-underline-mode="continuous"/>
    </style:style>
    <style:style style:name="T2483" style:parent-style-name="Domyślnaczcionkaakapitu" style:family="text">
      <style:text-properties fo:background-color="#80FFFF"/>
    </style:style>
    <style:style style:name="P2484" style:parent-style-name="Normalny" style:family="paragraph">
      <style:paragraph-properties fo:text-align="justify" fo:line-height="150%" fo:text-indent="0.2479in"/>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style:style>
    <style:style style:name="T2488" style:parent-style-name="Domyślnaczcionkaakapitu" style:family="text">
      <style:text-properties style:text-underline-type="single" style:text-underline-style="solid" style:text-underline-width="auto" style:text-underline-mode="continuous"/>
    </style:style>
    <style:style style:name="T2489" style:parent-style-name="Domyślnaczcionkaakapitu" style:family="text">
      <style:text-properties fo:background-color="#80FFFF" style:text-underline-type="single" style:text-underline-style="solid" style:text-underline-width="auto" style:text-underline-mode="continuous"/>
    </style:style>
    <style:style style:name="T2490" style:parent-style-name="Domyślnaczcionkaakapitu" style:family="text">
      <style:text-properties style:text-underline-type="single" style:text-underline-style="solid" style:text-underline-width="auto" style:text-underline-mode="continuous"/>
    </style:style>
    <style:style style:name="P2491" style:parent-style-name="Normalny" style:family="paragraph">
      <style:paragraph-properties fo:text-align="justify" fo:line-height="150%" fo:text-indent="0.2479in"/>
    </style:style>
    <style:style style:name="P2492" style:parent-style-name="Normalny" style:family="paragraph">
      <style:paragraph-properties fo:text-align="justify" fo:line-height="150%"/>
    </style:style>
    <style:style style:name="T2493" style:parent-style-name="Domyślnaczcionkaakapitu" style:family="text">
      <style:text-properties style:text-underline-type="single" style:text-underline-style="solid" style:text-underline-width="auto" style:text-underline-mode="continuous"/>
    </style:style>
    <style:style style:name="T2494" style:parent-style-name="Domyślnaczcionkaakapitu" style:family="text">
      <style:text-properties fo:background-color="#80FFFF"/>
    </style:style>
    <style:style style:name="P2495" style:parent-style-name="Normalny" style:family="paragraph">
      <style:paragraph-properties fo:text-align="justify" fo:line-height="150%" fo:text-indent="0.2479in"/>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style:style>
    <style:style style:name="T2502" style:parent-style-name="Domyślnaczcionkaakapitu" style:family="text">
      <style:text-properties style:text-underline-type="single" style:text-underline-style="solid" style:text-underline-width="auto" style:text-underline-mode="continuous"/>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fo:text-indent="0.2479in"/>
    </style:style>
    <style:style style:name="T2505" style:parent-style-name="Domyślnaczcionkaakapitu" style:family="text">
      <style:text-properties fo:background-color="#80FFFF"/>
    </style:style>
    <style:style style:name="P2506" style:parent-style-name="Normalny" style:family="paragraph">
      <style:paragraph-properties fo:text-align="justify" fo:line-height="150%"/>
    </style:style>
    <style:style style:name="T2507" style:parent-style-name="Domyślnaczcionkaakapitu" style:family="text">
      <style:text-properties style:text-underline-type="single" style:text-underline-style="solid" style:text-underline-width="auto" style:text-underline-mode="continuous"/>
    </style:style>
    <style:style style:name="T2508" style:parent-style-name="Domyślnaczcionkaakapitu" style:family="text">
      <style:text-properties fo:background-color="#80FFFF" style:text-underline-type="single" style:text-underline-style="solid" style:text-underline-width="auto" style:text-underline-mode="continuous"/>
    </style:style>
    <style:style style:name="T2509" style:parent-style-name="Domyślnaczcionkaakapitu" style:family="text">
      <style:text-properties style:text-underline-type="single" style:text-underline-style="solid" style:text-underline-width="auto" style:text-underline-mode="continuous"/>
    </style:style>
    <style:style style:name="T2510" style:parent-style-name="Domyślnaczcionkaakapitu" style:family="text">
      <style:text-properties fo:background-color="#80FFFF"/>
    </style:style>
    <style:style style:name="P2511" style:parent-style-name="Normalny" style:family="paragraph">
      <style:paragraph-properties fo:text-align="justify" fo:line-height="150%" fo:text-indent="0.2479in"/>
    </style:style>
    <style:style style:name="T2512" style:parent-style-name="Domyślnaczcionkaakapitu" style:family="text">
      <style:text-properties fo:background-color="#80FFFF"/>
    </style:style>
    <style:style style:name="P2513" style:parent-style-name="Normalny" style:family="paragraph">
      <style:paragraph-properties fo:text-align="justify" fo:line-height="150%"/>
    </style:style>
    <style:style style:name="T2514" style:parent-style-name="Domyślnaczcionkaakapitu" style:family="text">
      <style:text-properties style:text-underline-type="single" style:text-underline-style="solid" style:text-underline-width="auto" style:text-underline-mode="continuous"/>
    </style:style>
    <style:style style:name="T2515" style:parent-style-name="Domyślnaczcionkaakapitu" style:family="text">
      <style:text-properties fo:background-color="#80FFFF"/>
    </style:style>
    <style:style style:name="P2516" style:parent-style-name="Normalny" style:family="paragraph">
      <style:paragraph-properties fo:text-align="justify" fo:line-height="150%" fo:text-indent="0.2479in"/>
    </style:style>
    <style:style style:name="P2517" style:parent-style-name="Normalny" style:family="paragraph">
      <style:paragraph-properties fo:text-align="justify" fo:line-height="150%"/>
    </style:style>
    <style:style style:name="T2518" style:parent-style-name="Domyślnaczcionkaakapitu" style:family="text">
      <style:text-properties style:text-underline-type="single" style:text-underline-style="solid" style:text-underline-width="auto" style:text-underline-mode="continuous"/>
    </style:style>
    <style:style style:name="T2519" style:parent-style-name="Domyślnaczcionkaakapitu" style:family="text">
      <style:text-properties fo:background-color="#80FFFF"/>
    </style:style>
    <style:style style:name="P2520" style:parent-style-name="Normalny" style:family="paragraph">
      <style:paragraph-properties fo:text-align="justify" fo:line-height="150%" fo:margin-left="0.25in" fo:text-indent="0.2479in">
        <style:tab-stops/>
      </style:paragraph-properties>
    </style:style>
    <style:style style:name="T2521" style:parent-style-name="Domyślnaczcionkaakapitu" style:family="text">
      <style:text-properties fo:background-color="#80FFFF"/>
    </style:style>
    <style:style style:name="P2522" style:parent-style-name="Normalny" style:family="paragraph">
      <style:paragraph-properties fo:text-align="justify" fo:line-height="150%"/>
    </style:style>
    <style:style style:name="T2523" style:parent-style-name="Domyślnaczcionkaakapitu" style:family="text">
      <style:text-properties style:text-underline-type="single" style:text-underline-style="solid" style:text-underline-width="auto" style:text-underline-mode="continuous"/>
    </style:style>
    <style:style style:name="T2524" style:parent-style-name="Domyślnaczcionkaakapitu" style:family="text">
      <style:text-properties fo:background-color="#80FFFF"/>
    </style:style>
    <style:style style:name="P2525" style:parent-style-name="Normalny" style:family="paragraph">
      <style:paragraph-properties fo:text-align="justify" fo:line-height="150%" fo:text-indent="0.2479in"/>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P2534" style:parent-style-name="Normalny" style:family="paragraph">
      <style:paragraph-properties fo:text-align="justify" fo:line-height="150%"/>
    </style:style>
    <style:style style:name="T2535" style:parent-style-name="Domyślnaczcionkaakapitu" style:family="text">
      <style:text-properties fo:background-color="#80FFFF" style:text-underline-type="single" style:text-underline-style="solid" style:text-underline-width="auto" style:text-underline-mode="continuous"/>
    </style:style>
    <style:style style:name="T2536" style:parent-style-name="Domyślnaczcionkaakapitu" style:family="text">
      <style:text-properties style:text-underline-type="single" style:text-underline-style="solid" style:text-underline-width="auto" style:text-underline-mode="continuous"/>
    </style:style>
    <style:style style:name="T2537" style:parent-style-name="Domyślnaczcionkaakapitu" style:family="text">
      <style:text-properties fo:background-color="#80FFFF" style:text-underline-type="single" style:text-underline-style="solid" style:text-underline-width="auto" style:text-underline-mode="continuous"/>
    </style:style>
    <style:style style:name="T2538" style:parent-style-name="Domyślnaczcionkaakapitu" style:family="text">
      <style:text-properties style:text-underline-type="single" style:text-underline-style="solid" style:text-underline-width="auto" style:text-underline-mode="continuous"/>
    </style:style>
    <style:style style:name="P2539" style:parent-style-name="Normalny" style:family="paragraph">
      <style:paragraph-properties fo:text-align="justify" fo:line-height="150%" fo:text-indent="0.2479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P2542" style:parent-style-name="Normalny" style:family="paragraph">
      <style:paragraph-properties fo:text-align="justify" fo:line-height="150%"/>
    </style:style>
    <style:style style:name="P2543" style:parent-style-name="Normalny" style:family="paragraph">
      <style:paragraph-properties fo:text-align="justify" fo:line-height="150%" fo:text-indent="0.2479in"/>
    </style:style>
    <style:style style:name="T2544" style:parent-style-name="Domyślnaczcionkaakapitu" style:family="text">
      <style:text-properties fo:background-color="#80FFFF"/>
    </style:style>
    <style:style style:name="P2545" style:parent-style-name="Normalny" style:family="paragraph">
      <style:paragraph-properties fo:text-align="justify" fo:line-height="150%"/>
    </style:style>
    <style:style style:name="T2546" style:parent-style-name="Domyślnaczcionkaakapitu" style:family="text">
      <style:text-properties fo:background-color="#80FFFF" style:text-underline-type="single" style:text-underline-style="solid" style:text-underline-width="auto" style:text-underline-mode="continuous"/>
    </style:style>
    <style:style style:name="T2547" style:parent-style-name="Domyślnaczcionkaakapitu" style:family="text">
      <style:text-properties style:text-underline-type="single" style:text-underline-style="solid" style:text-underline-width="auto" style:text-underline-mode="continuous"/>
    </style:style>
    <style:style style:name="T2548" style:parent-style-name="Domyślnaczcionkaakapitu" style:family="text">
      <style:text-properties fo:background-color="#80FFFF" style:text-underline-type="single" style:text-underline-style="solid" style:text-underline-width="auto" style:text-underline-mode="continuous"/>
    </style:style>
    <style:style style:name="T2549" style:parent-style-name="Domyślnaczcionkaakapitu" style:family="text">
      <style:text-properties style:text-underline-type="single" style:text-underline-style="solid" style:text-underline-width="auto" style:text-underline-mode="continuous"/>
    </style:style>
    <style:style style:name="T2550" style:parent-style-name="Domyślnaczcionkaakapitu" style:family="text">
      <style:text-properties fo:background-color="#80FFFF" style:text-underline-type="single" style:text-underline-style="solid" style:text-underline-width="auto" style:text-underline-mode="continuous"/>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fo:text-indent="0.2479in"/>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P2556" style:parent-style-name="Normalny" style:family="paragraph">
      <style:paragraph-properties fo:text-align="justify" fo:line-height="150%" fo:text-indent="0.2479in"/>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P2565" style:parent-style-name="Normalny" style:family="paragraph">
      <style:paragraph-properties fo:text-align="justify" fo:line-height="150%" fo:text-indent="0.2479in"/>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P2573" style:parent-style-name="Normalny" style:family="paragraph">
      <style:paragraph-properties fo:text-align="justify" fo:line-height="150%" fo:text-indent="0.2479in"/>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P2581" style:parent-style-name="Normalny" style:family="paragraph">
      <style:paragraph-properties fo:text-align="justify" fo:line-height="150%" fo:text-indent="0.2479in"/>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fo:text-indent="0.2479in"/>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P2592" style:parent-style-name="Normalny" style:family="paragraph">
      <style:paragraph-properties fo:text-align="justify" fo:line-height="150%" fo:text-indent="0.2479in"/>
    </style:style>
    <style:style style:name="T2593" style:parent-style-name="Domyślnaczcionkaakapitu" style:family="text">
      <style:text-properties fo:background-color="#80FFFF"/>
    </style:style>
    <style:style style:name="P2594" style:parent-style-name="Normalny" style:family="paragraph">
      <style:paragraph-properties fo:text-align="justify" fo:line-height="150%" fo:text-indent="0.2479in"/>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P2597" style:parent-style-name="Normalny" style:family="paragraph">
      <style:paragraph-properties fo:text-align="justify" fo:line-height="150%" fo:text-indent="0.2479in"/>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fo:text-indent="0.2479in"/>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fo:text-indent="0.2479in"/>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P2610" style:parent-style-name="Normalny" style:family="paragraph">
      <style:paragraph-properties fo:text-align="justify" fo:line-height="150%" fo:text-indent="0.2479in"/>
    </style:style>
    <style:style style:name="P2611" style:parent-style-name="Normalny" style:family="paragraph">
      <style:paragraph-properties fo:text-align="justify" fo:line-height="150%" fo:text-indent="0.2479in"/>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P2614" style:parent-style-name="Normalny" style:family="paragraph">
      <style:paragraph-properties fo:text-align="justify" fo:line-height="150%" fo:text-indent="0.2479in"/>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P2620" style:parent-style-name="Normalny" style:family="paragraph">
      <style:paragraph-properties fo:text-align="justify" fo:line-height="150%" fo:text-indent="0.2479in"/>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P2627" style:parent-style-name="Normalny" style:family="paragraph">
      <style:paragraph-properties fo:text-align="justify" fo:line-height="150%" fo:text-indent="0.2479in"/>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style:style>
    <style:style style:name="T2633" style:parent-style-name="Domyślnaczcionkaakapitu" style:family="text">
      <style:text-properties style:text-underline-type="single" style:text-underline-style="solid" style:text-underline-width="auto" style:text-underline-mode="continuous"/>
    </style:style>
    <style:style style:name="T2634" style:parent-style-name="Domyślnaczcionkaakapitu" style:family="text">
      <style:text-properties fo:background-color="#80FFFF" style:text-underline-type="single" style:text-underline-style="solid" style:text-underline-width="auto" style:text-underline-mode="continuous"/>
    </style:style>
    <style:style style:name="T2635" style:parent-style-name="Domyślnaczcionkaakapitu" style:family="text">
      <style:text-properties style:text-underline-type="single" style:text-underline-style="solid" style:text-underline-width="auto" style:text-underline-mode="continuous"/>
    </style:style>
    <style:style style:name="P2636" style:parent-style-name="Normalny" style:family="paragraph">
      <style:paragraph-properties fo:text-align="justify" fo:line-height="150%" fo:text-indent="0.2479in"/>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P2644" style:parent-style-name="Normalny" style:family="paragraph">
      <style:paragraph-properties fo:text-align="justify" fo:line-height="150%" fo:text-indent="0.2479in"/>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P2654" style:parent-style-name="Normalny" style:family="paragraph">
      <style:paragraph-properties fo:text-align="justify" fo:line-height="150%" fo:text-indent="0.2479in"/>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P2658" style:parent-style-name="Normalny" style:family="paragraph">
      <style:paragraph-properties fo:text-align="justify" fo:line-height="150%"/>
    </style:style>
    <style:style style:name="T2659" style:parent-style-name="Domyślnaczcionkaakapitu" style:family="text">
      <style:text-properties style:text-underline-type="single" style:text-underline-style="solid" style:text-underline-width="auto" style:text-underline-mode="continuous"/>
    </style:style>
    <style:style style:name="P2660" style:parent-style-name="Normalny" style:family="paragraph">
      <style:paragraph-properties fo:text-align="justify" fo:line-height="150%" fo:text-indent="0.2479in"/>
    </style:style>
    <style:style style:name="T2661" style:parent-style-name="Domyślnaczcionkaakapitu" style:family="text">
      <style:text-properties fo:background-color="#80FFFF"/>
    </style:style>
    <style:style style:name="P2662" style:parent-style-name="Normalny" style:family="paragraph">
      <style:paragraph-properties fo:text-align="justify" fo:line-height="150%"/>
    </style:style>
    <style:style style:name="T2663" style:parent-style-name="Domyślnaczcionkaakapitu" style:family="text">
      <style:text-properties style:text-underline-type="single" style:text-underline-style="solid" style:text-underline-width="auto" style:text-underline-mode="continuous"/>
    </style:style>
    <style:style style:name="P2664" style:parent-style-name="Normalny" style:family="paragraph">
      <style:paragraph-properties fo:text-align="justify" fo:line-height="150%" fo:text-indent="0.2479in"/>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479in"/>
    </style:style>
    <style:style style:name="P2667" style:parent-style-name="Normalny" style:family="paragraph">
      <style:paragraph-properties fo:text-align="justify" fo:line-height="150%"/>
    </style:style>
    <style:style style:name="T2668" style:parent-style-name="Domyślnaczcionkaakapitu" style:family="text">
      <style:text-properties style:text-underline-type="single" style:text-underline-style="solid" style:text-underline-width="auto" style:text-underline-mode="continuous"/>
    </style:style>
    <style:style style:name="T2669" style:parent-style-name="Domyślnaczcionkaakapitu" style:family="text">
      <style:text-properties fo:background-color="#80FFFF" style:text-underline-type="single" style:text-underline-style="solid" style:text-underline-width="auto" style:text-underline-mode="continuous"/>
    </style:style>
    <style:style style:name="T2670" style:parent-style-name="Domyślnaczcionkaakapitu" style:family="text">
      <style:text-properties style:text-underline-type="single" style:text-underline-style="solid" style:text-underline-width="auto" style:text-underline-mode="continuous"/>
    </style:style>
    <style:style style:name="T2671" style:parent-style-name="Domyślnaczcionkaakapitu" style:family="text">
      <style:text-properties fo:background-color="#80FFFF" style:text-underline-type="single" style:text-underline-style="solid" style:text-underline-width="auto" style:text-underline-mode="continuous"/>
    </style:style>
    <style:style style:name="T2672" style:parent-style-name="Domyślnaczcionkaakapitu" style:family="text">
      <style:text-properties style:text-underline-type="single" style:text-underline-style="solid" style:text-underline-width="auto" style:text-underline-mode="continuous"/>
    </style:style>
    <style:style style:name="P2673" style:parent-style-name="Normalny" style:family="paragraph">
      <style:paragraph-properties fo:text-align="justify" fo:line-height="150%" fo:text-indent="0.2479in"/>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P2681" style:parent-style-name="Normalny" style:family="paragraph">
      <style:paragraph-properties fo:text-align="justify" fo:line-height="150%"/>
    </style:style>
    <style:style style:name="T2682" style:parent-style-name="Domyślnaczcionkaakapitu" style:family="text">
      <style:text-properties style:text-underline-type="single" style:text-underline-style="solid" style:text-underline-width="auto" style:text-underline-mode="continuous"/>
    </style:style>
    <style:style style:name="T2683" style:parent-style-name="Domyślnaczcionkaakapitu" style:family="text">
      <style:text-properties fo:background-color="#80FFFF" style:text-underline-type="single" style:text-underline-style="solid" style:text-underline-width="auto" style:text-underline-mode="continuous"/>
    </style:style>
    <style:style style:name="T2684" style:parent-style-name="Domyślnaczcionkaakapitu" style:family="text">
      <style:text-properties style:text-underline-type="single" style:text-underline-style="solid" style:text-underline-width="auto" style:text-underline-mode="continuous"/>
    </style:style>
    <style:style style:name="T2685" style:parent-style-name="Domyślnaczcionkaakapitu" style:family="text">
      <style:text-properties fo:background-color="#80FFFF"/>
    </style:style>
    <style:style style:name="P2686" style:parent-style-name="Normalny" style:family="paragraph">
      <style:paragraph-properties fo:text-align="justify" fo:line-height="150%" fo:text-indent="0.2479in"/>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P2689" style:parent-style-name="Normalny" style:family="paragraph">
      <style:paragraph-properties fo:text-align="justify" fo:line-height="150%"/>
    </style:style>
    <style:style style:name="T2690" style:parent-style-name="Domyślnaczcionkaakapitu" style:family="text">
      <style:text-properties style:text-underline-type="single" style:text-underline-style="solid" style:text-underline-width="auto" style:text-underline-mode="continuous"/>
    </style:style>
    <style:style style:name="T2691" style:parent-style-name="Domyślnaczcionkaakapitu" style:family="text">
      <style:text-properties fo:background-color="#80FFFF" style:text-underline-type="single" style:text-underline-style="solid" style:text-underline-width="auto" style:text-underline-mode="continuous"/>
    </style:style>
    <style:style style:name="T2692" style:parent-style-name="Domyślnaczcionkaakapitu" style:family="text">
      <style:text-properties style:text-underline-type="single" style:text-underline-style="solid" style:text-underline-width="auto" style:text-underline-mode="continuous"/>
    </style:style>
    <style:style style:name="T2693" style:parent-style-name="Domyślnaczcionkaakapitu" style:family="text">
      <style:text-properties fo:background-color="#80FFFF" style:text-underline-type="single" style:text-underline-style="solid" style:text-underline-width="auto" style:text-underline-mode="continuous"/>
    </style:style>
    <style:style style:name="T2694" style:parent-style-name="Domyślnaczcionkaakapitu" style:family="text">
      <style:text-properties style:text-underline-type="single" style:text-underline-style="solid" style:text-underline-width="auto" style:text-underline-mode="continuous"/>
    </style:style>
    <style:style style:name="T2695" style:parent-style-name="Domyślnaczcionkaakapitu" style:family="text">
      <style:text-properties fo:background-color="#80FFFF"/>
    </style:style>
    <style:style style:name="P2696" style:parent-style-name="Normalny" style:family="paragraph">
      <style:paragraph-properties fo:text-align="justify" fo:line-height="150%" fo:text-indent="0.2479in"/>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P2699" style:parent-style-name="Normalny" style:family="paragraph">
      <style:paragraph-properties fo:text-align="justify" fo:line-height="150%" fo:text-indent="0.2479in"/>
    </style:style>
    <style:style style:name="P2700" style:parent-style-name="Normalny" style:family="paragraph">
      <style:paragraph-properties fo:text-align="justify" fo:line-height="150%" fo:text-indent="0.2479in"/>
    </style:style>
    <style:style style:name="T2701" style:parent-style-name="Domyślnaczcionkaakapitu" style:family="text">
      <style:text-properties fo:background-color="#80FFFF"/>
    </style:style>
    <style:style style:name="P2702" style:parent-style-name="Normalny" style:family="paragraph">
      <style:paragraph-properties fo:text-align="justify" fo:line-height="150%"/>
    </style:style>
    <style:style style:name="T2703" style:parent-style-name="Domyślnaczcionkaakapitu" style:family="text">
      <style:text-properties style:text-underline-type="single" style:text-underline-style="solid" style:text-underline-width="auto" style:text-underline-mode="continuous"/>
    </style:style>
    <style:style style:name="T2704" style:parent-style-name="Domyślnaczcionkaakapitu" style:family="text">
      <style:text-properties fo:background-color="#80FFFF" style:text-underline-type="single" style:text-underline-style="solid" style:text-underline-width="auto" style:text-underline-mode="continuous"/>
    </style:style>
    <style:style style:name="T2705" style:parent-style-name="Domyślnaczcionkaakapitu" style:family="text">
      <style:text-properties style:text-underline-type="single" style:text-underline-style="solid" style:text-underline-width="auto" style:text-underline-mode="continuous"/>
    </style:style>
    <style:style style:name="P2706" style:parent-style-name="Normalny" style:family="paragraph">
      <style:paragraph-properties fo:text-align="justify" fo:line-height="150%" fo:text-indent="0.2479in"/>
    </style:style>
    <style:style style:name="T2707" style:parent-style-name="Domyślnaczcionkaakapitu" style:family="text">
      <style:text-properties fo:background-color="#80FFFF"/>
    </style:style>
    <style:style style:name="P2708" style:parent-style-name="Normalny" style:family="paragraph">
      <style:paragraph-properties fo:text-align="justify" fo:line-height="150%"/>
    </style:style>
    <style:style style:name="T2709" style:parent-style-name="Domyślnaczcionkaakapitu" style:family="text">
      <style:text-properties style:text-underline-type="single" style:text-underline-style="solid" style:text-underline-width="auto" style:text-underline-mode="continuous"/>
    </style:style>
    <style:style style:name="P2710" style:parent-style-name="Normalny" style:family="paragraph">
      <style:paragraph-properties fo:text-align="justify" fo:line-height="150%" fo:text-indent="0.2479in"/>
    </style:style>
    <style:style style:name="P2711" style:parent-style-name="Normalny" style:family="paragraph">
      <style:paragraph-properties fo:text-align="justify" fo:line-height="150%" fo:text-indent="0.2479in"/>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P2718" style:parent-style-name="Normalny" style:family="paragraph">
      <style:paragraph-properties fo:text-align="justify" fo:line-height="150%" fo:text-indent="0.2479in"/>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P2724" style:parent-style-name="Normalny" style:family="paragraph">
      <style:paragraph-properties fo:text-align="justify" fo:line-height="150%" fo:text-indent="0.2479in"/>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P2727" style:parent-style-name="Normalny" style:family="paragraph">
      <style:paragraph-properties fo:text-align="justify" fo:line-height="150%" fo:text-indent="0.2479in"/>
    </style:style>
    <style:style style:name="P2728" style:parent-style-name="Normalny" style:family="paragraph">
      <style:paragraph-properties fo:text-align="justify" fo:line-height="150%"/>
    </style:style>
    <style:style style:name="T2729" style:parent-style-name="Domyślnaczcionkaakapitu" style:family="text">
      <style:text-properties style:text-underline-type="single" style:text-underline-style="solid" style:text-underline-width="auto" style:text-underline-mode="continuous"/>
    </style:style>
    <style:style style:name="T2730" style:parent-style-name="Domyślnaczcionkaakapitu" style:family="text">
      <style:text-properties fo:background-color="#80FFFF" style:text-underline-type="single" style:text-underline-style="solid" style:text-underline-width="auto" style:text-underline-mode="continuous"/>
    </style:style>
    <style:style style:name="T2731" style:parent-style-name="Domyślnaczcionkaakapitu" style:family="text">
      <style:text-properties style:text-underline-type="single" style:text-underline-style="solid" style:text-underline-width="auto" style:text-underline-mode="continuous"/>
    </style:style>
    <style:style style:name="T2732" style:parent-style-name="Domyślnaczcionkaakapitu" style:family="text">
      <style:text-properties fo:background-color="#80FFFF"/>
    </style:style>
    <style:style style:name="P2733" style:parent-style-name="Normalny" style:family="paragraph">
      <style:paragraph-properties fo:text-align="justify" fo:line-height="150%" fo:text-indent="0.2479in"/>
    </style:style>
    <style:style style:name="P2734" style:parent-style-name="Normalny" style:family="paragraph">
      <style:paragraph-properties fo:text-align="justify" fo:line-height="150%" fo:text-indent="0.2479in"/>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P2737" style:parent-style-name="Normalny" style:family="paragraph">
      <style:paragraph-properties fo:text-align="justify" fo:line-height="150%" fo:text-indent="0.2479in"/>
    </style:style>
    <style:style style:name="T2738" style:parent-style-name="Domyślnaczcionkaakapitu" style:family="text">
      <style:text-properties fo:background-color="#80FFFF"/>
    </style:style>
    <style:style style:name="P2739" style:parent-style-name="Normalny" style:family="paragraph">
      <style:paragraph-properties fo:text-align="justify" fo:line-height="150%" fo:text-indent="0.2479in"/>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P2744" style:parent-style-name="Normalny" style:family="paragraph">
      <style:paragraph-properties fo:text-align="justify" fo:line-height="150%" fo:text-indent="0.2479in"/>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P2747" style:parent-style-name="Normalny" style:family="paragraph">
      <style:paragraph-properties fo:text-align="justify" fo:line-height="150%" fo:text-indent="0.2479in"/>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P2756" style:parent-style-name="Normalny" style:family="paragraph">
      <style:paragraph-properties fo:text-align="justify" fo:line-height="150%"/>
    </style:style>
    <style:style style:name="T2757" style:parent-style-name="Domyślnaczcionkaakapitu" style:family="text">
      <style:text-properties style:text-underline-type="single" style:text-underline-style="solid" style:text-underline-width="auto" style:text-underline-mode="continuous"/>
    </style:style>
    <style:style style:name="T2758" style:parent-style-name="Domyślnaczcionkaakapitu" style:family="text">
      <style:text-properties fo:background-color="#80FFFF" style:text-underline-type="single" style:text-underline-style="solid" style:text-underline-width="auto" style:text-underline-mode="continuous"/>
    </style:style>
    <style:style style:name="T2759" style:parent-style-name="Domyślnaczcionkaakapitu" style:family="text">
      <style:text-properties style:text-underline-type="single" style:text-underline-style="solid" style:text-underline-width="auto" style:text-underline-mode="continuous"/>
    </style:style>
    <style:style style:name="T2760" style:parent-style-name="Domyślnaczcionkaakapitu" style:family="text">
      <style:text-properties fo:background-color="#80FFFF"/>
    </style:style>
    <style:style style:name="P2761" style:parent-style-name="Normalny" style:family="paragraph">
      <style:paragraph-properties fo:text-align="justify" fo:line-height="150%" fo:text-indent="0.2479in"/>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P2773" style:parent-style-name="Normalny" style:family="paragraph">
      <style:paragraph-properties fo:text-align="justify" fo:line-height="150%"/>
    </style:style>
    <style:style style:name="T2774" style:parent-style-name="Domyślnaczcionkaakapitu" style:family="text">
      <style:text-properties style:text-underline-type="single" style:text-underline-style="solid" style:text-underline-width="auto" style:text-underline-mode="continuous"/>
    </style:style>
    <style:style style:name="T2775" style:parent-style-name="Domyślnaczcionkaakapitu" style:family="text">
      <style:text-properties fo:background-color="#80FFFF" style:text-underline-type="single" style:text-underline-style="solid" style:text-underline-width="auto" style:text-underline-mode="continuous"/>
    </style:style>
    <style:style style:name="T2776" style:parent-style-name="Domyślnaczcionkaakapitu" style:family="text">
      <style:text-properties style:text-underline-type="single" style:text-underline-style="solid" style:text-underline-width="auto" style:text-underline-mode="continuous"/>
    </style:style>
    <style:style style:name="T2777" style:parent-style-name="Domyślnaczcionkaakapitu" style:family="text">
      <style:text-properties fo:background-color="#80FFFF" style:text-underline-type="single" style:text-underline-style="solid" style:text-underline-width="auto" style:text-underline-mode="continuous"/>
    </style:style>
    <style:style style:name="T2778" style:parent-style-name="Domyślnaczcionkaakapitu" style:family="text">
      <style:text-properties style:text-underline-type="single" style:text-underline-style="solid" style:text-underline-width="auto" style:text-underline-mode="continuous"/>
    </style:style>
    <style:style style:name="P2779" style:parent-style-name="Normalny" style:family="paragraph">
      <style:paragraph-properties fo:text-align="justify" fo:line-height="150%" fo:text-indent="0.2479in"/>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P2782" style:parent-style-name="Normalny" style:family="paragraph">
      <style:paragraph-properties fo:text-align="justify" fo:line-height="150%" fo:text-indent="0.2479in"/>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P2787" style:parent-style-name="Normalny" style:family="paragraph">
      <style:paragraph-properties fo:text-align="justify" fo:line-height="150%" fo:text-indent="0.2479in"/>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P2796" style:parent-style-name="Normalny" style:family="paragraph">
      <style:paragraph-properties fo:text-align="justify" fo:line-height="150%" fo:text-indent="0.2479in"/>
    </style:style>
    <style:style style:name="T2797" style:parent-style-name="Domyślnaczcionkaakapitu" style:family="text">
      <style:text-properties fo:background-color="#80FFFF"/>
    </style:style>
    <style:style style:name="P2798" style:parent-style-name="Normalny" style:family="paragraph">
      <style:paragraph-properties fo:text-align="justify" fo:line-height="150%" fo:text-indent="0.2479in"/>
    </style:style>
    <style:style style:name="T2799" style:parent-style-name="Domyślnaczcionkaakapitu" style:family="text">
      <style:text-properties fo:background-color="#80FFFF"/>
    </style:style>
    <style:style style:name="P2800" style:parent-style-name="Normalny" style:family="paragraph">
      <style:paragraph-properties fo:text-align="justify" fo:line-height="150%"/>
    </style:style>
    <style:style style:name="T2801" style:parent-style-name="Domyślnaczcionkaakapitu" style:family="text">
      <style:text-properties style:text-underline-type="single" style:text-underline-style="solid" style:text-underline-width="auto" style:text-underline-mode="continuous"/>
    </style:style>
    <style:style style:name="T2802" style:parent-style-name="Domyślnaczcionkaakapitu" style:family="text">
      <style:text-properties fo:background-color="#80FFFF" style:text-underline-type="single" style:text-underline-style="solid" style:text-underline-width="auto" style:text-underline-mode="continuous"/>
    </style:style>
    <style:style style:name="T2803" style:parent-style-name="Domyślnaczcionkaakapitu" style:family="text">
      <style:text-properties style:text-underline-type="single" style:text-underline-style="solid" style:text-underline-width="auto" style:text-underline-mode="continuous"/>
    </style:style>
    <style:style style:name="T2804" style:parent-style-name="Domyślnaczcionkaakapitu" style:family="text">
      <style:text-properties fo:background-color="#80FFFF"/>
    </style:style>
    <style:style style:name="P2805" style:parent-style-name="Normalny" style:family="paragraph">
      <style:paragraph-properties fo:text-align="justify" fo:line-height="150%" fo:text-indent="0.2479in"/>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P2810" style:parent-style-name="Normalny" style:family="paragraph">
      <style:paragraph-properties fo:text-align="justify" fo:line-height="150%"/>
    </style:style>
    <style:style style:name="T2811" style:parent-style-name="Domyślnaczcionkaakapitu" style:family="text">
      <style:text-properties style:text-underline-type="single" style:text-underline-style="solid" style:text-underline-width="auto" style:text-underline-mode="continuous"/>
    </style:style>
    <style:style style:name="T2812" style:parent-style-name="Domyślnaczcionkaakapitu" style:family="text">
      <style:text-properties fo:background-color="#80FFFF" style:text-underline-type="single" style:text-underline-style="solid" style:text-underline-width="auto" style:text-underline-mode="continuous"/>
    </style:style>
    <style:style style:name="T2813" style:parent-style-name="Domyślnaczcionkaakapitu" style:family="text">
      <style:text-properties style:text-underline-type="single" style:text-underline-style="solid" style:text-underline-width="auto" style:text-underline-mode="continuous"/>
    </style:style>
    <style:style style:name="P2814" style:parent-style-name="Normalny" style:family="paragraph">
      <style:paragraph-properties fo:text-align="justify" fo:line-height="150%" fo:text-indent="0.2479in"/>
    </style:style>
    <style:style style:name="P2815" style:parent-style-name="Normalny" style:family="paragraph">
      <style:paragraph-properties fo:text-align="justify" fo:line-height="150%" fo:text-indent="0.2479in"/>
    </style:style>
    <style:style style:name="T2816" style:parent-style-name="Domyślnaczcionkaakapitu" style:family="text">
      <style:text-properties fo:background-color="#80FFFF"/>
    </style:style>
    <style:style style:name="P2817" style:parent-style-name="Normalny" style:family="paragraph">
      <style:paragraph-properties fo:text-align="justify" fo:line-height="150%"/>
    </style:style>
    <style:style style:name="T2818" style:parent-style-name="Domyślnaczcionkaakapitu" style:family="text">
      <style:text-properties style:text-underline-type="single" style:text-underline-style="solid" style:text-underline-width="auto" style:text-underline-mode="continuous"/>
    </style:style>
    <style:style style:name="T2819" style:parent-style-name="Domyślnaczcionkaakapitu" style:family="text">
      <style:text-properties fo:background-color="#80FFFF" style:text-underline-type="single" style:text-underline-style="solid" style:text-underline-width="auto" style:text-underline-mode="continuous"/>
    </style:style>
    <style:style style:name="T2820" style:parent-style-name="Domyślnaczcionkaakapitu" style:family="text">
      <style:text-properties style:text-underline-type="single" style:text-underline-style="solid" style:text-underline-width="auto" style:text-underline-mode="continuous"/>
    </style:style>
    <style:style style:name="P2821" style:parent-style-name="Normalny" style:family="paragraph">
      <style:paragraph-properties fo:text-align="justify" fo:line-height="150%" fo:text-indent="0.2479in"/>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P2827" style:parent-style-name="Normalny" style:family="paragraph">
      <style:paragraph-properties fo:text-align="justify" fo:line-height="150%"/>
    </style:style>
    <style:style style:name="T2828" style:parent-style-name="Domyślnaczcionkaakapitu" style:family="text">
      <style:text-properties style:text-underline-type="single" style:text-underline-style="solid" style:text-underline-width="auto" style:text-underline-mode="continuous"/>
    </style:style>
    <style:style style:name="T2829" style:parent-style-name="Domyślnaczcionkaakapitu" style:family="text">
      <style:text-properties fo:background-color="#80FFFF" style:text-underline-type="single" style:text-underline-style="solid" style:text-underline-width="auto" style:text-underline-mode="continuous"/>
    </style:style>
    <style:style style:name="T2830" style:parent-style-name="Domyślnaczcionkaakapitu" style:family="text">
      <style:text-properties style:text-underline-type="single" style:text-underline-style="solid" style:text-underline-width="auto" style:text-underline-mode="continuous"/>
    </style:style>
    <style:style style:name="T2831" style:parent-style-name="Domyślnaczcionkaakapitu" style:family="text">
      <style:text-properties fo:background-color="#80FFFF" style:text-underline-type="single" style:text-underline-style="solid" style:text-underline-width="auto" style:text-underline-mode="continuous"/>
    </style:style>
    <style:style style:name="T2832" style:parent-style-name="Domyślnaczcionkaakapitu" style:family="text">
      <style:text-properties fo:background-color="#80FFFF"/>
    </style:style>
    <style:style style:name="P2833" style:parent-style-name="Normalny" style:family="paragraph">
      <style:paragraph-properties fo:text-align="justify" fo:line-height="150%" fo:text-indent="0.2479in"/>
    </style:style>
    <style:style style:name="T2834" style:parent-style-name="Domyślnaczcionkaakapitu" style:family="text">
      <style:text-properties fo:background-color="#80FFFF"/>
    </style:style>
    <style:style style:name="P2835" style:parent-style-name="Normalny" style:family="paragraph">
      <style:paragraph-properties fo:text-align="justify" fo:line-height="150%"/>
    </style:style>
    <style:style style:name="T2836" style:parent-style-name="Domyślnaczcionkaakapitu" style:family="text">
      <style:text-properties style:text-underline-type="single" style:text-underline-style="solid" style:text-underline-width="auto" style:text-underline-mode="continuous"/>
    </style:style>
    <style:style style:name="P2837" style:parent-style-name="Normalny" style:family="paragraph">
      <style:paragraph-properties fo:text-align="justify" fo:line-height="150%" fo:text-indent="0.2479in"/>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P2840" style:parent-style-name="Normalny" style:family="paragraph">
      <style:paragraph-properties fo:text-align="justify" fo:line-height="150%"/>
    </style:style>
    <style:style style:name="T2841" style:parent-style-name="Domyślnaczcionkaakapitu" style:family="text">
      <style:text-properties style:text-underline-type="single" style:text-underline-style="solid" style:text-underline-width="auto" style:text-underline-mode="continuous"/>
    </style:style>
    <style:style style:name="T2842" style:parent-style-name="Domyślnaczcionkaakapitu" style:family="text">
      <style:text-properties fo:background-color="#80FFFF" style:text-underline-type="single" style:text-underline-style="solid" style:text-underline-width="auto" style:text-underline-mode="continuous"/>
    </style:style>
    <style:style style:name="T2843" style:parent-style-name="Domyślnaczcionkaakapitu" style:family="text">
      <style:text-properties style:text-underline-type="single" style:text-underline-style="solid" style:text-underline-width="auto" style:text-underline-mode="continuous"/>
    </style:style>
    <style:style style:name="P2844" style:parent-style-name="Normalny" style:family="paragraph">
      <style:paragraph-properties fo:text-align="justify" fo:line-height="150%" fo:text-indent="0.2479in"/>
    </style:style>
    <style:style style:name="P2845" style:parent-style-name="Normalny" style:family="paragraph">
      <style:paragraph-properties fo:text-align="justify" fo:line-height="150%"/>
    </style:style>
    <style:style style:name="T2846" style:parent-style-name="Domyślnaczcionkaakapitu" style:family="text">
      <style:text-properties style:text-underline-type="single" style:text-underline-style="solid" style:text-underline-width="auto" style:text-underline-mode="continuous"/>
    </style:style>
    <style:style style:name="T2847" style:parent-style-name="Domyślnaczcionkaakapitu" style:family="text">
      <style:text-properties fo:background-color="#80FFFF" style:text-underline-type="single" style:text-underline-style="solid" style:text-underline-width="auto" style:text-underline-mode="continuous"/>
    </style:style>
    <style:style style:name="T2848" style:parent-style-name="Domyślnaczcionkaakapitu" style:family="text">
      <style:text-properties style:text-underline-type="single" style:text-underline-style="solid" style:text-underline-width="auto" style:text-underline-mode="continuous"/>
    </style:style>
    <style:style style:name="T2849" style:parent-style-name="Domyślnaczcionkaakapitu" style:family="text">
      <style:text-properties fo:background-color="#80FFFF" style:text-underline-type="single" style:text-underline-style="solid" style:text-underline-width="auto" style:text-underline-mode="continuous"/>
    </style:style>
    <style:style style:name="T2850" style:parent-style-name="Domyślnaczcionkaakapitu" style:family="text">
      <style:text-properties style:text-underline-type="single" style:text-underline-style="solid" style:text-underline-width="auto" style:text-underline-mode="continuous"/>
    </style:style>
    <style:style style:name="T2851" style:parent-style-name="Domyślnaczcionkaakapitu" style:family="text">
      <style:text-properties fo:background-color="#80FFFF"/>
    </style:style>
    <style:style style:name="P2852" style:parent-style-name="Normalny" style:family="paragraph">
      <style:paragraph-properties fo:text-align="justify" fo:line-height="150%" fo:text-indent="0.2479in"/>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P2855" style:parent-style-name="Normalny" style:family="paragraph">
      <style:paragraph-properties fo:text-align="justify" fo:line-height="150%"/>
    </style:style>
    <style:style style:name="T2856" style:parent-style-name="Domyślnaczcionkaakapitu" style:family="text">
      <style:text-properties style:text-underline-type="single" style:text-underline-style="solid" style:text-underline-width="auto" style:text-underline-mode="continuous"/>
    </style:style>
    <style:style style:name="T2857" style:parent-style-name="Domyślnaczcionkaakapitu" style:family="text">
      <style:text-properties fo:background-color="#80FFFF" style:text-underline-type="single" style:text-underline-style="solid" style:text-underline-width="auto" style:text-underline-mode="continuous"/>
    </style:style>
    <style:style style:name="T2858" style:parent-style-name="Domyślnaczcionkaakapitu" style:family="text">
      <style:text-properties style:text-underline-type="single" style:text-underline-style="solid" style:text-underline-width="auto" style:text-underline-mode="continuous"/>
    </style:style>
    <style:style style:name="T2859" style:parent-style-name="Domyślnaczcionkaakapitu" style:family="text">
      <style:text-properties fo:background-color="#80FFFF" style:text-underline-type="single" style:text-underline-style="solid" style:text-underline-width="auto" style:text-underline-mode="continuous"/>
    </style:style>
    <style:style style:name="T2860" style:parent-style-name="Domyślnaczcionkaakapitu" style:family="text">
      <style:text-properties style:text-underline-type="single" style:text-underline-style="solid" style:text-underline-width="auto" style:text-underline-mode="continuous"/>
    </style:style>
    <style:style style:name="T2861" style:parent-style-name="Domyślnaczcionkaakapitu" style:family="text">
      <style:text-properties fo:background-color="#80FFFF" style:text-underline-type="single" style:text-underline-style="solid" style:text-underline-width="auto" style:text-underline-mode="continuous"/>
    </style:style>
    <style:style style:name="T2862" style:parent-style-name="Domyślnaczcionkaakapitu" style:family="text">
      <style:text-properties style:text-underline-type="single" style:text-underline-style="solid" style:text-underline-width="auto" style:text-underline-mode="continuous"/>
    </style:style>
    <style:style style:name="P2863" style:parent-style-name="Normalny" style:family="paragraph">
      <style:paragraph-properties fo:text-align="justify" fo:line-height="150%" fo:text-indent="0.2479in"/>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P2866" style:parent-style-name="Normalny" style:family="paragraph">
      <style:paragraph-properties fo:text-align="justify" fo:line-height="150%"/>
    </style:style>
    <style:style style:name="T2867" style:parent-style-name="Domyślnaczcionkaakapitu" style:family="text">
      <style:text-properties style:text-underline-type="single" style:text-underline-style="solid" style:text-underline-width="auto" style:text-underline-mode="continuous"/>
    </style:style>
    <style:style style:name="T2868" style:parent-style-name="Domyślnaczcionkaakapitu" style:family="text">
      <style:text-properties fo:background-color="#80FFFF" style:text-underline-type="single" style:text-underline-style="solid" style:text-underline-width="auto" style:text-underline-mode="continuous"/>
    </style:style>
    <style:style style:name="T2869" style:parent-style-name="Domyślnaczcionkaakapitu" style:family="text">
      <style:text-properties style:text-underline-type="single" style:text-underline-style="solid" style:text-underline-width="auto" style:text-underline-mode="continuous"/>
    </style:style>
    <style:style style:name="P2870" style:parent-style-name="Normalny" style:family="paragraph">
      <style:paragraph-properties fo:text-align="justify" fo:line-height="150%" fo:text-indent="0.2479in"/>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P2877" style:parent-style-name="Normalny" style:family="paragraph">
      <style:paragraph-properties fo:text-align="justify" fo:line-height="150%"/>
    </style:style>
    <style:style style:name="T2878" style:parent-style-name="Domyślnaczcionkaakapitu" style:family="text">
      <style:text-properties fo:background-color="#80FFFF" style:text-underline-type="single" style:text-underline-style="solid" style:text-underline-width="auto" style:text-underline-mode="continuous"/>
    </style:style>
    <style:style style:name="T2879" style:parent-style-name="Domyślnaczcionkaakapitu" style:family="text">
      <style:text-properties style:text-underline-type="single" style:text-underline-style="solid" style:text-underline-width="auto" style:text-underline-mode="continuous"/>
    </style:style>
    <style:style style:name="P2880" style:parent-style-name="Normalny" style:family="paragraph">
      <style:paragraph-properties fo:text-align="justify" fo:line-height="150%" fo:text-indent="0.2479in"/>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style:style>
    <style:style style:name="T2883" style:parent-style-name="Domyślnaczcionkaakapitu" style:family="text">
      <style:text-properties style:text-underline-type="single" style:text-underline-style="solid" style:text-underline-width="auto" style:text-underline-mode="continuous"/>
    </style:style>
    <style:style style:name="P2884" style:parent-style-name="Normalny" style:family="paragraph">
      <style:paragraph-properties fo:text-align="justify" fo:line-height="150%" fo:text-indent="0.2479in"/>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P2889" style:parent-style-name="Normalny" style:family="paragraph">
      <style:paragraph-properties fo:text-align="justify" fo:line-height="150%"/>
    </style:style>
    <style:style style:name="T2890" style:parent-style-name="Domyślnaczcionkaakapitu" style:family="text">
      <style:text-properties style:text-underline-type="single" style:text-underline-style="solid" style:text-underline-width="auto" style:text-underline-mode="continuous"/>
    </style:style>
    <style:style style:name="T2891" style:parent-style-name="Domyślnaczcionkaakapitu" style:family="text">
      <style:text-properties fo:background-color="#80FFFF" style:text-underline-type="single" style:text-underline-style="solid" style:text-underline-width="auto" style:text-underline-mode="continuous"/>
    </style:style>
    <style:style style:name="T2892" style:parent-style-name="Domyślnaczcionkaakapitu" style:family="text">
      <style:text-properties style:text-underline-type="single" style:text-underline-style="solid" style:text-underline-width="auto" style:text-underline-mode="continuous"/>
    </style:style>
    <style:style style:name="P2893" style:parent-style-name="Normalny" style:family="paragraph">
      <style:paragraph-properties fo:text-align="justify" fo:line-height="150%" fo:text-indent="0.2479in"/>
    </style:style>
    <style:style style:name="T2894" style:parent-style-name="Domyślnaczcionkaakapitu" style:family="text">
      <style:text-properties fo:background-color="#80FFFF"/>
    </style:style>
    <style:style style:name="P2895" style:parent-style-name="Normalny" style:family="paragraph">
      <style:paragraph-properties fo:text-align="justify" fo:line-height="150%"/>
    </style:style>
    <style:style style:name="T2896" style:parent-style-name="Domyślnaczcionkaakapitu" style:family="text">
      <style:text-properties style:text-underline-type="single" style:text-underline-style="solid" style:text-underline-width="auto" style:text-underline-mode="continuous"/>
    </style:style>
    <style:style style:name="T2897" style:parent-style-name="Domyślnaczcionkaakapitu" style:family="text">
      <style:text-properties fo:background-color="#80FFFF" style:text-underline-type="single" style:text-underline-style="solid" style:text-underline-width="auto" style:text-underline-mode="continuous"/>
    </style:style>
    <style:style style:name="T2898" style:parent-style-name="Domyślnaczcionkaakapitu" style:family="text">
      <style:text-properties style:text-underline-type="single" style:text-underline-style="solid" style:text-underline-width="auto" style:text-underline-mode="continuous"/>
    </style:style>
    <style:style style:name="T2899" style:parent-style-name="Domyślnaczcionkaakapitu" style:family="text">
      <style:text-properties fo:background-color="#80FFFF" style:text-underline-type="single" style:text-underline-style="solid" style:text-underline-width="auto" style:text-underline-mode="continuous"/>
    </style:style>
    <style:style style:name="T2900" style:parent-style-name="Domyślnaczcionkaakapitu" style:family="text">
      <style:text-properties style:text-underline-type="single" style:text-underline-style="solid" style:text-underline-width="auto" style:text-underline-mode="continuous"/>
    </style:style>
    <style:style style:name="P2901" style:parent-style-name="Normalny" style:family="paragraph">
      <style:paragraph-properties fo:text-align="justify" fo:line-height="150%" fo:text-indent="0.2479in"/>
    </style:style>
    <style:style style:name="P2902" style:parent-style-name="Normalny" style:family="paragraph">
      <style:paragraph-properties fo:text-align="justify" fo:line-height="150%">
        <style:tab-stops>
          <style:tab-stop style:type="left" style:position="0.427in"/>
          <style:tab-stop style:type="left" style:position="1.1437in"/>
        </style:tab-stops>
      </style:paragraph-properties>
    </style:style>
    <style:style style:name="T2903" style:parent-style-name="Domyślnaczcionkaakapitu" style:family="text">
      <style:text-properties style:text-underline-type="single" style:text-underline-style="solid" style:text-underline-width="auto" style:text-underline-mode="continuous"/>
    </style:style>
    <style:style style:name="T2904" style:parent-style-name="Domyślnaczcionkaakapitu" style:family="text">
      <style:text-properties fo:background-color="#80FFFF" style:text-underline-type="single" style:text-underline-style="solid" style:text-underline-width="auto" style:text-underline-mode="continuous"/>
    </style:style>
    <style:style style:name="T2905" style:parent-style-name="Domyślnaczcionkaakapitu" style:family="text">
      <style:text-properties style:text-underline-type="single" style:text-underline-style="solid" style:text-underline-width="auto" style:text-underline-mode="continuous"/>
    </style:style>
    <style:style style:name="T2906" style:parent-style-name="Domyślnaczcionkaakapitu" style:family="text">
      <style:text-properties fo:background-color="#80FFFF" style:text-underline-type="single" style:text-underline-style="solid" style:text-underline-width="auto" style:text-underline-mode="continuous"/>
    </style:style>
    <style:style style:name="T2907" style:parent-style-name="Domyślnaczcionkaakapitu" style:family="text">
      <style:text-properties style:text-underline-type="single" style:text-underline-style="solid" style:text-underline-width="auto" style:text-underline-mode="continuous"/>
    </style:style>
    <style:style style:name="T2908" style:parent-style-name="Domyślnaczcionkaakapitu" style:family="text">
      <style:text-properties fo:background-color="#80FFFF" style:text-underline-type="single" style:text-underline-style="solid" style:text-underline-width="auto" style:text-underline-mode="continuous"/>
    </style:style>
    <style:style style:name="T2909" style:parent-style-name="Domyślnaczcionkaakapitu" style:family="text">
      <style:text-properties style:text-underline-type="single" style:text-underline-style="solid" style:text-underline-width="auto" style:text-underline-mode="continuous"/>
    </style:style>
    <style:style style:name="P2910" style:parent-style-name="Normalny" style:family="paragraph">
      <style:paragraph-properties fo:text-align="justify" fo:line-height="150%" fo:text-indent="0.2479in">
        <style:tab-stops>
          <style:tab-stop style:type="left" style:position="0.427in"/>
          <style:tab-stop style:type="left" style:position="1.1437in"/>
        </style:tab-stops>
      </style:paragraph-properties>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P2914" style:parent-style-name="Normalny" style:family="paragraph">
      <style:paragraph-properties fo:text-align="justify" fo:line-height="150%" fo:text-indent="0.2479in"/>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P2919" style:parent-style-name="Normalny" style:family="paragraph">
      <style:paragraph-properties fo:text-align="justify" fo:line-height="150%"/>
    </style:style>
    <style:style style:name="T2920" style:parent-style-name="Domyślnaczcionkaakapitu" style:family="text">
      <style:text-properties fo:background-color="#80FFFF" style:text-underline-type="single" style:text-underline-style="solid" style:text-underline-width="auto" style:text-underline-mode="continuous"/>
    </style:style>
    <style:style style:name="T2921" style:parent-style-name="Domyślnaczcionkaakapitu" style:family="text">
      <style:text-properties style:text-underline-type="single" style:text-underline-style="solid" style:text-underline-width="auto" style:text-underline-mode="continuous"/>
    </style:style>
    <style:style style:name="T2922" style:parent-style-name="Domyślnaczcionkaakapitu" style:family="text">
      <style:text-properties fo:background-color="#80FFFF" style:text-underline-type="single" style:text-underline-style="solid" style:text-underline-width="auto" style:text-underline-mode="continuous"/>
    </style:style>
    <style:style style:name="T2923" style:parent-style-name="Domyślnaczcionkaakapitu" style:family="text">
      <style:text-properties style:text-underline-type="single" style:text-underline-style="solid" style:text-underline-width="auto" style:text-underline-mode="continuous"/>
    </style:style>
    <style:style style:name="P2924" style:parent-style-name="Normalny" style:family="paragraph">
      <style:paragraph-properties fo:text-align="justify" fo:line-height="150%" fo:text-indent="0.2479in"/>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P2927" style:parent-style-name="Normalny" style:family="paragraph">
      <style:paragraph-properties fo:text-align="justify" fo:line-height="150%"/>
    </style:style>
    <style:style style:name="T2928" style:parent-style-name="Domyślnaczcionkaakapitu" style:family="text">
      <style:text-properties style:text-underline-type="single" style:text-underline-style="solid" style:text-underline-width="auto" style:text-underline-mode="continuous"/>
    </style:style>
    <style:style style:name="P2929" style:parent-style-name="Normalny" style:family="paragraph">
      <style:paragraph-properties fo:text-align="justify" fo:line-height="150%" fo:text-indent="0.2479in">
        <style:tab-stops>
          <style:tab-stop style:type="left" style:position="0.4312in"/>
          <style:tab-stop style:type="left" style:leader-style="dash" style:leader-text="-" style:position="0.6125in"/>
          <style:tab-stop style:type="left" style:position="0.9395in"/>
        </style:tab-stops>
      </style:paragraph-properties>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P2933" style:parent-style-name="Normalny" style:family="paragraph">
      <style:paragraph-properties fo:text-align="justify" fo:line-height="150%">
        <style:tab-stops>
          <style:tab-stop style:type="left" style:position="0.4312in"/>
          <style:tab-stop style:type="left" style:leader-style="dash" style:leader-text="-" style:position="0.6125in"/>
          <style:tab-stop style:type="left" style:position="0.9395in"/>
        </style:tab-stops>
      </style:paragraph-properties>
    </style:style>
    <style:style style:name="T2934" style:parent-style-name="Domyślnaczcionkaakapitu" style:family="text">
      <style:text-properties style:text-underline-type="single" style:text-underline-style="solid" style:text-underline-width="auto" style:text-underline-mode="continuous"/>
    </style:style>
    <style:style style:name="T2935" style:parent-style-name="Domyślnaczcionkaakapitu" style:family="text">
      <style:text-properties fo:background-color="#80FFFF" style:text-underline-type="single" style:text-underline-style="solid" style:text-underline-width="auto" style:text-underline-mode="continuous"/>
    </style:style>
    <style:style style:name="T2936" style:parent-style-name="Domyślnaczcionkaakapitu" style:family="text">
      <style:text-properties style:text-underline-type="single" style:text-underline-style="solid" style:text-underline-width="auto" style:text-underline-mode="continuous"/>
    </style:style>
    <style:style style:name="T2937" style:parent-style-name="Domyślnaczcionkaakapitu" style:family="text">
      <style:text-properties fo:background-color="#80FFFF" style:text-underline-type="single" style:text-underline-style="solid" style:text-underline-width="auto" style:text-underline-mode="continuous"/>
    </style:style>
    <style:style style:name="T2938" style:parent-style-name="Domyślnaczcionkaakapitu" style:family="text">
      <style:text-properties style:text-underline-type="single" style:text-underline-style="solid" style:text-underline-width="auto" style:text-underline-mode="continuous"/>
    </style:style>
    <style:style style:name="T2939" style:parent-style-name="Domyślnaczcionkaakapitu" style:family="text">
      <style:text-properties fo:background-color="#80FFFF" style:text-underline-type="single" style:text-underline-style="solid" style:text-underline-width="auto" style:text-underline-mode="continuous"/>
    </style:style>
    <style:style style:name="T2940" style:parent-style-name="Domyślnaczcionkaakapitu" style:family="text">
      <style:text-properties style:text-underline-type="single" style:text-underline-style="solid" style:text-underline-width="auto" style:text-underline-mode="continuous"/>
    </style:style>
    <style:style style:name="P2941" style:parent-style-name="Normalny" style:family="paragraph">
      <style:paragraph-properties fo:text-align="justify" fo:line-height="150%" fo:text-indent="0.2479in"/>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P2949" style:parent-style-name="Normalny" style:family="paragraph">
      <style:paragraph-properties fo:text-align="justify" fo:line-height="150%"/>
    </style:style>
    <style:style style:name="T2950" style:parent-style-name="Domyślnaczcionkaakapitu" style:family="text">
      <style:text-properties fo:background-color="#80FFFF" style:text-underline-type="single" style:text-underline-style="solid" style:text-underline-width="auto" style:text-underline-mode="continuous"/>
    </style:style>
    <style:style style:name="T2951" style:parent-style-name="Domyślnaczcionkaakapitu" style:family="text">
      <style:text-properties style:text-underline-type="single" style:text-underline-style="solid" style:text-underline-width="auto" style:text-underline-mode="continuous"/>
    </style:style>
    <style:style style:name="T2952" style:parent-style-name="Domyślnaczcionkaakapitu" style:family="text">
      <style:text-properties fo:background-color="#80FFFF" style:text-underline-type="single" style:text-underline-style="solid" style:text-underline-width="auto" style:text-underline-mode="continuous"/>
    </style:style>
    <style:style style:name="T2953" style:parent-style-name="Domyślnaczcionkaakapitu" style:family="text">
      <style:text-properties style:text-underline-type="single" style:text-underline-style="solid" style:text-underline-width="auto" style:text-underline-mode="continuous"/>
    </style:style>
    <style:style style:name="P2954" style:parent-style-name="Normalny" style:family="paragraph">
      <style:paragraph-properties fo:text-align="justify" fo:line-height="150%" fo:text-indent="0.2479in"/>
    </style:style>
    <style:style style:name="T2955" style:parent-style-name="Domyślnaczcionkaakapitu" style:family="text">
      <style:text-properties fo:background-color="#80FFFF"/>
    </style:style>
    <style:style style:name="P2956" style:parent-style-name="Normalny" style:family="paragraph">
      <style:paragraph-properties fo:text-align="justify" fo:line-height="150%"/>
    </style:style>
    <style:style style:name="T2957" style:parent-style-name="Domyślnaczcionkaakapitu" style:family="text">
      <style:text-properties style:text-underline-type="single" style:text-underline-style="solid" style:text-underline-width="auto" style:text-underline-mode="continuous"/>
    </style:style>
    <style:style style:name="T2958" style:parent-style-name="Domyślnaczcionkaakapitu" style:family="text">
      <style:text-properties fo:background-color="#80FFFF" style:text-underline-type="single" style:text-underline-style="solid" style:text-underline-width="auto" style:text-underline-mode="continuous"/>
    </style:style>
    <style:style style:name="T2959" style:parent-style-name="Domyślnaczcionkaakapitu" style:family="text">
      <style:text-properties style:text-underline-type="single" style:text-underline-style="solid" style:text-underline-width="auto" style:text-underline-mode="continuous"/>
    </style:style>
    <style:style style:name="P2960" style:parent-style-name="Normalny" style:family="paragraph">
      <style:paragraph-properties fo:text-align="justify" fo:line-height="150%" fo:text-indent="0.2479in"/>
    </style:style>
    <style:style style:name="T2961" style:parent-style-name="Domyślnaczcionkaakapitu" style:family="text">
      <style:text-properties fo:background-color="#80FFFF"/>
    </style:style>
    <style:style style:name="P2962" style:parent-style-name="Normalny" style:family="paragraph">
      <style:paragraph-properties fo:text-align="justify" fo:line-height="150%"/>
    </style:style>
    <style:style style:name="T2963" style:parent-style-name="Domyślnaczcionkaakapitu" style:family="text">
      <style:text-properties style:text-underline-type="single" style:text-underline-style="solid" style:text-underline-width="auto" style:text-underline-mode="continuous"/>
    </style:style>
    <style:style style:name="T2964" style:parent-style-name="Domyślnaczcionkaakapitu" style:family="text">
      <style:text-properties fo:background-color="#80FFFF" style:text-underline-type="single" style:text-underline-style="solid" style:text-underline-width="auto" style:text-underline-mode="continuous"/>
    </style:style>
    <style:style style:name="T2965" style:parent-style-name="Domyślnaczcionkaakapitu" style:family="text">
      <style:text-properties style:text-underline-type="single" style:text-underline-style="solid" style:text-underline-width="auto" style:text-underline-mode="continuous"/>
    </style:style>
    <style:style style:name="T2966" style:parent-style-name="Domyślnaczcionkaakapitu" style:family="text">
      <style:text-properties fo:background-color="#80FFFF" style:text-underline-type="single" style:text-underline-style="solid" style:text-underline-width="auto" style:text-underline-mode="continuous"/>
    </style:style>
    <style:style style:name="T2967" style:parent-style-name="Domyślnaczcionkaakapitu" style:family="text">
      <style:text-properties style:text-underline-type="single" style:text-underline-style="solid" style:text-underline-width="auto" style:text-underline-mode="continuous"/>
    </style:style>
    <style:style style:name="P2968" style:parent-style-name="Normalny" style:family="paragraph">
      <style:paragraph-properties fo:text-align="justify" fo:line-height="150%" fo:text-indent="0.2479in"/>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P2972" style:parent-style-name="Normalny" style:family="paragraph">
      <style:paragraph-properties fo:text-align="justify" fo:line-height="150%" fo:text-indent="0.2479in"/>
    </style:style>
    <style:style style:name="P2973" style:parent-style-name="Normalny" style:family="paragraph">
      <style:paragraph-properties fo:text-align="justify" fo:line-height="150%"/>
    </style:style>
    <style:style style:name="T2974" style:parent-style-name="Domyślnaczcionkaakapitu" style:family="text">
      <style:text-properties style:text-underline-type="single" style:text-underline-style="solid" style:text-underline-width="auto" style:text-underline-mode="continuous"/>
    </style:style>
    <style:style style:name="T2975" style:parent-style-name="Domyślnaczcionkaakapitu" style:family="text">
      <style:text-properties fo:background-color="#80FFFF" style:text-underline-type="single" style:text-underline-style="solid" style:text-underline-width="auto" style:text-underline-mode="continuous"/>
    </style:style>
    <style:style style:name="T2976" style:parent-style-name="Domyślnaczcionkaakapitu" style:family="text">
      <style:text-properties style:text-underline-type="single" style:text-underline-style="solid" style:text-underline-width="auto" style:text-underline-mode="continuous"/>
    </style:style>
    <style:style style:name="P2977" style:parent-style-name="Normalny" style:family="paragraph">
      <style:paragraph-properties fo:text-align="justify" fo:line-height="150%" fo:text-indent="0.2479in"/>
    </style:style>
    <style:style style:name="T2978" style:parent-style-name="Domyślnaczcionkaakapitu" style:family="text">
      <style:text-properties fo:background-color="#80FFFF"/>
    </style:style>
    <style:style style:name="P2979" style:parent-style-name="Normalny" style:family="paragraph">
      <style:paragraph-properties fo:text-align="justify" fo:line-height="150%"/>
    </style:style>
    <style:style style:name="T2980" style:parent-style-name="Domyślnaczcionkaakapitu" style:family="text">
      <style:text-properties style:text-underline-type="single" style:text-underline-style="solid" style:text-underline-width="auto" style:text-underline-mode="continuous"/>
    </style:style>
    <style:style style:name="T2981" style:parent-style-name="Domyślnaczcionkaakapitu" style:family="text">
      <style:text-properties fo:background-color="#80FFFF" style:text-underline-type="single" style:text-underline-style="solid" style:text-underline-width="auto" style:text-underline-mode="continuous"/>
    </style:style>
    <style:style style:name="T2982" style:parent-style-name="Domyślnaczcionkaakapitu" style:family="text">
      <style:text-properties style:text-underline-type="single" style:text-underline-style="solid" style:text-underline-width="auto" style:text-underline-mode="continuous"/>
    </style:style>
    <style:style style:name="P2983" style:parent-style-name="Normalny" style:family="paragraph">
      <style:paragraph-properties fo:text-align="justify" fo:line-height="150%" fo:text-indent="0.2479in"/>
    </style:style>
    <style:style style:name="T2984" style:parent-style-name="Domyślnaczcionkaakapitu" style:family="text">
      <style:text-properties fo:background-color="#80FFFF"/>
    </style:style>
    <style:style style:name="P2985" style:parent-style-name="Normalny" style:family="paragraph">
      <style:paragraph-properties fo:text-align="justify" fo:line-height="150%"/>
    </style:style>
    <style:style style:name="T2986" style:parent-style-name="Domyślnaczcionkaakapitu" style:family="text">
      <style:text-properties style:text-underline-type="single" style:text-underline-style="solid" style:text-underline-width="auto" style:text-underline-mode="continuous"/>
    </style:style>
    <style:style style:name="P2987" style:parent-style-name="Normalny" style:family="paragraph">
      <style:paragraph-properties fo:text-align="justify" fo:line-height="150%" fo:text-indent="0.2479in"/>
    </style:style>
    <style:style style:name="T2988" style:parent-style-name="Domyślnaczcionkaakapitu" style:family="text">
      <style:text-properties fo:background-color="#80FFFF"/>
    </style:style>
    <style:style style:name="P2989" style:parent-style-name="Normalny" style:family="paragraph">
      <style:paragraph-properties fo:text-align="justify" fo:line-height="150%"/>
    </style:style>
    <style:style style:name="P2990" style:parent-style-name="Normalny" style:family="paragraph">
      <style:paragraph-properties fo:text-align="justify" fo:line-height="150%" fo:text-indent="0.2479in"/>
    </style:style>
    <style:style style:name="P2991" style:parent-style-name="Normalny" style:family="paragraph">
      <style:paragraph-properties fo:text-align="justify" fo:line-height="150%"/>
    </style:style>
    <style:style style:name="T2992" style:parent-style-name="Domyślnaczcionkaakapitu" style:family="text">
      <style:text-properties style:text-underline-type="single" style:text-underline-style="solid" style:text-underline-width="auto" style:text-underline-mode="continuous"/>
    </style:style>
    <style:style style:name="T2993" style:parent-style-name="Domyślnaczcionkaakapitu" style:family="text">
      <style:text-properties fo:background-color="#80FFFF" style:text-underline-type="single" style:text-underline-style="solid" style:text-underline-width="auto" style:text-underline-mode="continuous"/>
    </style:style>
    <style:style style:name="T2994" style:parent-style-name="Domyślnaczcionkaakapitu" style:family="text">
      <style:text-properties style:text-underline-type="single" style:text-underline-style="solid" style:text-underline-width="auto" style:text-underline-mode="continuous"/>
    </style:style>
    <style:style style:name="T2995" style:parent-style-name="Domyślnaczcionkaakapitu" style:family="text">
      <style:text-properties fo:background-color="#80FFFF" style:text-underline-type="single" style:text-underline-style="solid" style:text-underline-width="auto" style:text-underline-mode="continuous"/>
    </style:style>
    <style:style style:name="T2996" style:parent-style-name="Domyślnaczcionkaakapitu" style:family="text">
      <style:text-properties style:text-underline-type="single" style:text-underline-style="solid" style:text-underline-width="auto" style:text-underline-mode="continuous"/>
    </style:style>
    <style:style style:name="T2997" style:parent-style-name="Domyślnaczcionkaakapitu" style:family="text">
      <style:text-properties fo:background-color="#80FFFF"/>
    </style:style>
    <style:style style:name="P2998" style:parent-style-name="Normalny" style:family="paragraph">
      <style:paragraph-properties fo:text-align="justify" fo:line-height="150%" fo:text-indent="0.2479in"/>
    </style:style>
    <style:style style:name="T2999" style:parent-style-name="Domyślnaczcionkaakapitu" style:family="text">
      <style:text-properties fo:background-color="#80FFFF"/>
    </style:style>
    <style:style style:name="P3000" style:parent-style-name="Normalny" style:family="paragraph">
      <style:paragraph-properties fo:text-align="justify" fo:line-height="150%" fo:text-indent="0.2479in"/>
    </style:style>
    <style:style style:name="T3001" style:parent-style-name="Domyślnaczcionkaakapitu" style:family="text">
      <style:text-properties fo:background-color="#80FFFF"/>
    </style:style>
    <style:style style:name="P3002" style:parent-style-name="Normalny" style:family="paragraph">
      <style:paragraph-properties fo:text-align="justify" fo:line-height="150%" fo:text-indent="0.2479in"/>
    </style:style>
    <style:style style:name="T3003" style:parent-style-name="Domyślnaczcionkaakapitu" style:family="text">
      <style:text-properties fo:background-color="#80FFFF"/>
    </style:style>
    <style:style style:name="P3004" style:parent-style-name="Normalny" style:family="paragraph">
      <style:paragraph-properties fo:text-align="justify" fo:line-height="150%"/>
    </style:style>
    <style:style style:name="P3005" style:parent-style-name="Normalny" style:family="paragraph">
      <style:paragraph-properties fo:text-align="justify" fo:line-height="150%" fo:text-indent="0.2479in"/>
    </style:style>
    <style:style style:name="P3006" style:parent-style-name="Normalny" style:family="paragraph">
      <style:paragraph-properties fo:text-align="justify" fo:line-height="150%"/>
    </style:style>
    <style:style style:name="T3007" style:parent-style-name="Domyślnaczcionkaakapitu" style:family="text">
      <style:text-properties style:text-underline-type="single" style:text-underline-style="solid" style:text-underline-width="auto" style:text-underline-mode="continuous"/>
    </style:style>
    <style:style style:name="T3008" style:parent-style-name="Domyślnaczcionkaakapitu" style:family="text">
      <style:text-properties fo:background-color="#80FFFF" style:text-underline-type="single" style:text-underline-style="solid" style:text-underline-width="auto" style:text-underline-mode="continuous"/>
    </style:style>
    <style:style style:name="T3009" style:parent-style-name="Domyślnaczcionkaakapitu" style:family="text">
      <style:text-properties style:text-underline-type="single" style:text-underline-style="solid" style:text-underline-width="auto" style:text-underline-mode="continuous"/>
    </style:style>
    <style:style style:name="T3010" style:parent-style-name="Domyślnaczcionkaakapitu" style:family="text">
      <style:text-properties fo:background-color="#80FFFF" style:text-underline-type="single" style:text-underline-style="solid" style:text-underline-width="auto" style:text-underline-mode="continuous"/>
    </style:style>
    <style:style style:name="T3011" style:parent-style-name="Domyślnaczcionkaakapitu" style:family="text">
      <style:text-properties style:text-underline-type="single" style:text-underline-style="solid" style:text-underline-width="auto" style:text-underline-mode="continuous"/>
    </style:style>
    <style:style style:name="P3012" style:parent-style-name="Normalny" style:family="paragraph">
      <style:paragraph-properties fo:text-align="justify" fo:line-height="150%" fo:text-indent="0.2479in"/>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P3017" style:parent-style-name="Normalny" style:family="paragraph">
      <style:paragraph-properties fo:text-align="justify" fo:line-height="150%" fo:text-indent="0.2479in"/>
    </style:style>
    <style:style style:name="T3018" style:parent-style-name="Domyślnaczcionkaakapitu" style:family="text">
      <style:text-properties fo:background-color="#80FFFF"/>
    </style:style>
    <style:style style:name="P3019" style:parent-style-name="Normalny" style:family="paragraph">
      <style:paragraph-properties fo:text-align="justify" fo:line-height="150%" fo:text-indent="0.2479in"/>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P3024" style:parent-style-name="Normalny" style:family="paragraph">
      <style:paragraph-properties fo:text-align="justify" fo:line-height="150%" fo:text-indent="0.2479in"/>
    </style:style>
    <style:style style:name="T3025" style:parent-style-name="Domyślnaczcionkaakapitu" style:family="text">
      <style:text-properties fo:background-color="#80FFFF"/>
    </style:style>
    <style:style style:name="P3026" style:parent-style-name="Normalny" style:family="paragraph">
      <style:paragraph-properties fo:text-align="justify" fo:line-height="150%" fo:text-indent="0.2479in"/>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P3029" style:parent-style-name="Normalny" style:family="paragraph">
      <style:paragraph-properties fo:text-align="justify" fo:line-height="150%" fo:text-indent="0.2479in"/>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P3034" style:parent-style-name="Normalny" style:family="paragraph">
      <style:paragraph-properties fo:text-align="justify" fo:line-height="150%" fo:text-indent="0.2479in"/>
    </style:style>
    <style:style style:name="T3035" style:parent-style-name="Domyślnaczcionkaakapitu" style:family="text">
      <style:text-properties fo:background-color="#80FFFF"/>
    </style:style>
    <style:style style:name="P3036" style:parent-style-name="Normalny" style:family="paragraph">
      <style:paragraph-properties fo:text-align="justify" fo:line-height="150%" fo:text-indent="0.2479in"/>
    </style:style>
    <style:style style:name="T3037" style:parent-style-name="Domyślnaczcionkaakapitu" style:family="text">
      <style:text-properties fo:background-color="#80FFFF"/>
    </style:style>
    <style:style style:name="P3038" style:parent-style-name="Normalny" style:family="paragraph">
      <style:paragraph-properties fo:text-align="justify" fo:line-height="150%" fo:text-indent="0.2479in"/>
    </style:style>
    <style:style style:name="P3039" style:parent-style-name="Normalny" style:family="paragraph">
      <style:paragraph-properties fo:text-align="justify" fo:line-height="150%" fo:text-indent="0.2479in"/>
    </style:style>
    <style:style style:name="T3040" style:parent-style-name="Domyślnaczcionkaakapitu" style:family="text">
      <style:text-properties fo:background-color="#80FFFF"/>
    </style:style>
    <style:style style:name="P3041" style:parent-style-name="Normalny" style:family="paragraph">
      <style:paragraph-properties fo:text-align="justify" fo:line-height="150%" fo:text-indent="0.2479in"/>
    </style:style>
    <style:style style:name="T3042" style:parent-style-name="Domyślnaczcionkaakapitu" style:family="text">
      <style:text-properties fo:background-color="#80FFFF"/>
    </style:style>
    <style:style style:name="P3043" style:parent-style-name="Normalny" style:family="paragraph">
      <style:paragraph-properties fo:text-align="justify" fo:line-height="150%" fo:text-indent="0.2479in"/>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P3047" style:parent-style-name="Normalny" style:family="paragraph">
      <style:paragraph-properties fo:text-align="justify" fo:line-height="150%" fo:text-indent="0.2479in"/>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P3058" style:parent-style-name="Normalny" style:family="paragraph">
      <style:paragraph-properties fo:text-align="justify" fo:line-height="150%" fo:text-indent="0.2479in"/>
    </style:style>
    <style:style style:name="T3059" style:parent-style-name="Domyślnaczcionkaakapitu" style:family="text">
      <style:text-properties fo:background-color="#80FFFF"/>
    </style:style>
    <style:style style:name="P3060" style:parent-style-name="Normalny" style:family="paragraph">
      <style:paragraph-properties fo:text-align="justify" fo:line-height="150%" fo:text-indent="0.2479in"/>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P3063" style:parent-style-name="Normalny" style:family="paragraph">
      <style:paragraph-properties fo:text-align="justify" fo:line-height="150%" fo:text-indent="0.2479in"/>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P3070" style:parent-style-name="Normalny" style:family="paragraph">
      <style:paragraph-properties fo:text-align="justify" fo:line-height="150%" fo:text-indent="0.2479in"/>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P3077" style:parent-style-name="Normalny" style:family="paragraph">
      <style:paragraph-properties fo:text-align="justify" fo:line-height="150%" fo:text-indent="0.2479in"/>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P3081" style:parent-style-name="Normalny" style:family="paragraph">
      <style:paragraph-properties fo:text-align="justify" fo:line-height="150%" fo:text-indent="0.2479in"/>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P3087" style:parent-style-name="Normalny" style:family="paragraph">
      <style:paragraph-properties fo:text-align="justify" fo:line-height="150%" fo:text-indent="0.2479in"/>
    </style:style>
    <style:style style:name="P3088" style:parent-style-name="Normalny" style:family="paragraph">
      <style:paragraph-properties fo:text-align="justify" fo:line-height="150%" fo:text-indent="0.2479in"/>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P3101" style:parent-style-name="Normalny" style:family="paragraph">
      <style:paragraph-properties fo:text-align="justify" fo:line-height="150%" fo:text-indent="0.2479in"/>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P3117" style:parent-style-name="Normalny" style:family="paragraph">
      <style:paragraph-properties fo:text-align="justify" fo:line-height="150%" fo:text-indent="0.2479in"/>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P3120" style:parent-style-name="Normalny" style:family="paragraph">
      <style:paragraph-properties fo:text-align="justify" fo:line-height="150%" fo:text-indent="0.2479in"/>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P3125" style:parent-style-name="Normalny" style:family="paragraph">
      <style:paragraph-properties fo:text-align="justify" fo:line-height="150%" fo:text-indent="0.2479in"/>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P3128" style:parent-style-name="Normalny" style:family="paragraph">
      <style:paragraph-properties fo:text-align="justify" fo:line-height="150%" fo:text-indent="0.2479in"/>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T3138" style:parent-style-name="Domyślnaczcionkaakapitu" style:family="text">
      <style:text-properties fo:background-color="#80FFFF"/>
    </style:style>
    <style:style style:name="T3139" style:parent-style-name="Domyślnaczcionkaakapitu" style:family="text">
      <style:text-properties fo:background-color="#80FFFF"/>
    </style:style>
    <style:style style:name="P3140" style:parent-style-name="Normalny" style:family="paragraph">
      <style:paragraph-properties fo:text-align="justify" fo:line-height="150%" fo:text-indent="0.2479in"/>
    </style:style>
    <style:style style:name="T3141" style:parent-style-name="Domyślnaczcionkaakapitu" style:family="text">
      <style:text-properties fo:background-color="#80FFFF"/>
    </style:style>
    <style:style style:name="P3142" style:parent-style-name="Normalny" style:family="paragraph">
      <style:paragraph-properties fo:text-align="justify" fo:line-height="150%" fo:text-indent="0.2479in"/>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P3150" style:parent-style-name="Normalny" style:family="paragraph">
      <style:paragraph-properties fo:text-align="justify" fo:line-height="150%" fo:text-indent="0.2479in"/>
    </style:style>
    <style:style style:name="T3151" style:parent-style-name="Domyślnaczcionkaakapitu" style:family="text">
      <style:text-properties fo:background-color="#80FFFF"/>
    </style:style>
    <style:style style:name="P3152" style:parent-style-name="Normalny" style:family="paragraph">
      <style:paragraph-properties fo:text-align="justify" fo:line-height="150%"/>
    </style:style>
    <style:style style:name="T3153" style:parent-style-name="Domyślnaczcionkaakapitu" style:family="text">
      <style:text-properties style:text-underline-type="single" style:text-underline-style="solid" style:text-underline-width="auto" style:text-underline-mode="continuous"/>
    </style:style>
    <style:style style:name="T3154" style:parent-style-name="Domyślnaczcionkaakapitu" style:family="text">
      <style:text-properties fo:background-color="#80FFFF" style:text-underline-type="single" style:text-underline-style="solid" style:text-underline-width="auto" style:text-underline-mode="continuous"/>
    </style:style>
    <style:style style:name="T3155" style:parent-style-name="Domyślnaczcionkaakapitu" style:family="text">
      <style:text-properties style:text-underline-type="single" style:text-underline-style="solid" style:text-underline-width="auto" style:text-underline-mode="continuous"/>
    </style:style>
    <style:style style:name="P3156" style:parent-style-name="Normalny" style:family="paragraph">
      <style:paragraph-properties fo:text-align="justify" fo:line-height="150%" fo:text-indent="0.2479in"/>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P3159" style:parent-style-name="Normalny" style:family="paragraph">
      <style:paragraph-properties fo:text-align="justify" fo:line-height="150%" fo:text-indent="0.2479in"/>
    </style:style>
    <style:style style:name="T3160" style:parent-style-name="Domyślnaczcionkaakapitu" style:family="text">
      <style:text-properties fo:background-color="#80FFFF"/>
    </style:style>
    <style:style style:name="P3161" style:parent-style-name="Normalny" style:family="paragraph">
      <style:paragraph-properties fo:text-align="justify" fo:line-height="150%" fo:text-indent="0.2479in"/>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P3168" style:parent-style-name="Normalny" style:family="paragraph">
      <style:paragraph-properties fo:text-align="justify" fo:line-height="150%" fo:text-indent="0.2479in"/>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P3171" style:parent-style-name="Normalny" style:family="paragraph">
      <style:paragraph-properties fo:text-align="justify" fo:line-height="150%" fo:text-indent="0.2479in"/>
    </style:style>
    <style:style style:name="T3172" style:parent-style-name="Domyślnaczcionkaakapitu" style:family="text">
      <style:text-properties fo:background-color="#80FFFF"/>
    </style:style>
    <style:style style:name="P3173" style:parent-style-name="Normalny" style:family="paragraph">
      <style:paragraph-properties fo:text-align="justify" fo:line-height="150%" fo:text-indent="0.2479in"/>
    </style:style>
    <style:style style:name="T3174" style:parent-style-name="Domyślnaczcionkaakapitu" style:family="text">
      <style:text-properties fo:background-color="#80FFFF"/>
    </style:style>
    <style:style style:name="P3175" style:parent-style-name="Normalny" style:family="paragraph">
      <style:paragraph-properties fo:text-align="justify" fo:line-height="150%"/>
    </style:style>
    <style:style style:name="T3176" style:parent-style-name="Domyślnaczcionkaakapitu" style:family="text">
      <style:text-properties fo:background-color="#80FFFF" style:text-underline-type="single" style:text-underline-style="solid" style:text-underline-width="auto" style:text-underline-mode="continuous"/>
    </style:style>
    <style:style style:name="T3177" style:parent-style-name="Domyślnaczcionkaakapitu" style:family="text">
      <style:text-properties style:text-underline-type="single" style:text-underline-style="solid" style:text-underline-width="auto" style:text-underline-mode="continuous"/>
    </style:style>
    <style:style style:name="P3178" style:parent-style-name="Normalny" style:family="paragraph">
      <style:paragraph-properties fo:text-align="justify" fo:line-height="150%" fo:text-indent="0.2479in"/>
    </style:style>
    <style:style style:name="T3179" style:parent-style-name="Domyślnaczcionkaakapitu" style:family="text">
      <style:text-properties fo:background-color="#80FFFF"/>
    </style:style>
    <style:style style:name="T3180" style:parent-style-name="Domyślnaczcionkaakapitu" style:family="text">
      <style:text-properties fo:background-color="#80FFFF"/>
    </style:style>
    <style:style style:name="P3181" style:parent-style-name="Normalny" style:family="paragraph">
      <style:paragraph-properties fo:text-align="justify" fo:line-height="150%"/>
    </style:style>
    <style:style style:name="P3182" style:parent-style-name="Normalny" style:family="paragraph">
      <style:paragraph-properties fo:text-align="justify" fo:line-height="150%"/>
    </style:style>
    <style:style style:name="T3183" style:parent-style-name="Domyślnaczcionkaakapitu" style:family="text">
      <style:text-properties style:text-underline-type="single" style:text-underline-style="solid" style:text-underline-width="auto" style:text-underline-mode="continuous"/>
    </style:style>
    <style:style style:name="T3184" style:parent-style-name="Domyślnaczcionkaakapitu" style:family="text">
      <style:text-properties fo:background-color="#80FFFF" style:text-underline-type="single" style:text-underline-style="solid" style:text-underline-width="auto" style:text-underline-mode="continuous"/>
    </style:style>
    <style:style style:name="T3185" style:parent-style-name="Domyślnaczcionkaakapitu" style:family="text">
      <style:text-properties style:text-underline-type="single" style:text-underline-style="solid" style:text-underline-width="auto" style:text-underline-mode="continuous"/>
    </style:style>
    <style:style style:name="P3186" style:parent-style-name="Normalny" style:family="paragraph">
      <style:paragraph-properties fo:text-align="justify" fo:line-height="150%" fo:text-indent="0.2479in"/>
    </style:style>
    <style:style style:name="T3187" style:parent-style-name="Domyślnaczcionkaakapitu" style:family="text">
      <style:text-properties fo:background-color="#80FFFF"/>
    </style:style>
    <style:style style:name="P3188" style:parent-style-name="Normalny" style:family="paragraph">
      <style:paragraph-properties fo:text-align="justify" fo:line-height="150%"/>
    </style:style>
    <style:style style:name="T3189" style:parent-style-name="Domyślnaczcionkaakapitu" style:family="text">
      <style:text-properties style:text-underline-type="single" style:text-underline-style="solid" style:text-underline-width="auto" style:text-underline-mode="continuous"/>
    </style:style>
    <style:style style:name="P3190" style:parent-style-name="Normalny" style:family="paragraph">
      <style:paragraph-properties fo:text-align="justify" fo:line-height="150%" fo:text-indent="0.2479in"/>
    </style:style>
    <style:style style:name="T3191" style:parent-style-name="Domyślnaczcionkaakapitu" style:family="text">
      <style:text-properties fo:background-color="#80FFFF"/>
    </style:style>
    <style:style style:name="P3192" style:parent-style-name="Normalny" style:family="paragraph">
      <style:paragraph-properties fo:text-align="justify" fo:line-height="150%" fo:text-indent="0.2479in"/>
    </style:style>
    <style:style style:name="T3193" style:parent-style-name="Domyślnaczcionkaakapitu" style:family="text">
      <style:text-properties fo:background-color="#80FFFF"/>
    </style:style>
    <style:style style:name="P3194" style:parent-style-name="Normalny" style:family="paragraph">
      <style:paragraph-properties fo:text-align="justify" fo:line-height="150%"/>
    </style:style>
    <style:style style:name="T3195" style:parent-style-name="Domyślnaczcionkaakapitu" style:family="text">
      <style:text-properties style:text-underline-type="single" style:text-underline-style="solid" style:text-underline-width="auto" style:text-underline-mode="continuous"/>
    </style:style>
    <style:style style:name="T3196" style:parent-style-name="Domyślnaczcionkaakapitu" style:family="text">
      <style:text-properties fo:background-color="#80FFFF" style:text-underline-type="single" style:text-underline-style="solid" style:text-underline-width="auto" style:text-underline-mode="continuous"/>
    </style:style>
    <style:style style:name="T3197" style:parent-style-name="Domyślnaczcionkaakapitu" style:family="text">
      <style:text-properties style:text-underline-type="single" style:text-underline-style="solid" style:text-underline-width="auto" style:text-underline-mode="continuous"/>
    </style:style>
    <style:style style:name="P3198" style:parent-style-name="Normalny" style:family="paragraph">
      <style:paragraph-properties fo:text-align="justify" fo:line-height="150%" fo:text-indent="0.2479in">
        <style:tab-stops>
          <style:tab-stop style:type="left" style:leader-style="solid" style:leader-text="_" style:position="1.325in"/>
        </style:tab-stops>
      </style:paragraph-properties>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P3202" style:parent-style-name="Normalny" style:family="paragraph">
      <style:paragraph-properties fo:text-align="justify" fo:line-height="150%">
        <style:tab-stops>
          <style:tab-stop style:type="left" style:leader-style="solid" style:leader-text="_" style:position="1.325in"/>
        </style:tab-stops>
      </style:paragraph-properties>
    </style:style>
    <style:style style:name="T3203" style:parent-style-name="Domyślnaczcionkaakapitu" style:family="text">
      <style:text-properties style:text-underline-type="single" style:text-underline-style="solid" style:text-underline-width="auto" style:text-underline-mode="continuous"/>
    </style:style>
    <style:style style:name="T3204" style:parent-style-name="Domyślnaczcionkaakapitu" style:family="text">
      <style:text-properties fo:background-color="#80FFFF"/>
    </style:style>
    <style:style style:name="P3205" style:parent-style-name="Normalny" style:family="paragraph">
      <style:paragraph-properties fo:text-align="justify" fo:line-height="150%" fo:text-indent="0.2479in"/>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P3208" style:parent-style-name="Normalny" style:family="paragraph">
      <style:paragraph-properties fo:text-align="justify" fo:line-height="150%" fo:text-indent="0.2479in"/>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P3211" style:parent-style-name="Normalny" style:family="paragraph">
      <style:paragraph-properties fo:text-align="justify" fo:line-height="150%"/>
    </style:style>
    <style:style style:name="T3212" style:parent-style-name="Domyślnaczcionkaakapitu" style:family="text">
      <style:text-properties style:text-underline-type="single" style:text-underline-style="solid" style:text-underline-width="auto" style:text-underline-mode="continuous"/>
    </style:style>
    <style:style style:name="P3213" style:parent-style-name="Normalny" style:family="paragraph">
      <style:paragraph-properties fo:text-align="justify" fo:line-height="150%" fo:text-indent="0.2479in"/>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P3216" style:parent-style-name="Normalny" style:family="paragraph">
      <style:paragraph-properties fo:text-align="justify" fo:line-height="150%"/>
    </style:style>
    <style:style style:name="T3217" style:parent-style-name="Domyślnaczcionkaakapitu" style:family="text">
      <style:text-properties style:text-underline-type="single" style:text-underline-style="solid" style:text-underline-width="auto" style:text-underline-mode="continuous"/>
    </style:style>
    <style:style style:name="T3218" style:parent-style-name="Domyślnaczcionkaakapitu" style:family="text">
      <style:text-properties fo:background-color="#80FFFF"/>
    </style:style>
    <style:style style:name="P3219" style:parent-style-name="Normalny" style:family="paragraph">
      <style:paragraph-properties fo:text-align="justify" fo:line-height="150%" fo:text-indent="0.2479in"/>
    </style:style>
    <style:style style:name="T3220" style:parent-style-name="Domyślnaczcionkaakapitu" style:family="text">
      <style:text-properties fo:background-color="#80FFFF"/>
    </style:style>
    <style:style style:name="P3221" style:parent-style-name="Normalny" style:family="paragraph">
      <style:paragraph-properties fo:text-align="justify" fo:line-height="150%"/>
    </style:style>
    <style:style style:name="T3222" style:parent-style-name="Domyślnaczcionkaakapitu" style:family="text">
      <style:text-properties style:text-underline-type="single" style:text-underline-style="solid" style:text-underline-width="auto" style:text-underline-mode="continuous"/>
    </style:style>
    <style:style style:name="P3223" style:parent-style-name="Normalny" style:family="paragraph">
      <style:paragraph-properties fo:text-align="justify" fo:line-height="150%" fo:text-indent="0.2479in"/>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P3226" style:parent-style-name="Normalny" style:family="paragraph">
      <style:paragraph-properties fo:text-align="justify" fo:line-height="150%"/>
    </style:style>
    <style:style style:name="T3227" style:parent-style-name="Domyślnaczcionkaakapitu" style:family="text">
      <style:text-properties style:text-underline-type="single" style:text-underline-style="solid" style:text-underline-width="auto" style:text-underline-mode="continuous"/>
    </style:style>
    <style:style style:name="T3228" style:parent-style-name="Domyślnaczcionkaakapitu" style:family="text">
      <style:text-properties fo:background-color="#80FFFF"/>
    </style:style>
    <style:style style:name="P3229" style:parent-style-name="Normalny" style:family="paragraph">
      <style:paragraph-properties fo:text-align="justify" fo:line-height="150%" fo:text-indent="0.2479in"/>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P3232" style:parent-style-name="Normalny" style:family="paragraph">
      <style:paragraph-properties fo:text-align="justify" fo:line-height="150%"/>
    </style:style>
    <style:style style:name="T3233" style:parent-style-name="Domyślnaczcionkaakapitu" style:family="text">
      <style:text-properties fo:background-color="#80FFFF" style:text-underline-type="single" style:text-underline-style="solid" style:text-underline-width="auto" style:text-underline-mode="continuous"/>
    </style:style>
    <style:style style:name="T3234" style:parent-style-name="Domyślnaczcionkaakapitu" style:family="text">
      <style:text-properties style:text-underline-type="single" style:text-underline-style="solid" style:text-underline-width="auto" style:text-underline-mode="continuous"/>
    </style:style>
    <style:style style:name="T3235" style:parent-style-name="Domyślnaczcionkaakapitu" style:family="text">
      <style:text-properties fo:background-color="#80FFFF" style:text-underline-type="single" style:text-underline-style="solid" style:text-underline-width="auto" style:text-underline-mode="continuous"/>
    </style:style>
    <style:style style:name="T3236" style:parent-style-name="Domyślnaczcionkaakapitu" style:family="text">
      <style:text-properties style:text-underline-type="single" style:text-underline-style="solid" style:text-underline-width="auto" style:text-underline-mode="continuous"/>
    </style:style>
    <style:style style:name="P3237" style:parent-style-name="Normalny" style:family="paragraph">
      <style:paragraph-properties fo:text-align="justify" fo:line-height="150%" fo:text-indent="0.2479in"/>
    </style:style>
    <style:style style:name="P3238" style:parent-style-name="Normalny" style:family="paragraph">
      <style:paragraph-properties fo:text-align="justify" fo:line-height="150%" fo:text-indent="0.2479in"/>
    </style:style>
    <style:style style:name="T3239" style:parent-style-name="Domyślnaczcionkaakapitu" style:family="text">
      <style:text-properties fo:background-color="#80FFFF"/>
    </style:style>
    <style:style style:name="P3240" style:parent-style-name="Normalny" style:family="paragraph">
      <style:paragraph-properties fo:text-align="justify" fo:line-height="150%" fo:text-indent="0.2479in"/>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P3245" style:parent-style-name="Normalny" style:family="paragraph">
      <style:paragraph-properties fo:text-align="justify" fo:line-height="150%"/>
    </style:style>
    <style:style style:name="T3246" style:parent-style-name="Domyślnaczcionkaakapitu" style:family="text">
      <style:text-properties style:text-underline-type="single" style:text-underline-style="solid" style:text-underline-width="auto" style:text-underline-mode="continuous"/>
    </style:style>
    <style:style style:name="T3247" style:parent-style-name="Domyślnaczcionkaakapitu" style:family="text">
      <style:text-properties fo:background-color="#80FFFF" style:text-underline-type="single" style:text-underline-style="solid" style:text-underline-width="auto" style:text-underline-mode="continuous"/>
    </style:style>
    <style:style style:name="T3248" style:parent-style-name="Domyślnaczcionkaakapitu" style:family="text">
      <style:text-properties style:text-underline-type="single" style:text-underline-style="solid" style:text-underline-width="auto" style:text-underline-mode="continuous"/>
    </style:style>
    <style:style style:name="P3249" style:parent-style-name="Normalny" style:family="paragraph">
      <style:paragraph-properties fo:text-align="justify" fo:line-height="150%" fo:text-indent="0.2479in"/>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P3253" style:parent-style-name="Normalny" style:family="paragraph">
      <style:paragraph-properties fo:text-align="justify" fo:line-height="150%" fo:text-indent="0.2479in"/>
    </style:style>
    <style:style style:name="P3254" style:parent-style-name="Normalny" style:family="paragraph">
      <style:paragraph-properties fo:text-align="justify" fo:line-height="150%"/>
    </style:style>
    <style:style style:name="T3255" style:parent-style-name="Domyślnaczcionkaakapitu" style:family="text">
      <style:text-properties style:text-underline-type="single" style:text-underline-style="solid" style:text-underline-width="auto" style:text-underline-mode="continuous"/>
    </style:style>
    <style:style style:name="T3256" style:parent-style-name="Domyślnaczcionkaakapitu" style:family="text">
      <style:text-properties fo:background-color="#80FFFF"/>
    </style:style>
    <style:style style:name="P3257" style:parent-style-name="Normalny" style:family="paragraph">
      <style:paragraph-properties fo:text-align="justify" fo:line-height="150%" fo:text-indent="0.2479in"/>
    </style:style>
    <style:style style:name="T3258" style:parent-style-name="Domyślnaczcionkaakapitu" style:family="text">
      <style:text-properties fo:background-color="#80FFFF"/>
    </style:style>
    <style:style style:name="P3259" style:parent-style-name="Normalny" style:family="paragraph">
      <style:paragraph-properties fo:text-align="justify" fo:line-height="150%" fo:text-indent="0.2479in"/>
    </style:style>
    <style:style style:name="P3260" style:parent-style-name="Normalny" style:family="paragraph">
      <style:paragraph-properties fo:text-align="justify" fo:line-height="150%"/>
    </style:style>
    <style:style style:name="T3261" style:parent-style-name="Domyślnaczcionkaakapitu" style:family="text">
      <style:text-properties style:text-underline-type="single" style:text-underline-style="solid" style:text-underline-width="auto" style:text-underline-mode="continuous"/>
    </style:style>
    <style:style style:name="T3262" style:parent-style-name="Domyślnaczcionkaakapitu" style:family="text">
      <style:text-properties fo:background-color="#80FFFF" style:text-underline-type="single" style:text-underline-style="solid" style:text-underline-width="auto" style:text-underline-mode="continuous"/>
    </style:style>
    <style:style style:name="T3263" style:parent-style-name="Domyślnaczcionkaakapitu" style:family="text">
      <style:text-properties style:text-underline-type="single" style:text-underline-style="solid" style:text-underline-width="auto" style:text-underline-mode="continuous"/>
    </style:style>
    <style:style style:name="P3264" style:parent-style-name="Normalny" style:family="paragraph">
      <style:paragraph-properties fo:text-align="justify" fo:line-height="150%" fo:text-indent="0.2479in"/>
    </style:style>
    <style:style style:name="P3265" style:parent-style-name="Normalny" style:family="paragraph">
      <style:paragraph-properties fo:text-align="justify" fo:line-height="150%"/>
    </style:style>
    <style:style style:name="T3266" style:parent-style-name="Domyślnaczcionkaakapitu" style:family="text">
      <style:text-properties style:text-underline-type="single" style:text-underline-style="solid" style:text-underline-width="auto" style:text-underline-mode="continuous"/>
    </style:style>
    <style:style style:name="P3267" style:parent-style-name="Normalny" style:family="paragraph">
      <style:paragraph-properties fo:text-align="justify" fo:line-height="150%" fo:text-indent="0.2479in"/>
    </style:style>
    <style:style style:name="P3268" style:parent-style-name="Normalny" style:family="paragraph">
      <style:paragraph-properties fo:text-align="justify" fo:line-height="150%"/>
    </style:style>
    <style:style style:name="T3269" style:parent-style-name="Domyślnaczcionkaakapitu" style:family="text">
      <style:text-properties style:text-underline-type="single" style:text-underline-style="solid" style:text-underline-width="auto" style:text-underline-mode="continuous"/>
    </style:style>
    <style:style style:name="P3270" style:parent-style-name="Normalny" style:family="paragraph">
      <style:paragraph-properties fo:text-align="justify" fo:line-height="150%" fo:text-indent="0.2479in">
        <style:tab-stops>
          <style:tab-stop style:type="left" style:leader-style="dash" style:leader-text="-" style:position="0.2625in"/>
        </style:tab-stops>
      </style:paragraph-properties>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P3274" style:parent-style-name="Normalny" style:family="paragraph">
      <style:paragraph-properties fo:text-align="justify" fo:line-height="150%">
        <style:tab-stops>
          <style:tab-stop style:type="left" style:leader-style="dash" style:leader-text="-" style:position="0.2625in"/>
        </style:tab-stops>
      </style:paragraph-properties>
    </style:style>
    <style:style style:name="T3275" style:parent-style-name="Domyślnaczcionkaakapitu" style:family="text">
      <style:text-properties style:text-underline-type="single" style:text-underline-style="solid" style:text-underline-width="auto" style:text-underline-mode="continuous"/>
    </style:style>
    <style:style style:name="P3276" style:parent-style-name="Normalny" style:family="paragraph">
      <style:paragraph-properties fo:text-align="justify" fo:line-height="150%" fo:text-indent="0.2479in">
        <style:tab-stops>
          <style:tab-stop style:type="left" style:leader-style="dash" style:leader-text="-" style:position="0.2625in"/>
        </style:tab-stops>
      </style:paragraph-properties>
    </style:style>
    <style:style style:name="P3277" style:parent-style-name="Normalny" style:family="paragraph">
      <style:paragraph-properties fo:text-align="justify" fo:line-height="150%"/>
    </style:style>
    <style:style style:name="T3278" style:parent-style-name="Domyślnaczcionkaakapitu" style:family="text">
      <style:text-properties style:text-underline-type="single" style:text-underline-style="solid" style:text-underline-width="auto" style:text-underline-mode="continuous"/>
    </style:style>
    <style:style style:name="T3279" style:parent-style-name="Domyślnaczcionkaakapitu" style:family="text">
      <style:text-properties fo:background-color="#80FFFF" style:text-underline-type="single" style:text-underline-style="solid" style:text-underline-width="auto" style:text-underline-mode="continuous"/>
    </style:style>
    <style:style style:name="T3280" style:parent-style-name="Domyślnaczcionkaakapitu" style:family="text">
      <style:text-properties style:text-underline-type="single" style:text-underline-style="solid" style:text-underline-width="auto" style:text-underline-mode="continuous"/>
    </style:style>
    <style:style style:name="T3281" style:parent-style-name="Domyślnaczcionkaakapitu" style:family="text">
      <style:text-properties fo:background-color="#80FFFF" style:text-underline-type="single" style:text-underline-style="solid" style:text-underline-width="auto" style:text-underline-mode="continuous"/>
    </style:style>
    <style:style style:name="T3282" style:parent-style-name="Domyślnaczcionkaakapitu" style:family="text">
      <style:text-properties style:text-underline-type="single" style:text-underline-style="solid" style:text-underline-width="auto" style:text-underline-mode="continuous"/>
    </style:style>
    <style:style style:name="T3283" style:parent-style-name="Domyślnaczcionkaakapitu" style:family="text">
      <style:text-properties fo:background-color="#80FFFF" style:text-underline-type="single" style:text-underline-style="solid" style:text-underline-width="auto" style:text-underline-mode="continuous"/>
    </style:style>
    <style:style style:name="T3284" style:parent-style-name="Domyślnaczcionkaakapitu" style:family="text">
      <style:text-properties style:text-underline-type="single" style:text-underline-style="solid" style:text-underline-width="auto" style:text-underline-mode="continuous"/>
    </style:style>
    <style:style style:name="P3285" style:parent-style-name="Normalny" style:family="paragraph">
      <style:paragraph-properties fo:text-align="justify" fo:line-height="150%" fo:text-indent="0.2479in"/>
    </style:style>
    <style:style style:name="T3286" style:parent-style-name="Domyślnaczcionkaakapitu" style:family="text">
      <style:text-properties fo:background-color="#80FFFF"/>
    </style:style>
    <style:style style:name="P3287" style:parent-style-name="Normalny" style:family="paragraph">
      <style:paragraph-properties fo:text-align="justify" fo:line-height="150%"/>
    </style:style>
    <style:style style:name="T3288" style:parent-style-name="Domyślnaczcionkaakapitu" style:family="text">
      <style:text-properties style:text-underline-type="single" style:text-underline-style="solid" style:text-underline-width="auto" style:text-underline-mode="continuous"/>
    </style:style>
    <style:style style:name="P3289" style:parent-style-name="Normalny" style:family="paragraph">
      <style:paragraph-properties fo:text-align="justify" fo:line-height="150%" fo:text-indent="0.2479in"/>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P3292" style:parent-style-name="Normalny" style:family="paragraph">
      <style:paragraph-properties fo:text-align="justify" fo:line-height="150%"/>
    </style:style>
    <style:style style:name="T3293" style:parent-style-name="Domyślnaczcionkaakapitu" style:family="text">
      <style:text-properties style:text-underline-type="single" style:text-underline-style="solid" style:text-underline-width="auto" style:text-underline-mode="continuous"/>
    </style:style>
    <style:style style:name="T3294" style:parent-style-name="Domyślnaczcionkaakapitu" style:family="text">
      <style:text-properties fo:background-color="#80FFFF"/>
    </style:style>
    <style:style style:name="P3295" style:parent-style-name="Normalny" style:family="paragraph">
      <style:paragraph-properties fo:text-align="justify" fo:line-height="150%" fo:text-indent="0.2479in"/>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P3299" style:parent-style-name="Normalny" style:family="paragraph">
      <style:paragraph-properties fo:text-align="justify" fo:line-height="150%"/>
    </style:style>
    <style:style style:name="T3300" style:parent-style-name="Domyślnaczcionkaakapitu" style:family="text">
      <style:text-properties style:text-underline-type="single" style:text-underline-style="solid" style:text-underline-width="auto" style:text-underline-mode="continuous"/>
    </style:style>
    <style:style style:name="T3301" style:parent-style-name="Domyślnaczcionkaakapitu" style:family="text">
      <style:text-properties fo:background-color="#80FFFF"/>
    </style:style>
    <style:style style:name="P3302" style:parent-style-name="Normalny" style:family="paragraph">
      <style:paragraph-properties fo:text-align="justify" fo:line-height="150%" fo:text-indent="0.2479in">
        <style:tab-stops>
          <style:tab-stop style:type="left" style:leader-style="solid" style:leader-text="_" style:position="1.1291in"/>
        </style:tab-stops>
      </style:paragraph-properties>
    </style:style>
    <style:style style:name="T3303" style:parent-style-name="Domyślnaczcionkaakapitu" style:family="text">
      <style:text-properties fo:background-color="#80FFFF"/>
    </style:style>
    <style:style style:name="P3304" style:parent-style-name="Normalny" style:family="paragraph">
      <style:paragraph-properties fo:text-align="justify" fo:line-height="150%">
        <style:tab-stops>
          <style:tab-stop style:type="left" style:leader-style="solid" style:leader-text="_" style:position="1.1291in"/>
        </style:tab-stops>
      </style:paragraph-properties>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P3307" style:parent-style-name="Normalny" style:family="paragraph">
      <style:paragraph-properties fo:text-align="justify" fo:line-height="150%">
        <style:tab-stops>
          <style:tab-stop style:type="left" style:leader-style="solid" style:leader-text="_" style:position="1.1291in"/>
        </style:tab-stops>
      </style:paragraph-properties>
    </style:style>
    <style:style style:name="T3308" style:parent-style-name="Domyślnaczcionkaakapitu" style:family="text">
      <style:text-properties style:text-underline-type="single" style:text-underline-style="solid" style:text-underline-width="auto" style:text-underline-mode="continuous"/>
    </style:style>
    <style:style style:name="T3309" style:parent-style-name="Domyślnaczcionkaakapitu" style:family="text">
      <style:text-properties fo:background-color="#80FFFF"/>
    </style:style>
    <style:style style:name="P3310" style:parent-style-name="Normalny" style:family="paragraph">
      <style:paragraph-properties fo:text-align="justify" fo:line-height="150%" fo:text-indent="0.2479in"/>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P3314" style:parent-style-name="Normalny" style:family="paragraph">
      <style:paragraph-properties fo:text-align="justify" fo:line-height="150%" fo:text-indent="0.2479in"/>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P3317" style:parent-style-name="Normalny" style:family="paragraph">
      <style:paragraph-properties fo:text-align="justify" fo:line-height="150%"/>
    </style:style>
    <style:style style:name="T3318" style:parent-style-name="Domyślnaczcionkaakapitu" style:family="text">
      <style:text-properties style:text-underline-type="single" style:text-underline-style="solid" style:text-underline-width="auto" style:text-underline-mode="continuous"/>
    </style:style>
    <style:style style:name="T3319" style:parent-style-name="Domyślnaczcionkaakapitu" style:family="text">
      <style:text-properties fo:background-color="#80FFFF"/>
    </style:style>
    <style:style style:name="P3320" style:parent-style-name="Normalny" style:family="paragraph">
      <style:paragraph-properties fo:text-align="justify" fo:line-height="150%" fo:text-indent="0.2479in"/>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P3323" style:parent-style-name="Normalny" style:family="paragraph">
      <style:paragraph-properties fo:text-align="justify" fo:line-height="150%"/>
    </style:style>
    <style:style style:name="T3324" style:parent-style-name="Domyślnaczcionkaakapitu" style:family="text">
      <style:text-properties style:text-underline-type="single" style:text-underline-style="solid" style:text-underline-width="auto" style:text-underline-mode="continuous"/>
    </style:style>
    <style:style style:name="T3325" style:parent-style-name="Domyślnaczcionkaakapitu" style:family="text">
      <style:text-properties fo:background-color="#80FFFF"/>
    </style:style>
    <style:style style:name="P3326" style:parent-style-name="Normalny" style:family="paragraph">
      <style:paragraph-properties fo:text-align="justify" fo:line-height="150%" fo:text-indent="0.2479in"/>
    </style:style>
    <style:style style:name="T3327" style:parent-style-name="Domyślnaczcionkaakapitu" style:family="text">
      <style:text-properties fo:background-color="#80FFFF"/>
    </style:style>
    <style:style style:name="P3328" style:parent-style-name="Normalny" style:family="paragraph">
      <style:paragraph-properties fo:text-align="justify" fo:line-height="150%"/>
    </style:style>
    <style:style style:name="T3329" style:parent-style-name="Domyślnaczcionkaakapitu" style:family="text">
      <style:text-properties style:text-underline-type="single" style:text-underline-style="solid" style:text-underline-width="auto" style:text-underline-mode="continuous"/>
    </style:style>
    <style:style style:name="T3330" style:parent-style-name="Domyślnaczcionkaakapitu" style:family="text">
      <style:text-properties fo:background-color="#80FFFF"/>
    </style:style>
    <style:style style:name="P3331" style:parent-style-name="Normalny" style:family="paragraph">
      <style:paragraph-properties fo:text-align="justify" fo:line-height="150%" fo:text-indent="0.2479in"/>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P3339" style:parent-style-name="Normalny" style:family="paragraph">
      <style:paragraph-properties fo:text-align="justify" fo:line-height="150%"/>
    </style:style>
    <style:style style:name="T3340" style:parent-style-name="Domyślnaczcionkaakapitu" style:family="text">
      <style:text-properties style:text-underline-type="single" style:text-underline-style="solid" style:text-underline-width="auto" style:text-underline-mode="continuous"/>
    </style:style>
    <style:style style:name="T3341" style:parent-style-name="Domyślnaczcionkaakapitu" style:family="text">
      <style:text-properties fo:background-color="#80FFFF"/>
    </style:style>
    <style:style style:name="P3342" style:parent-style-name="Normalny" style:family="paragraph">
      <style:paragraph-properties fo:text-align="justify" fo:line-height="150%" fo:text-indent="0.2479in"/>
    </style:style>
    <style:style style:name="T3343" style:parent-style-name="Domyślnaczcionkaakapitu" style:family="text">
      <style:text-properties fo:background-color="#80FFFF"/>
    </style:style>
    <style:style style:name="P3344" style:parent-style-name="Normalny" style:family="paragraph">
      <style:paragraph-properties fo:text-align="justify" fo:line-height="150%"/>
    </style:style>
    <style:style style:name="T3345" style:parent-style-name="Domyślnaczcionkaakapitu" style:family="text">
      <style:text-properties style:text-underline-type="single" style:text-underline-style="solid" style:text-underline-width="auto" style:text-underline-mode="continuous"/>
    </style:style>
    <style:style style:name="T3346" style:parent-style-name="Domyślnaczcionkaakapitu" style:family="text">
      <style:text-properties fo:background-color="#80FFFF"/>
    </style:style>
    <style:style style:name="P3347" style:parent-style-name="Normalny" style:family="paragraph">
      <style:paragraph-properties fo:text-align="justify" fo:line-height="150%" fo:text-indent="0.2479in"/>
    </style:style>
    <style:style style:name="T3348" style:parent-style-name="Domyślnaczcionkaakapitu" style:family="text">
      <style:text-properties fo:background-color="#80FFFF"/>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P3351" style:parent-style-name="Normalny" style:family="paragraph">
      <style:paragraph-properties fo:text-align="justify" fo:line-height="150%"/>
    </style:style>
    <style:style style:name="T3352" style:parent-style-name="Domyślnaczcionkaakapitu" style:family="text">
      <style:text-properties style:text-underline-type="single" style:text-underline-style="solid" style:text-underline-width="auto" style:text-underline-mode="continuous"/>
    </style:style>
    <style:style style:name="T3353" style:parent-style-name="Domyślnaczcionkaakapitu" style:family="text">
      <style:text-properties fo:background-color="#80FFFF"/>
    </style:style>
    <style:style style:name="P3354" style:parent-style-name="Normalny" style:family="paragraph">
      <style:paragraph-properties fo:text-align="justify" fo:line-height="150%" fo:text-indent="0.2479in"/>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P3361" style:parent-style-name="Normalny" style:family="paragraph">
      <style:paragraph-properties fo:text-align="justify" fo:line-height="150%"/>
    </style:style>
    <style:style style:name="T3362" style:parent-style-name="Domyślnaczcionkaakapitu" style:family="text">
      <style:text-properties fo:background-color="#80FFFF" style:text-underline-type="single" style:text-underline-style="solid" style:text-underline-width="auto" style:text-underline-mode="continuous"/>
    </style:style>
    <style:style style:name="T3363" style:parent-style-name="Domyślnaczcionkaakapitu" style:family="text">
      <style:text-properties style:text-underline-type="single" style:text-underline-style="solid" style:text-underline-width="auto" style:text-underline-mode="continuous"/>
    </style:style>
    <style:style style:name="P3364" style:parent-style-name="Normalny" style:family="paragraph">
      <style:paragraph-properties fo:text-align="justify" fo:line-height="150%" fo:text-indent="0.2479in"/>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P3367" style:parent-style-name="Normalny" style:family="paragraph">
      <style:paragraph-properties fo:text-align="justify" fo:line-height="150%"/>
    </style:style>
    <style:style style:name="T3368" style:parent-style-name="Domyślnaczcionkaakapitu" style:family="text">
      <style:text-properties style:text-underline-type="single" style:text-underline-style="solid" style:text-underline-width="auto" style:text-underline-mode="continuous"/>
    </style:style>
    <style:style style:name="T3369" style:parent-style-name="Domyślnaczcionkaakapitu" style:family="text">
      <style:text-properties fo:background-color="#80FFFF" style:text-underline-type="single" style:text-underline-style="solid" style:text-underline-width="auto" style:text-underline-mode="continuous"/>
    </style:style>
    <style:style style:name="T3370" style:parent-style-name="Domyślnaczcionkaakapitu" style:family="text">
      <style:text-properties style:text-underline-type="single" style:text-underline-style="solid" style:text-underline-width="auto" style:text-underline-mode="continuous"/>
    </style:style>
    <style:style style:name="T3371" style:parent-style-name="Domyślnaczcionkaakapitu" style:family="text">
      <style:text-properties fo:background-color="#80FFFF" style:text-underline-type="single" style:text-underline-style="solid" style:text-underline-width="auto" style:text-underline-mode="continuous"/>
    </style:style>
    <style:style style:name="T3372" style:parent-style-name="Domyślnaczcionkaakapitu" style:family="text">
      <style:text-properties style:text-underline-type="single" style:text-underline-style="solid" style:text-underline-width="auto" style:text-underline-mode="continuous"/>
    </style:style>
    <style:style style:name="P3373" style:parent-style-name="Normalny" style:family="paragraph">
      <style:paragraph-properties fo:text-align="justify" fo:line-height="150%" fo:text-indent="0.2479in"/>
    </style:style>
    <style:style style:name="T3374" style:parent-style-name="Domyślnaczcionkaakapitu" style:family="text">
      <style:text-properties fo:background-color="#80FFFF"/>
    </style:style>
    <style:style style:name="P3375" style:parent-style-name="Normalny" style:family="paragraph">
      <style:paragraph-properties fo:text-align="justify" fo:line-height="150%"/>
    </style:style>
    <style:style style:name="T3376" style:parent-style-name="Domyślnaczcionkaakapitu" style:family="text">
      <style:text-properties style:text-underline-type="single" style:text-underline-style="solid" style:text-underline-width="auto" style:text-underline-mode="continuous"/>
    </style:style>
    <style:style style:name="T3377" style:parent-style-name="Domyślnaczcionkaakapitu" style:family="text">
      <style:text-properties fo:background-color="#80FFFF"/>
    </style:style>
    <style:style style:name="P3378" style:parent-style-name="Normalny" style:family="paragraph">
      <style:paragraph-properties fo:text-align="justify" fo:line-height="150%" fo:text-indent="0.2479in"/>
    </style:style>
    <style:style style:name="T3379" style:parent-style-name="Domyślnaczcionkaakapitu" style:family="text">
      <style:text-properties fo:background-color="#80FFFF"/>
    </style:style>
    <style:style style:name="P3380" style:parent-style-name="Normalny" style:family="paragraph">
      <style:paragraph-properties fo:text-align="justify" fo:line-height="150%"/>
    </style:style>
    <style:style style:name="T3381" style:parent-style-name="Domyślnaczcionkaakapitu" style:family="text">
      <style:text-properties style:text-underline-type="single" style:text-underline-style="solid" style:text-underline-width="auto" style:text-underline-mode="continuous"/>
    </style:style>
    <style:style style:name="P3382" style:parent-style-name="Normalny" style:family="paragraph">
      <style:paragraph-properties fo:text-align="justify" fo:line-height="150%" fo:text-indent="0.2479in"/>
    </style:style>
    <style:style style:name="T3383" style:parent-style-name="Domyślnaczcionkaakapitu" style:family="text">
      <style:text-properties fo:background-color="#80FFFF"/>
    </style:style>
    <style:style style:name="P3384" style:parent-style-name="Normalny" style:family="paragraph">
      <style:paragraph-properties fo:text-align="justify" fo:line-height="150%" fo:text-indent="0.2479in"/>
    </style:style>
    <style:style style:name="P3385" style:parent-style-name="Normalny" style:family="paragraph">
      <style:paragraph-properties fo:text-align="justify" fo:line-height="150%"/>
    </style:style>
    <style:style style:name="T3386" style:parent-style-name="Domyślnaczcionkaakapitu" style:family="text">
      <style:text-properties style:text-underline-type="single" style:text-underline-style="solid" style:text-underline-width="auto" style:text-underline-mode="continuous"/>
    </style:style>
    <style:style style:name="T3387" style:parent-style-name="Domyślnaczcionkaakapitu" style:family="text">
      <style:text-properties fo:background-color="#80FFFF"/>
    </style:style>
    <style:style style:name="P3388" style:parent-style-name="Normalny" style:family="paragraph">
      <style:paragraph-properties fo:text-align="justify" fo:line-height="150%" fo:text-indent="0.2479in"/>
    </style:style>
    <style:style style:name="P3389" style:parent-style-name="Normalny" style:family="paragraph">
      <style:paragraph-properties fo:text-align="justify" fo:line-height="150%" fo:text-indent="0.2479in">
        <style:tab-stops>
          <style:tab-stop style:type="left" style:leader-style="solid" style:leader-text="_" style:position="1.025in"/>
        </style:tab-stops>
      </style:paragraph-properties>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P3392" style:parent-style-name="Normalny" style:family="paragraph">
      <style:paragraph-properties fo:text-align="justify" fo:line-height="150%">
        <style:tab-stops>
          <style:tab-stop style:type="left" style:leader-style="solid" style:leader-text="_" style:position="1.025in"/>
        </style:tab-stops>
      </style:paragraph-properties>
    </style:style>
    <style:style style:name="T3393" style:parent-style-name="Domyślnaczcionkaakapitu" style:family="text">
      <style:text-properties style:text-underline-type="single" style:text-underline-style="solid" style:text-underline-width="auto" style:text-underline-mode="continuous"/>
    </style:style>
    <style:style style:name="T3394" style:parent-style-name="Domyślnaczcionkaakapitu" style:family="text">
      <style:text-properties fo:background-color="#80FFFF"/>
    </style:style>
    <style:style style:name="P3395" style:parent-style-name="Normalny" style:family="paragraph">
      <style:paragraph-properties fo:text-align="justify" fo:line-height="150%" fo:text-indent="0.2479in"/>
    </style:style>
    <style:style style:name="P3396" style:parent-style-name="Normalny" style:family="paragraph">
      <style:paragraph-properties fo:text-align="justify" fo:line-height="150%"/>
    </style:style>
    <style:style style:name="T3397" style:parent-style-name="Domyślnaczcionkaakapitu" style:family="text">
      <style:text-properties style:text-underline-type="single" style:text-underline-style="solid" style:text-underline-width="auto" style:text-underline-mode="continuous"/>
    </style:style>
    <style:style style:name="T3398" style:parent-style-name="Domyślnaczcionkaakapitu" style:family="text">
      <style:text-properties fo:background-color="#80FFFF" style:text-underline-type="single" style:text-underline-style="solid" style:text-underline-width="auto" style:text-underline-mode="continuous"/>
    </style:style>
    <style:style style:name="T3399" style:parent-style-name="Domyślnaczcionkaakapitu" style:family="text">
      <style:text-properties style:text-underline-type="single" style:text-underline-style="solid" style:text-underline-width="auto" style:text-underline-mode="continuous"/>
    </style:style>
    <style:style style:name="T3400" style:parent-style-name="Domyślnaczcionkaakapitu" style:family="text">
      <style:text-properties fo:background-color="#80FFFF" style:text-underline-type="single" style:text-underline-style="solid" style:text-underline-width="auto" style:text-underline-mode="continuous"/>
    </style:style>
    <style:style style:name="T3401" style:parent-style-name="Domyślnaczcionkaakapitu" style:family="text">
      <style:text-properties style:text-underline-type="single" style:text-underline-style="solid" style:text-underline-width="auto" style:text-underline-mode="continuous"/>
    </style:style>
    <style:style style:name="T3402" style:parent-style-name="Domyślnaczcionkaakapitu" style:family="text">
      <style:text-properties fo:background-color="#80FFFF" style:text-underline-type="single" style:text-underline-style="solid" style:text-underline-width="auto" style:text-underline-mode="continuous"/>
    </style:style>
    <style:style style:name="T3403" style:parent-style-name="Domyślnaczcionkaakapitu" style:family="text">
      <style:text-properties style:text-underline-type="single" style:text-underline-style="solid" style:text-underline-width="auto" style:text-underline-mode="continuous"/>
    </style:style>
    <style:style style:name="P3404" style:parent-style-name="Normalny" style:family="paragraph">
      <style:paragraph-properties fo:text-align="justify" fo:line-height="150%" fo:text-indent="0.2479in"/>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P3407" style:parent-style-name="Normalny" style:family="paragraph">
      <style:paragraph-properties fo:text-align="justify" fo:line-height="150%" fo:text-indent="0.2479in"/>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P3411" style:parent-style-name="Normalny" style:family="paragraph">
      <style:paragraph-properties fo:text-align="justify" fo:line-height="150%" fo:text-indent="0.2479in"/>
    </style:style>
    <style:style style:name="P3412" style:parent-style-name="Normalny" style:family="paragraph">
      <style:paragraph-properties fo:text-align="justify" fo:line-height="150%" fo:text-indent="0.2479in"/>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P3415" style:parent-style-name="Normalny" style:family="paragraph">
      <style:paragraph-properties fo:text-align="justify" fo:line-height="150%" fo:text-indent="0.2479in"/>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P3419" style:parent-style-name="Normalny" style:family="paragraph">
      <style:paragraph-properties fo:text-align="justify" fo:line-height="150%"/>
    </style:style>
    <style:style style:name="T3420" style:parent-style-name="Domyślnaczcionkaakapitu" style:family="text">
      <style:text-properties style:text-underline-type="single" style:text-underline-style="solid" style:text-underline-width="auto" style:text-underline-mode="continuous"/>
    </style:style>
    <style:style style:name="P3421" style:parent-style-name="Normalny" style:family="paragraph">
      <style:paragraph-properties fo:text-align="justify" fo:line-height="150%" fo:text-indent="0.2479in"/>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P3425" style:parent-style-name="Normalny" style:family="paragraph">
      <style:paragraph-properties fo:text-align="justify" fo:line-height="150%"/>
    </style:style>
    <style:style style:name="T3426" style:parent-style-name="Domyślnaczcionkaakapitu" style:family="text">
      <style:text-properties style:text-underline-type="single" style:text-underline-style="solid" style:text-underline-width="auto" style:text-underline-mode="continuous"/>
    </style:style>
    <style:style style:name="T3427" style:parent-style-name="Domyślnaczcionkaakapitu" style:family="text">
      <style:text-properties fo:background-color="#80FFFF"/>
    </style:style>
    <style:style style:name="P3428" style:parent-style-name="Normalny" style:family="paragraph">
      <style:paragraph-properties fo:text-align="justify" fo:line-height="150%" fo:text-indent="0.2479in"/>
    </style:style>
    <style:style style:name="T3429" style:parent-style-name="Domyślnaczcionkaakapitu" style:family="text">
      <style:text-properties fo:background-color="#80FFFF"/>
    </style:style>
    <style:style style:name="P3430" style:parent-style-name="Normalny" style:family="paragraph">
      <style:paragraph-properties fo:text-align="justify" fo:line-height="150%"/>
    </style:style>
    <style:style style:name="T3431" style:parent-style-name="Domyślnaczcionkaakapitu" style:family="text">
      <style:text-properties style:text-underline-type="single" style:text-underline-style="solid" style:text-underline-width="auto" style:text-underline-mode="continuous"/>
    </style:style>
    <style:style style:name="T3432" style:parent-style-name="Domyślnaczcionkaakapitu" style:family="text">
      <style:text-properties fo:background-color="#80FFFF"/>
    </style:style>
    <style:style style:name="P3433" style:parent-style-name="Normalny" style:family="paragraph">
      <style:paragraph-properties fo:text-align="justify" fo:line-height="150%" fo:text-indent="0.2479in"/>
    </style:style>
    <style:style style:name="T3434" style:parent-style-name="Domyślnaczcionkaakapitu" style:family="text">
      <style:text-properties fo:background-color="#80FFFF"/>
    </style:style>
    <style:style style:name="P3435" style:parent-style-name="Normalny" style:family="paragraph">
      <style:paragraph-properties fo:text-align="justify" fo:line-height="150%">
        <style:tab-stops>
          <style:tab-stop style:type="left" style:position="0.6354in"/>
        </style:tab-stops>
      </style:paragraph-properties>
    </style:style>
    <style:style style:name="T3436" style:parent-style-name="Domyślnaczcionkaakapitu" style:family="text">
      <style:text-properties fo:background-color="#80FFFF" style:text-underline-type="single" style:text-underline-style="solid" style:text-underline-width="auto" style:text-underline-mode="continuous"/>
    </style:style>
    <style:style style:name="T3437" style:parent-style-name="Domyślnaczcionkaakapitu" style:family="text">
      <style:text-properties style:text-underline-type="single" style:text-underline-style="solid" style:text-underline-width="auto" style:text-underline-mode="continuous"/>
    </style:style>
    <style:style style:name="P3438" style:parent-style-name="Normalny" style:family="paragraph">
      <style:paragraph-properties fo:text-align="justify" fo:line-height="150%" fo:text-indent="0.2479in"/>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P3442" style:parent-style-name="Normalny" style:family="paragraph">
      <style:paragraph-properties fo:text-align="justify" fo:line-height="150%"/>
    </style:style>
    <style:style style:name="T3443" style:parent-style-name="Domyślnaczcionkaakapitu" style:family="text">
      <style:text-properties style:text-underline-type="single" style:text-underline-style="solid" style:text-underline-width="auto" style:text-underline-mode="continuous"/>
    </style:style>
    <style:style style:name="T3444" style:parent-style-name="Domyślnaczcionkaakapitu" style:family="text">
      <style:text-properties fo:background-color="#80FFFF" style:text-underline-type="single" style:text-underline-style="solid" style:text-underline-width="auto" style:text-underline-mode="continuous"/>
    </style:style>
    <style:style style:name="T3445" style:parent-style-name="Domyślnaczcionkaakapitu" style:family="text">
      <style:text-properties style:text-underline-type="single" style:text-underline-style="solid" style:text-underline-width="auto" style:text-underline-mode="continuous"/>
    </style:style>
    <style:style style:name="P3446" style:parent-style-name="Normalny" style:family="paragraph">
      <style:paragraph-properties fo:text-align="justify" fo:line-height="150%" fo:text-indent="0.2479in"/>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P3451" style:parent-style-name="Normalny" style:family="paragraph">
      <style:paragraph-properties fo:text-align="justify" fo:line-height="150%"/>
    </style:style>
    <style:style style:name="T3452" style:parent-style-name="Domyślnaczcionkaakapitu" style:family="text">
      <style:text-properties style:text-underline-type="single" style:text-underline-style="solid" style:text-underline-width="auto" style:text-underline-mode="continuous"/>
    </style:style>
    <style:style style:name="T3453" style:parent-style-name="Domyślnaczcionkaakapitu" style:family="text">
      <style:text-properties fo:background-color="#80FFFF" style:text-underline-type="single" style:text-underline-style="solid" style:text-underline-width="auto" style:text-underline-mode="continuous"/>
    </style:style>
    <style:style style:name="T3454" style:parent-style-name="Domyślnaczcionkaakapitu" style:family="text">
      <style:text-properties style:text-underline-type="single" style:text-underline-style="solid" style:text-underline-width="auto" style:text-underline-mode="continuous"/>
    </style:style>
    <style:style style:name="P3455" style:parent-style-name="Normalny" style:family="paragraph">
      <style:paragraph-properties fo:text-align="justify" fo:line-height="150%" fo:text-indent="0.2479in"/>
    </style:style>
    <style:style style:name="P3456" style:parent-style-name="Normalny" style:family="paragraph">
      <style:paragraph-properties fo:text-align="justify" fo:line-height="150%"/>
    </style:style>
    <style:style style:name="T3457" style:parent-style-name="Domyślnaczcionkaakapitu" style:family="text">
      <style:text-properties style:text-underline-type="single" style:text-underline-style="solid" style:text-underline-width="auto" style:text-underline-mode="continuous"/>
    </style:style>
    <style:style style:name="T3458" style:parent-style-name="Domyślnaczcionkaakapitu" style:family="text">
      <style:text-properties fo:background-color="#80FFFF"/>
    </style:style>
    <style:style style:name="P3459" style:parent-style-name="Normalny" style:family="paragraph">
      <style:paragraph-properties fo:text-align="justify" fo:line-height="150%" fo:text-indent="0.2479in"/>
    </style:style>
    <style:style style:name="T3460" style:parent-style-name="Domyślnaczcionkaakapitu" style:family="text">
      <style:text-properties fo:background-color="#80FFFF"/>
    </style:style>
    <style:style style:name="P3461" style:parent-style-name="Normalny" style:family="paragraph">
      <style:paragraph-properties fo:text-align="justify" fo:line-height="150%"/>
    </style:style>
    <style:style style:name="T3462" style:parent-style-name="Domyślnaczcionkaakapitu" style:family="text">
      <style:text-properties style:text-underline-type="single" style:text-underline-style="solid" style:text-underline-width="auto" style:text-underline-mode="continuous"/>
    </style:style>
    <style:style style:name="T3463" style:parent-style-name="Domyślnaczcionkaakapitu" style:family="text">
      <style:text-properties fo:background-color="#80FFFF" style:text-underline-type="single" style:text-underline-style="solid" style:text-underline-width="auto" style:text-underline-mode="continuous"/>
    </style:style>
    <style:style style:name="T3464" style:parent-style-name="Domyślnaczcionkaakapitu" style:family="text">
      <style:text-properties style:text-underline-type="single" style:text-underline-style="solid" style:text-underline-width="auto" style:text-underline-mode="continuous"/>
    </style:style>
    <style:style style:name="P3465" style:parent-style-name="Normalny" style:family="paragraph">
      <style:paragraph-properties fo:text-align="justify" fo:line-height="150%" fo:text-indent="0.2479in"/>
    </style:style>
    <style:style style:name="P3466" style:parent-style-name="Normalny" style:family="paragraph">
      <style:paragraph-properties fo:text-align="justify" fo:line-height="150%"/>
    </style:style>
    <style:style style:name="T3467" style:parent-style-name="Domyślnaczcionkaakapitu" style:family="text">
      <style:text-properties style:text-underline-type="single" style:text-underline-style="solid" style:text-underline-width="auto" style:text-underline-mode="continuous"/>
    </style:style>
    <style:style style:name="T3468" style:parent-style-name="Domyślnaczcionkaakapitu" style:family="text">
      <style:text-properties fo:background-color="#80FFFF"/>
    </style:style>
    <style:style style:name="P3469" style:parent-style-name="Normalny" style:family="paragraph">
      <style:paragraph-properties fo:text-align="justify" fo:line-height="150%" fo:text-indent="0.2479in"/>
    </style:style>
    <style:style style:name="T3470" style:parent-style-name="Domyślnaczcionkaakapitu" style:family="text">
      <style:text-properties fo:background-color="#80FFFF"/>
    </style:style>
    <style:style style:name="T3471" style:parent-style-name="Domyślnaczcionkaakapitu" style:family="text">
      <style:text-properties fo:background-color="#80FFFF"/>
    </style:style>
    <style:style style:name="T3472" style:parent-style-name="Domyślnaczcionkaakapitu" style:family="text">
      <style:text-properties fo:background-color="#80FFFF"/>
    </style:style>
    <style:style style:name="T3473" style:parent-style-name="Domyślnaczcionkaakapitu" style:family="text">
      <style:text-properties fo:background-color="#80FFFF"/>
    </style:style>
    <style:style style:name="P3474" style:parent-style-name="Normalny" style:family="paragraph">
      <style:paragraph-properties fo:text-align="justify" fo:line-height="150%"/>
    </style:style>
    <style:style style:name="T3475" style:parent-style-name="Domyślnaczcionkaakapitu" style:family="text">
      <style:text-properties style:text-underline-type="single" style:text-underline-style="solid" style:text-underline-width="auto" style:text-underline-mode="continuous"/>
    </style:style>
    <style:style style:name="T3476" style:parent-style-name="Domyślnaczcionkaakapitu" style:family="text">
      <style:text-properties fo:background-color="#80FFFF" style:text-underline-type="single" style:text-underline-style="solid" style:text-underline-width="auto" style:text-underline-mode="continuous"/>
    </style:style>
    <style:style style:name="T3477" style:parent-style-name="Domyślnaczcionkaakapitu" style:family="text">
      <style:text-properties style:text-underline-type="single" style:text-underline-style="solid" style:text-underline-width="auto" style:text-underline-mode="continuous"/>
    </style:style>
    <style:style style:name="P3478" style:parent-style-name="Normalny" style:family="paragraph">
      <style:paragraph-properties fo:text-align="justify" fo:line-height="150%" fo:text-indent="0.2479in"/>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P3482" style:parent-style-name="Normalny" style:family="paragraph">
      <style:paragraph-properties fo:text-align="justify" fo:line-height="150%"/>
    </style:style>
    <style:style style:name="T3483" style:parent-style-name="Domyślnaczcionkaakapitu" style:family="text">
      <style:text-properties style:text-underline-type="single" style:text-underline-style="solid" style:text-underline-width="auto" style:text-underline-mode="continuous"/>
    </style:style>
    <style:style style:name="T3484" style:parent-style-name="Domyślnaczcionkaakapitu" style:family="text">
      <style:text-properties fo:background-color="#80FFFF" style:text-underline-type="single" style:text-underline-style="solid" style:text-underline-width="auto" style:text-underline-mode="continuous"/>
    </style:style>
    <style:style style:name="T3485" style:parent-style-name="Domyślnaczcionkaakapitu" style:family="text">
      <style:text-properties style:text-underline-type="single" style:text-underline-style="solid" style:text-underline-width="auto" style:text-underline-mode="continuous"/>
    </style:style>
    <style:style style:name="P3486" style:parent-style-name="Normalny" style:family="paragraph">
      <style:paragraph-properties fo:text-align="justify" fo:line-height="150%" fo:text-indent="0.2479in"/>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T3489" style:parent-style-name="Domyślnaczcionkaakapitu" style:family="text">
      <style:text-properties fo:background-color="#80FFFF"/>
    </style:style>
    <style:style style:name="P3490" style:parent-style-name="Normalny" style:family="paragraph">
      <style:paragraph-properties fo:text-align="justify" fo:line-height="150%"/>
    </style:style>
    <style:style style:name="T3491" style:parent-style-name="Domyślnaczcionkaakapitu" style:family="text">
      <style:text-properties style:text-underline-type="single" style:text-underline-style="solid" style:text-underline-width="auto" style:text-underline-mode="continuous"/>
    </style:style>
    <style:style style:name="T3492" style:parent-style-name="Domyślnaczcionkaakapitu" style:family="text">
      <style:text-properties fo:background-color="#80FFFF"/>
    </style:style>
    <style:style style:name="P3493" style:parent-style-name="Normalny" style:family="paragraph">
      <style:paragraph-properties fo:text-align="justify" fo:line-height="150%" fo:text-indent="0.2479in"/>
    </style:style>
    <style:style style:name="T3494" style:parent-style-name="Domyślnaczcionkaakapitu" style:family="text">
      <style:text-properties fo:background-color="#80FFFF"/>
    </style:style>
    <style:style style:name="P3495" style:parent-style-name="Normalny" style:family="paragraph">
      <style:paragraph-properties fo:text-align="justify" fo:line-height="150%" fo:text-indent="0.2479in"/>
    </style:style>
    <style:style style:name="T3496" style:parent-style-name="Domyślnaczcionkaakapitu" style:family="text">
      <style:text-properties fo:background-color="#80FFFF"/>
    </style:style>
    <style:style style:name="T3497" style:parent-style-name="Domyślnaczcionkaakapitu" style:family="text">
      <style:text-properties fo:background-color="#80FFFF"/>
    </style:style>
    <style:style style:name="P3498" style:parent-style-name="Normalny" style:family="paragraph">
      <style:paragraph-properties fo:text-align="justify" fo:line-height="150%"/>
    </style:style>
    <style:style style:name="T3499" style:parent-style-name="Domyślnaczcionkaakapitu" style:family="text">
      <style:text-properties style:text-underline-type="single" style:text-underline-style="solid" style:text-underline-width="auto" style:text-underline-mode="continuous"/>
    </style:style>
    <style:style style:name="T3500" style:parent-style-name="Domyślnaczcionkaakapitu" style:family="text">
      <style:text-properties fo:background-color="#80FFFF"/>
    </style:style>
    <style:style style:name="P3501" style:parent-style-name="Normalny" style:family="paragraph">
      <style:paragraph-properties fo:text-align="justify" fo:line-height="150%" fo:text-indent="0.2479in"/>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P3508" style:parent-style-name="Normalny" style:family="paragraph">
      <style:paragraph-properties fo:text-align="justify" fo:line-height="150%" fo:text-indent="0.2479in"/>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T3512" style:parent-style-name="Domyślnaczcionkaakapitu" style:family="text">
      <style:text-properties fo:background-color="#80FFFF"/>
    </style:style>
    <style:style style:name="P3513" style:parent-style-name="Normalny" style:family="paragraph">
      <style:paragraph-properties fo:text-align="justify" fo:line-height="150%"/>
    </style:style>
    <style:style style:name="T3514" style:parent-style-name="Domyślnaczcionkaakapitu" style:family="text">
      <style:text-properties style:text-underline-type="single" style:text-underline-style="solid" style:text-underline-width="auto" style:text-underline-mode="continuous"/>
    </style:style>
    <style:style style:name="T3515" style:parent-style-name="Domyślnaczcionkaakapitu" style:family="text">
      <style:text-properties fo:background-color="#80FFFF"/>
    </style:style>
    <style:style style:name="P3516" style:parent-style-name="Normalny" style:family="paragraph">
      <style:paragraph-properties fo:text-align="justify" fo:line-height="150%" fo:text-indent="0.2479in"/>
    </style:style>
    <style:style style:name="T3517" style:parent-style-name="Domyślnaczcionkaakapitu" style:family="text">
      <style:text-properties fo:background-color="#80FFFF"/>
    </style:style>
    <style:style style:name="T3518" style:parent-style-name="Domyślnaczcionkaakapitu" style:family="text">
      <style:text-properties fo:background-color="#80FFFF"/>
    </style:style>
    <style:style style:name="P3519" style:parent-style-name="Normalny" style:family="paragraph">
      <style:paragraph-properties fo:text-align="justify" fo:line-height="150%"/>
    </style:style>
    <style:style style:name="T3520" style:parent-style-name="Domyślnaczcionkaakapitu" style:family="text">
      <style:text-properties style:text-underline-type="single" style:text-underline-style="solid" style:text-underline-width="auto" style:text-underline-mode="continuous"/>
    </style:style>
    <style:style style:name="P3521" style:parent-style-name="Normalny" style:family="paragraph">
      <style:paragraph-properties fo:text-align="justify" fo:line-height="150%" fo:text-indent="0.2479in"/>
    </style:style>
    <style:style style:name="P3522" style:parent-style-name="Normalny" style:family="paragraph">
      <style:paragraph-properties fo:text-align="justify" fo:line-height="150%"/>
    </style:style>
    <style:style style:name="T3523" style:parent-style-name="Domyślnaczcionkaakapitu" style:family="text">
      <style:text-properties style:text-underline-type="single" style:text-underline-style="solid" style:text-underline-width="auto" style:text-underline-mode="continuous"/>
    </style:style>
    <style:style style:name="T3524" style:parent-style-name="Domyślnaczcionkaakapitu" style:family="text">
      <style:text-properties fo:background-color="#80FFFF"/>
    </style:style>
    <style:style style:name="P3525" style:parent-style-name="Normalny" style:family="paragraph">
      <style:paragraph-properties fo:text-align="justify" fo:line-height="150%" fo:text-indent="0.2479in"/>
    </style:style>
    <style:style style:name="T3526" style:parent-style-name="Domyślnaczcionkaakapitu" style:family="text">
      <style:text-properties fo:background-color="#80FFFF"/>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T3531" style:parent-style-name="Domyślnaczcionkaakapitu" style:family="text">
      <style:text-properties fo:background-color="#80FFFF"/>
    </style:style>
    <style:style style:name="T3532" style:parent-style-name="Domyślnaczcionkaakapitu" style:family="text">
      <style:text-properties fo:background-color="#80FFFF"/>
    </style:style>
    <style:style style:name="P3533" style:parent-style-name="Normalny" style:family="paragraph">
      <style:paragraph-properties fo:text-align="justify" fo:line-height="150%" fo:text-indent="0.2479in"/>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P3536" style:parent-style-name="Normalny" style:family="paragraph">
      <style:paragraph-properties fo:text-align="justify" fo:line-height="150%"/>
    </style:style>
    <style:style style:name="T3537" style:parent-style-name="Domyślnaczcionkaakapitu" style:family="text">
      <style:text-properties style:text-underline-type="single" style:text-underline-style="solid" style:text-underline-width="auto" style:text-underline-mode="continuous"/>
    </style:style>
    <style:style style:name="T3538" style:parent-style-name="Domyślnaczcionkaakapitu" style:family="text">
      <style:text-properties fo:background-color="#80FFFF"/>
    </style:style>
    <style:style style:name="P3539" style:parent-style-name="Normalny" style:family="paragraph">
      <style:paragraph-properties fo:text-align="justify" fo:line-height="150%" fo:text-indent="0.2479in"/>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P3544" style:parent-style-name="Normalny" style:family="paragraph">
      <style:paragraph-properties fo:text-align="justify" fo:line-height="150%"/>
    </style:style>
    <style:style style:name="T3545" style:parent-style-name="Domyślnaczcionkaakapitu" style:family="text">
      <style:text-properties style:text-underline-type="single" style:text-underline-style="solid" style:text-underline-width="auto" style:text-underline-mode="continuous"/>
    </style:style>
    <style:style style:name="T3546" style:parent-style-name="Domyślnaczcionkaakapitu" style:family="text">
      <style:text-properties fo:background-color="#80FFFF" style:text-underline-type="single" style:text-underline-style="solid" style:text-underline-width="auto" style:text-underline-mode="continuous"/>
    </style:style>
    <style:style style:name="T3547" style:parent-style-name="Domyślnaczcionkaakapitu" style:family="text">
      <style:text-properties style:text-underline-type="single" style:text-underline-style="solid" style:text-underline-width="auto" style:text-underline-mode="continuous"/>
    </style:style>
    <style:style style:name="T3548" style:parent-style-name="Domyślnaczcionkaakapitu" style:family="text">
      <style:text-properties fo:background-color="#80FFFF"/>
    </style:style>
    <style:style style:name="P3549" style:parent-style-name="Normalny" style:family="paragraph">
      <style:paragraph-properties fo:text-align="justify" fo:line-height="150%" fo:text-indent="0.2479in"/>
    </style:style>
    <style:style style:name="P3550" style:parent-style-name="Normalny" style:family="paragraph">
      <style:paragraph-properties fo:text-align="justify" fo:line-height="150%"/>
    </style:style>
    <style:style style:name="T3551" style:parent-style-name="Domyślnaczcionkaakapitu" style:family="text">
      <style:text-properties style:text-underline-type="single" style:text-underline-style="solid" style:text-underline-width="auto" style:text-underline-mode="continuous"/>
    </style:style>
    <style:style style:name="T3552" style:parent-style-name="Domyślnaczcionkaakapitu" style:family="text">
      <style:text-properties fo:background-color="#80FFFF"/>
    </style:style>
    <style:style style:name="P3553" style:parent-style-name="Normalny" style:family="paragraph">
      <style:paragraph-properties fo:text-align="justify" fo:line-height="150%" fo:text-indent="0.2479in"/>
    </style:style>
    <style:style style:name="T3554" style:parent-style-name="Domyślnaczcionkaakapitu" style:family="text">
      <style:text-properties fo:background-color="#80FFFF"/>
    </style:style>
    <style:style style:name="T3555" style:parent-style-name="Domyślnaczcionkaakapitu" style:family="text">
      <style:text-properties fo:background-color="#80FFFF"/>
    </style:style>
    <style:style style:name="P3556" style:parent-style-name="Normalny" style:family="paragraph">
      <style:paragraph-properties fo:text-align="justify" fo:line-height="150%"/>
    </style:style>
    <style:style style:name="T3557" style:parent-style-name="Domyślnaczcionkaakapitu" style:family="text">
      <style:text-properties style:text-underline-type="single" style:text-underline-style="solid" style:text-underline-width="auto" style:text-underline-mode="continuous"/>
    </style:style>
    <style:style style:name="T3558" style:parent-style-name="Domyślnaczcionkaakapitu" style:family="text">
      <style:text-properties fo:background-color="#80FFFF"/>
    </style:style>
    <style:style style:name="P3559" style:parent-style-name="Normalny" style:family="paragraph">
      <style:paragraph-properties fo:text-align="justify" fo:line-height="150%" fo:text-indent="0.2479in"/>
    </style:style>
    <style:style style:name="P3560" style:parent-style-name="Normalny" style:family="paragraph">
      <style:paragraph-properties fo:text-align="justify" fo:line-height="150%"/>
    </style:style>
    <style:style style:name="T3561" style:parent-style-name="Domyślnaczcionkaakapitu" style:family="text">
      <style:text-properties style:text-underline-type="single" style:text-underline-style="solid" style:text-underline-width="auto" style:text-underline-mode="continuous"/>
    </style:style>
    <style:style style:name="T3562" style:parent-style-name="Domyślnaczcionkaakapitu" style:family="text">
      <style:text-properties fo:background-color="#80FFFF"/>
    </style:style>
    <style:style style:name="P3563" style:parent-style-name="Normalny" style:family="paragraph">
      <style:paragraph-properties fo:text-align="justify" fo:line-height="150%" fo:text-indent="0.2479in"/>
    </style:style>
    <style:style style:name="P3564" style:parent-style-name="Normalny" style:family="paragraph">
      <style:paragraph-properties fo:text-align="justify" fo:line-height="150%"/>
    </style:style>
    <style:style style:name="T3565" style:parent-style-name="Domyślnaczcionkaakapitu" style:family="text">
      <style:text-properties style:text-underline-type="single" style:text-underline-style="solid" style:text-underline-width="auto" style:text-underline-mode="continuous"/>
    </style:style>
    <style:style style:name="T3566" style:parent-style-name="Domyślnaczcionkaakapitu" style:family="text">
      <style:text-properties fo:background-color="#80FFFF"/>
    </style:style>
    <style:style style:name="P3567" style:parent-style-name="Normalny" style:family="paragraph">
      <style:paragraph-properties fo:text-align="justify" fo:line-height="150%" fo:text-indent="0.2479in"/>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P3570" style:parent-style-name="Normalny" style:family="paragraph">
      <style:paragraph-properties fo:text-align="justify" fo:line-height="150%"/>
    </style:style>
    <style:style style:name="T3571" style:parent-style-name="Domyślnaczcionkaakapitu" style:family="text">
      <style:text-properties style:text-underline-type="single" style:text-underline-style="solid" style:text-underline-width="auto" style:text-underline-mode="continuous"/>
    </style:style>
    <style:style style:name="T3572" style:parent-style-name="Domyślnaczcionkaakapitu" style:family="text">
      <style:text-properties fo:background-color="#80FFFF"/>
    </style:style>
    <style:style style:name="P3573" style:parent-style-name="Normalny" style:family="paragraph">
      <style:paragraph-properties fo:text-align="justify" fo:line-height="150%" fo:text-indent="0.2479in"/>
    </style:style>
    <style:style style:name="P3574" style:parent-style-name="Normalny" style:family="paragraph">
      <style:paragraph-properties fo:text-align="justify" fo:line-height="150%"/>
    </style:style>
    <style:style style:name="T3575" style:parent-style-name="Domyślnaczcionkaakapitu" style:family="text">
      <style:text-properties style:text-underline-type="single" style:text-underline-style="solid" style:text-underline-width="auto" style:text-underline-mode="continuous"/>
    </style:style>
    <style:style style:name="T3576" style:parent-style-name="Domyślnaczcionkaakapitu" style:family="text">
      <style:text-properties fo:background-color="#80FFFF" style:text-underline-type="single" style:text-underline-style="solid" style:text-underline-width="auto" style:text-underline-mode="continuous"/>
    </style:style>
    <style:style style:name="T3577" style:parent-style-name="Domyślnaczcionkaakapitu" style:family="text">
      <style:text-properties style:text-underline-type="single" style:text-underline-style="solid" style:text-underline-width="auto" style:text-underline-mode="continuous"/>
    </style:style>
    <style:style style:name="P3578" style:parent-style-name="Normalny" style:family="paragraph">
      <style:paragraph-properties fo:text-align="justify" fo:line-height="150%" fo:text-indent="0.2479in"/>
    </style:style>
    <style:style style:name="T3579" style:parent-style-name="Domyślnaczcionkaakapitu" style:family="text">
      <style:text-properties fo:background-color="#80FFFF"/>
    </style:style>
    <style:style style:name="T3580" style:parent-style-name="Domyślnaczcionkaakapitu" style:family="text">
      <style:text-properties fo:background-color="#80FFFF"/>
    </style:style>
    <style:style style:name="P3581" style:parent-style-name="Normalny" style:family="paragraph">
      <style:paragraph-properties fo:text-align="justify" fo:line-height="150%"/>
    </style:style>
    <style:style style:name="T3582" style:parent-style-name="Domyślnaczcionkaakapitu" style:family="text">
      <style:text-properties fo:background-color="#80FFFF"/>
    </style:style>
    <style:style style:name="P3583" style:parent-style-name="Normalny" style:family="paragraph">
      <style:paragraph-properties fo:text-align="justify" fo:line-height="150%" fo:text-indent="0.2479in"/>
    </style:style>
    <style:style style:name="T3584" style:parent-style-name="Domyślnaczcionkaakapitu" style:family="text">
      <style:text-properties fo:background-color="#80FFFF"/>
    </style:style>
    <style:style style:name="P3585" style:parent-style-name="Normalny" style:family="paragraph">
      <style:paragraph-properties fo:text-align="justify" fo:line-height="150%" fo:text-indent="0.2479in"/>
    </style:style>
    <style:style style:name="T3586" style:parent-style-name="Domyślnaczcionkaakapitu" style:family="text">
      <style:text-properties fo:background-color="#80FFFF"/>
    </style:style>
    <style:style style:name="T3587" style:parent-style-name="Domyślnaczcionkaakapitu" style:family="text">
      <style:text-properties fo:background-color="#80FFFF"/>
    </style:style>
    <style:style style:name="T3588" style:parent-style-name="Domyślnaczcionkaakapitu" style:family="text">
      <style:text-properties fo:background-color="#80FFFF"/>
    </style:style>
    <style:style style:name="T3589" style:parent-style-name="Domyślnaczcionkaakapitu" style:family="text">
      <style:text-properties fo:background-color="#80FFFF"/>
    </style:style>
    <style:style style:name="P3590" style:parent-style-name="Normalny" style:family="paragraph">
      <style:paragraph-properties fo:text-align="justify" fo:line-height="150%"/>
    </style:style>
    <style:style style:name="T3591" style:parent-style-name="Domyślnaczcionkaakapitu" style:family="text">
      <style:text-properties style:text-underline-type="single" style:text-underline-style="solid" style:text-underline-width="auto" style:text-underline-mode="continuous"/>
    </style:style>
    <style:style style:name="T3592" style:parent-style-name="Domyślnaczcionkaakapitu" style:family="text">
      <style:text-properties fo:background-color="#80FFFF"/>
    </style:style>
    <style:style style:name="P3593" style:parent-style-name="Normalny" style:family="paragraph">
      <style:paragraph-properties fo:text-align="justify" fo:line-height="150%" fo:text-indent="0.2479in"/>
    </style:style>
    <style:style style:name="T3594" style:parent-style-name="Domyślnaczcionkaakapitu" style:family="text">
      <style:text-properties fo:background-color="#80FFFF"/>
    </style:style>
    <style:style style:name="P3595" style:parent-style-name="Normalny" style:family="paragraph">
      <style:paragraph-properties fo:text-align="justify" fo:line-height="150%"/>
    </style:style>
    <style:style style:name="T3596" style:parent-style-name="Domyślnaczcionkaakapitu" style:family="text">
      <style:text-properties style:text-underline-type="single" style:text-underline-style="solid" style:text-underline-width="auto" style:text-underline-mode="continuous"/>
    </style:style>
    <style:style style:name="T3597" style:parent-style-name="Domyślnaczcionkaakapitu" style:family="text">
      <style:text-properties fo:background-color="#80FFFF" style:text-underline-type="single" style:text-underline-style="solid" style:text-underline-width="auto" style:text-underline-mode="continuous"/>
    </style:style>
    <style:style style:name="T3598" style:parent-style-name="Domyślnaczcionkaakapitu" style:family="text">
      <style:text-properties style:text-underline-type="single" style:text-underline-style="solid" style:text-underline-width="auto" style:text-underline-mode="continuous"/>
    </style:style>
    <style:style style:name="T3599" style:parent-style-name="Domyślnaczcionkaakapitu" style:family="text">
      <style:text-properties fo:background-color="#80FFFF" style:text-underline-type="single" style:text-underline-style="solid" style:text-underline-width="auto" style:text-underline-mode="continuous"/>
    </style:style>
    <style:style style:name="T3600" style:parent-style-name="Domyślnaczcionkaakapitu" style:family="text">
      <style:text-properties style:text-underline-type="single" style:text-underline-style="solid" style:text-underline-width="auto" style:text-underline-mode="continuous"/>
    </style:style>
    <style:style style:name="T3601" style:parent-style-name="Domyślnaczcionkaakapitu" style:family="text">
      <style:text-properties fo:background-color="#80FFFF" style:text-underline-type="single" style:text-underline-style="solid" style:text-underline-width="auto" style:text-underline-mode="continuous"/>
    </style:style>
    <style:style style:name="T3602" style:parent-style-name="Domyślnaczcionkaakapitu" style:family="text">
      <style:text-properties style:text-underline-type="single" style:text-underline-style="solid" style:text-underline-width="auto" style:text-underline-mode="continuous"/>
    </style:style>
    <style:style style:name="T3603" style:parent-style-name="Domyślnaczcionkaakapitu" style:family="text">
      <style:text-properties fo:background-color="#80FFFF" style:text-underline-type="single" style:text-underline-style="solid" style:text-underline-width="auto" style:text-underline-mode="continuous"/>
    </style:style>
    <style:style style:name="P3604" style:parent-style-name="Normalny" style:family="paragraph">
      <style:paragraph-properties fo:text-align="justify" fo:line-height="150%" fo:text-indent="0.2479in"/>
    </style:style>
    <style:style style:name="T3605" style:parent-style-name="Domyślnaczcionkaakapitu" style:family="text">
      <style:text-properties fo:background-color="#80FFFF"/>
    </style:style>
    <style:style style:name="P3606" style:parent-style-name="Normalny" style:family="paragraph">
      <style:paragraph-properties fo:text-align="justify" fo:line-height="150%"/>
    </style:style>
    <style:style style:name="T3607" style:parent-style-name="Domyślnaczcionkaakapitu" style:family="text">
      <style:text-properties fo:background-color="#80FFFF"/>
    </style:style>
    <style:style style:name="P3608" style:parent-style-name="Normalny" style:family="paragraph">
      <style:paragraph-properties fo:text-align="justify" fo:line-height="150%" fo:text-indent="0.2479in"/>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P3615" style:parent-style-name="Normalny" style:family="paragraph">
      <style:paragraph-properties fo:text-align="justify" fo:line-height="150%" fo:text-indent="0.2479in"/>
    </style:style>
    <style:style style:name="P3616" style:parent-style-name="Normalny" style:family="paragraph">
      <style:paragraph-properties fo:text-align="justify" fo:line-height="150%" fo:text-indent="0.2479in"/>
    </style:style>
    <style:style style:name="T3617" style:parent-style-name="Domyślnaczcionkaakapitu" style:family="text">
      <style:text-properties fo:background-color="#80FFFF"/>
    </style:style>
    <style:style style:name="T3618" style:parent-style-name="Domyślnaczcionkaakapitu" style:family="text">
      <style:text-properties fo:background-color="#80FFFF"/>
    </style:style>
    <style:style style:name="T3619" style:parent-style-name="Domyślnaczcionkaakapitu" style:family="text">
      <style:text-properties fo:background-color="#80FFFF"/>
    </style:style>
    <style:style style:name="P3620" style:parent-style-name="Normalny" style:family="paragraph">
      <style:paragraph-properties fo:text-align="justify" fo:line-height="150%"/>
    </style:style>
    <style:style style:name="T3621" style:parent-style-name="Domyślnaczcionkaakapitu" style:family="text">
      <style:text-properties style:text-underline-type="single" style:text-underline-style="solid" style:text-underline-width="auto" style:text-underline-mode="continuous"/>
    </style:style>
    <style:style style:name="T3622" style:parent-style-name="Domyślnaczcionkaakapitu" style:family="text">
      <style:text-properties fo:background-color="#80FFFF" style:text-underline-type="single" style:text-underline-style="solid" style:text-underline-width="auto" style:text-underline-mode="continuous"/>
    </style:style>
    <style:style style:name="T3623" style:parent-style-name="Domyślnaczcionkaakapitu" style:family="text">
      <style:text-properties style:text-underline-type="single" style:text-underline-style="solid" style:text-underline-width="auto" style:text-underline-mode="continuous"/>
    </style:style>
    <style:style style:name="P3624" style:parent-style-name="Normalny" style:family="paragraph">
      <style:paragraph-properties fo:text-align="justify" fo:line-height="150%" fo:text-indent="0.2479in"/>
    </style:style>
    <style:style style:name="P3625" style:parent-style-name="Normalny" style:family="paragraph">
      <style:paragraph-properties fo:text-align="justify" fo:line-height="150%"/>
    </style:style>
    <style:style style:name="T3626" style:parent-style-name="Domyślnaczcionkaakapitu" style:family="text">
      <style:text-properties style:text-underline-type="single" style:text-underline-style="solid" style:text-underline-width="auto" style:text-underline-mode="continuous"/>
    </style:style>
    <style:style style:name="T3627" style:parent-style-name="Domyślnaczcionkaakapitu" style:family="text">
      <style:text-properties fo:background-color="#80FFFF" style:text-underline-type="single" style:text-underline-style="solid" style:text-underline-width="auto" style:text-underline-mode="continuous"/>
    </style:style>
    <style:style style:name="T3628" style:parent-style-name="Domyślnaczcionkaakapitu" style:family="text">
      <style:text-properties style:text-underline-type="single" style:text-underline-style="solid" style:text-underline-width="auto" style:text-underline-mode="continuous"/>
    </style:style>
    <style:style style:name="T3629" style:parent-style-name="Domyślnaczcionkaakapitu" style:family="text">
      <style:text-properties fo:background-color="#80FFFF" style:text-underline-type="single" style:text-underline-style="solid" style:text-underline-width="auto" style:text-underline-mode="continuous"/>
    </style:style>
    <style:style style:name="P3630" style:parent-style-name="Normalny" style:family="paragraph">
      <style:paragraph-properties fo:text-align="justify" fo:line-height="150%" fo:text-indent="0.2479in"/>
    </style:style>
    <style:style style:name="P3631" style:parent-style-name="Normalny" style:family="paragraph">
      <style:paragraph-properties fo:text-align="justify" fo:line-height="150%"/>
    </style:style>
    <style:style style:name="T3632" style:parent-style-name="Domyślnaczcionkaakapitu" style:family="text">
      <style:text-properties style:text-underline-type="single" style:text-underline-style="solid" style:text-underline-width="auto" style:text-underline-mode="continuous"/>
    </style:style>
    <style:style style:name="T3633" style:parent-style-name="Domyślnaczcionkaakapitu" style:family="text">
      <style:text-properties fo:background-color="#80FFFF"/>
    </style:style>
    <style:style style:name="P3634" style:parent-style-name="Normalny" style:family="paragraph">
      <style:paragraph-properties fo:text-align="justify" fo:line-height="150%" fo:text-indent="0.2479in"/>
    </style:style>
    <style:style style:name="T3635" style:parent-style-name="Domyślnaczcionkaakapitu" style:family="text">
      <style:text-properties fo:background-color="#80FFFF"/>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T3641" style:parent-style-name="Domyślnaczcionkaakapitu" style:family="text">
      <style:text-properties fo:background-color="#80FFFF"/>
    </style:style>
    <style:style style:name="T3642" style:parent-style-name="Domyślnaczcionkaakapitu" style:family="text">
      <style:text-properties fo:background-color="#80FFFF"/>
    </style:style>
    <style:style style:name="T3643" style:parent-style-name="Domyślnaczcionkaakapitu" style:family="text">
      <style:text-properties fo:background-color="#80FFFF"/>
    </style:style>
    <style:style style:name="T3644" style:parent-style-name="Domyślnaczcionkaakapitu" style:family="text">
      <style:text-properties fo:background-color="#80FFFF"/>
    </style:style>
    <style:style style:name="T3645" style:parent-style-name="Domyślnaczcionkaakapitu" style:family="text">
      <style:text-properties fo:background-color="#80FFFF"/>
    </style:style>
    <style:style style:name="T3646" style:parent-style-name="Domyślnaczcionkaakapitu" style:family="text">
      <style:text-properties fo:background-color="#80FFFF"/>
    </style:style>
    <style:style style:name="P3647" style:parent-style-name="Normalny" style:family="paragraph">
      <style:paragraph-properties fo:text-align="justify" fo:line-height="150%"/>
    </style:style>
    <style:style style:name="T3648" style:parent-style-name="Domyślnaczcionkaakapitu" style:family="text">
      <style:text-properties style:text-underline-type="single" style:text-underline-style="solid" style:text-underline-width="auto" style:text-underline-mode="continuous"/>
    </style:style>
    <style:style style:name="P3649" style:parent-style-name="Normalny" style:family="paragraph">
      <style:paragraph-properties fo:text-align="justify" fo:line-height="150%" fo:text-indent="0.2479in"/>
    </style:style>
    <style:style style:name="T3650" style:parent-style-name="Domyślnaczcionkaakapitu" style:family="text">
      <style:text-properties fo:background-color="#80FFFF"/>
    </style:style>
    <style:style style:name="P3651" style:parent-style-name="Normalny" style:family="paragraph">
      <style:paragraph-properties fo:text-align="justify" fo:line-height="150%" fo:text-indent="0.2479in"/>
    </style:style>
    <style:style style:name="T3652" style:parent-style-name="Domyślnaczcionkaakapitu" style:family="text">
      <style:text-properties fo:background-color="#80FFFF"/>
    </style:style>
    <style:style style:name="T3653" style:parent-style-name="Domyślnaczcionkaakapitu" style:family="text">
      <style:text-properties fo:background-color="#80FFFF"/>
    </style:style>
    <style:style style:name="T3654" style:parent-style-name="Domyślnaczcionkaakapitu" style:family="text">
      <style:text-properties fo:background-color="#80FFFF"/>
    </style:style>
    <style:style style:name="T3655" style:parent-style-name="Domyślnaczcionkaakapitu" style:family="text">
      <style:text-properties fo:background-color="#80FFFF"/>
    </style:style>
    <style:style style:name="T3656" style:parent-style-name="Domyślnaczcionkaakapitu" style:family="text">
      <style:text-properties fo:background-color="#80FFFF"/>
    </style:style>
    <style:style style:name="P3657" style:parent-style-name="Normalny" style:family="paragraph">
      <style:paragraph-properties fo:text-align="justify" fo:line-height="150%" fo:text-indent="0.2479in"/>
    </style:style>
    <style:style style:name="T3658" style:parent-style-name="Domyślnaczcionkaakapitu" style:family="text">
      <style:text-properties fo:background-color="#80FFFF"/>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P3662" style:parent-style-name="Normalny" style:family="paragraph">
      <style:paragraph-properties fo:text-align="justify" fo:line-height="150%" fo:text-indent="0.2479in"/>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P3666" style:parent-style-name="Normalny" style:family="paragraph">
      <style:paragraph-properties fo:text-align="justify" fo:line-height="150%"/>
    </style:style>
    <style:style style:name="T3667" style:parent-style-name="Domyślnaczcionkaakapitu" style:family="text">
      <style:text-properties style:text-underline-type="single" style:text-underline-style="solid" style:text-underline-width="auto" style:text-underline-mode="continuous"/>
    </style:style>
    <style:style style:name="P3668" style:parent-style-name="Normalny" style:family="paragraph">
      <style:paragraph-properties fo:text-align="justify" fo:line-height="150%" fo:text-indent="0.2479in"/>
    </style:style>
    <style:style style:name="T3669" style:parent-style-name="Domyślnaczcionkaakapitu" style:family="text">
      <style:text-properties fo:background-color="#80FFFF"/>
    </style:style>
    <style:style style:name="T3670" style:parent-style-name="Domyślnaczcionkaakapitu" style:family="text">
      <style:text-properties fo:background-color="#80FFFF"/>
    </style:style>
    <style:style style:name="P3671" style:parent-style-name="Normalny" style:family="paragraph">
      <style:paragraph-properties fo:text-align="justify" fo:line-height="150%"/>
    </style:style>
    <style:style style:name="T3672" style:parent-style-name="Domyślnaczcionkaakapitu" style:family="text">
      <style:text-properties style:text-underline-type="single" style:text-underline-style="solid" style:text-underline-width="auto" style:text-underline-mode="continuous"/>
    </style:style>
    <style:style style:name="P3673" style:parent-style-name="Normalny" style:family="paragraph">
      <style:paragraph-properties fo:text-align="justify" fo:line-height="150%" fo:text-indent="0.2479in"/>
    </style:style>
    <style:style style:name="P3674" style:parent-style-name="Normalny" style:family="paragraph">
      <style:paragraph-properties fo:text-align="justify" fo:line-height="150%"/>
    </style:style>
    <style:style style:name="T3675" style:parent-style-name="Domyślnaczcionkaakapitu" style:family="text">
      <style:text-properties style:text-underline-type="single" style:text-underline-style="solid" style:text-underline-width="auto" style:text-underline-mode="continuous"/>
    </style:style>
    <style:style style:name="T3676" style:parent-style-name="Domyślnaczcionkaakapitu" style:family="text">
      <style:text-properties fo:background-color="#80FFFF" style:text-underline-type="single" style:text-underline-style="solid" style:text-underline-width="auto" style:text-underline-mode="continuous"/>
    </style:style>
    <style:style style:name="T3677" style:parent-style-name="Domyślnaczcionkaakapitu" style:family="text">
      <style:text-properties style:text-underline-type="single" style:text-underline-style="solid" style:text-underline-width="auto" style:text-underline-mode="continuous"/>
    </style:style>
    <style:style style:name="P3678" style:parent-style-name="Normalny" style:family="paragraph">
      <style:paragraph-properties fo:text-align="justify" fo:line-height="150%" fo:text-indent="0.2479in"/>
    </style:style>
    <style:style style:name="T3679" style:parent-style-name="Domyślnaczcionkaakapitu" style:family="text">
      <style:text-properties fo:background-color="#80FFFF"/>
    </style:style>
    <style:style style:name="T3680" style:parent-style-name="Domyślnaczcionkaakapitu" style:family="text">
      <style:text-properties fo:background-color="#80FFFF"/>
    </style:style>
    <style:style style:name="P3681" style:parent-style-name="Normalny" style:family="paragraph">
      <style:paragraph-properties fo:text-align="justify" fo:line-height="150%"/>
    </style:style>
    <style:style style:name="T3682" style:parent-style-name="Domyślnaczcionkaakapitu" style:family="text">
      <style:text-properties style:text-underline-type="single" style:text-underline-style="solid" style:text-underline-width="auto" style:text-underline-mode="continuous"/>
    </style:style>
    <style:style style:name="P3683" style:parent-style-name="Normalny" style:family="paragraph">
      <style:paragraph-properties fo:text-align="justify" fo:line-height="150%" fo:text-indent="0.2479in"/>
    </style:style>
    <style:style style:name="P3684" style:parent-style-name="Normalny" style:family="paragraph">
      <style:paragraph-properties fo:text-align="justify" fo:line-height="150%"/>
    </style:style>
    <style:style style:name="T3685" style:parent-style-name="Domyślnaczcionkaakapitu" style:family="text">
      <style:text-properties style:text-underline-type="single" style:text-underline-style="solid" style:text-underline-width="auto" style:text-underline-mode="continuous"/>
    </style:style>
    <style:style style:name="P3686" style:parent-style-name="Normalny" style:family="paragraph">
      <style:paragraph-properties fo:text-align="justify" fo:line-height="150%" fo:text-indent="0.2479in"/>
    </style:style>
    <style:style style:name="T3687" style:parent-style-name="Domyślnaczcionkaakapitu" style:family="text">
      <style:text-properties fo:background-color="#80FFFF"/>
    </style:style>
    <style:style style:name="P3688" style:parent-style-name="Normalny" style:family="paragraph">
      <style:paragraph-properties fo:text-align="justify" fo:line-height="150%"/>
    </style:style>
    <style:style style:name="T3689" style:parent-style-name="Domyślnaczcionkaakapitu" style:family="text">
      <style:text-properties style:text-underline-type="single" style:text-underline-style="solid" style:text-underline-width="auto" style:text-underline-mode="continuous"/>
    </style:style>
    <style:style style:name="P3690" style:parent-style-name="Normalny" style:family="paragraph">
      <style:paragraph-properties fo:text-align="justify" fo:line-height="150%" fo:text-indent="0.2479in"/>
    </style:style>
    <style:style style:name="T3691" style:parent-style-name="Domyślnaczcionkaakapitu" style:family="text">
      <style:text-properties fo:background-color="#80FFFF"/>
    </style:style>
    <style:style style:name="T3692" style:parent-style-name="Domyślnaczcionkaakapitu" style:family="text">
      <style:text-properties fo:background-color="#80FFFF"/>
    </style:style>
    <style:style style:name="T3693" style:parent-style-name="Domyślnaczcionkaakapitu" style:family="text">
      <style:text-properties fo:background-color="#80FFFF"/>
    </style:style>
    <style:style style:name="P3694" style:parent-style-name="Normalny" style:family="paragraph">
      <style:paragraph-properties fo:text-align="justify" fo:line-height="150%" fo:text-indent="0.2479in"/>
    </style:style>
    <style:style style:name="P3695" style:parent-style-name="Normalny" style:family="paragraph">
      <style:paragraph-properties fo:text-align="justify" fo:line-height="150%" fo:text-indent="0.2479in"/>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P3699" style:parent-style-name="Normalny" style:family="paragraph">
      <style:paragraph-properties fo:text-align="justify" fo:line-height="150%"/>
    </style:style>
    <style:style style:name="T3700" style:parent-style-name="Domyślnaczcionkaakapitu" style:family="text">
      <style:text-properties style:text-underline-type="single" style:text-underline-style="solid" style:text-underline-width="auto" style:text-underline-mode="continuous"/>
    </style:style>
    <style:style style:name="T3701" style:parent-style-name="Domyślnaczcionkaakapitu" style:family="text">
      <style:text-properties fo:background-color="#80FFFF" style:text-underline-type="single" style:text-underline-style="solid" style:text-underline-width="auto" style:text-underline-mode="continuous"/>
    </style:style>
    <style:style style:name="T3702" style:parent-style-name="Domyślnaczcionkaakapitu" style:family="text">
      <style:text-properties style:text-underline-type="single" style:text-underline-style="solid" style:text-underline-width="auto" style:text-underline-mode="continuous"/>
    </style:style>
    <style:style style:name="P3703" style:parent-style-name="Normalny" style:family="paragraph">
      <style:paragraph-properties fo:text-align="justify" fo:line-height="150%" fo:text-indent="0.2479in"/>
    </style:style>
    <style:style style:name="T3704" style:parent-style-name="Domyślnaczcionkaakapitu" style:family="text">
      <style:text-properties fo:background-color="#80FFFF"/>
    </style:style>
    <style:style style:name="T3705" style:parent-style-name="Domyślnaczcionkaakapitu" style:family="text">
      <style:text-properties fo:background-color="#80FFFF"/>
    </style:style>
    <style:style style:name="P3706" style:parent-style-name="Normalny" style:family="paragraph">
      <style:paragraph-properties fo:text-align="justify" fo:line-height="150%" fo:text-indent="0.2479in"/>
    </style:style>
    <style:style style:name="T3707" style:parent-style-name="Domyślnaczcionkaakapitu" style:family="text">
      <style:text-properties fo:background-color="#80FFFF"/>
    </style:style>
    <style:style style:name="P3708" style:parent-style-name="Normalny" style:family="paragraph">
      <style:paragraph-properties fo:text-align="justify" fo:line-height="150%"/>
    </style:style>
    <style:style style:name="T3709" style:parent-style-name="Domyślnaczcionkaakapitu" style:family="text">
      <style:text-properties style:text-underline-type="single" style:text-underline-style="solid" style:text-underline-width="auto" style:text-underline-mode="continuous"/>
    </style:style>
    <style:style style:name="T3710" style:parent-style-name="Domyślnaczcionkaakapitu" style:family="text">
      <style:text-properties fo:background-color="#80FFFF" style:text-underline-type="single" style:text-underline-style="solid" style:text-underline-width="auto" style:text-underline-mode="continuous"/>
    </style:style>
    <style:style style:name="T3711" style:parent-style-name="Domyślnaczcionkaakapitu" style:family="text">
      <style:text-properties style:text-underline-type="single" style:text-underline-style="solid" style:text-underline-width="auto" style:text-underline-mode="continuous"/>
    </style:style>
    <style:style style:name="P3712" style:parent-style-name="Normalny" style:family="paragraph">
      <style:paragraph-properties fo:text-align="justify" fo:line-height="150%" fo:text-indent="0.2479in"/>
    </style:style>
    <style:style style:name="T3713" style:parent-style-name="Domyślnaczcionkaakapitu" style:family="text">
      <style:text-properties fo:background-color="#80FFFF"/>
    </style:style>
    <style:style style:name="T3714" style:parent-style-name="Domyślnaczcionkaakapitu" style:family="text">
      <style:text-properties fo:background-color="#80FFFF"/>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T3718" style:parent-style-name="Domyślnaczcionkaakapitu" style:family="text">
      <style:text-properties fo:background-color="#80FFFF"/>
    </style:style>
    <style:style style:name="P3719" style:parent-style-name="Normalny" style:family="paragraph">
      <style:paragraph-properties fo:text-align="justify" fo:line-height="150%" fo:text-indent="0.2479in"/>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T3722" style:parent-style-name="Domyślnaczcionkaakapitu" style:family="text">
      <style:text-properties fo:background-color="#80FFFF"/>
    </style:style>
    <style:style style:name="T3723" style:parent-style-name="Domyślnaczcionkaakapitu" style:family="text">
      <style:text-properties fo:background-color="#80FFFF"/>
    </style:style>
    <style:style style:name="T3724" style:parent-style-name="Domyślnaczcionkaakapitu" style:family="text">
      <style:text-properties fo:background-color="#80FFFF"/>
    </style:style>
    <style:style style:name="T3725" style:parent-style-name="Domyślnaczcionkaakapitu" style:family="text">
      <style:text-properties fo:background-color="#80FFFF"/>
    </style:style>
    <style:style style:name="T3726" style:parent-style-name="Domyślnaczcionkaakapitu" style:family="text">
      <style:text-properties fo:background-color="#80FFFF"/>
    </style:style>
    <style:style style:name="T3727" style:parent-style-name="Domyślnaczcionkaakapitu" style:family="text">
      <style:text-properties fo:background-color="#80FFFF"/>
    </style:style>
    <style:style style:name="P3728" style:parent-style-name="Normalny" style:family="paragraph">
      <style:paragraph-properties fo:text-align="justify" fo:line-height="150%" fo:text-indent="0.2479in"/>
    </style:style>
    <style:style style:name="T3729" style:parent-style-name="Domyślnaczcionkaakapitu" style:family="text">
      <style:text-properties fo:background-color="#80FFFF"/>
    </style:style>
    <style:style style:name="T3730" style:parent-style-name="Domyślnaczcionkaakapitu" style:family="text">
      <style:text-properties fo:background-color="#80FFFF"/>
    </style:style>
    <style:style style:name="P3731" style:parent-style-name="Normalny" style:family="paragraph">
      <style:paragraph-properties fo:text-align="justify" fo:line-height="150%" fo:text-indent="0.2479in"/>
    </style:style>
    <style:style style:name="T3732" style:parent-style-name="Domyślnaczcionkaakapitu" style:family="text">
      <style:text-properties fo:background-color="#80FFFF"/>
    </style:style>
    <style:style style:name="T3733" style:parent-style-name="Domyślnaczcionkaakapitu" style:family="text">
      <style:text-properties fo:background-color="#80FFFF"/>
    </style:style>
    <style:style style:name="P3734" style:parent-style-name="Normalny" style:family="paragraph">
      <style:paragraph-properties fo:text-align="justify" fo:line-height="150%"/>
    </style:style>
    <style:style style:name="T3735" style:parent-style-name="Domyślnaczcionkaakapitu" style:family="text">
      <style:text-properties style:text-underline-type="single" style:text-underline-style="solid" style:text-underline-width="auto" style:text-underline-mode="continuous"/>
    </style:style>
    <style:style style:name="T3736" style:parent-style-name="Domyślnaczcionkaakapitu" style:family="text">
      <style:text-properties fo:background-color="#80FFFF" style:text-underline-type="single" style:text-underline-style="solid" style:text-underline-width="auto" style:text-underline-mode="continuous"/>
    </style:style>
    <style:style style:name="T3737" style:parent-style-name="Domyślnaczcionkaakapitu" style:family="text">
      <style:text-properties style:text-underline-type="single" style:text-underline-style="solid" style:text-underline-width="auto" style:text-underline-mode="continuous"/>
    </style:style>
    <style:style style:name="T3738" style:parent-style-name="Domyślnaczcionkaakapitu" style:family="text">
      <style:text-properties fo:background-color="#80FFFF"/>
    </style:style>
    <style:style style:name="P3739" style:parent-style-name="Normalny" style:family="paragraph">
      <style:paragraph-properties fo:text-align="justify" fo:line-height="150%" fo:text-indent="0.2479in"/>
    </style:style>
    <style:style style:name="T3740" style:parent-style-name="Domyślnaczcionkaakapitu" style:family="text">
      <style:text-properties fo:background-color="#80FFFF"/>
    </style:style>
    <style:style style:name="T3741" style:parent-style-name="Domyślnaczcionkaakapitu" style:family="text">
      <style:text-properties fo:background-color="#80FFFF"/>
    </style:style>
    <style:style style:name="P3742" style:parent-style-name="Normalny" style:family="paragraph">
      <style:paragraph-properties fo:text-align="justify" fo:line-height="150%" fo:text-indent="0.2479in"/>
    </style:style>
    <style:style style:name="T3743" style:parent-style-name="Domyślnaczcionkaakapitu" style:family="text">
      <style:text-properties fo:background-color="#80FFFF"/>
    </style:style>
    <style:style style:name="T3744" style:parent-style-name="Domyślnaczcionkaakapitu" style:family="text">
      <style:text-properties fo:background-color="#80FFFF"/>
    </style:style>
    <style:style style:name="T3745" style:parent-style-name="Domyślnaczcionkaakapitu" style:family="text">
      <style:text-properties fo:background-color="#80FFFF"/>
    </style:style>
    <style:style style:name="P3746" style:parent-style-name="Normalny" style:family="paragraph">
      <style:paragraph-properties fo:text-align="justify" fo:line-height="150%"/>
    </style:style>
    <style:style style:name="T3747" style:parent-style-name="Domyślnaczcionkaakapitu" style:family="text">
      <style:text-properties style:text-underline-type="single" style:text-underline-style="solid" style:text-underline-width="auto" style:text-underline-mode="continuous"/>
    </style:style>
    <style:style style:name="T3748" style:parent-style-name="Domyślnaczcionkaakapitu" style:family="text">
      <style:text-properties fo:background-color="#80FFFF" style:text-underline-type="single" style:text-underline-style="solid" style:text-underline-width="auto" style:text-underline-mode="continuous"/>
    </style:style>
    <style:style style:name="T3749" style:parent-style-name="Domyślnaczcionkaakapitu" style:family="text">
      <style:text-properties style:text-underline-type="single" style:text-underline-style="solid" style:text-underline-width="auto" style:text-underline-mode="continuous"/>
    </style:style>
    <style:style style:name="T3750" style:parent-style-name="Domyślnaczcionkaakapitu" style:family="text">
      <style:text-properties fo:background-color="#80FFFF" style:text-underline-type="single" style:text-underline-style="solid" style:text-underline-width="auto" style:text-underline-mode="continuous"/>
    </style:style>
    <style:style style:name="T3751" style:parent-style-name="Domyślnaczcionkaakapitu" style:family="text">
      <style:text-properties style:text-underline-type="single" style:text-underline-style="solid" style:text-underline-width="auto" style:text-underline-mode="continuous"/>
    </style:style>
    <style:style style:name="T3752" style:parent-style-name="Domyślnaczcionkaakapitu" style:family="text">
      <style:text-properties fo:background-color="#80FFFF" style:text-underline-type="single" style:text-underline-style="solid" style:text-underline-width="auto" style:text-underline-mode="continuous"/>
    </style:style>
    <style:style style:name="T3753" style:parent-style-name="Domyślnaczcionkaakapitu" style:family="text">
      <style:text-properties style:text-underline-type="single" style:text-underline-style="solid" style:text-underline-width="auto" style:text-underline-mode="continuous"/>
    </style:style>
    <style:style style:name="P3754" style:parent-style-name="Normalny" style:family="paragraph">
      <style:paragraph-properties fo:text-align="justify" fo:line-height="150%" fo:text-indent="0.2479in"/>
    </style:style>
    <style:style style:name="T3755" style:parent-style-name="Domyślnaczcionkaakapitu" style:family="text">
      <style:text-properties fo:background-color="#80FFFF"/>
    </style:style>
    <style:style style:name="T3756" style:parent-style-name="Domyślnaczcionkaakapitu" style:family="text">
      <style:text-properties fo:background-color="#80FFFF"/>
    </style:style>
    <style:style style:name="P3757" style:parent-style-name="Normalny" style:family="paragraph">
      <style:paragraph-properties fo:text-align="justify" fo:line-height="150%"/>
    </style:style>
    <style:style style:name="T3758" style:parent-style-name="Domyślnaczcionkaakapitu" style:family="text">
      <style:text-properties style:text-underline-type="single" style:text-underline-style="solid" style:text-underline-width="auto" style:text-underline-mode="continuous"/>
    </style:style>
    <style:style style:name="T3759" style:parent-style-name="Domyślnaczcionkaakapitu" style:family="text">
      <style:text-properties fo:background-color="#80FFFF" style:text-underline-type="single" style:text-underline-style="solid" style:text-underline-width="auto" style:text-underline-mode="continuous"/>
    </style:style>
    <style:style style:name="T3760" style:parent-style-name="Domyślnaczcionkaakapitu" style:family="text">
      <style:text-properties style:text-underline-type="single" style:text-underline-style="solid" style:text-underline-width="auto" style:text-underline-mode="continuous"/>
    </style:style>
    <style:style style:name="P3761" style:parent-style-name="Normalny" style:family="paragraph">
      <style:paragraph-properties fo:text-align="justify" fo:line-height="150%" fo:text-indent="0.2479in"/>
    </style:style>
    <style:style style:name="T3762" style:parent-style-name="Domyślnaczcionkaakapitu" style:family="text">
      <style:text-properties fo:background-color="#80FFFF"/>
    </style:style>
    <style:style style:name="P3763" style:parent-style-name="Normalny" style:family="paragraph">
      <style:paragraph-properties fo:text-align="justify" fo:line-height="150%"/>
    </style:style>
    <style:style style:name="T3764" style:parent-style-name="Domyślnaczcionkaakapitu" style:family="text">
      <style:text-properties style:text-underline-type="single" style:text-underline-style="solid" style:text-underline-width="auto" style:text-underline-mode="continuous"/>
    </style:style>
    <style:style style:name="T3765" style:parent-style-name="Domyślnaczcionkaakapitu" style:family="text">
      <style:text-properties fo:background-color="#80FFFF" style:text-underline-type="single" style:text-underline-style="solid" style:text-underline-width="auto" style:text-underline-mode="continuous"/>
    </style:style>
    <style:style style:name="T3766" style:parent-style-name="Domyślnaczcionkaakapitu" style:family="text">
      <style:text-properties style:text-underline-type="single" style:text-underline-style="solid" style:text-underline-width="auto" style:text-underline-mode="continuous"/>
    </style:style>
    <style:style style:name="T3767" style:parent-style-name="Domyślnaczcionkaakapitu" style:family="text">
      <style:text-properties fo:background-color="#80FFFF" style:text-underline-type="single" style:text-underline-style="solid" style:text-underline-width="auto" style:text-underline-mode="continuous"/>
    </style:style>
    <style:style style:name="T3768" style:parent-style-name="Domyślnaczcionkaakapitu" style:family="text">
      <style:text-properties style:text-underline-type="single" style:text-underline-style="solid" style:text-underline-width="auto" style:text-underline-mode="continuous"/>
    </style:style>
    <style:style style:name="T3769" style:parent-style-name="Domyślnaczcionkaakapitu" style:family="text">
      <style:text-properties fo:background-color="#80FFFF" style:text-underline-type="single" style:text-underline-style="solid" style:text-underline-width="auto" style:text-underline-mode="continuous"/>
    </style:style>
    <style:style style:name="P3770" style:parent-style-name="Normalny" style:family="paragraph">
      <style:paragraph-properties fo:text-align="justify" fo:line-height="150%" fo:text-indent="0.2479in"/>
    </style:style>
    <style:style style:name="T3771" style:parent-style-name="Domyślnaczcionkaakapitu" style:family="text">
      <style:text-properties fo:background-color="#80FFFF"/>
    </style:style>
    <style:style style:name="P3772" style:parent-style-name="Normalny" style:family="paragraph">
      <style:paragraph-properties fo:text-align="justify" fo:line-height="150%"/>
    </style:style>
    <style:style style:name="T3773" style:parent-style-name="Domyślnaczcionkaakapitu" style:family="text">
      <style:text-properties style:text-underline-type="single" style:text-underline-style="solid" style:text-underline-width="auto" style:text-underline-mode="continuous"/>
    </style:style>
    <style:style style:name="T3774" style:parent-style-name="Domyślnaczcionkaakapitu" style:family="text">
      <style:text-properties fo:background-color="#80FFFF" style:text-underline-type="single" style:text-underline-style="solid" style:text-underline-width="auto" style:text-underline-mode="continuous"/>
    </style:style>
    <style:style style:name="T3775" style:parent-style-name="Domyślnaczcionkaakapitu" style:family="text">
      <style:text-properties style:text-underline-type="single" style:text-underline-style="solid" style:text-underline-width="auto" style:text-underline-mode="continuous"/>
    </style:style>
    <style:style style:name="P3776" style:parent-style-name="Normalny" style:family="paragraph">
      <style:paragraph-properties fo:text-align="justify" fo:line-height="150%" fo:text-indent="0.2479in"/>
    </style:style>
    <style:style style:name="T3777" style:parent-style-name="Domyślnaczcionkaakapitu" style:family="text">
      <style:text-properties fo:background-color="#80FFFF"/>
    </style:style>
    <style:style style:name="P3778" style:parent-style-name="Normalny" style:family="paragraph">
      <style:paragraph-properties fo:text-align="justify" fo:line-height="150%"/>
    </style:style>
    <style:style style:name="T3779" style:parent-style-name="Domyślnaczcionkaakapitu" style:family="text">
      <style:text-properties style:text-underline-type="single" style:text-underline-style="solid" style:text-underline-width="auto" style:text-underline-mode="continuous"/>
    </style:style>
    <style:style style:name="T3780" style:parent-style-name="Domyślnaczcionkaakapitu" style:family="text">
      <style:text-properties fo:background-color="#80FFFF"/>
    </style:style>
    <style:style style:name="P3781" style:parent-style-name="Normalny" style:family="paragraph">
      <style:paragraph-properties fo:text-align="justify" fo:line-height="150%" fo:text-indent="0.2479in"/>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P3784" style:parent-style-name="Normalny" style:family="paragraph">
      <style:paragraph-properties fo:text-align="justify" fo:line-height="150%" fo:text-indent="0.2479in"/>
    </style:style>
    <style:style style:name="T3785" style:parent-style-name="Domyślnaczcionkaakapitu" style:family="text">
      <style:text-properties fo:background-color="#80FFFF"/>
    </style:style>
    <style:style style:name="T3786" style:parent-style-name="Domyślnaczcionkaakapitu" style:family="text">
      <style:text-properties fo:background-color="#80FFFF"/>
    </style:style>
    <style:style style:name="P3787" style:parent-style-name="Normalny" style:family="paragraph">
      <style:paragraph-properties fo:text-align="justify" fo:line-height="150%" fo:text-indent="0.2479in"/>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P3790" style:parent-style-name="Normalny" style:family="paragraph">
      <style:paragraph-properties fo:text-align="justify" fo:line-height="150%" fo:text-indent="0.2479in"/>
    </style:style>
    <style:style style:name="T3791" style:parent-style-name="Domyślnaczcionkaakapitu" style:family="text">
      <style:text-properties fo:background-color="#80FFFF"/>
    </style:style>
    <style:style style:name="P3792" style:parent-style-name="Normalny" style:family="paragraph">
      <style:paragraph-properties fo:text-align="justify" fo:line-height="150%" fo:text-indent="0.2479in"/>
    </style:style>
    <style:style style:name="T3793" style:parent-style-name="Domyślnaczcionkaakapitu" style:family="text">
      <style:text-properties fo:background-color="#80FFFF"/>
    </style:style>
    <style:style style:name="T3794" style:parent-style-name="Domyślnaczcionkaakapitu" style:family="text">
      <style:text-properties fo:background-color="#80FFFF"/>
    </style:style>
    <style:style style:name="T3795" style:parent-style-name="Domyślnaczcionkaakapitu" style:family="text">
      <style:text-properties fo:background-color="#80FFFF"/>
    </style:style>
    <style:style style:name="P3796" style:parent-style-name="Normalny" style:family="paragraph">
      <style:paragraph-properties fo:text-align="justify" fo:line-height="150%"/>
    </style:style>
    <style:style style:name="T3797" style:parent-style-name="Domyślnaczcionkaakapitu" style:family="text">
      <style:text-properties style:text-underline-type="single" style:text-underline-style="solid" style:text-underline-width="auto" style:text-underline-mode="continuous"/>
    </style:style>
    <style:style style:name="P3798" style:parent-style-name="Normalny" style:family="paragraph">
      <style:paragraph-properties fo:text-align="justify" fo:line-height="150%" fo:text-indent="0.2479in">
        <style:tab-stops>
          <style:tab-stop style:type="left" style:leader-style="dotted" style:leader-text="." style:position="0.7465in"/>
          <style:tab-stop style:type="left" style:leader-style="dotted" style:leader-text="." style:position="0.8013in"/>
        </style:tab-stops>
      </style:paragraph-properties>
    </style:style>
    <style:style style:name="T3799" style:parent-style-name="Domyślnaczcionkaakapitu" style:family="text">
      <style:text-properties fo:background-color="#80FFFF"/>
    </style:style>
    <style:style style:name="P3800" style:parent-style-name="Normalny" style:family="paragraph">
      <style:paragraph-properties fo:text-align="justify" fo:line-height="150%">
        <style:tab-stops>
          <style:tab-stop style:type="left" style:leader-style="dotted" style:leader-text="." style:position="0.7465in"/>
          <style:tab-stop style:type="left" style:leader-style="dotted" style:leader-text="." style:position="0.8013in"/>
        </style:tab-stops>
      </style:paragraph-properties>
    </style:style>
    <style:style style:name="T3801" style:parent-style-name="Domyślnaczcionkaakapitu" style:family="text">
      <style:text-properties style:text-underline-type="single" style:text-underline-style="solid" style:text-underline-width="auto" style:text-underline-mode="continuous"/>
    </style:style>
    <style:style style:name="T3802" style:parent-style-name="Domyślnaczcionkaakapitu" style:family="text">
      <style:text-properties fo:background-color="#80FFFF"/>
    </style:style>
    <style:style style:name="P3803" style:parent-style-name="Normalny" style:family="paragraph">
      <style:paragraph-properties fo:text-align="justify" fo:line-height="150%" fo:text-indent="0.2479in"/>
    </style:style>
    <style:style style:name="T3804" style:parent-style-name="Domyślnaczcionkaakapitu" style:family="text">
      <style:text-properties fo:background-color="#80FFFF"/>
    </style:style>
    <style:style style:name="T3805" style:parent-style-name="Domyślnaczcionkaakapitu" style:family="text">
      <style:text-properties fo:background-color="#80FFFF"/>
    </style:style>
    <style:style style:name="T3806" style:parent-style-name="Domyślnaczcionkaakapitu" style:family="text">
      <style:text-properties fo:background-color="#80FFFF"/>
    </style:style>
    <style:style style:name="T3807" style:parent-style-name="Domyślnaczcionkaakapitu" style:family="text">
      <style:text-properties fo:background-color="#80FFFF"/>
    </style:style>
    <style:style style:name="T3808" style:parent-style-name="Domyślnaczcionkaakapitu" style:family="text">
      <style:text-properties fo:background-color="#80FFFF"/>
    </style:style>
    <style:style style:name="T3809" style:parent-style-name="Domyślnaczcionkaakapitu" style:family="text">
      <style:text-properties fo:background-color="#80FFFF"/>
    </style:style>
    <style:style style:name="T3810" style:parent-style-name="Domyślnaczcionkaakapitu" style:family="text">
      <style:text-properties fo:background-color="#80FFFF"/>
    </style:style>
    <style:style style:name="T3811" style:parent-style-name="Domyślnaczcionkaakapitu" style:family="text">
      <style:text-properties fo:background-color="#80FFFF"/>
    </style:style>
    <style:style style:name="T3812" style:parent-style-name="Domyślnaczcionkaakapitu" style:family="text">
      <style:text-properties fo:background-color="#80FFFF"/>
    </style:style>
    <style:style style:name="T3813" style:parent-style-name="Domyślnaczcionkaakapitu" style:family="text">
      <style:text-properties fo:background-color="#80FFFF"/>
    </style:style>
    <style:style style:name="P3814" style:parent-style-name="Normalny" style:family="paragraph">
      <style:paragraph-properties fo:text-align="justify" fo:line-height="150%" fo:text-indent="0.2479in"/>
    </style:style>
    <style:style style:name="T3815" style:parent-style-name="Domyślnaczcionkaakapitu" style:family="text">
      <style:text-properties fo:background-color="#80FFFF"/>
    </style:style>
    <style:style style:name="P3816" style:parent-style-name="Normalny" style:family="paragraph">
      <style:paragraph-properties fo:text-align="justify" fo:line-height="150%"/>
    </style:style>
    <style:style style:name="T3817" style:parent-style-name="Domyślnaczcionkaakapitu" style:family="text">
      <style:text-properties style:text-underline-type="single" style:text-underline-style="solid" style:text-underline-width="auto" style:text-underline-mode="continuous"/>
    </style:style>
    <style:style style:name="P3818" style:parent-style-name="Normalny" style:family="paragraph">
      <style:paragraph-properties fo:text-align="justify" fo:line-height="150%" fo:text-indent="0.2479in"/>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P3821" style:parent-style-name="Normalny" style:family="paragraph">
      <style:paragraph-properties fo:text-align="justify" fo:line-height="150%"/>
    </style:style>
    <style:style style:name="T3822" style:parent-style-name="Domyślnaczcionkaakapitu" style:family="text">
      <style:text-properties style:text-underline-type="single" style:text-underline-style="solid" style:text-underline-width="auto" style:text-underline-mode="continuous"/>
    </style:style>
    <style:style style:name="T3823" style:parent-style-name="Domyślnaczcionkaakapitu" style:family="text">
      <style:text-properties fo:background-color="#80FFFF"/>
    </style:style>
    <style:style style:name="P3824" style:parent-style-name="Normalny" style:family="paragraph">
      <style:paragraph-properties fo:text-align="justify" fo:line-height="150%" fo:text-indent="0.2479in"/>
    </style:style>
    <style:style style:name="T3825" style:parent-style-name="Domyślnaczcionkaakapitu" style:family="text">
      <style:text-properties fo:background-color="#80FFFF"/>
    </style:style>
    <style:style style:name="T3826" style:parent-style-name="Domyślnaczcionkaakapitu" style:family="text">
      <style:text-properties fo:background-color="#80FFFF"/>
    </style:style>
    <style:style style:name="P3827" style:parent-style-name="Normalny" style:family="paragraph">
      <style:paragraph-properties fo:text-align="justify" fo:line-height="150%"/>
    </style:style>
    <style:style style:name="T3828" style:parent-style-name="Domyślnaczcionkaakapitu" style:family="text">
      <style:text-properties style:text-underline-type="single" style:text-underline-style="solid" style:text-underline-width="auto" style:text-underline-mode="continuous"/>
    </style:style>
    <style:style style:name="T3829" style:parent-style-name="Domyślnaczcionkaakapitu" style:family="text">
      <style:text-properties fo:background-color="#80FFFF" style:text-underline-type="single" style:text-underline-style="solid" style:text-underline-width="auto" style:text-underline-mode="continuous"/>
    </style:style>
    <style:style style:name="T3830" style:parent-style-name="Domyślnaczcionkaakapitu" style:family="text">
      <style:text-properties style:text-underline-type="single" style:text-underline-style="solid" style:text-underline-width="auto" style:text-underline-mode="continuous"/>
    </style:style>
    <style:style style:name="T3831" style:parent-style-name="Domyślnaczcionkaakapitu" style:family="text">
      <style:text-properties fo:background-color="#80FFFF" style:text-underline-type="single" style:text-underline-style="solid" style:text-underline-width="auto" style:text-underline-mode="continuous"/>
    </style:style>
    <style:style style:name="P3832" style:parent-style-name="Normalny" style:family="paragraph">
      <style:paragraph-properties fo:text-align="justify" fo:line-height="150%" fo:text-indent="0.2479in"/>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P3835" style:parent-style-name="Normalny" style:family="paragraph">
      <style:paragraph-properties fo:text-align="justify" fo:line-height="150%"/>
    </style:style>
    <style:style style:name="T3836" style:parent-style-name="Domyślnaczcionkaakapitu" style:family="text">
      <style:text-properties style:text-underline-type="single" style:text-underline-style="solid" style:text-underline-width="auto" style:text-underline-mode="continuous"/>
    </style:style>
    <style:style style:name="T3837" style:parent-style-name="Domyślnaczcionkaakapitu" style:family="text">
      <style:text-properties fo:background-color="#80FFFF"/>
    </style:style>
    <style:style style:name="P3838" style:parent-style-name="Normalny" style:family="paragraph">
      <style:paragraph-properties fo:text-align="justify" fo:line-height="150%" fo:text-indent="0.2479in"/>
    </style:style>
    <style:style style:name="T3839" style:parent-style-name="Domyślnaczcionkaakapitu" style:family="text">
      <style:text-properties fo:background-color="#80FFFF"/>
    </style:style>
    <style:style style:name="P3840" style:parent-style-name="Normalny" style:family="paragraph">
      <style:paragraph-properties fo:text-align="justify" fo:line-height="150%" fo:text-indent="0.2479in"/>
    </style:style>
    <style:style style:name="P3841" style:parent-style-name="Normalny" style:family="paragraph">
      <style:paragraph-properties fo:text-align="justify" fo:line-height="150%"/>
    </style:style>
    <style:style style:name="T3842" style:parent-style-name="Domyślnaczcionkaakapitu" style:family="text">
      <style:text-properties style:text-underline-type="single" style:text-underline-style="solid" style:text-underline-width="auto" style:text-underline-mode="continuous"/>
    </style:style>
    <style:style style:name="T3843" style:parent-style-name="Domyślnaczcionkaakapitu" style:family="text">
      <style:text-properties fo:background-color="#80FFFF"/>
    </style:style>
    <style:style style:name="P3844" style:parent-style-name="Normalny" style:family="paragraph">
      <style:paragraph-properties fo:text-align="justify" fo:line-height="150%" fo:text-indent="0.2479in"/>
    </style:style>
    <style:style style:name="T3845" style:parent-style-name="Domyślnaczcionkaakapitu" style:family="text">
      <style:text-properties fo:background-color="#80FFFF"/>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P3848" style:parent-style-name="Normalny" style:family="paragraph">
      <style:paragraph-properties fo:text-align="justify" fo:line-height="150%"/>
    </style:style>
    <style:style style:name="T3849" style:parent-style-name="Domyślnaczcionkaakapitu" style:family="text">
      <style:text-properties style:text-underline-type="single" style:text-underline-style="solid" style:text-underline-width="auto" style:text-underline-mode="continuous"/>
    </style:style>
    <style:style style:name="T3850" style:parent-style-name="Domyślnaczcionkaakapitu" style:family="text">
      <style:text-properties fo:background-color="#80FFFF"/>
    </style:style>
    <style:style style:name="P3851" style:parent-style-name="Normalny" style:family="paragraph">
      <style:paragraph-properties fo:text-align="justify" fo:line-height="150%" fo:text-indent="0.2479in"/>
    </style:style>
    <style:style style:name="P3852" style:parent-style-name="Normalny" style:family="paragraph">
      <style:paragraph-properties fo:text-align="justify" fo:line-height="150%" fo:text-indent="0.2479in"/>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T3859" style:parent-style-name="Domyślnaczcionkaakapitu" style:family="text">
      <style:text-properties fo:background-color="#80FFFF"/>
    </style:style>
    <style:style style:name="T3860" style:parent-style-name="Domyślnaczcionkaakapitu" style:family="text">
      <style:text-properties fo:background-color="#80FFFF"/>
    </style:style>
    <style:style style:name="T3861" style:parent-style-name="Domyślnaczcionkaakapitu" style:family="text">
      <style:text-properties fo:background-color="#80FFFF"/>
    </style:style>
    <style:style style:name="P3862" style:parent-style-name="Normalny" style:family="paragraph">
      <style:paragraph-properties fo:text-align="justify" fo:line-height="150%" fo:text-indent="0.2479in"/>
    </style:style>
    <style:style style:name="T3863" style:parent-style-name="Domyślnaczcionkaakapitu" style:family="text">
      <style:text-properties fo:background-color="#80FFFF"/>
    </style:style>
    <style:style style:name="P3864" style:parent-style-name="Normalny" style:family="paragraph">
      <style:paragraph-properties fo:text-align="justify" fo:line-height="150%" fo:text-indent="0.2479in"/>
    </style:style>
    <style:style style:name="T3865" style:parent-style-name="Domyślnaczcionkaakapitu" style:family="text">
      <style:text-properties fo:background-color="#80FFFF"/>
    </style:style>
    <style:style style:name="T3866" style:parent-style-name="Domyślnaczcionkaakapitu" style:family="text">
      <style:text-properties fo:background-color="#80FFFF"/>
    </style:style>
    <style:style style:name="T3867" style:parent-style-name="Domyślnaczcionkaakapitu" style:family="text">
      <style:text-properties fo:background-color="#80FFFF"/>
    </style:style>
    <style:style style:name="P3868" style:parent-style-name="Normalny" style:family="paragraph">
      <style:paragraph-properties fo:text-align="justify" fo:line-height="150%" fo:text-indent="0.2479in"/>
    </style:style>
    <style:style style:name="T3869" style:parent-style-name="Domyślnaczcionkaakapitu" style:family="text">
      <style:text-properties fo:background-color="#80FFFF"/>
    </style:style>
    <style:style style:name="P3870" style:parent-style-name="Normalny" style:family="paragraph">
      <style:paragraph-properties fo:text-align="justify" fo:line-height="150%" fo:text-indent="0.2479in"/>
    </style:style>
    <style:style style:name="T3871" style:parent-style-name="Domyślnaczcionkaakapitu" style:family="text">
      <style:text-properties fo:background-color="#80FFFF"/>
    </style:style>
    <style:style style:name="T3872" style:parent-style-name="Domyślnaczcionkaakapitu" style:family="text">
      <style:text-properties fo:background-color="#80FFFF"/>
    </style:style>
    <style:style style:name="T3873" style:parent-style-name="Domyślnaczcionkaakapitu" style:family="text">
      <style:text-properties fo:background-color="#80FFFF"/>
    </style:style>
    <style:style style:name="T3874" style:parent-style-name="Domyślnaczcionkaakapitu" style:family="text">
      <style:text-properties fo:background-color="#80FFFF"/>
    </style:style>
    <style:style style:name="T3875" style:parent-style-name="Domyślnaczcionkaakapitu" style:family="text">
      <style:text-properties fo:background-color="#80FFFF"/>
    </style:style>
    <style:style style:name="T3876" style:parent-style-name="Domyślnaczcionkaakapitu" style:family="text">
      <style:text-properties fo:background-color="#80FFFF"/>
    </style:style>
    <style:style style:name="P3877" style:parent-style-name="Normalny" style:family="paragraph">
      <style:paragraph-properties fo:text-align="justify" fo:line-height="150%" fo:text-indent="0.2479in"/>
    </style:style>
    <style:style style:name="P3878" style:parent-style-name="Normalny" style:family="paragraph">
      <style:paragraph-properties fo:text-align="justify" fo:line-height="150%"/>
    </style:style>
    <style:style style:name="P3879" style:parent-style-name="Normalny" style:family="paragraph">
      <style:paragraph-properties fo:text-align="justify" fo:line-height="150%"/>
    </style:style>
    <style:style style:name="T3880" style:parent-style-name="Domyślnaczcionkaakapitu" style:family="text">
      <style:text-properties style:text-underline-type="single" style:text-underline-style="solid" style:text-underline-width="auto" style:text-underline-mode="continuous"/>
    </style:style>
    <style:style style:name="T3881" style:parent-style-name="Domyślnaczcionkaakapitu" style:family="text">
      <style:text-properties style:text-underline-type="single" style:text-underline-style="solid" style:text-underline-width="auto" style:text-underline-mode="continuous"/>
    </style:style>
    <style:style style:name="T3882" style:parent-style-name="Domyślnaczcionkaakapitu" style:family="text">
      <style:text-properties style:text-underline-type="single" style:text-underline-style="solid" style:text-underline-width="auto" style:text-underline-mode="continuous"/>
    </style:style>
    <style:style style:name="P3883" style:parent-style-name="Normalny" style:family="paragraph">
      <style:paragraph-properties fo:text-align="justify" fo:line-height="150%" fo:text-indent="0.2479in"/>
    </style:style>
    <style:style style:name="T3884" style:parent-style-name="Domyślnaczcionkaakapitu" style:family="text">
      <style:text-properties fo:background-color="#80FFFF"/>
    </style:style>
    <style:style style:name="T3885" style:parent-style-name="Domyślnaczcionkaakapitu" style:family="text">
      <style:text-properties fo:background-color="#80FFFF"/>
    </style:style>
    <style:style style:name="P3886" style:parent-style-name="Normalny" style:family="paragraph">
      <style:paragraph-properties fo:text-align="justify" fo:line-height="150%" fo:text-indent="0.2479in"/>
    </style:style>
    <style:style style:name="T3887" style:parent-style-name="Domyślnaczcionkaakapitu" style:family="text">
      <style:text-properties fo:background-color="#80FFFF"/>
    </style:style>
    <style:style style:name="T3888" style:parent-style-name="Domyślnaczcionkaakapitu" style:family="text">
      <style:text-properties fo:background-color="#80FFFF"/>
    </style:style>
    <style:style style:name="P3889" style:parent-style-name="Normalny" style:family="paragraph">
      <style:paragraph-properties fo:text-align="justify" fo:line-height="150%" fo:text-indent="0.2479in"/>
    </style:style>
    <style:style style:name="T3890" style:parent-style-name="Domyślnaczcionkaakapitu" style:family="text">
      <style:text-properties fo:background-color="#80FFFF"/>
    </style:style>
    <style:style style:name="T3891" style:parent-style-name="Domyślnaczcionkaakapitu" style:family="text">
      <style:text-properties fo:background-color="#80FFFF"/>
    </style:style>
    <style:style style:name="P3892" style:parent-style-name="Normalny" style:family="paragraph">
      <style:paragraph-properties fo:text-align="justify" fo:line-height="150%" fo:text-indent="0.2479in"/>
    </style:style>
    <style:style style:name="T3893" style:parent-style-name="Domyślnaczcionkaakapitu" style:family="text">
      <style:text-properties fo:background-color="#80FFFF"/>
    </style:style>
    <style:style style:name="T3894" style:parent-style-name="Domyślnaczcionkaakapitu" style:family="text">
      <style:text-properties fo:background-color="#80FFFF"/>
    </style:style>
    <style:style style:name="T3895" style:parent-style-name="Domyślnaczcionkaakapitu" style:family="text">
      <style:text-properties fo:background-color="#80FFFF"/>
    </style:style>
    <style:style style:name="T3896" style:parent-style-name="Domyślnaczcionkaakapitu" style:family="text">
      <style:text-properties fo:background-color="#80FFFF"/>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P3899" style:parent-style-name="Normalny" style:family="paragraph">
      <style:paragraph-properties fo:text-align="justify" fo:line-height="150%" fo:text-indent="0.2479in"/>
    </style:style>
    <style:style style:name="T3900" style:parent-style-name="Domyślnaczcionkaakapitu" style:family="text">
      <style:text-properties fo:background-color="#80FFFF"/>
    </style:style>
    <style:style style:name="P3901" style:parent-style-name="Normalny" style:family="paragraph">
      <style:paragraph-properties fo:text-align="justify" fo:line-height="150%" fo:text-indent="0.2479in"/>
    </style:style>
    <style:style style:name="T3902" style:parent-style-name="Domyślnaczcionkaakapitu" style:family="text">
      <style:text-properties fo:background-color="#80FFFF"/>
    </style:style>
    <style:style style:name="P3903" style:parent-style-name="Normalny" style:family="paragraph">
      <style:paragraph-properties fo:text-align="justify" fo:line-height="150%"/>
    </style:style>
    <style:style style:name="T3904" style:parent-style-name="Domyślnaczcionkaakapitu" style:family="text">
      <style:text-properties style:text-underline-type="single" style:text-underline-style="solid" style:text-underline-width="auto" style:text-underline-mode="continuous"/>
    </style:style>
    <style:style style:name="P3905" style:parent-style-name="Normalny" style:family="paragraph">
      <style:paragraph-properties fo:text-align="justify" fo:line-height="150%" fo:text-indent="0.2479in"/>
      <style:text-properties fo:background-color="#80FFFF"/>
    </style:style>
    <style:style style:name="P3906" style:parent-style-name="Normalny" style:family="paragraph">
      <style:paragraph-properties fo:text-align="justify" fo:line-height="150%"/>
    </style:style>
    <style:style style:name="T3907" style:parent-style-name="Domyślnaczcionkaakapitu" style:family="text">
      <style:text-properties style:text-underline-type="single" style:text-underline-style="solid" style:text-underline-width="auto" style:text-underline-mode="continuous"/>
    </style:style>
    <style:style style:name="T3908" style:parent-style-name="Domyślnaczcionkaakapitu" style:family="text">
      <style:text-properties fo:background-color="#80FFFF"/>
    </style:style>
    <style:style style:name="P3909" style:parent-style-name="Normalny" style:family="paragraph">
      <style:paragraph-properties fo:text-align="justify" fo:line-height="150%" fo:text-indent="0.2479in"/>
    </style:style>
    <style:style style:name="T3910" style:parent-style-name="Domyślnaczcionkaakapitu" style:family="text">
      <style:text-properties fo:background-color="#80FFFF"/>
    </style:style>
    <style:style style:name="T3911" style:parent-style-name="Domyślnaczcionkaakapitu" style:family="text">
      <style:text-properties fo:background-color="#80FFFF"/>
    </style:style>
    <style:style style:name="T3912" style:parent-style-name="Domyślnaczcionkaakapitu" style:family="text">
      <style:text-properties fo:background-color="#80FFFF"/>
    </style:style>
    <style:style style:name="P3913" style:parent-style-name="Normalny" style:family="paragraph">
      <style:paragraph-properties fo:text-align="justify" fo:line-height="150%" fo:text-indent="0.2479in"/>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P3917" style:parent-style-name="Normalny" style:family="paragraph">
      <style:paragraph-properties fo:text-align="justify" fo:line-height="150%" fo:text-indent="0.2479in"/>
    </style:style>
    <style:style style:name="T3918" style:parent-style-name="Domyślnaczcionkaakapitu" style:family="text">
      <style:text-properties fo:background-color="#80FFFF"/>
    </style:style>
    <style:style style:name="T3919" style:parent-style-name="Domyślnaczcionkaakapitu" style:family="text">
      <style:text-properties fo:background-color="#80FFFF"/>
    </style:style>
    <style:style style:name="T3920" style:parent-style-name="Domyślnaczcionkaakapitu" style:family="text">
      <style:text-properties fo:background-color="#80FFFF"/>
    </style:style>
    <style:style style:name="T3921" style:parent-style-name="Domyślnaczcionkaakapitu" style:family="text">
      <style:text-properties fo:background-color="#80FFFF"/>
    </style:style>
    <style:style style:name="P3922" style:parent-style-name="Normalny" style:family="paragraph">
      <style:paragraph-properties fo:text-align="justify" fo:line-height="150%" fo:text-indent="0.2479in"/>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T3925" style:parent-style-name="Domyślnaczcionkaakapitu" style:family="text">
      <style:text-properties fo:background-color="#80FFFF"/>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P3928" style:parent-style-name="Normalny" style:family="paragraph">
      <style:paragraph-properties fo:text-align="justify" fo:line-height="150%" fo:text-indent="0.2479in"/>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T3931" style:parent-style-name="Domyślnaczcionkaakapitu" style:family="text">
      <style:text-properties fo:background-color="#80FFFF"/>
    </style:style>
    <style:style style:name="P3932" style:parent-style-name="Normalny" style:family="paragraph">
      <style:paragraph-properties fo:text-align="justify" fo:line-height="150%" fo:text-indent="0.2479in"/>
    </style:style>
    <style:style style:name="P3933" style:parent-style-name="Normalny" style:family="paragraph">
      <style:paragraph-properties fo:text-align="justify" fo:line-height="150%"/>
    </style:style>
    <style:style style:name="T3934" style:parent-style-name="Domyślnaczcionkaakapitu" style:family="text">
      <style:text-properties fo:background-color="#80FFFF" style:text-underline-type="single" style:text-underline-style="solid" style:text-underline-width="auto" style:text-underline-mode="continuous"/>
    </style:style>
    <style:style style:name="T3935" style:parent-style-name="Domyślnaczcionkaakapitu" style:family="text">
      <style:text-properties style:text-underline-type="single" style:text-underline-style="solid" style:text-underline-width="auto" style:text-underline-mode="continuous"/>
    </style:style>
    <style:style style:name="T3936" style:parent-style-name="Domyślnaczcionkaakapitu" style:family="text">
      <style:text-properties fo:background-color="#80FFFF" style:text-underline-type="single" style:text-underline-style="solid" style:text-underline-width="auto" style:text-underline-mode="continuous"/>
    </style:style>
    <style:style style:name="P3937" style:parent-style-name="Normalny" style:family="paragraph">
      <style:paragraph-properties fo:text-align="justify" fo:line-height="150%" fo:text-indent="0.2479in"/>
    </style:style>
    <style:style style:name="T3938" style:parent-style-name="Domyślnaczcionkaakapitu" style:family="text">
      <style:text-properties fo:background-color="#80FFFF"/>
    </style:style>
    <style:style style:name="P3939" style:parent-style-name="Normalny" style:family="paragraph">
      <style:paragraph-properties fo:text-align="justify" fo:line-height="150%"/>
    </style:style>
    <style:style style:name="T3940" style:parent-style-name="Domyślnaczcionkaakapitu" style:family="text">
      <style:text-properties style:text-underline-type="single" style:text-underline-style="solid" style:text-underline-width="auto" style:text-underline-mode="continuous"/>
    </style:style>
    <style:style style:name="T3941" style:parent-style-name="Domyślnaczcionkaakapitu" style:family="text">
      <style:text-properties fo:background-color="#80FFFF"/>
    </style:style>
    <style:style style:name="P3942" style:parent-style-name="Normalny" style:family="paragraph">
      <style:paragraph-properties fo:text-align="justify" fo:line-height="150%" fo:text-indent="0.2479in"/>
    </style:style>
    <style:style style:name="T3943" style:parent-style-name="Domyślnaczcionkaakapitu" style:family="text">
      <style:text-properties fo:background-color="#80FFFF"/>
    </style:style>
    <style:style style:name="T3944" style:parent-style-name="Domyślnaczcionkaakapitu" style:family="text">
      <style:text-properties fo:background-color="#80FFFF"/>
    </style:style>
    <style:style style:name="T3945" style:parent-style-name="Domyślnaczcionkaakapitu" style:family="text">
      <style:text-properties fo:background-color="#80FFFF"/>
    </style:style>
    <style:style style:name="T3946" style:parent-style-name="Domyślnaczcionkaakapitu" style:family="text">
      <style:text-properties fo:background-color="#80FFFF"/>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T3951" style:parent-style-name="Domyślnaczcionkaakapitu" style:family="text">
      <style:text-properties fo:background-color="#80FFFF"/>
    </style:style>
    <style:style style:name="P3952" style:parent-style-name="Normalny" style:family="paragraph">
      <style:paragraph-properties fo:text-align="justify" fo:line-height="150%" fo:text-indent="0.2479in"/>
    </style:style>
    <style:style style:name="P3953" style:parent-style-name="Normalny" style:family="paragraph">
      <style:paragraph-properties fo:text-align="justify" fo:line-height="150%"/>
    </style:style>
    <style:style style:name="T3954" style:parent-style-name="Domyślnaczcionkaakapitu" style:family="text">
      <style:text-properties style:text-underline-type="single" style:text-underline-style="solid" style:text-underline-width="auto" style:text-underline-mode="continuous"/>
    </style:style>
    <style:style style:name="T3955" style:parent-style-name="Domyślnaczcionkaakapitu" style:family="text">
      <style:text-properties fo:background-color="#80FFFF"/>
    </style:style>
    <style:style style:name="P3956" style:parent-style-name="Normalny" style:family="paragraph">
      <style:paragraph-properties fo:text-align="justify" fo:line-height="150%" fo:text-indent="0.2479in"/>
    </style:style>
    <style:style style:name="P3957" style:parent-style-name="Normalny" style:family="paragraph">
      <style:paragraph-properties fo:text-align="justify" fo:line-height="150%"/>
    </style:style>
    <style:style style:name="T3958" style:parent-style-name="Domyślnaczcionkaakapitu" style:family="text">
      <style:text-properties style:text-underline-type="single" style:text-underline-style="solid" style:text-underline-width="auto" style:text-underline-mode="continuous"/>
    </style:style>
    <style:style style:name="T3959" style:parent-style-name="Domyślnaczcionkaakapitu" style:family="text">
      <style:text-properties fo:background-color="#80FFFF"/>
    </style:style>
    <style:style style:name="P3960" style:parent-style-name="Normalny" style:family="paragraph">
      <style:paragraph-properties fo:text-align="justify" fo:line-height="150%" fo:text-indent="0.2479in"/>
    </style:style>
    <style:style style:name="T3961" style:parent-style-name="Domyślnaczcionkaakapitu" style:family="text">
      <style:text-properties fo:background-color="#80FFFF"/>
    </style:style>
    <style:style style:name="T3962" style:parent-style-name="Domyślnaczcionkaakapitu" style:family="text">
      <style:text-properties fo:background-color="#80FFFF"/>
    </style:style>
    <style:style style:name="T3963" style:parent-style-name="Domyślnaczcionkaakapitu" style:family="text">
      <style:text-properties fo:background-color="#80FFFF"/>
    </style:style>
    <style:style style:name="T3964" style:parent-style-name="Domyślnaczcionkaakapitu" style:family="text">
      <style:text-properties fo:background-color="#80FFFF"/>
    </style:style>
    <style:style style:name="T3965" style:parent-style-name="Domyślnaczcionkaakapitu" style:family="text">
      <style:text-properties fo:background-color="#80FFFF"/>
    </style:style>
    <style:style style:name="P3966" style:parent-style-name="Normalny" style:family="paragraph">
      <style:paragraph-properties fo:text-align="justify" fo:line-height="150%" fo:text-indent="0.2479in"/>
    </style:style>
    <style:style style:name="P3967" style:parent-style-name="Normalny" style:family="paragraph">
      <style:paragraph-properties fo:text-align="justify" fo:line-height="150%"/>
    </style:style>
    <style:style style:name="T3968" style:parent-style-name="Domyślnaczcionkaakapitu" style:family="text">
      <style:text-properties style:text-underline-type="single" style:text-underline-style="solid" style:text-underline-width="auto" style:text-underline-mode="continuous"/>
    </style:style>
    <style:style style:name="T3969" style:parent-style-name="Domyślnaczcionkaakapitu" style:family="text">
      <style:text-properties fo:background-color="#80FFFF"/>
    </style:style>
    <style:style style:name="P3970" style:parent-style-name="Normalny" style:family="paragraph">
      <style:paragraph-properties fo:text-align="justify" fo:line-height="150%" fo:text-indent="0.2479in"/>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P3974" style:parent-style-name="Normalny" style:family="paragraph">
      <style:paragraph-properties fo:text-align="justify" fo:line-height="150%"/>
    </style:style>
    <style:style style:name="T3975" style:parent-style-name="Domyślnaczcionkaakapitu" style:family="text">
      <style:text-properties style:text-underline-type="single" style:text-underline-style="solid" style:text-underline-width="auto" style:text-underline-mode="continuous"/>
    </style:style>
    <style:style style:name="T3976" style:parent-style-name="Domyślnaczcionkaakapitu" style:family="text">
      <style:text-properties fo:background-color="#80FFFF" style:text-underline-type="single" style:text-underline-style="solid" style:text-underline-width="auto" style:text-underline-mode="continuous"/>
    </style:style>
    <style:style style:name="T3977" style:parent-style-name="Domyślnaczcionkaakapitu" style:family="text">
      <style:text-properties style:text-underline-type="single" style:text-underline-style="solid" style:text-underline-width="auto" style:text-underline-mode="continuous"/>
    </style:style>
    <style:style style:name="P3978" style:parent-style-name="Normalny" style:family="paragraph">
      <style:paragraph-properties fo:text-align="justify" fo:line-height="150%" fo:text-indent="0.2479in"/>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T3981" style:parent-style-name="Domyślnaczcionkaakapitu" style:family="text">
      <style:text-properties fo:background-color="#80FFFF"/>
    </style:style>
    <style:style style:name="P3982" style:parent-style-name="Normalny" style:family="paragraph">
      <style:paragraph-properties fo:text-align="justify" fo:line-height="150%"/>
    </style:style>
    <style:style style:name="T3983" style:parent-style-name="Domyślnaczcionkaakapitu" style:family="text">
      <style:text-properties style:text-underline-type="single" style:text-underline-style="solid" style:text-underline-width="auto" style:text-underline-mode="continuous"/>
    </style:style>
    <style:style style:name="P3984" style:parent-style-name="Normalny" style:family="paragraph">
      <style:paragraph-properties fo:text-align="justify" fo:line-height="150%" fo:text-indent="0.2479in"/>
    </style:style>
    <style:style style:name="T3985" style:parent-style-name="Domyślnaczcionkaakapitu" style:family="text">
      <style:text-properties fo:background-color="#80FFFF"/>
    </style:style>
    <style:style style:name="T3986" style:parent-style-name="Domyślnaczcionkaakapitu" style:family="text">
      <style:text-properties fo:background-color="#80FFFF"/>
    </style:style>
    <style:style style:name="T3987" style:parent-style-name="Domyślnaczcionkaakapitu" style:family="text">
      <style:text-properties fo:background-color="#80FFFF"/>
    </style:style>
    <style:style style:name="T3988" style:parent-style-name="Domyślnaczcionkaakapitu" style:family="text">
      <style:text-properties fo:background-color="#80FFFF"/>
    </style:style>
    <style:style style:name="P3989" style:parent-style-name="Normalny" style:family="paragraph">
      <style:paragraph-properties fo:text-align="justify" fo:line-height="150%" fo:text-indent="0.2479in"/>
    </style:style>
    <style:style style:name="T3990" style:parent-style-name="Domyślnaczcionkaakapitu" style:family="text">
      <style:text-properties fo:background-color="#80FFFF"/>
    </style:style>
    <style:style style:name="P3991" style:parent-style-name="Normalny" style:family="paragraph">
      <style:paragraph-properties fo:text-align="justify" fo:line-height="150%"/>
    </style:style>
    <style:style style:name="P3992" style:parent-style-name="Normalny" style:family="paragraph">
      <style:paragraph-properties fo:text-align="justify" fo:line-height="150%"/>
    </style:style>
    <style:style style:name="T3993" style:parent-style-name="Domyślnaczcionkaakapitu" style:family="text">
      <style:text-properties style:text-underline-type="single" style:text-underline-style="solid" style:text-underline-width="auto" style:text-underline-mode="continuous"/>
    </style:style>
    <style:style style:name="T3994" style:parent-style-name="Domyślnaczcionkaakapitu" style:family="text">
      <style:text-properties fo:background-color="#80FFFF" style:text-underline-type="single" style:text-underline-style="solid" style:text-underline-width="auto" style:text-underline-mode="continuous"/>
    </style:style>
    <style:style style:name="T3995" style:parent-style-name="Domyślnaczcionkaakapitu" style:family="text">
      <style:text-properties style:text-underline-type="single" style:text-underline-style="solid" style:text-underline-width="auto" style:text-underline-mode="continuous"/>
    </style:style>
    <style:style style:name="P3996" style:parent-style-name="Normalny" style:family="paragraph">
      <style:paragraph-properties fo:text-align="justify" fo:line-height="150%" fo:text-indent="0.2479in"/>
    </style:style>
    <style:style style:name="T3997" style:parent-style-name="Domyślnaczcionkaakapitu" style:family="text">
      <style:text-properties fo:background-color="#80FFFF"/>
    </style:style>
    <style:style style:name="P3998" style:parent-style-name="Normalny" style:family="paragraph">
      <style:paragraph-properties fo:text-align="justify" fo:line-height="150%" fo:text-indent="0.2479in"/>
    </style:style>
    <style:style style:name="P3999" style:parent-style-name="Normalny" style:family="paragraph">
      <style:paragraph-properties fo:text-align="justify" fo:line-height="150%"/>
    </style:style>
    <style:style style:name="T4000" style:parent-style-name="Domyślnaczcionkaakapitu" style:family="text">
      <style:text-properties style:text-underline-type="single" style:text-underline-style="solid" style:text-underline-width="auto" style:text-underline-mode="continuous"/>
    </style:style>
    <style:style style:name="P4001" style:parent-style-name="Normalny" style:family="paragraph">
      <style:paragraph-properties fo:text-align="justify" fo:line-height="150%" fo:text-indent="0.2479in"/>
    </style:style>
    <style:style style:name="P4002" style:parent-style-name="Normalny" style:family="paragraph">
      <style:paragraph-properties fo:text-align="justify" fo:line-height="150%" fo:text-indent="0.2479in"/>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P4005" style:parent-style-name="Normalny" style:family="paragraph">
      <style:paragraph-properties fo:text-align="justify" fo:line-height="150%" fo:text-indent="0.2479in"/>
    </style:style>
    <style:style style:name="T4006" style:parent-style-name="Domyślnaczcionkaakapitu" style:family="text">
      <style:text-properties fo:background-color="#80FFFF"/>
    </style:style>
    <style:style style:name="T4007" style:parent-style-name="Domyślnaczcionkaakapitu" style:family="text">
      <style:text-properties fo:background-color="#80FFFF"/>
    </style:style>
    <style:style style:name="T4008" style:parent-style-name="Domyślnaczcionkaakapitu" style:family="text">
      <style:text-properties fo:background-color="#80FFFF"/>
    </style:style>
    <style:style style:name="P4009" style:parent-style-name="Normalny" style:family="paragraph">
      <style:paragraph-properties fo:text-align="justify" fo:line-height="150%" fo:text-indent="0.2479in"/>
    </style:style>
    <style:style style:name="P4010" style:parent-style-name="Normalny" style:family="paragraph">
      <style:paragraph-properties fo:text-align="justify" fo:line-height="150%"/>
    </style:style>
    <style:style style:name="T4011" style:parent-style-name="Domyślnaczcionkaakapitu" style:family="text">
      <style:text-properties style:text-underline-type="single" style:text-underline-style="solid" style:text-underline-width="auto" style:text-underline-mode="continuous"/>
    </style:style>
    <style:style style:name="T4012" style:parent-style-name="Domyślnaczcionkaakapitu" style:family="text">
      <style:text-properties fo:background-color="#80FFFF" style:text-underline-type="single" style:text-underline-style="solid" style:text-underline-width="auto" style:text-underline-mode="continuous"/>
    </style:style>
    <style:style style:name="T4013" style:parent-style-name="Domyślnaczcionkaakapitu" style:family="text">
      <style:text-properties style:text-underline-type="single" style:text-underline-style="solid" style:text-underline-width="auto" style:text-underline-mode="continuous"/>
    </style:style>
    <style:style style:name="T4014" style:parent-style-name="Domyślnaczcionkaakapitu" style:family="text">
      <style:text-properties fo:background-color="#80FFFF" style:text-underline-type="single" style:text-underline-style="solid" style:text-underline-width="auto" style:text-underline-mode="continuous"/>
    </style:style>
    <style:style style:name="T4015" style:parent-style-name="Domyślnaczcionkaakapitu" style:family="text">
      <style:text-properties style:text-underline-type="single" style:text-underline-style="solid" style:text-underline-width="auto" style:text-underline-mode="continuous"/>
    </style:style>
    <style:style style:name="T4016" style:parent-style-name="Domyślnaczcionkaakapitu" style:family="text">
      <style:text-properties fo:background-color="#80FFFF"/>
    </style:style>
    <style:style style:name="P4017" style:parent-style-name="Normalny" style:family="paragraph">
      <style:paragraph-properties fo:text-align="justify" fo:line-height="150%" fo:text-indent="0.2479in"/>
    </style:style>
    <style:style style:name="T4018" style:parent-style-name="Domyślnaczcionkaakapitu" style:family="text">
      <style:text-properties fo:background-color="#80FFFF"/>
    </style:style>
    <style:style style:name="T4019" style:parent-style-name="Domyślnaczcionkaakapitu" style:family="text">
      <style:text-properties fo:background-color="#80FFFF"/>
    </style:style>
    <style:style style:name="T4020" style:parent-style-name="Domyślnaczcionkaakapitu" style:family="text">
      <style:text-properties fo:background-color="#80FFFF"/>
    </style:style>
    <style:style style:name="P4021" style:parent-style-name="Normalny" style:family="paragraph">
      <style:paragraph-properties fo:text-align="justify" fo:line-height="150%" fo:text-indent="0.2479in"/>
    </style:style>
    <style:style style:name="P4022" style:parent-style-name="Normalny" style:family="paragraph">
      <style:paragraph-properties fo:text-align="justify" fo:line-height="150%"/>
    </style:style>
    <style:style style:name="T4023" style:parent-style-name="Domyślnaczcionkaakapitu" style:family="text">
      <style:text-properties style:text-underline-type="single" style:text-underline-style="solid" style:text-underline-width="auto" style:text-underline-mode="continuous"/>
    </style:style>
    <style:style style:name="T4024" style:parent-style-name="Domyślnaczcionkaakapitu" style:family="text">
      <style:text-properties fo:background-color="#80FFFF" style:text-underline-type="single" style:text-underline-style="solid" style:text-underline-width="auto" style:text-underline-mode="continuous"/>
    </style:style>
    <style:style style:name="T4025" style:parent-style-name="Domyślnaczcionkaakapitu" style:family="text">
      <style:text-properties style:text-underline-type="single" style:text-underline-style="solid" style:text-underline-width="auto" style:text-underline-mode="continuous"/>
    </style:style>
    <style:style style:name="P4026" style:parent-style-name="Normalny" style:family="paragraph">
      <style:paragraph-properties fo:text-align="justify" fo:line-height="150%" fo:text-indent="0.2479in"/>
    </style:style>
    <style:style style:name="T4027" style:parent-style-name="Domyślnaczcionkaakapitu" style:family="text">
      <style:text-properties fo:background-color="#80FFFF"/>
    </style:style>
    <style:style style:name="P4028" style:parent-style-name="Normalny" style:family="paragraph">
      <style:paragraph-properties fo:text-align="justify" fo:line-height="150%" fo:text-indent="0.2479in"/>
    </style:style>
    <style:style style:name="P4029" style:parent-style-name="Normalny" style:family="paragraph">
      <style:paragraph-properties fo:text-align="justify" fo:line-height="150%"/>
    </style:style>
    <style:style style:name="T4030" style:parent-style-name="Domyślnaczcionkaakapitu" style:family="text">
      <style:text-properties style:text-underline-type="single" style:text-underline-style="solid" style:text-underline-width="auto" style:text-underline-mode="continuous"/>
    </style:style>
    <style:style style:name="T4031" style:parent-style-name="Domyślnaczcionkaakapitu" style:family="text">
      <style:text-properties fo:background-color="#80FFFF" style:text-underline-type="single" style:text-underline-style="solid" style:text-underline-width="auto" style:text-underline-mode="continuous"/>
    </style:style>
    <style:style style:name="T4032" style:parent-style-name="Domyślnaczcionkaakapitu" style:family="text">
      <style:text-properties style:text-underline-type="single" style:text-underline-style="solid" style:text-underline-width="auto" style:text-underline-mode="continuous"/>
    </style:style>
    <style:style style:name="P4033" style:parent-style-name="Normalny" style:family="paragraph">
      <style:paragraph-properties fo:text-align="justify" fo:line-height="150%" fo:text-indent="0.2479in"/>
    </style:style>
    <style:style style:name="T4034" style:parent-style-name="Domyślnaczcionkaakapitu" style:family="text">
      <style:text-properties fo:background-color="#80FFFF"/>
    </style:style>
    <style:style style:name="P4035" style:parent-style-name="Normalny" style:family="paragraph">
      <style:paragraph-properties fo:text-align="justify" fo:line-height="150%"/>
    </style:style>
    <style:style style:name="T4036" style:parent-style-name="Domyślnaczcionkaakapitu" style:family="text">
      <style:text-properties style:text-underline-type="single" style:text-underline-style="solid" style:text-underline-width="auto" style:text-underline-mode="continuous"/>
    </style:style>
    <style:style style:name="P4037" style:parent-style-name="Normalny" style:family="paragraph">
      <style:paragraph-properties fo:text-align="justify" fo:line-height="150%" fo:text-indent="0.2479in"/>
    </style:style>
    <style:style style:name="T4038" style:parent-style-name="Domyślnaczcionkaakapitu" style:family="text">
      <style:text-properties fo:background-color="#80FFFF"/>
    </style:style>
    <style:style style:name="P4039" style:parent-style-name="Normalny" style:family="paragraph">
      <style:paragraph-properties fo:text-align="justify" fo:line-height="150%"/>
    </style:style>
    <style:style style:name="T4040" style:parent-style-name="Domyślnaczcionkaakapitu" style:family="text">
      <style:text-properties style:text-underline-type="single" style:text-underline-style="solid" style:text-underline-width="auto" style:text-underline-mode="continuous"/>
    </style:style>
    <style:style style:name="T4041" style:parent-style-name="Domyślnaczcionkaakapitu" style:family="text">
      <style:text-properties fo:background-color="#80FFFF" style:text-underline-type="single" style:text-underline-style="solid" style:text-underline-width="auto" style:text-underline-mode="continuous"/>
    </style:style>
    <style:style style:name="T4042" style:parent-style-name="Domyślnaczcionkaakapitu" style:family="text">
      <style:text-properties style:text-underline-type="single" style:text-underline-style="solid" style:text-underline-width="auto" style:text-underline-mode="continuous"/>
    </style:style>
    <style:style style:name="T4043" style:parent-style-name="Domyślnaczcionkaakapitu" style:family="text">
      <style:text-properties fo:background-color="#80FFFF" style:text-underline-type="single" style:text-underline-style="solid" style:text-underline-width="auto" style:text-underline-mode="continuous"/>
    </style:style>
    <style:style style:name="T4044" style:parent-style-name="Domyślnaczcionkaakapitu" style:family="text">
      <style:text-properties style:text-underline-type="single" style:text-underline-style="solid" style:text-underline-width="auto" style:text-underline-mode="continuous"/>
    </style:style>
    <style:style style:name="P4045" style:parent-style-name="Normalny" style:family="paragraph">
      <style:paragraph-properties fo:text-align="justify" fo:line-height="150%" fo:text-indent="0.2479in"/>
    </style:style>
    <style:style style:name="P4046" style:parent-style-name="Normalny" style:family="paragraph">
      <style:paragraph-properties fo:text-align="justify" fo:line-height="150%" fo:text-indent="0.2479in"/>
    </style:style>
    <style:style style:name="T4047" style:parent-style-name="Domyślnaczcionkaakapitu" style:family="text">
      <style:text-properties fo:background-color="#80FFFF"/>
    </style:style>
    <style:style style:name="T4048" style:parent-style-name="Domyślnaczcionkaakapitu" style:family="text">
      <style:text-properties fo:background-color="#80FFFF"/>
    </style:style>
    <style:style style:name="T4049" style:parent-style-name="Domyślnaczcionkaakapitu" style:family="text">
      <style:text-properties fo:background-color="#80FFFF"/>
    </style:style>
    <style:style style:name="T4050" style:parent-style-name="Domyślnaczcionkaakapitu" style:family="text">
      <style:text-properties fo:background-color="#80FFFF"/>
    </style:style>
    <style:style style:name="P4051" style:parent-style-name="Normalny" style:family="paragraph">
      <style:paragraph-properties fo:text-align="justify" fo:line-height="150%"/>
    </style:style>
    <style:style style:name="T4052" style:parent-style-name="Domyślnaczcionkaakapitu" style:family="text">
      <style:text-properties fo:background-color="#80FFFF" style:text-underline-type="single" style:text-underline-style="solid" style:text-underline-width="auto" style:text-underline-mode="continuous"/>
    </style:style>
    <style:style style:name="T4053" style:parent-style-name="Domyślnaczcionkaakapitu" style:family="text">
      <style:text-properties style:text-underline-type="single" style:text-underline-style="solid" style:text-underline-width="auto" style:text-underline-mode="continuous"/>
    </style:style>
    <style:style style:name="T4054" style:parent-style-name="Domyślnaczcionkaakapitu" style:family="text">
      <style:text-properties fo:background-color="#80FFFF" style:text-underline-type="single" style:text-underline-style="solid" style:text-underline-width="auto" style:text-underline-mode="continuous"/>
    </style:style>
    <style:style style:name="T4055" style:parent-style-name="Domyślnaczcionkaakapitu" style:family="text">
      <style:text-properties style:text-underline-type="single" style:text-underline-style="solid" style:text-underline-width="auto" style:text-underline-mode="continuous"/>
    </style:style>
    <style:style style:name="T4056" style:parent-style-name="Domyślnaczcionkaakapitu" style:family="text">
      <style:text-properties fo:background-color="#80FFFF" style:text-underline-type="single" style:text-underline-style="solid" style:text-underline-width="auto" style:text-underline-mode="continuous"/>
    </style:style>
    <style:style style:name="T4057" style:parent-style-name="Domyślnaczcionkaakapitu" style:family="text">
      <style:text-properties style:text-underline-type="single" style:text-underline-style="solid" style:text-underline-width="auto" style:text-underline-mode="continuous"/>
    </style:style>
    <style:style style:name="T4058" style:parent-style-name="Domyślnaczcionkaakapitu" style:family="text">
      <style:text-properties fo:background-color="#80FFFF" style:text-underline-type="single" style:text-underline-style="solid" style:text-underline-width="auto" style:text-underline-mode="continuous"/>
    </style:style>
    <style:style style:name="P4059" style:parent-style-name="Normalny" style:family="paragraph">
      <style:paragraph-properties fo:text-align="justify" fo:line-height="150%" fo:text-indent="0.2479in">
        <style:tab-stops>
          <style:tab-stop style:type="left" style:position="0.7229in"/>
        </style:tab-stops>
      </style:paragraph-properties>
    </style:style>
    <style:style style:name="T4060" style:parent-style-name="Domyślnaczcionkaakapitu" style:family="text">
      <style:text-properties fo:background-color="#80FFFF"/>
    </style:style>
    <style:style style:name="T4061" style:parent-style-name="Domyślnaczcionkaakapitu" style:family="text">
      <style:text-properties fo:background-color="#80FFFF"/>
    </style:style>
    <style:style style:name="T4062" style:parent-style-name="Domyślnaczcionkaakapitu" style:family="text">
      <style:text-properties fo:background-color="#80FFFF"/>
    </style:style>
    <style:style style:name="T4063" style:parent-style-name="Domyślnaczcionkaakapitu" style:family="text">
      <style:text-properties fo:background-color="#80FFFF"/>
    </style:style>
    <style:style style:name="T4064" style:parent-style-name="Domyślnaczcionkaakapitu" style:family="text">
      <style:text-properties fo:background-color="#80FFFF"/>
    </style:style>
    <style:style style:name="T4065" style:parent-style-name="Domyślnaczcionkaakapitu" style:family="text">
      <style:text-properties fo:background-color="#80FFFF"/>
    </style:style>
    <style:style style:name="T4066" style:parent-style-name="Domyślnaczcionkaakapitu" style:family="text">
      <style:text-properties fo:background-color="#80FFFF"/>
    </style:style>
    <style:style style:name="P4067" style:parent-style-name="Normalny" style:family="paragraph">
      <style:paragraph-properties fo:text-align="justify" fo:line-height="150%">
        <style:tab-stops>
          <style:tab-stop style:type="left" style:position="0.7229in"/>
        </style:tab-stops>
      </style:paragraph-properties>
    </style:style>
    <style:style style:name="T4068" style:parent-style-name="Domyślnaczcionkaakapitu" style:family="text">
      <style:text-properties style:text-underline-type="single" style:text-underline-style="solid" style:text-underline-width="auto" style:text-underline-mode="continuous"/>
    </style:style>
    <style:style style:name="T4069" style:parent-style-name="Domyślnaczcionkaakapitu" style:family="text">
      <style:text-properties fo:background-color="#80FFFF" style:text-underline-type="single" style:text-underline-style="solid" style:text-underline-width="auto" style:text-underline-mode="continuous"/>
    </style:style>
    <style:style style:name="T4070" style:parent-style-name="Domyślnaczcionkaakapitu" style:family="text">
      <style:text-properties style:text-underline-type="single" style:text-underline-style="solid" style:text-underline-width="auto" style:text-underline-mode="continuous"/>
    </style:style>
    <style:style style:name="T4071" style:parent-style-name="Domyślnaczcionkaakapitu" style:family="text">
      <style:text-properties fo:background-color="#80FFFF" style:text-underline-type="single" style:text-underline-style="solid" style:text-underline-width="auto" style:text-underline-mode="continuous"/>
    </style:style>
    <style:style style:name="T4072" style:parent-style-name="Domyślnaczcionkaakapitu" style:family="text">
      <style:text-properties style:text-underline-type="single" style:text-underline-style="solid" style:text-underline-width="auto" style:text-underline-mode="continuous"/>
    </style:style>
    <style:style style:name="T4073" style:parent-style-name="Domyślnaczcionkaakapitu" style:family="text">
      <style:text-properties fo:background-color="#80FFFF"/>
    </style:style>
    <style:style style:name="P4074" style:parent-style-name="Normalny" style:family="paragraph">
      <style:paragraph-properties fo:text-align="justify" fo:line-height="150%" fo:text-indent="0.2479in">
        <style:tab-stops>
          <style:tab-stop style:type="left" style:position="0.7229in"/>
        </style:tab-stops>
      </style:paragraph-properties>
    </style:style>
    <style:style style:name="T4075" style:parent-style-name="Domyślnaczcionkaakapitu" style:family="text">
      <style:text-properties fo:background-color="#80FFFF"/>
    </style:style>
    <style:style style:name="T4076" style:parent-style-name="Domyślnaczcionkaakapitu" style:family="text">
      <style:text-properties fo:background-color="#80FFFF"/>
    </style:style>
    <style:style style:name="P4077" style:parent-style-name="Normalny" style:family="paragraph">
      <style:paragraph-properties fo:text-align="justify" fo:line-height="150%"/>
    </style:style>
    <style:style style:name="T4078" style:parent-style-name="Domyślnaczcionkaakapitu" style:family="text">
      <style:text-properties style:text-underline-type="single" style:text-underline-style="solid" style:text-underline-width="auto" style:text-underline-mode="continuous"/>
    </style:style>
    <style:style style:name="T4079" style:parent-style-name="Domyślnaczcionkaakapitu" style:family="text">
      <style:text-properties fo:background-color="#80FFFF" style:text-underline-type="single" style:text-underline-style="solid" style:text-underline-width="auto" style:text-underline-mode="continuous"/>
    </style:style>
    <style:style style:name="T4080" style:parent-style-name="Domyślnaczcionkaakapitu" style:family="text">
      <style:text-properties style:text-underline-type="single" style:text-underline-style="solid" style:text-underline-width="auto" style:text-underline-mode="continuous"/>
    </style:style>
    <style:style style:name="P4081" style:parent-style-name="Normalny" style:family="paragraph">
      <style:paragraph-properties fo:text-align="justify" fo:line-height="150%" fo:text-indent="0.2479in"/>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T4084" style:parent-style-name="Domyślnaczcionkaakapitu" style:family="text">
      <style:text-properties fo:background-color="#80FFFF"/>
    </style:style>
    <style:style style:name="P4085" style:parent-style-name="Normalny" style:family="paragraph">
      <style:paragraph-properties fo:text-align="justify" fo:line-height="150%"/>
    </style:style>
    <style:style style:name="T4086" style:parent-style-name="Domyślnaczcionkaakapitu" style:family="text">
      <style:text-properties style:text-underline-type="single" style:text-underline-style="solid" style:text-underline-width="auto" style:text-underline-mode="continuous"/>
    </style:style>
    <style:style style:name="T4087" style:parent-style-name="Domyślnaczcionkaakapitu" style:family="text">
      <style:text-properties fo:background-color="#80FFFF" style:text-underline-type="single" style:text-underline-style="solid" style:text-underline-width="auto" style:text-underline-mode="continuous"/>
    </style:style>
    <style:style style:name="T4088" style:parent-style-name="Domyślnaczcionkaakapitu" style:family="text">
      <style:text-properties style:text-underline-type="single" style:text-underline-style="solid" style:text-underline-width="auto" style:text-underline-mode="continuous"/>
    </style:style>
    <style:style style:name="P4089" style:parent-style-name="Normalny" style:family="paragraph">
      <style:paragraph-properties fo:text-align="justify" fo:line-height="150%" fo:text-indent="0.2479in"/>
    </style:style>
    <style:style style:name="P4090" style:parent-style-name="Normalny" style:family="paragraph">
      <style:paragraph-properties fo:text-align="justify" fo:line-height="150%"/>
    </style:style>
    <style:style style:name="T4091" style:parent-style-name="Domyślnaczcionkaakapitu" style:family="text">
      <style:text-properties style:text-underline-type="single" style:text-underline-style="solid" style:text-underline-width="auto" style:text-underline-mode="continuous"/>
    </style:style>
    <style:style style:name="T4092" style:parent-style-name="Domyślnaczcionkaakapitu" style:family="text">
      <style:text-properties fo:background-color="#80FFFF" style:text-underline-type="single" style:text-underline-style="solid" style:text-underline-width="auto" style:text-underline-mode="continuous"/>
    </style:style>
    <style:style style:name="T4093" style:parent-style-name="Domyślnaczcionkaakapitu" style:family="text">
      <style:text-properties style:text-underline-type="single" style:text-underline-style="solid" style:text-underline-width="auto" style:text-underline-mode="continuous"/>
    </style:style>
    <style:style style:name="P4094" style:parent-style-name="Normalny" style:family="paragraph">
      <style:paragraph-properties fo:text-align="justify" fo:line-height="150%" fo:text-indent="0.2479in">
        <style:tab-stops>
          <style:tab-stop style:type="left" style:position="0.8513in"/>
        </style:tab-stops>
      </style:paragraph-properties>
    </style:style>
    <style:style style:name="T4095" style:parent-style-name="Domyślnaczcionkaakapitu" style:family="text">
      <style:text-properties fo:background-color="#80FFFF"/>
    </style:style>
    <style:style style:name="T4096" style:parent-style-name="Domyślnaczcionkaakapitu" style:family="text">
      <style:text-properties fo:background-color="#80FFFF"/>
    </style:style>
    <style:style style:name="P4097" style:parent-style-name="Normalny" style:family="paragraph">
      <style:paragraph-properties fo:text-align="justify" fo:line-height="150%">
        <style:tab-stops>
          <style:tab-stop style:type="left" style:position="0.8513in"/>
        </style:tab-stops>
      </style:paragraph-properties>
    </style:style>
    <style:style style:name="T4098" style:parent-style-name="Domyślnaczcionkaakapitu" style:family="text">
      <style:text-properties style:text-underline-type="single" style:text-underline-style="solid" style:text-underline-width="auto" style:text-underline-mode="continuous"/>
    </style:style>
    <style:style style:name="T4099" style:parent-style-name="Domyślnaczcionkaakapitu" style:family="text">
      <style:text-properties fo:background-color="#80FFFF" style:text-underline-type="single" style:text-underline-style="solid" style:text-underline-width="auto" style:text-underline-mode="continuous"/>
    </style:style>
    <style:style style:name="T4100" style:parent-style-name="Domyślnaczcionkaakapitu" style:family="text">
      <style:text-properties style:text-underline-type="single" style:text-underline-style="solid" style:text-underline-width="auto" style:text-underline-mode="continuous"/>
    </style:style>
    <style:style style:name="P4101" style:parent-style-name="Normalny" style:family="paragraph">
      <style:paragraph-properties fo:text-align="justify" fo:line-height="150%" fo:text-indent="0.2479in">
        <style:tab-stops>
          <style:tab-stop style:type="left" style:position="0.8513in"/>
        </style:tab-stops>
      </style:paragraph-properties>
    </style:style>
    <style:style style:name="T4102" style:parent-style-name="Domyślnaczcionkaakapitu" style:family="text">
      <style:text-properties fo:background-color="#80FFFF"/>
    </style:style>
    <style:style style:name="T4103" style:parent-style-name="Domyślnaczcionkaakapitu" style:family="text">
      <style:text-properties fo:background-color="#80FFFF"/>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T4107" style:parent-style-name="Domyślnaczcionkaakapitu" style:family="text">
      <style:text-properties fo:background-color="#80FFFF"/>
    </style:style>
    <style:style style:name="P4108" style:parent-style-name="Normalny" style:family="paragraph">
      <style:paragraph-properties fo:text-align="justify" fo:line-height="150%" fo:text-indent="0.2479in"/>
    </style:style>
    <style:style style:name="P4109" style:parent-style-name="Normalny" style:family="paragraph">
      <style:paragraph-properties fo:text-align="justify" fo:line-height="150%"/>
    </style:style>
    <style:style style:name="T4110" style:parent-style-name="Domyślnaczcionkaakapitu" style:family="text">
      <style:text-properties style:text-underline-type="single" style:text-underline-style="solid" style:text-underline-width="auto" style:text-underline-mode="continuous"/>
    </style:style>
    <style:style style:name="T4111" style:parent-style-name="Domyślnaczcionkaakapitu" style:family="text">
      <style:text-properties fo:background-color="#80FFFF" style:text-underline-type="single" style:text-underline-style="solid" style:text-underline-width="auto" style:text-underline-mode="continuous"/>
    </style:style>
    <style:style style:name="T4112" style:parent-style-name="Domyślnaczcionkaakapitu" style:family="text">
      <style:text-properties style:text-underline-type="single" style:text-underline-style="solid" style:text-underline-width="auto" style:text-underline-mode="continuous"/>
    </style:style>
    <style:style style:name="T4113" style:parent-style-name="Domyślnaczcionkaakapitu" style:family="text">
      <style:text-properties fo:background-color="#80FFFF"/>
    </style:style>
    <style:style style:name="P4114" style:parent-style-name="Normalny" style:family="paragraph">
      <style:paragraph-properties fo:text-align="justify" fo:line-height="150%" fo:text-indent="0.2479in"/>
    </style:style>
    <style:style style:name="P4115" style:parent-style-name="Normalny" style:family="paragraph">
      <style:paragraph-properties fo:text-align="justify" fo:line-height="150%"/>
    </style:style>
    <style:style style:name="T4116" style:parent-style-name="Domyślnaczcionkaakapitu" style:family="text">
      <style:text-properties style:text-underline-type="single" style:text-underline-style="solid" style:text-underline-width="auto" style:text-underline-mode="continuous"/>
    </style:style>
    <style:style style:name="T4117" style:parent-style-name="Domyślnaczcionkaakapitu" style:family="text">
      <style:text-properties fo:background-color="#80FFFF" style:text-underline-type="single" style:text-underline-style="solid" style:text-underline-width="auto" style:text-underline-mode="continuous"/>
    </style:style>
    <style:style style:name="T4118" style:parent-style-name="Domyślnaczcionkaakapitu" style:family="text">
      <style:text-properties style:text-underline-type="single" style:text-underline-style="solid" style:text-underline-width="auto" style:text-underline-mode="continuous"/>
    </style:style>
    <style:style style:name="T4119" style:parent-style-name="Domyślnaczcionkaakapitu" style:family="text">
      <style:text-properties fo:background-color="#80FFFF" style:text-underline-type="single" style:text-underline-style="solid" style:text-underline-width="auto" style:text-underline-mode="continuous"/>
    </style:style>
    <style:style style:name="T4120" style:parent-style-name="Domyślnaczcionkaakapitu" style:family="text">
      <style:text-properties style:text-underline-type="single" style:text-underline-style="solid" style:text-underline-width="auto" style:text-underline-mode="continuous"/>
    </style:style>
    <style:style style:name="P4121" style:parent-style-name="Normalny" style:family="paragraph">
      <style:paragraph-properties fo:text-align="justify" fo:line-height="150%" fo:text-indent="0.2479in"/>
    </style:style>
    <style:style style:name="T4122" style:parent-style-name="Domyślnaczcionkaakapitu" style:family="text">
      <style:text-properties fo:background-color="#80FFFF"/>
    </style:style>
    <style:style style:name="P4123" style:parent-style-name="Normalny" style:family="paragraph">
      <style:paragraph-properties fo:text-align="justify" fo:line-height="150%" fo:text-indent="0.2479in"/>
    </style:style>
    <style:style style:name="T4124" style:parent-style-name="Domyślnaczcionkaakapitu" style:family="text">
      <style:text-properties fo:background-color="#80FFFF"/>
    </style:style>
    <style:style style:name="T4125" style:parent-style-name="Domyślnaczcionkaakapitu" style:family="text">
      <style:text-properties fo:background-color="#80FFFF"/>
    </style:style>
    <style:style style:name="P4126" style:parent-style-name="Normalny" style:family="paragraph">
      <style:paragraph-properties fo:text-align="justify" fo:line-height="150%"/>
    </style:style>
    <style:style style:name="T4127" style:parent-style-name="Domyślnaczcionkaakapitu" style:family="text">
      <style:text-properties style:text-underline-type="single" style:text-underline-style="solid" style:text-underline-width="auto" style:text-underline-mode="continuous"/>
    </style:style>
    <style:style style:name="T4128" style:parent-style-name="Domyślnaczcionkaakapitu" style:family="text">
      <style:text-properties fo:background-color="#80FFFF"/>
    </style:style>
    <style:style style:name="P4129" style:parent-style-name="Normalny" style:family="paragraph">
      <style:paragraph-properties fo:text-align="justify" fo:line-height="150%" fo:text-indent="0.2479in"/>
    </style:style>
    <style:style style:name="P4130" style:parent-style-name="Normalny" style:family="paragraph">
      <style:paragraph-properties fo:text-align="justify" fo:line-height="150%">
        <style:tab-stops>
          <style:tab-stop style:type="left" style:position="0.502in"/>
          <style:tab-stop style:type="left" style:position="0.8513in"/>
        </style:tab-stops>
      </style:paragraph-properties>
    </style:style>
    <style:style style:name="T4131" style:parent-style-name="Domyślnaczcionkaakapitu" style:family="text">
      <style:text-properties style:text-underline-type="single" style:text-underline-style="solid" style:text-underline-width="auto" style:text-underline-mode="continuous"/>
    </style:style>
    <style:style style:name="T4132" style:parent-style-name="Domyślnaczcionkaakapitu" style:family="text">
      <style:text-properties fo:background-color="#80FFFF" style:text-underline-type="single" style:text-underline-style="solid" style:text-underline-width="auto" style:text-underline-mode="continuous"/>
    </style:style>
    <style:style style:name="T4133" style:parent-style-name="Domyślnaczcionkaakapitu" style:family="text">
      <style:text-properties style:text-underline-type="single" style:text-underline-style="solid" style:text-underline-width="auto" style:text-underline-mode="continuous"/>
    </style:style>
    <style:style style:name="P4134" style:parent-style-name="Normalny" style:family="paragraph">
      <style:paragraph-properties fo:text-align="justify" fo:line-height="150%" fo:text-indent="0.2479in"/>
    </style:style>
    <style:style style:name="T4135" style:parent-style-name="Domyślnaczcionkaakapitu" style:family="text">
      <style:text-properties fo:background-color="#80FFFF"/>
    </style:style>
    <style:style style:name="T4136" style:parent-style-name="Domyślnaczcionkaakapitu" style:family="text">
      <style:text-properties fo:background-color="#80FFFF"/>
    </style:style>
    <style:style style:name="P4137" style:parent-style-name="Normalny" style:family="paragraph">
      <style:paragraph-properties fo:text-align="justify" fo:line-height="150%" fo:text-indent="0.2479in"/>
    </style:style>
    <style:style style:name="P4138" style:parent-style-name="Normalny" style:family="paragraph">
      <style:paragraph-properties fo:text-align="justify" fo:line-height="150%"/>
    </style:style>
    <style:style style:name="T4139" style:parent-style-name="Domyślnaczcionkaakapitu" style:family="text">
      <style:text-properties style:text-underline-type="single" style:text-underline-style="solid" style:text-underline-width="auto" style:text-underline-mode="continuous"/>
    </style:style>
    <style:style style:name="T4140" style:parent-style-name="Domyślnaczcionkaakapitu" style:family="text">
      <style:text-properties fo:background-color="#80FFFF" style:text-underline-type="single" style:text-underline-style="solid" style:text-underline-width="auto" style:text-underline-mode="continuous"/>
    </style:style>
    <style:style style:name="T4141" style:parent-style-name="Domyślnaczcionkaakapitu" style:family="text">
      <style:text-properties style:text-underline-type="single" style:text-underline-style="solid" style:text-underline-width="auto" style:text-underline-mode="continuous"/>
    </style:style>
    <style:style style:name="P4142" style:parent-style-name="Normalny" style:family="paragraph">
      <style:paragraph-properties fo:text-align="justify" fo:line-height="150%" fo:text-indent="0.2479in"/>
    </style:style>
    <style:style style:name="T4143" style:parent-style-name="Domyślnaczcionkaakapitu" style:family="text">
      <style:text-properties fo:background-color="#80FFFF"/>
    </style:style>
    <style:style style:name="T4144" style:parent-style-name="Domyślnaczcionkaakapitu" style:family="text">
      <style:text-properties fo:background-color="#80FFFF"/>
    </style:style>
    <style:style style:name="P4145" style:parent-style-name="Normalny" style:family="paragraph">
      <style:paragraph-properties fo:text-align="justify" fo:line-height="150%"/>
    </style:style>
    <style:style style:name="T4146" style:parent-style-name="Domyślnaczcionkaakapitu" style:family="text">
      <style:text-properties style:text-underline-type="single" style:text-underline-style="solid" style:text-underline-width="auto" style:text-underline-mode="continuous"/>
    </style:style>
    <style:style style:name="T4147" style:parent-style-name="Domyślnaczcionkaakapitu" style:family="text">
      <style:text-properties fo:background-color="#80FFFF" style:text-underline-type="single" style:text-underline-style="solid" style:text-underline-width="auto" style:text-underline-mode="continuous"/>
    </style:style>
    <style:style style:name="T4148" style:parent-style-name="Domyślnaczcionkaakapitu" style:family="text">
      <style:text-properties style:text-underline-type="single" style:text-underline-style="solid" style:text-underline-width="auto" style:text-underline-mode="continuous"/>
    </style:style>
    <style:style style:name="P4149" style:parent-style-name="Normalny" style:family="paragraph">
      <style:paragraph-properties fo:text-align="justify" fo:line-height="150%" fo:text-indent="0.2479in"/>
    </style:style>
    <style:style style:name="T4150" style:parent-style-name="Domyślnaczcionkaakapitu" style:family="text">
      <style:text-properties fo:background-color="#80FFFF"/>
    </style:style>
    <style:style style:name="T4151" style:parent-style-name="Domyślnaczcionkaakapitu" style:family="text">
      <style:text-properties fo:background-color="#80FFFF"/>
    </style:style>
    <style:style style:name="T4152" style:parent-style-name="Domyślnaczcionkaakapitu" style:family="text">
      <style:text-properties fo:background-color="#80FFFF"/>
    </style:style>
    <style:style style:name="T4153" style:parent-style-name="Domyślnaczcionkaakapitu" style:family="text">
      <style:text-properties fo:background-color="#80FFFF"/>
    </style:style>
    <style:style style:name="T4154" style:parent-style-name="Domyślnaczcionkaakapitu" style:family="text">
      <style:text-properties fo:background-color="#80FFFF"/>
    </style:style>
    <style:style style:name="P4155" style:parent-style-name="Normalny" style:family="paragraph">
      <style:paragraph-properties fo:text-align="justify" fo:line-height="150%" fo:text-indent="0.2479in"/>
    </style:style>
    <style:style style:name="T4156" style:parent-style-name="Domyślnaczcionkaakapitu" style:family="text">
      <style:text-properties fo:background-color="#80FFFF"/>
    </style:style>
    <style:style style:name="T4157" style:parent-style-name="Domyślnaczcionkaakapitu" style:family="text">
      <style:text-properties fo:background-color="#80FFFF"/>
    </style:style>
    <style:style style:name="P4158" style:parent-style-name="Normalny" style:family="paragraph">
      <style:paragraph-properties fo:text-align="justify" fo:line-height="150%">
        <style:tab-stops>
          <style:tab-stop style:type="left" style:position="0.4229in"/>
        </style:tab-stops>
      </style:paragraph-properties>
    </style:style>
    <style:style style:name="T4159" style:parent-style-name="Domyślnaczcionkaakapitu" style:family="text">
      <style:text-properties style:text-underline-type="single" style:text-underline-style="solid" style:text-underline-width="auto" style:text-underline-mode="continuous"/>
    </style:style>
    <style:style style:name="T4160" style:parent-style-name="Domyślnaczcionkaakapitu" style:family="text">
      <style:text-properties fo:background-color="#80FFFF" style:text-underline-type="single" style:text-underline-style="solid" style:text-underline-width="auto" style:text-underline-mode="continuous"/>
    </style:style>
    <style:style style:name="T4161" style:parent-style-name="Domyślnaczcionkaakapitu" style:family="text">
      <style:text-properties style:text-underline-type="single" style:text-underline-style="solid" style:text-underline-width="auto" style:text-underline-mode="continuous"/>
    </style:style>
    <style:style style:name="P4162" style:parent-style-name="Normalny" style:family="paragraph">
      <style:paragraph-properties fo:text-align="justify" fo:line-height="150%" fo:text-indent="0.2479in"/>
    </style:style>
    <style:style style:name="T4163" style:parent-style-name="Domyślnaczcionkaakapitu" style:family="text">
      <style:text-properties fo:background-color="#80FFFF"/>
    </style:style>
    <style:style style:name="T4164" style:parent-style-name="Domyślnaczcionkaakapitu" style:family="text">
      <style:text-properties fo:background-color="#80FFFF"/>
    </style:style>
    <style:style style:name="P4165" style:parent-style-name="Normalny" style:family="paragraph">
      <style:paragraph-properties fo:text-align="justify" fo:line-height="150%"/>
    </style:style>
  </office:automatic-styles>
  <office:body>
    <office:text text:use-soft-page-breaks="true">
      <text:p text:style-name="P1">KORPUS= Obrady Okrągłego Stołu</text:p>
      <text:p text:style-name="P2">ZESPÓŁ= Podzespół do spraw Stowarzyszeń i Samorządu Terytorialnego</text:p>
      <text:p text:style-name="P3">TYTUŁ= STENOGRAM z posiedzenia Grupy do spraw Stowarzyszeń<text:s/>[3]</text:p>
      <text:p text:style-name="P4">DATA= 27 lutego 1989 r.</text:p>
      <text:p text:style-name="P5">SYGNATURA= C9540/14</text:p>
      <text:p text:style-name="P6">INW= 46044</text:p>
      <text:p text:style-name="P7">TEKST=</text:p>
      <text:p text:style-name="P8">Stenogram z posiedzenia Grupy do spraw Stowarzyszeń odbytego dnia 27<text:span text:style-name="T9">.</text:span>II<text:span text:style-name="T10">.1989</text:span><text:s/><text:span text:style-name="T11">r.</text:span></text:p>
      <text:p text:style-name="P12"><text:span text:style-name="T13">Przewodniczący - Stanisława Grabska</text:span>:</text:p>
      <text:p text:style-name="P14">Witam państwa na dzisiejszym naszym spotkaniu. W pierwszej kolejności chciałbym wyrazić tutaj pewne nadzieje nasze, że może dojdziemy dzisiaj do consensusu chociaż w pewnych sprawach<text:span text:style-name="T15">.</text:span></text:p>
      <text:p text:style-name="P16">Przypominam, że sprawy postawione na poprzednim naszym spotkaniu, postawione przez stron<text:span text:style-name="T17">ą</text:span><text:s/>solidarnościową to są dwie sprawy prawne, a mianowic<text:span text:style-name="T18">i</text:span>e ustawy o stowarzyszeniach, gdzie podstawą dyskusji oczywiście jest projekt rządowy, do którego jednak pragnęlibyśmy wprowadzić szereg poprawek, szereg zmian z punktu widzenia także i bogatego życia<text:s/><text:span text:style-name="T19">st</text:span>owarzyszeniowego<text:span text:style-name="T20">.</text:span><text:s/>Nie chodzi o jakieś wydumania prawne, tylko wyniki pewnego doświadczenia, życia stowarzyszeń pod dotychczasową ustawą i tego, co naszym zdaniem powinno być jeszcze zmienione.</text:p>
      <text:p text:style-name="P21">I z naszej strony też była postawiona sprawa zmian w ustawie o zgromad<text:span text:style-name="T22">ze</text:span>n<text:span text:style-name="T23">ia</text:span>ch, tzn. zmian, które jak widzimy są również dostrzegane, potrzeba ich przez stroną rządo<text:span text:style-name="T24">wo-<text:s/></text:span>koalicyjną, co wnioskować można z tego, że pewne elementy zostały wprowadzone do ustawy o stowarzyszeniach.</text:p>
      <text:p text:style-name="P25">Natomiast<text:s/><text:span text:style-name="T26">-</text:span><text:s/>naszym zdaniem - niewystarczające. A wi<text:span text:style-name="T27">ę</text:span>c to byłby drugi problem<text:span text:style-name="T28">.</text:span><text:s/>I my mamy z naszej strony przygotowaną koncepcję zmian ustawy o zgromadzeniach<text:span text:style-name="T29">.</text:span></text:p>
      <text:p text:style-name="P30">Natomiast poza tymi dwiema sprawami, gdzie proponujemy także stworzenie małego zespołu roboczego ekspertów i negocjatorów do omówienia konkretnego, paragraf po paragrafie tych ustaw, istnieje<text:span text:style-name="T31">,</text:span><text:s/>są postawione sprawy praktyczne<text:span text:style-name="T32">.</text:span><text:s/>Sprawy praktyczne to jest rejestracja NZS, sprawa pluralizmu harcerstwa i rejestracji stowarzyszeń harcerskich, które już powstały i działają. I sprawa ponownego powstawania, legalizacji, odżycia stowarzyszeń rozwiązanych w okresie od stanu wojennego, tudzież stowarzyszeń rozwiązanych w okresie stalinowskim, z których nie jedno mogłoby tutaj do życia powrócić<text:span text:style-name="T33">.</text:span></text:p>
      <text:p text:style-name="P34"><text:span text:style-name="T35">A</text:span><text:s/>więc są to jakby dwie sprawy w pewnym sensie łączne, a w pewnym sensie wymagające osobnych decyzji<text:span text:style-name="T36">.</text:span></text:p>
      <text:p text:style-name="P37">Nasz<text:s/>„stolik”<text:s/>ma ogromną wagę społeczną, ponieważ mamy szanse przy tym stoliku nie tylko stworzyć podstawy dla bogatego życia stowarzyszeniowego, ale zasypać pewną fosę, która powstała pomiędzy znaczną częścią inteligencji i młodzieżą a władzą państwową<text:span text:style-name="T38">.</text:span><text:s/>Zasypanie tej fosy, umożliwieni<text:span text:style-name="T39">e<text:s/></text:span>jakiegoś współdziałania konstruktywnego między tą częścią inteligencji, która po rozwiązaniu stowarzyszeń do nowych się nie kwapi i do tej pory jest w stanie pewnego bojkotu, strony rządowej i młodzieży a sprawą państwową jest sprawą niesłychanie pilną.</text:p>
      <text:p text:style-name="P40">A zależy nam szczególnie na<text:s/>konsensusie<text:s/>odnośnie rejestr<text:span text:style-name="T41">a</text:span>cji NZS<text:span text:style-name="T42">.</text:span><text:s/>Jak państwo wszyscy wiecie następuje znaczna radykalizacja młodzieży, która trwa od dłuższego czasu. Zwlekanie z decyzją na temat NZS, brak odpowiedzi, które były<text:span text:style-name="T43"><text:s/></text:span>w<text:s/>„stoliku”<text:s/>młodzieżowym, brak wyjścia naprzeciw gorącym<text:s/><text:soft-page-break/>oczekiwaniom, może pcha<text:span text:style-name="T44">ć</text:span><text:s/>tę młodzież tylko do radykalniejszych postaw<text:s/><text:span text:style-name="T45">i</text:span><text:s/>radykalni<text:span text:style-name="T46">ej</text:span>szych wystąpień. Pamiętając przy tym, że NZS jest tą grupą młodzieży, która jest bardziej umiarkowana, a mamy przecież tam wpływy znacznie radykalniejszych grup<text:s/><text:span text:style-name="T47">mł</text:span>odzieżowyc<text:span text:style-name="T48">h.</text:span></text:p>
      <text:p text:style-name="P49">Jeżeli my chcemy, żeby nasza młodzież nauczyła się postaw konstruktywnych, postaw jakiegoś współdziałania, to powinniśmy doprowadzi<text:span text:style-name="T50">ć</text:span><text:s/>do rejestracji N<text:span text:style-name="T51">ZS</text:span><text:s/>właśnie tu, teraz przy tym<text:s/>„stoliku”<text:span text:style-name="T52">.</text:span></text:p>
      <text:p text:style-name="P53">Zauważcie państwo, że jeżeli<text:s/><text:span text:style-name="T54">NZS</text:span><text:s/>uzyska rejestrację dzięki<text:s/>„okrągłemu stołowi”, wchodząc w skład<text:s/>„okrągłego stołu”<text:span text:style-name="T55"><text:s/></text:span>to ją to zobowiązuje - tą organizację - i daje jej wzór pewnej kultury politycznej, co jest niesłychanie ważne<text:span text:style-name="T56">.</text:span></text:p>
      <text:p text:style-name="P57">Chciałabym też zwrócić uwagę na to, że radykalizacja młodzieży jest związana z bardzo ostrym działaniem władz, z reakcją na manifestacje przy pomocy siły, która to reakcja przy pomocy siły oczywiście wywołuje kontrreakcję siły<text:span text:style-name="T58">.<text:s/></text:span>To jest zupełnie naturalne w stosunku do młodych ludzi, niezależnie od tego, że<text:s/><text:span text:style-name="T59">-</text:span><text:s/>jak mamy wiadomości z naszej strony<text:s/><text:span text:style-name="T60">-</text:span><text:s/>to w Krakowie jednak byli także wśród tej młodzieży prowokatorzy, którzy sami ją do ostrej reakcji popychali<text:span text:style-name="T61">.<text:s/></text:span>Ale sa<text:span text:style-name="T62">m</text:span><text:s/>fakt bicia powoduje ostrą reakcję<text:span text:style-name="T63">.</text:span><text:s/>Jeżeli pójdziemy po tej linii, jeżeli władze państwowe pójdą po linii wyłącznie nacisku, zakazów, zamykania uniwersytetu, co pan minister Fisiak zapowiedział, to<text:s/><text:span text:style-name="T64">-</text:span><text:s/>a równoczesnego czekania<text:s/><text:span text:style-name="T65">-</text:span><text:s/>jak wy będziecie grzeczni, to my wam damy<text:s/><text:span text:style-name="T66">NZS</text:span><text:s/><text:span text:style-name="T67">-</text:span><text:s/>to wynik będzie taki, że oni będą niegrzeczni.</text:p>
      <text:p text:style-name="P68">Proszę państwa, ja jestem córką profesora i polityka. I naprawdę obserwuję życie i uniwersyteckie, i polityczne od czasów jeszcze dwudz<text:span text:style-name="T69">ie</text:span>sto<text:span text:style-name="T70">le</text:span>cia<text:span text:style-name="T71">.</text:span><text:s/>I uważam, że jest w interesie państwa, w interesie władzy, żeby stworzyć młodzieży legalne ramy działania konstruktywnego nawet<text:s/>jeśli opozycyjnego i żeby nie było faktów, które w tej chwili istnieją, brutalnego działania milicji<text:s/><text:span text:style-name="T72">i</text:span><text:s/>potem jeszcze<text:s/><text:span text:style-name="T73">-</text:span><text:s/>no, niezbyt prawdziwego przedstawiania spraw w środkach masowego przekazu, co dodatkowo tą młodzież drażni i będzie ją popychać do dalszych gwałtownych mani<text:span text:style-name="T74">fe</text:span>sta<text:span text:style-name="T75">cj</text:span>i.</text:p>
      <text:p text:style-name="P76"><text:span text:style-name="T77">Są</text:span>d<text:span text:style-name="T78">z</text:span>ę, że consensus dziś, i to właśnie tu, podjęty na temat NZS, jakieś wspólne nasze oświadczenie, wystąpienie w tej sprawie, byłoby czynnikiem niesłychanie łagodzącym trudną sytuację na uniwersytetach<text:span text:style-name="T79">.</text:span></text:p>
      <text:p text:style-name="P80">Podobnie zresztą jeśli chodzi o sprawę harcerstwa czy sprawę stowarzyszeń, decyzji. Consensus nasz, jeśli zdołamy go dzisiaj uzyskać byłby niesłychanie ważny<text:span text:style-name="T81">.</text:span></text:p>
      <text:p text:style-name="P82">Jak dowiedziałam się, możemy mieć jutro maleńkie miejsce na zejście się prawników na temat ustawy o stowarzyszeniach i zgromadzen<text:span text:style-name="T83">iach</text:span><text:s/><text:span text:style-name="T84">-</text:span><text:s/>drugiej sprawy. Natomiast nasz w całości zespół zszedłby się dopiero w piątek<text:span text:style-name="T85">.</text:span><text:s/>Odkładanie sprawy consensusu w sprawach tych praktycznych, a szczególnie NZS, aż do piątku, może by<text:span text:style-name="T86">ć</text:span><text:s/>bardzo niebezpieczne i spowodowa<text:span text:style-name="T87">ć<text:s/></text:span>dalszą lawinową sprawę jakiegoś narastania atmosfery, napięcia wśród młodzieży, co na pewno byłoby niekorzystne<text:span text:style-name="T88">.</text:span><text:s/>Stąd mój wielki apel o to, żeby państwo zastanowili się nad możliwością consensusu w tej sprawie dzisiaj, ewentualnie może nawet przy okazji<text:s/>„stolika”<text:s/>jutrzejszego, jakiejś ostatecznej odpowiedzi jutra, ale sądzę, że jednak tutaj byłoby bardzo ważne a<text:span text:style-name="T89">ż</text:span>e<text:span text:style-name="T90">b</text:span>yśmy dzisiaj tę sprawę postawili.</text:p>
      <text:p text:style-name="P91">Teraz przechodząc do sprawy technicznej naszych obrad, ja proponuję żebyśmy pierwszą część obrad poświęcili właśnie consensusowi w sprawach praktycznych. Natomiast drugą część sprawom prawnym. I tutaj ze swojej strony mam listę k<text:span text:style-name="T92">o</text:span>l<text:span text:style-name="T93">egów</text:span>, którzy by chcieli wzi<text:span text:style-name="T94">ą</text:span>ć udział<text:s/><text:span text:style-name="T95">w</text:span><text:s/>dyskusji<text:s/><text:span text:style-name="T96">w</text:span><text:s/>sprawach tych praktycznych.</text:p>
      <text:p text:style-name="P97">Tutaj jest pan Lamentowicz, pan Bratkowski, którzy by chcieli zabra<text:span text:style-name="T98">ć</text:span><text:s/>głos<text:span text:style-name="T99">.</text:span><text:s/>Potem zależnie jeszcze od<text:s/><text:soft-page-break/>spraw stawianych przez państwa stronę<text:span text:style-name="T100">.</text:span></text:p>
      <text:p text:style-name="P101">Ale ponieważ myśmy doś<text:span text:style-name="T102">ć</text:span><text:s/>dużo mówili na naszym poprzednim spotkaniu i stawiali te sprawy bardzo wyraźnie, to ja myślę, że słusznie się państwu należy pierwszeństwo w zabraniu głosu na te tematy<text:span text:style-name="T103">.</text:span></text:p>
      <text:p text:style-name="P104">Tutaj zwracam się do współprzewodniczącego pana prof<text:span text:style-name="T105">.<text:s/></text:span>Brola<text:span text:style-name="T106">,</text:span><text:s/>kto ze strony państwa, prawda, chciałby tu zabrać głos.</text:p>
      <text:p text:style-name="P107"><text:span text:style-name="T108">Przewodniczący - p</text:span><text:span text:style-name="T109">rof.</text:span><text:span text:style-name="T110"><text:s/></text:span><text:span text:style-name="T111">B</text:span><text:span text:style-name="T112">r</text:span><text:span text:style-name="T113">ol</text:span>:</text:p>
      <text:p text:style-name="P114">Proszę państwa, jako grupa robocza<text:s/>„stolika”<text:s/>polityczne<text:span text:style-name="T115">g</text:span>o, czy zespołu politycznego, zostaliśmy - jak się wyda<text:span text:style-name="T116">j</text:span>e<text:s/><text:span text:style-name="T117">-</text:span><text:s/>powołani przede wszystkim do tego, aby przyją<text:span text:style-name="T118">ć<text:s/></text:span>czy o<text:span text:style-name="T119">c</text:span>enić pozytywnie lub negatywnie z rozbieżnościami projekt przyszłej koncepcji stowarzyszeniowej w Polsce<text:span text:style-name="T120">.<text:s/></text:span>Koncepcji, która już także obszernie miała możliwość m<text:span text:style-name="T121">ó</text:span>wić na posiedzeniu naszego podzespołu na bazie dość dojrzałego, naszym zdaniem, projektu prawa o stowarzyszen<text:span text:style-name="T122">ia</text:span>ch.</text:p>
      <text:p text:style-name="P123">I tutaj przynieśliśmy parę egzemplarzy tych właśnie projektów, które chcieliśmy państwu rozdać i uczynić ten projekt ustawy niejako oficjalnym dokumentem pracy naszej grupy roboczej<text:span text:style-name="T124">.</text:span><text:s/>A wi<text:span text:style-name="T125">ę</text:span>c jeżeli państwo chcieliby w czasie przerwy skorzystać z tych egzemplarzy, są one do dyspozycji.</text:p>
      <text:p text:style-name="P126">Uważamy bowiem dyskusję na temat tych propozycji rozwiązań za kluczową sprawę<text:span text:style-name="T127">,</text:span><text:s/>gdy idzie o przyszłościową regulację w ogóle życia stowarzyszeniowego.</text:p>
      <text:p text:style-name="P128"><text:span text:style-name="T129">Je</text:span>st to w ogóle<text:s/><text:span text:style-name="T130">-</text:span><text:s/>jak się wydaje - bardzo podstawowa ustawa, która będzie kreować przyszły ład demokratyczny<text:span text:style-name="T131">,</text:span><text:s/>w Polsce. A więc dlatego zgadzam się tu z panią współprzewodniczącą, że dyskusja wokół tego kształtu prawda, podstaw prawnych przyszłych stowarzyszeń ma kapitalne znaczenie. Jednocześnie, co chciałbym również podkreślić nie jest to projekt niejako okazjonalny przygotowany w związku z<text:s/><text:span text:style-name="T132">„</text:span>okrągłym stołem<text:span text:style-name="T133">”</text:span><text:span text:style-name="T134">.</text:span><text:s/>Bo jak państwo wiecie,<text:s/>prace toczyły się bardzo długo, nie tylko<text:s/><text:span text:style-name="T135">w</text:span><text:s/>zespole rządowym, ale także rządowo<text:span text:style-name="T136">-</text:span>kościelnym. Zostały poddane konsultacji, o których także już mówiłem w listopadzie ubiegłego roku.<text:s/>I w związku z tym wydaje mi się<text:span text:style-name="T137">,</text:span><text:s/>że warto abyśmy szukali jakichś rozwiązań w tych sprawach, które jeszcze budzą wątpliwości, bądź też sprecyzowali swoje stanowiska w tych d<text:span text:style-name="T138">o</text:span>ść istotnych sprawach<text:span text:style-name="T139">.</text:span></text:p>
      <text:p text:style-name="P140">Dlatego uważam, zresztą taka jest tutaj taka nasza opinia, jest to ta fundamentalna, podstawowa sprawa co do tego, aby w miarę dojść do porozumienia w sprawie treści te<text:span text:style-name="T141">j</text:span><text:s/>ustawy i niejako przedstawić ją naszym... na tych wyższych niejako<text:s/>„podstolikach”<text:s/>i<text:s/>„stolikach”.</text:p>
      <text:p text:style-name="P142">Co się tyczy tego, co pani współprzewodnicząca nazwała pewnymi problemami praktycznymi w tym także rejestrację NZS<text:span text:style-name="T143">.</text:span></text:p>
      <text:p text:style-name="P144">Myśmy się proszę państwa nie oświadczali także dzisiaj, gdyby nie ten szerszy wywód, nie oświadczalibyśmy się w tej sprawie<text:s/>dlatego, że<text:s/>wydaje się nam, że po prostu ten projekt ustawy zawiera odpowi<text:span text:style-name="T145">e</text:span>dź na to<text:s/><text:span text:style-name="T146">-</text:span><text:s/>czy organizacje, stowarzyszenia pluralistyczne, stowarzyszenia mogą czy też nie mogą powstać<text:span text:style-name="T147">.</text:span><text:s/>Każdy kto czyta ten projekt ustawy musi dojś<text:span text:style-name="T148">ć</text:span><text:s/>do wniosku, że nie ma tutaj żadnych ocennych kwestii czy proponowanych przepisów, które by wprowadzały ocenę co do tego, że takie czy inne stowarzyszenie ma działać, czy w danej sferze życia społecznego ma działać jedno czy dwa, czy trzy, czy cztery stowarzyszenia.</text:p>
      <text:p text:style-name="P149">Podstawą rejestracji jest art. 1 projektu ustawy i tak to sobie wyobrażamy, że jeżeli statut danego stowarzyszenia będzie zgodnie, przepraszamy, zgodny z Konstytucją i porządkiem prawnym w określonym<text:s/><text:soft-page-break/>na podstawie ustaw, wówczas sąd nie<text:s/><text:span text:style-name="T150">m</text:span>a żadnych podstaw co do tego, żeby odmówić rejestracji każdego stowarzyszeni<text:span text:style-name="T151">a.</text:span></text:p>
      <text:p text:style-name="P152">I to jest ta istota zagadnienia, i ta najistotniejsza<text:s/><text:span text:style-name="T153">-</text:span><text:s/>jak się wydaje<text:s/><text:span text:style-name="T154">-</text:span><text:s/>zmiana, jaką wprowadza projekt prezentowany państwu, projekt ustawy. Po prostu ta klauzula, która obecnie daje podstawę do oceny z punktu widzenia tego - czy stowarzyszenie spełnia określony pożytek społeczny<text:s/><text:span text:style-name="T155">-</text:span><text:s/>znika.<text:span text:style-name="T156"><text:s/></text:span>I wbrew tym głos<text:span text:style-name="T157">o</text:span>m, które dopatrują si<text:span text:style-name="T158">ę</text:span><text:s/>w takich czy innych sformułowan<text:span text:style-name="T159">ia</text:span>ch, że jest niejako przetransponowana ta klauzula na inny zwrot. Tak jak już ośw<text:span text:style-name="T160">ia</text:span>dczyłem na naszym pełnym zebraniu, tak i dzisiaj chcę to powtórzyć<text:span text:style-name="T161"><text:s/></text:span>- nie ma takiego zamiaru, nie ma takich przepisów<text:span text:style-name="T162">.</text:span><text:s/>Jeżeli są takie, które budzą wątpliwości, to właśnie byłoby dobrze, aby w gronie prawników to przedyskutować<text:span text:style-name="T163">,</text:span><text:s/>doprecyzowa<text:span text:style-name="T164">ć.<text:s/></text:span>A to dlatego, że nie jest intencją naszą, aby jakiekolwiek wątpliwości którykolwiek przepis budził co do możliwości oceny zasadności czy niezasadności działania takiego czy innego stowarzyszenia<text:span text:style-name="T165">.</text:span></text:p>
      <text:p text:style-name="P166">A zatem wydaje si<text:span text:style-name="T167">ę</text:span>, że zaproponowany przez nas projektu ustawy, jako podstawa do dyskusji co do tego, jakie ma by<text:span text:style-name="T168">ć</text:span><text:s/>w przyszłości życie stowarzyszeniowe daje na te praktyczne zagadnienie, które pani przewodnicząca tak to nazwała, daje naszym zdaniem pełną odpowiedź - odpowied<text:span text:style-name="T169">ź<text:s/></text:span>pozytywną co do możliwości powstawania innych organizacji niż tylko te, które już działają albo te które organ nadzoru uznałby za celowe czy słuszne, aby działały.</text:p>
      <text:p text:style-name="P170">Co się natomiast tyczy postępowania rejestrowego na gruncie obecnie obowiązują<text:span text:style-name="T171">ce</text:span>go prawa, no to wydaje si<text:span text:style-name="T172">ę</text:span>, że my tu w tym gronie, no niestety, ale żadnych postanowień wydać nie możemy, dlatego że istnieje przewidziana, określona procedura re<text:span text:style-name="T173">je</text:span>stracyjna. I jak długo obowiązywać będz<text:span text:style-name="T174">ie</text:span><text:s/>obecne prawo,<text:s/><text:span text:style-name="T175">o</text:span><text:s/>stowarzyszeniach to tak długo musimy się liczy<text:span text:style-name="T176">ć</text:span><text:s/><text:span text:style-name="T177">z</text:span><text:s/>tym,<text:s/><text:span text:style-name="T178">ż</text:span>e ono będzie stosowane<text:span text:style-name="T179">.</text:span><text:s/>To wcale nie chcę przez to powiedzieć<text:span text:style-name="T180">,</text:span><text:s/><text:span text:style-name="T181">ż</text:span>e w obecnej procedurze rejestracyjnej wszystkie te wnioski, które miała pani na uwadze<text:s/><text:span text:style-name="T182">-</text:span><text:s/>zostaną załatwione odmownie, nie w tym sensie<text:span text:style-name="T183">.<text:s/></text:span>Tylko uważam,<text:s/><text:span text:style-name="T184">ż</text:span>e indywidualne sprawy<text:span text:style-name="T185">,</text:span><text:s/>indywidualnych spraw tutaj przy tym<text:s/>„stoliku”<text:s/>nie załatwimy dlatego, że nie mamy takich kompetencji, żeby się na przykład wypowiadać za prezydenta m<text:span text:style-name="T186">.</text:span><text:s/><text:span text:style-name="T187">s</text:span>t<text:span text:style-name="T188">.</text:span><text:s/><text:span text:style-name="T189">W</text:span>arszawy, który ma określone kompetencje rejestracyjne, bo po prostu nie jest to możliwe<text:span text:style-name="T190">.</text:span></text:p>
      <text:p text:style-name="P191">Oczywiście też jest bardzo istotną sprawą, żebyśmy się posługiwali - również gdy omawiamy te praktyczne sprawy - jednym językiem<text:span text:style-name="T192">.</text:span><text:s/>Bo na przykład tu i tam słyszy się<text:s/><text:span text:style-name="T193">-</text:span><text:s/>relegaliza<text:span text:style-name="T194">cj</text:span>a. Pani przewodnicząca dzisiaj mówiła o legalizacji<text:span text:style-name="T195">.<text:s/></text:span>Ta terminologia, jak państwo już wiedzą, budziła również bardzo istotne wątpliwości, różne komentarze, niepokoje. A to dlatego,<text:s/><text:span text:style-name="T196">ż</text:span>e powstał problem - co ostatecznie, jakie są cele i jakie są dążenia<text:span text:style-name="T197">.</text:span></text:p>
      <text:p text:style-name="P198">Ostatecznie gdy idzie o sprawy związane z rejestracją<text:s/>„S<text:span text:style-name="T199">ol</text:span>idarności<text:span text:style-name="T200">”</text:span><text:s/>zostało wyjaśnione, że idzie o zare<text:span text:style-name="T201">je</text:span>strowan<text:span text:style-name="T202">ie<text:s/></text:span>nowego związku, oczywiście w oparciu o te tradycje, które ten związek posiadał poprzednio.<text:s/><text:span text:style-name="T203">I</text:span><text:s/>dlatego także i w tym zakresie jest to doś<text:span text:style-name="T204">ć</text:span><text:s/>istotne i ważne. Bo jeżeli na przykład dana organizacja, która była rozwiązana i przedstawia następnie statut z datą<text:s/><text:span text:style-name="T205">198</text:span>1 r. to wiadomo, prawda, że nie jest to dążenie do legalizacji, a więc do nowego powstania, ale do niejako relegaliza<text:span text:style-name="T206">cj</text:span>i, czyli niejako uzyskania podstawy<text:s/><text:span text:style-name="T207">le</text:span>galnego działania bez te<text:span text:style-name="T208">j</text:span><text:s/>przerwy, która z natury rzeczy, na podstawie prawomocnych decyzji wystąpiła<text:span text:style-name="T209">.</text:span></text:p>
      <text:p text:style-name="P210">Także, gdy już o tym mowa, warto - jak się wydaje - zwróci<text:span text:style-name="T211">ć</text:span><text:s/>uwagę również na ten klimat jaki wokół tych spraw, zwłaszcza<text:s/><text:span text:style-name="T212">N</text:span>ZS-u panuje<text:span text:style-name="T213">.</text:span></text:p>
      <text:soft-page-break/>
      <text:p text:style-name="P214">Ja mam tutaj telex, jaki wysłało Kolegium Rektorskie z Krakowa do pana ministra Fisiaka, w związku z tymi zajściami 17 lutego, gdzie m.in. pisze Kolegium Rektorskie /m.in<text:span text:style-name="T215">.</text:span>/ co następuje:<text:s/>„Ten akt przemocy na terenie<text:s/><text:span text:style-name="T216">V</text:span><text:s/>Liceum Ogólnokształcącego wobec ministra Fisiaka, będącego gościem rektora Uniwersytetu Jagiellońskiego, budzi zdecydowany sprzeciw i wymaga potępienia przez społeczność akademicką oraz wszczęcia postępowania wyjaśnia<text:span text:style-name="T217">jące</text:span>go wobec studentów uczestniczących w zajściu. Działania terrorystyczne, których przykładem może być zachowanie studentów w dniu 17 lutego na terenie V L<text:span text:style-name="T218">O</text:span>, mają charakter prowokacyjny i zwrócone są przeciw idei porozumienia narodowego<text:span text:style-name="T219">”</text:span><text:span text:style-name="T220">.</text:span></text:p>
      <text:p text:style-name="P221">Czytam to nie dlatego, żeby tu wprowadzać - powiedzmy<text:s/><text:span text:style-name="T222">-<text:s/></text:span>jakieś nowe płaszczyzny dyskusji. Chodzi tylko o to, że jednak ten klimat jaki się wytwarza, on niewątpliwie także nie pozostaje bez wpływu na takie czy inne decyzje<text:span text:style-name="T223">.</text:span></text:p>
      <text:p text:style-name="P224">Stąd też reasumując chciałem powiedzieć, ż<text:span text:style-name="T225">e</text:span><text:s/>z naszej strony chcę zaproponować abyśmy przedyskutowali te istotne sprawy, bo jak si<text:span text:style-name="T226">ę</text:span><text:s/>zorientowałem, propozycje pewnych zmian w projekcie ustawy o stowarzys<text:span text:style-name="T227">ze</text:span>niach można by podzielić właściwie na takie dwie grupy<text:s/><text:span text:style-name="T228">-</text:span><text:s/>pierwsza o zasadniczym znaczeniu merytory<text:span text:style-name="T229">cz</text:span>nym, który sądzę powinniśmy przedyskutować. I sądzę, są takie również drugorzędne, bardziej bym powiedział<text:s/><text:span text:style-name="T230">-</text:span><text:s/>techniczno-prawne, które niewątpliwie mogłaby załatwić grupa prawników, żeby ostatecznie dopracować ten projekt ustawy<text:span text:style-name="T231">.</text:span></text:p>
      <text:p text:style-name="P232">I bardzo byśmy także chcieli ażebyśmy uzyskali<text:s/><text:span text:style-name="T233">-</text:span><text:s/>jak to się mówi<text:s/><text:span text:style-name="T234">-</text:span><text:s/>to mocne słowo prawda - consensus, aby w tym pakiecie projektów ustaw, jakie są przygotowane dla<text:s/>„okrągłego stołu<text:span text:style-name="T235">”</text:span><text:s/>znalazł się również ten projekt ustawy o stowarzyszeniach<text:span text:style-name="T236">.</text:span></text:p>
      <text:p text:style-name="P237">Tyle z mojej strony<text:span text:style-name="T238">.</text:span></text:p>
      <text:p text:style-name="P239">Dziękuję<text:span text:style-name="T240">.</text:span></text:p>
      <text:p text:style-name="P241"><text:span text:style-name="T242">P</text:span><text:span text:style-name="T243">rz</text:span><text:span text:style-name="T244">ew</text:span><text:span text:style-name="T245">od</text:span><text:span text:style-name="T246">nicząc</text:span><text:span text:style-name="T247">a</text:span><text:span text:style-name="T248">:</text:span></text:p>
      <text:p text:style-name="P249">Dziękuję bardzo<text:span text:style-name="T250">.</text:span><text:s/>I chciałam tutaj powiedzieć, że oczywiście sprawy praktyczne, chodzi nam o ich załatwienie jeszcze pod rządami obecnej ustawy<text:span text:style-name="T251">.</text:span><text:s/>To znaczy chodzi o to, żeby nie czekać na to kiedy ustawa nowa da tą pełną możliwość<text:span text:style-name="T252">.</text:span><text:s/>Bo nim ona wejdzie w życie, nim zostanie uchwalona nim zacznie obowiązywać, sporo czasu upłynie<text:span text:style-name="T253">.</text:span></text:p>
      <text:p text:style-name="P254">To co pan minister przeczytał odnośnie postawy Kolegium Rektorskiego jest oczywiście bardzo słuszne. I od tego jest<text:s/>postępowanie rektorskie, które tam wobec tych młodych ludzi będzie wyciągnięte<text:span text:style-name="T255">.</text:span><text:s/>Natomiast sądzę, że nie powinno wpływać na decyzje polityczną odnośnie NZS<text:span text:style-name="T256">-</text:span>u<text:span text:style-name="T257">.</text:span><text:s/>I przeciwnie, właśnie obawa przed radykaliza<text:span text:style-name="T258">cj</text:span>ą, a możliwość nauczenia innego trybu przez sam przykład tej rejestracji może dać<text:span text:style-name="T259"><text:s/></text:span>bardzo dobre rezultaty.</text:p>
      <text:p text:style-name="P260">I dlatego tą sprawę jednak powinniśmy omawiać<text:span text:style-name="T261">.</text:span><text:s/>Przykładem jest, że jednak istnieją pewne decyzje polityczne<text:span text:style-name="T262">.<text:s/></text:span>Jest decyzja polityczna co do<text:s/>„Solidarności”<text:s/>miejskiej i wiejskiej<text:span text:style-name="T263">.</text:span><text:s/>NZS jest pewnym od<text:span text:style-name="T264">po</text:span>w<text:span text:style-name="T265">ie</text:span>dn<text:span text:style-name="T266">ikie</text:span>m stowarzyszeń twórczych, czy stowarzyszeń właśnie zawodowych. I ten pluralizm mógłby być zdecydowany już polityczne zanim wejdzie w życie ustawa<text:span text:style-name="T267">.</text:span><text:s/>Sądzę, że stowarzyszenia rozwiązane, to były rozwiązane za popieranie<text:s/><text:span text:style-name="T268">„</text:span>Solidarności”. NZS, który był rozwiązany po rozwiązaniu<text:s/>„S<text:span text:style-name="T269">ol</text:span>idarności<text:span text:style-name="T270">”</text:span><text:s/>też w związku z tym, powinien być też na równi traktowany jak<text:s/>„Solidarność”<text:span text:style-name="T271"><text:s/></text:span>miejska i wiejska i powinna być im dana możliwość legalizacji. Nie koniecznie relegaliza<text:span text:style-name="T272">cji</text:span>, tylko właśnie legalizacji. Po prostu trzeba by iść po podobnej linii rozwiązań jak w stosunku do<text:s/>„Solidarności”.</text:p>
      <text:soft-page-break/>
      <text:p text:style-name="P273">I oczywiście jest to sprawa i oczywiście my nie możemy decydować za pana wojewodę, ale jednak decyzje polityczne na innych<text:s/>„stolikach”<text:s/>były podejmowane. I ja myślę, że panowie ze strony koalicyjno-rządow<text:span text:style-name="T274">ej</text:span><text:s/>mogliby uzyskać odpowiednie polityczne decyzje.</text:p>
      <text:p text:style-name="P275">No, jeżeli tej decyzji politycznej żadnej nie możecie panowie podjąć, to też będzie sprawa przekazania tego na<text:s/>„stolik”<text:s/>wyższy polityczny, do decyzji politycznej. To jest<text:s/><text:span text:style-name="T276">-</text:span><text:s/>jeżeli panowie powiedzą, że nie są władni na ten temat rozmawiać, to jest także pewna odpowiedź<text:span text:style-name="T277">.</text:span><text:s/>Ale ja zwracam uwagę na t<text:span text:style-name="T278">o,</text:span><text:s/>że brak odpowiedzi żadnej<text:span text:style-name="T279">,</text:span><text:s/>jest często gorszy od odpowiedzi odmownej, z którą można coś zrobić<text:span text:style-name="T280">.</text:span><text:s/>A z żadną nie wiadomo co robi<text:span text:style-name="T281">ć.</text:span></text:p>
      <text:p text:style-name="P282">Jeśli chodzi o naświetlenie tych spraw praktycznych, to ja ze swojej strony prosiłabym o głos pana Lamentowicza i potem pana Bratkowskiego<text:span text:style-name="T283">.</text:span></text:p>
      <text:p text:style-name="P284">Przepraszam, ale tu jeszcze głos chciał zab<text:span text:style-name="T285">r</text:span>ać pan Bujak<text:span text:style-name="T286">.</text:span><text:s/>Bardzo proszę<text:span text:style-name="T287">.</text:span></text:p>
      <text:p text:style-name="P288"><text:span text:style-name="T289">Ob.<text:s/></text:span><text:span text:style-name="T290">Z</text:span><text:span text:style-name="T291">b</text:span><text:span text:style-name="T292">i</text:span><text:span text:style-name="T293">gn</text:span><text:span text:style-name="T294">i</text:span><text:span text:style-name="T295">ew Bujak</text:span>:</text:p>
      <text:p text:style-name="P296">Ja dosłownie<text:s/><text:span text:style-name="T297">j</text:span>edn<text:span text:style-name="T298">y</text:span>m słowem do pana wypowiedzi<text:span text:style-name="T299">,<text:s/></text:span>w któ<text:span text:style-name="T300">r</text:span>ej pan niejako sugerował, że rozwiązanie polityczne przyjęte w stosunku do<text:s/><text:span text:style-name="T301">„</text:span>Solidarności<text:span text:style-name="T302">”</text:span><text:s/>niejako przenosi się na sposób rozwiązanie problemów innych rozwiązanych stowarzyszeń.</text:p>
      <text:p text:style-name="P303">Otóż chciałbym podkreślić to z całą mocą, że od początku, również we wstępnych rozmowach ze stroną<text:span text:style-name="T304"><text:s/></text:span>rządową było zaznaczone, że rozwiązanie polityczne przyjęte w stosunku do<text:s/>„Solidarności”, które dopuszcza jakby tą formułę legalizacji<text:s/><text:span text:style-name="T305">-</text:span><text:s/>nie może odnosić się do stowarzyszeń. Za każdym razem podkreślaliśmy, że sprawa stowarzyszeń wymaga odrębnego rozwiązani<text:span text:style-name="T306">a</text:span>, odrębnego potraktowania.</text:p>
      <text:p text:style-name="P307">Dziękuję.</text:p>
      <text:p text:style-name="P308"><text:span text:style-name="T309">P</text:span><text:span text:style-name="T310">rz</text:span><text:span text:style-name="T311">ewodn</text:span><text:span text:style-name="T312">ic</text:span><text:span text:style-name="T313">ząc</text:span><text:span text:style-name="T314">y</text:span>:</text:p>
      <text:p text:style-name="P315">Ja nie mówiłem,<text:s/><text:span text:style-name="T316">ż</text:span>e jest to pewien automat. Tak zaproponowaliśmy, aby potraktować te sprawy także tak jak już<text:span text:style-name="T317"><text:s/></text:span>została rozwiązana sprawa z<text:s/>„Solidarnością. I tak proszę rozumieć moje słowa.</text:p>
      <text:p text:style-name="P318">Taka jest nasza propozycja.</text:p>
      <text:p text:style-name="P319"><text:span text:style-name="T320">P</text:span><text:span text:style-name="T321">rz</text:span><text:span text:style-name="T322">ew</text:span><text:span text:style-name="T323">od</text:span><text:span text:style-name="T324">nicząc</text:span><text:span text:style-name="T325">a</text:span><text:span text:style-name="T326">:</text:span></text:p>
      <text:p text:style-name="P327">To znaczy, jeśli rozumiem, to pana propozycja jest taka, żeby sprawę legalizacji NZS-u i legalizacji stowarzyszeń rozwiązanych potraktować tak jak<text:s/>„Soli<text:span text:style-name="T328">da</text:span>rności<text:span text:style-name="T329">”</text:span>, czyli mówić nie o relegaliza<text:span text:style-name="T330">cj</text:span>i, ale o legalizacji. Ale o legalizacji pan się zgadza mówić.</text:p>
      <text:p text:style-name="P331"><text:span text:style-name="T332">P</text:span><text:span text:style-name="T333">rze</text:span><text:span text:style-name="T334">wodn</text:span><text:span text:style-name="T335">iczący</text:span><text:span text:style-name="T336">:</text:span></text:p>
      <text:p text:style-name="P337">Tak jest<text:span text:style-name="T338">,</text:span><text:s/>na gruncie właśnie tych projektów<text:span text:style-name="T339">,</text:span><text:s/>projektu ustawy<text:span text:style-name="T340">,</text:span><text:s/>o którym mamy mówić<text:span text:style-name="T341">.</text:span></text:p>
      <text:p text:style-name="P342"><text:span text:style-name="T343">Przewodnicząca</text:span>:</text:p>
      <text:p text:style-name="P344">Natomiast my kładziemy nacisk na czas i na potrzebę rozwiązania legalizacji, ale wcześniej<text:span text:style-name="T345">.</text:span><text:s/>I w tej sprawie właśnie prosiłabym właśnie o to, aby wystąpił pan prof<text:span text:style-name="T346">.<text:s/></text:span>Lamentowicz i pan Bratkowski, którzy by naświetlili tą r<text:span text:style-name="T347">ze</text:span>cz.<text:s/></text:p>
      <text:p text:style-name="P348"><text:span text:style-name="T349">Prof</text:span><text:span text:style-name="T350">.</text:span><text:span text:style-name="T351"><text:s/>Wojciech Lamentowicz</text:span>:</text:p>
      <text:p text:style-name="P352">Pięknie dziękuję pani przewodniczącej za udzielenie mi głosu<text:span text:style-name="T353">.</text:span></text:p>
      <text:p text:style-name="P354">Chciałbym zwrócić uwagę państwa wszystkich, że szansa, która jeszcze ciągle jest przed nami otw<text:span text:style-name="T355">a</text:span>rta po trzech tygodniach pracy<text:s/>„stołu”, jest jakby uzależniona jednak od upływu czasu<text:span text:style-name="T356">.</text:span><text:s/>I to zależy już<text:s/><text:span text:style-name="T357">-</text:span><text:s/>powiedziałbym<text:s/><text:span text:style-name="T358">-</text:span><text:s/>teraz niemalże od dnia<text:span text:style-name="T359">.</text:span></text:p>
      <text:soft-page-break/>
      <text:p text:style-name="P360">1 marca ma się zebrać<text:s/>„stół”, który się zaminuje reformą polityczną państwa i ma rozważyć zagadnienia ordynacji wyborczej, które są o wielkim znaczeniu<text:s/><text:span text:style-name="T361">-</text:span><text:s/>jak wiemy<text:s/><text:span text:style-name="T362">-</text:span><text:s/>dla koalicji partyjno<text:span text:style-name="T363">-</text:span>rządowej i są o dużym znaczeniu w ogóle dla wszystkich Polaków<text:span text:style-name="T364">.</text:span></text:p>
      <text:p text:style-name="P365">Myśmy wtedy<text:s/><text:span text:style-name="T366">-</text:span><text:s/>jak pamiętam<text:s/><text:span text:style-name="T367">-</text:span><text:s/>z przewodniczącym Zespołu Reformy Politycznej po stronie partyjno-rządowej z panem pro<text:span text:style-name="T368">f</text:span>. Reykowskim uzgodnili taki oto punkt wyjścia, że 1 marca zb<text:span text:style-name="T369">ie</text:span>rz<text:span text:style-name="T370">e</text:span><text:s/>się zespół raz jeszcze, po tym sobotnim spotkaniu prawie tydzień temu i łącznie rozważy efekty prac w czterech kwestiach, które dla nas są szczególnie ważne<text:span text:style-name="T371">.<text:s/></text:span>Mianowicie reforma prawa i wymiaru spraw<text:span text:style-name="T372">ie</text:span>dliwości, samorząd terytorialny, stowarzyszenia właśnie i środki masowego przekazu, aby łącznie rozważyć te cztery problemy i problem ordynacji wyborczej do Sejmu.</text:p>
      <text:p text:style-name="P373">I nadal oczywiście jesteśmy bardzo zainte<text:span text:style-name="T374">res</text:span>owani tym żeby na pierwszego można było, możliwie jak najwięcej, konkretnych rozwiązań przedstawić temu szerszemu zespołowi,<text:s/>którego jesteśmy tylko jakby sekcjami roboczymi, można powiedz<text:span text:style-name="T375">ie</text:span>ć,</text:p>
      <text:p text:style-name="P376">Zatem myślę, że to jest argument poważny, który wszystkie strony<text:s/><text:span text:style-name="T377">-</text:span><text:s/>jeśli tak można to określić - powinny brać pod uwagę, bo przecież dążymy do efektu końcowego, który powinien być osiągalny, jak sądzę nie dłużej niż w ciągu dwóch tygodni od dnia dzisiejszego, a może nawet nieco wcześniej<text:span text:style-name="T378">.</text:span></text:p>
      <text:p text:style-name="P379">Drugi argument, na który chciałbym zwró<text:span text:style-name="T380">c</text:span>ić uwagę państwa, jest taki oto. Oczywiście niepokojące są przejawy radykalizacji postaw wśród młodzieży, w tym także sensie, że pewne emocjonalne, czasem nawet nieprzemyślane zachowania mają tu miejsce<text:span text:style-name="T381">.</text:span><text:s/>Ale musimy przecież także wzią<text:span text:style-name="T382">ć</text:span><text:s/>pod uwagę, że środowiska związane z<text:s/><text:span text:style-name="T383">„</text:span>Solidarnością”<text:s/>i z Komitetem Obywatelskim nie są w stanie w sposób skuteczny zabronić, zakaza<text:span text:style-name="T384">ć</text:span>, uniemożliwić dalszą walkę o legalizację Niezależnego Związku Studentów<text:span text:style-name="T385">.</text:span><text:s/>W wyniku naszej perswazji to się nie może stać<text:span text:style-name="T386">.</text:span><text:s/>My jesteśmy tu<text:s/><text:span text:style-name="T387">-</text:span><text:s/>pow<text:span text:style-name="T388">ie</text:span>działbym<text:s/><text:span text:style-name="T389">-</text:span><text:s/>pełni dobrej woli, jeśli chodzi o szukanie porozumienia. Ale myślę, ż<text:span text:style-name="T390">e</text:span><text:s/>państwo mogą to zrozumieć, że<text:s/><text:span text:style-name="T391">m</text:span>y n<text:span text:style-name="T392">ie</text:span><text:s/>możemy być<text:s/><text:span text:style-name="T393">w</text:span><text:s/>tym wymiarze ani skuteczni, ani też nie możemy odmówić tym właśnie młodym ludziom prawa do ich własnej organizacji.</text:p>
      <text:p text:style-name="P394">Myślę, że wreszcie trzeba by zwrócić uwagę na pewien fra<text:span text:style-name="T395">g</text:span>ment argumenta<text:span text:style-name="T396">cj</text:span>i, którą zastosowali panowie rektorzy z Uniwersytetu<text:s/><text:span text:style-name="T397">Ja</text:span>g<text:span text:style-name="T398">iell</text:span>ońsk<text:span text:style-name="T399">ie</text:span>go, a który mnie osobiście wydaje się zbyt daleko posunięty. Mianowicie określenie działań wobec pana ministra F<text:span text:style-name="T400">is</text:span>iaka jako aktu terroryzmu<text:span text:style-name="T401">.</text:span></text:p>
      <text:p text:style-name="P402">Chciałbym przypomnieć wszystkim państwu, jeśli ktoś o tym nie pamięta, że Gandhi i jego ruch cywilnego nieposłuszeństwa i<text:s/><text:span text:style-name="T403">po</text:span>k<text:span text:style-name="T404">oj</text:span>owego niegwałtownego sprzeciwu polegał m.in.<text:s/>na takim blokowaniu możliwości wyjścia<text:s/><text:span text:style-name="T405">z</text:span><text:s/>pewnych pomieszczeń przedstawicielom administra<text:span text:style-name="T406">cj</text:span>i brytyjskiej<text:span text:style-name="T407">.</text:span><text:s/>Co oczywiście nie prowadziło nigdy do tego, żeby używano wobec nich siły to znaczy w tym sensie, żeby kogokolwiek dotknięto, bądź żeby komukolwiek zrobiono krzywdę przez zastosowanie przemocy wobec jego bezpośrednio osoby<text:span text:style-name="T408">.</text:span></text:p>
      <text:p text:style-name="P409">Nazwanie podobnego zachowania z jakichkolwiek motywów by ono płynęło, podobnego zachowania aktem terroryzmu, wydaje się być co najmniej niezręcznością<text:span text:style-name="T410">.</text:span></text:p>
      <text:p text:style-name="P411">Ale to jest pewna kwestia drobna<text:span text:style-name="T412">.</text:span><text:s/>Warto - krótko mówiąc -<text:span text:style-name="T413"><text:s/></text:span>rzecz we właściwym świetle i nieco ostrożniej nazywać je<text:span text:style-name="T414">.<text:s/></text:span>Bo jeżeli takie określenie byśmy przyjęli jako punkt wyjścia do rozważań o tym co się dzieje, no to wtedy rzeczywiście pewnie nie można by znaleźć jakiegoś rozwiązania<text:s/>politycznego.<text:s/><text:span text:style-name="T415">A</text:span><text:s/>ciągle wierzymy, że jest ono możliwe, Jest ono o tyle ważne i tu nie chodzi tyle o kwestię legalizacji czy relegalizacji, ale o pewną deklarację intencji dość wyrazistą, która oczywiście może być później<text:s/><text:soft-page-break/>zrealizowana w trybie przewidz<text:span text:style-name="T416">ia</text:span>nym przez prawo i tak powinno być<text:span text:style-name="T417">.</text:span></text:p>
      <text:p text:style-name="P418">Tym niemniej to o co prosimy państwa, to jest właśnie rozważenie możliwości złożenia takiej deklaracji intencji przez odpowiednio upoważnione do tego władze czy państwowe, czy partyjne<text:s/><text:span text:style-name="T419">-</text:span><text:s/>bo nie jest naszą rzeczą o tym rozstrzygać - ale w każdym razie dostatecznie wyraźnej deklaracji, żebyśmy mogli z czystym sumieniem powiedzieć naszym młodszym kolegom, że od tego momentu rejestracja jest otwarta przed nimi jako procedura prawna. Bo dotychczas nie widzimy jeszcze czy polityczne warunki są do tego odpowiednio dojrzałe.</text:p>
      <text:p text:style-name="P420">I bardzo chcielibyśmy w tej sprawie usłyszeć opinię ze strony państwa<text:s/><text:span text:style-name="T421">-</text:span><text:s/>czy uważacie, że polityczne warunki są do tego dojrzałe czy nie? Jeśli nie, to jakie by one miały być. Jeżeli dziś nie można by tego zagadnienia rozważyć<text:s/><text:span text:style-name="T422">-</text:span><text:s/>to kiedy? Jutro, pojutrze, czy jeszcze przed pierwszym marca zdążymy?</text:p>
      <text:p text:style-name="P423">To są pytania takie ba<text:span text:style-name="T424">r</text:span>dzo praktyczne, które w tej sprawie<text:s/><text:span text:style-name="T425">-</text:span><text:s/>wydaje ml si<text:span text:style-name="T426">ę</text:span>, że wypada z naszej strony postawić.</text:p>
      <text:p text:style-name="P427">Bardzo dziękuję za uwagę.</text:p>
      <text:p text:style-name="P428"><text:span text:style-name="T429">P</text:span><text:span text:style-name="T430">rz</text:span><text:span text:style-name="T431">ew</text:span><text:span text:style-name="T432">od</text:span><text:span text:style-name="T433">nicząc</text:span><text:span text:style-name="T434">a</text:span><text:span text:style-name="T435">:</text:span></text:p>
      <text:p text:style-name="P436"><text:span text:style-name="T437">C</text:span>zy pan minister chciałbym od razu na ten głos odpowiadać?</text:p>
      <text:p text:style-name="P438"><text:span text:style-name="T439">/</text:span>Głos z sali na wyciszeniu/.</text:p>
      <text:p text:style-name="P440"><text:span text:style-name="T441">W</text:span><text:s/>takim razie proszę pana Bratkowskiego.</text:p>
      <text:p text:style-name="P442"><text:span text:style-name="T443">Ob</text:span><text:span text:style-name="T444">.</text:span><text:span text:style-name="T445"><text:s/></text:span><text:span text:style-name="T446">S</text:span><text:span text:style-name="T447">tefan Bratkowski</text:span>:</text:p>
      <text:p text:style-name="P448">My jesteśmy w tej szczególnej sytuacji, że nie możemy powiedzieć drugiej stronie tak jak Gandhi<text:s/><text:span text:style-name="T449">-</text:span><text:s/>panowie Brytyjczycy opuśćcie Indie. My musimy po prostu i jedni, i drudzy rozmawiać<text:span text:style-name="T450">.</text:span></text:p>
      <text:p text:style-name="P451">Zaskoczyło mnie trochę , że pan minister tutaj orzekł niekompetencje tego zespołu do dyskusji o charakterze politycznym, bo wydawało mi si<text:span text:style-name="T452">ę</text:span>, że jednak podstawową przesłanką, w ogóle zwołania obrad<text:s/><text:span text:style-name="T453">„</text:span>okrągłego stołu”<text:span text:style-name="T454"><text:s/></text:span>była szansa prowadzenia rozmowy politycznej, a nie tylko stricte prawniczej, związanej z takimi czy innymi rozwiązaniami w sferze przepisów.</text:p>
      <text:p text:style-name="P455">Myślałem, kiedy przygotowywałem to swoje wystąpienie, że będę tu siedział sam, jeśli chodzi o krąg prezesów rozwiązanych stowarzyszeń. Na szczęście jest obok mnie pan Jan Józef Szczepański<text:s/><text:span text:style-name="T456">-</text:span><text:s/>prezes rozwiązanego Związku Literatów Polskich, więc jestem w nieco lepszej kondycji psychicznej i mam nadzieję, że będę prezentował, przez mojego czcigodnego ko<text:span text:style-name="T457">le</text:span>g<text:span text:style-name="T458">ę.</text:span></text:p>
      <text:p text:style-name="P459">Otóż proszę państwa, punkt wyjścia jest chyba w tej chwil<text:span text:style-name="T460">i</text:span><text:s/>określony przez drugą stronę, bo nie przez nas<text:s/><text:span text:style-name="T461">-</text:span><text:s/>dosy<text:span text:style-name="T462">ć</text:span><text:s/>wyraźnie. To znaczy, że wszystko co zrobiła władza poczynając od<text:s/><text:span text:style-name="T463">1</text:span>3 grudnia to było słuszne i wobec tego nie podlega dyskusji<text:span text:style-name="T464">.</text:span><text:s/>Nie podlega to kwestionowaniu<text:span text:style-name="T465">.</text:span><text:s/>No i my nie mamy innego wyjścia jak przyją<text:span text:style-name="T466">ć</text:span><text:s/>ten punkt widzenia.</text:p>
      <text:p text:style-name="P467"><text:span text:style-name="T468">Z</text:span><text:s/>kolei na zasadzie roboczej konwencji obie rozmawiające tutaj uprzejmie strony zakładają, że stan wojenny ogłoszony 13 grudnia<text:s/><text:span text:style-name="T469">1981</text:span><text:s/><text:span text:style-name="T470">r.</text:span><text:s/>już się skończył.</text:p>
      <text:p text:style-name="P471">Co do mnie osobiście, chociaż ja jestem akurat jeszcze nadal pod śledztwem od trzech i pó<text:span text:style-name="T472">ł</text:span><text:s/>roku, na mocy działań, które były właściwe okresowi stanu wojennego, chciałbym żeby ten stan wojenny się skończył. I myślę, że ten<text:s/><text:span text:style-name="T473">„</text:span>okrągły stół<text:span text:style-name="T474">”</text:span><text:span text:style-name="T475"><text:s/></text:span>powinien być do skończenia tego stanu wojennego dobrą okazją<text:span text:style-name="T476">.</text:span></text:p>
      <text:p text:style-name="P477">Mówię o tym dlatego, że dla poważnej części polskich ludzi kultury, dla setek, wręcz setek pisarzy, naukowców, artystów, dziennikarzy, w tym dla ludzi o ważnych, żeby nie powiedzieć o najważniejszych w<text:s/><text:soft-page-break/>polskiej kulturze nazwiskach, stan wojenny jeszcze się nie skończył<text:span text:style-name="T478">.</text:span><text:s/>Ten co więcej konflikt między władzy z poważną częścią polskiego świata intelektualnego, jeszcze trwa<text:span text:style-name="T479">.</text:span><text:s/>Pokój nie został zawarty. Nie został zawarty, ponieważ do dzisiejszego dnia trwają skutki stanu wojennego. I nie jest ważne w tej chwili jak będziemy oceniać stan wojenny, bo to już nie o to chodzi, ale ważne jest z czym mamy do czynienia w tej chwil<text:span text:style-name="T480">i</text:span>. A mamy do czynienia z nadal bardzo głębokim, pow<text:span text:style-name="T481">ied</text:span>zi<text:span text:style-name="T482">ał</text:span>bym, o historycznym wręcz wymiarze konfliktem. Przejawem tego konfliktu jest właśnie, a może i nawet powiedziałbym ciągłym nie wysychającym źródłem odnawiania się tego konfliktu - jest ten fakt o znaczeniu podstawowym, że do dzisiejszego dnia członkowie Związku Literatów Polskich, członkowie Towarzystwa Popierania i Krzewienia Nauk, Związku Polskich Artystów Plastyków, Związku Artystów Scen Polskich, Stowarzyszenia Dziennikarzy Polskich, nie odzyskali swoich stowarzyszeń<text:span text:style-name="T483">.</text:span></text:p>
      <text:p text:style-name="P484">Nasza sprawa nie jest oczywiście sprawą takiej gwałtowności i pilności, jak sprawa młodzieży. Myśmy się zresztą nauczyli żyć poza kontaktem z władzami państwa. Przykro to<text:s/>stwierdzić, no ale takie są po prostu realia<text:span text:style-name="T485">.</text:span></text:p>
      <text:p text:style-name="P486"><text:span text:style-name="T487">I</text:span><text:s/>nauczyliśmy przez te lata bez państwa raczej nawet wprost mówiąc, wbrew niemu, pomagać kolegom krzywdzonym przez ludzi aparatu państwowego<text:span text:style-name="T488">.</text:span><text:s/>Jest nas na szczęście na tyle niewielu,<text:s/><text:span text:style-name="T489">że</text:span><text:s/>to było możliwe<text:span text:style-name="T490">.</text:span></text:p>
      <text:p text:style-name="P491"><text:span text:style-name="T492">I</text:span><text:s/>myślę, że trzeba przypomnieć, iż nie jeden spośród nas<text:s/><text:span text:style-name="T493">-</text:span><text:s/>no nie tutaj siedzących, ale poza tą salą, deklaru<text:span text:style-name="T494">je<text:s/></text:span>otwarcie, że w ogóle nie odczuwa żadnej ochoty na jakikolwiek kontakt z osobami z naszych własnych, dawnych środowisk, które naruszyły kodeks moralny inteligencji polskiej atakując i wyśmiewając pozbawionych pracy i obrony dawnych kolegów w okresie minionych lat. To już nie dotyczy akurat przedstawicieli strony rządowej, ale to dotyczy innych naszych dawnych kolegów, ale są to te zaszłości,<text:s/><text:span text:style-name="T495">o</text:span><text:s/>których bardzo trudno zapomn<text:span text:style-name="T496">ieć.</text:span></text:p>
      <text:p text:style-name="P497">Co więcej, ci ludzie nawet siedzącym tutaj mają za złe sam fakt, że przyszl<text:span text:style-name="T498">i</text:span>śmy rozmawiać z drugą zgodą, bez uzyskania jakichkolwiek nawet śladowych przeprosin za to wszystko co nas potkało. I co więcej trzeba podkreślić, że to wcale nie jest mała, ani tak pozbawienia znaczenia grupa w naszych środowiskach. My się musimy z nimi liczyć<text:span text:style-name="T499">.</text:span><text:s/>To nie jest grupa do zlekceważenia, którą by cechował tylko jakiś przerost wrażliwości moralnych. B<text:span text:style-name="T500">o</text:span><text:s/>musimy chyba wszyscy przyjąć do wiadomości i pogodzić się z tym jakby z pewnym faktem społecznym, że stało się w naszym kraju co<text:span text:style-name="T501">ś</text:span><text:s/>historycznie tragicznego<text:span text:style-name="T502">.</text:span><text:s/><text:span text:style-name="T503">Nie</text:span><text:s/>wchodzę w to czy tak m<text:span text:style-name="T504">usia</text:span>ło<text:s/><text:span text:style-name="T505">b</text:span>yć, czy nie musiało. Umówiliśmy się, że nie będziemy tego oceniać. Ale stało się coś historycznie tragicznego i nie można żądać<text:s/><text:span text:style-name="T506">a</text:span>żeby pisarze i artyści wyzbyli się<text:s/><text:span text:style-name="T507">w</text:span>r<text:span text:style-name="T508">a</text:span>żliw<text:span text:style-name="T509">o</text:span>ści w reakcjach,<text:s/>tej wrażliwości, która jest warunkiem w ogóle wszelkiego tworzenia<text:span text:style-name="T510">.</text:span><text:s/>No i trudno w ogóle oczekiwać od nich<text:span text:style-name="T511">,</text:span><text:s/><text:span text:style-name="T512">ż</text:span>e nie będą reagowali na to i że nie będą długo jeszcze odreagowywali.</text:p>
      <text:p text:style-name="P513">Natomiast my przy tym stole mamy prowadzić rozmowy polityczne<text:span text:style-name="T514">.</text:span><text:s/><text:span text:style-name="T515">I</text:span><text:s/>myślę, że sensem tego<text:s/>„stołu”<text:s/>jest kwestia, jest odpowiedź na pytanie - jak stworzyć polityczne warunki dla zabliźniania się tych społecznych ran.</text:p>
      <text:p text:style-name="P516">Ja już mówiłem, że nasze sprawy nie są aż tak gwałtownej pilności<text:span text:style-name="T517">.</text:span><text:s/>Powiem więcej, ja jeszcze pomniejszę to. Ludzie kultury, jak wiad<text:span text:style-name="T518">o</text:span>mo, nie są żadną potęgą fizyczną,<text:s/><text:span text:style-name="T519">n</text:span>ie tworzą dywizji, o które Stalin kiedyś pytał myśląc o potędze papieskiej. To nie są setki tysięcy robotników, które mogą poprzeć swoje żądania strajkiem. To nie są studenci, których jest też dziesiątki tysięcy<text:span text:style-name="T520">.</text:span><text:s/>Co więcej, można sobie wyobrazić stworzenie masowego Związku Literatów, masowego Stowarzyszenia Dziennikarzy, którym się zapewni<text:s/><text:soft-page-break/>utrzymanie i których się zmusi do uznania, że honoraria najwyższe powinny przypadać tym, co potrafią pisać wbrew swoim poglądom<text:span text:style-name="T521">.</text:span><text:s/><text:span text:style-name="T522">A</text:span><text:s/>był taki taryfikator rozesłany w swoim czasie do pracowników, jako projekt taryfikatora do pracowników R<text:span text:style-name="T523">S</text:span>W<text:s/><text:span text:style-name="T524">„</text:span>Prasa<text:span text:style-name="T525">”</text:span><text:span text:style-name="T526">,</text:span><text:s/>w ciągu minionych lat.</text:p>
      <text:p text:style-name="P527">Myślę jednak, że te lata, które minęły, dowiodły, że świat kultury taki jaki jest, ta właśnie część wyłączona w tej chwili spod zasięgu wpływów i od kontaktów z władzą. Czy ktoś chce, czy nie chce, przenosi w jutro czy przez dzień dzisiejszy, niezależnie od tego jak to zechcemy ująć pewne wartości niezbywalne i nie do scedowania, nie do przewłaszczenia po prostu. Nie, tego się nam akurat nie da zabrać<text:span text:style-name="T528">.</text:span></text:p>
      <text:p text:style-name="P529">Chcę podkreślić,<text:s/><text:span text:style-name="T530">że</text:span><text:s/>ten świat nie szukał w 1981 i nie szuka dzisiaj konfliktów<text:span text:style-name="T531">.</text:span><text:s/>Co więcej przypomnę, że wtedy kiedy było można, próbowaliśmy, każdy zresztą na ile mógł<text:span text:style-name="T532">,</text:span><text:s/>jak mógł<text:span text:style-name="T533">,</text:span><text:s/>na ile było to z naszej strony możliwe i potrzebne mediować<text:span text:style-name="T534">.</text:span></text:p>
      <text:p text:style-name="P535">Pan prof<text:span text:style-name="T536">.</text:span><text:s/>Bafia pamięta przecież nasze wspólne wysiłki w tym zakresie i pomaga w polubownym rozwiązywaniu konfliktowych problemów<text:span text:style-name="T537">.</text:span><text:s/>Myśmy zresztą za to zostali też pokarani<text:span text:style-name="T538">.<text:s/></text:span>N<text:span text:style-name="T539">ie</text:span><text:s/>szukaliśmy konfliktów, ponieważ my uważamy, że wojna domowa prowadzona w jakikolwiek sposób, zimna czy gorąca, jest w naszym dziedzictwie kulturowym złem najwyższym. No, ale to nie znaczy, że ten nasz świat da się wymazać z mapy polskiej kultury<text:span text:style-name="T540">.</text:span><text:s/>I że się okazało, że się nie da w ciągu paru, czy też kilkunastu miesięcy, stworzyć innej elity intelektualnej, innych artystów, innych aktorów, innych dziennikarzy itd., itd<text:span text:style-name="T541">.</text:span></text:p>
      <text:p text:style-name="P542"><text:span text:style-name="T543">I</text:span><text:s/>wydaje mi się, że na coś<text:s/><text:span text:style-name="T544">-</text:span><text:s/>przepraszam - ale chciałbym namawia<text:span text:style-name="T545">ć</text:span><text:s/>wręcz stronę drugą nawet niezależnie od tego na ile panowie są w tej chwili kompetentni do dyskusji na te tematy<text:span text:style-name="T546">.<text:s/></text:span>Ale ja sądzę,<text:s/><text:span text:style-name="T547">że</text:span><text:s/>jesteście jednak kompetentni. A więc - namawiać na zawarcie pokoju z tym światem. Myślę po prostu, że dla dobra kraju byłoby to potrzebne<text:span text:style-name="T548">.</text:span><text:s/>Bo my potrafimy jeszcze wytrzymać<text:span text:style-name="T549">.</text:span><text:s/>Wytrzymaliśmy dosyć długo<text:span text:style-name="T550">.</text:span><text:s/>Ale myślę, że dla dobra kraju byłoby sensowne doprowadzić do zawarcia pokoju.</text:p>
      <text:p text:style-name="P551">I takim podstawowym warunkiem pokoju między władzą a światem kultury, pośrednio to dotyczy także sporej części inteligencji polskiej, jest przywrócenie w jakiejś formie prawa do życia tym stowarzyszeniom, które utraciliśmy<text:span text:style-name="T552">.</text:span></text:p>
      <text:p text:style-name="P553">W jaki sposób<text:span text:style-name="T554">,</text:span><text:s/>to już<text:s/><text:span text:style-name="T555">j</text:span>est druga sprawa i ja o tym nie b<text:span text:style-name="T556">ę</text:span>d<text:span text:style-name="T557">ę</text:span><text:s/>mówił<text:span text:style-name="T558">.</text:span><text:s/>Chodzi o to, żeby pod rządami stare<text:span text:style-name="T559">j</text:span><text:s/>ustawy, na mocy decyzji politycznej doszło do określonych decyzji admini<text:span text:style-name="T560">st</text:span>racyjnych podjętych przez prezydenta m<text:span text:style-name="T561">.</text:span><text:s/>st<text:span text:style-name="T562">.</text:span><text:s/><text:span text:style-name="T563">W</text:span>arszawy.</text:p>
      <text:p text:style-name="P564">Słyszałem już sugest<text:span text:style-name="T565">i</text:span>e, że powinniśmy czeka<text:span text:style-name="T566">ć</text:span><text:s/>do rządów nowej ustawy o stowarzyszeniach. Ale myślę,<text:s/><text:span text:style-name="T567">ż</text:span>e nie b<text:span text:style-name="T568">ę</text:span>dę prze<text:span text:style-name="T569">s</text:span>adny w swoim sformułowaniu<text:s/><text:span text:style-name="T570">-</text:span><text:s/>jeśli już nie oceniamy tej przeszłości, tego wszystkiego co się stało, jeśli dla dobra porozumienia przy tym stole zostawiamy przyszłości, nowe białe plamy w historii Polski narosłe przez te ostatnie osiem lat, to przynajmniej uważam za sensowne i celowe uregulowanie teraz tego, co można uregulować, żeby zmienić atmosferę<text:span text:style-name="T571">.</text:span><text:s/>Żeby pokój społeczny w stosunkach między władzą a jak powiedziałem<text:s/><text:span text:style-name="T572">-</text:span><text:s/>sporą częścią polskiego świata kultury stał się faktem realnym, a nie tylko przedmiotem gołosłownych deklaracji w które, tym kraju jak wiadomo, już nikt nie wierzy.</text:p>
      <text:p text:style-name="P573">I dlatego myślę, że wyjdziemy z tej sali z uzgodnieniem pewnego minimum<text:span text:style-name="T574">.</text:span><text:s/>Minimum, które jest również pewnym otwarciem mówię, ustępstwem z naszej strony. Nawiązuję tu do stwierdzenia niedyskutowalności decyzji władzy o 13 grudnia i wszystkich późniejszych<text:span text:style-name="T575">.</text:span></text:p>
      <text:p text:style-name="P576">Jest kwestia uzgodnienia trybu wpisania do rejestru stowarzyszeń re<text:span text:style-name="T577">je</text:span>strowanych tych właśnie stowarzyszeń, o któr<text:span text:style-name="T578">y</text:span>ch<text:span text:style-name="T579"><text:s/></text:span>mówiłem<text:span text:style-name="T580">.</text:span><text:s/>Oczywiście sytuacja wśród każdych z tych środowisk<text:s/><text:soft-page-break/>stowarzyszeniowych jest inna. Otóż przykładowo<text:s/><text:span text:style-name="T581">-</text:span><text:s/>członkowie dawnego Związku Artystów Scen Polskich, porozumiewają się, porozumieli się już praktycznie z neoZASP-em , jak to się nazywa<text:span text:style-name="T582">.</text:span><text:s/>No i wystarczy teoretyczni<text:span text:style-name="T583">e</text:span>, że prezes Szczepkowski będzie mógł zwołać zjazd ZA<text:span text:style-name="T584">S</text:span>P<text:span text:style-name="T585">-</text:span>u razem z prezesem neoZASP-u swoim kolegą z teatr<text:span text:style-name="T586">u.</text:span></text:p>
      <text:p text:style-name="P587">Proszę tylko pamiętać, na co chciałbym tu zwrócić uwagę, że już raz pan Dejmek wyprowadził w pole swoich dawnych kolegów, którzy zaakceptowali, a nawet w jakimś sensie poparli jego wybór na prezesa tego neoZASP-u.</text:p>
      <text:p text:style-name="P588">Obiecano już wiele miesięcy temu dopr<text:span text:style-name="T589">ow</text:span>adzenie do skutku wspólnego zjazdu nadzwycz<text:span text:style-name="T590">aj</text:span>neg<text:span text:style-name="T591">o</text:span>, który by załatwił sprawę<text:span text:style-name="T592">.<text:s/></text:span>Do tego nie doszło i powtarza się sytuacja,<text:s/><text:span text:style-name="T593">w</text:span><text:s/>której władza, nie będąc przy ścianie, nie dochowuje swoich zobowiązań. Przykro mi to przypominać, ale myślę, że warto to przypomnieć,<text:span text:style-name="T594"><text:s/></text:span>żebyśmy po prostu rozumieli sytuację<text:span text:style-name="T595">.</text:span></text:p>
      <text:p text:style-name="P596"><text:span text:style-name="T597">W</text:span><text:s/>przypadku Towarzystwa Popierania i Krzewienia Nauk, praktycznie wystarczy jeden dzień, żeby ci sami członkowie- założyciele uzyskali powtórny wpis do rejestru<text:span text:style-name="T598">.</text:span><text:s/>Mówiąc zresztą między nami, nikt z nas nie mógł zrozumieć tego dlaczego oni właściwie zostali rozwiązani<text:span text:style-name="T599">.</text:span></text:p>
      <text:p text:style-name="P600">Natomiast inne, pozostałe stowarzyszenia miały jednak swój majątek, który im skonf<text:span text:style-name="T601">is</text:span>kowano. Innymi słowy<text:s/><text:span text:style-name="T602">-</text:span><text:s/>samo przywrócenie do życia i sam wpis do rejestru wszystkiego nie załatwi<text:span text:style-name="T603">.</text:span></text:p>
      <text:p text:style-name="P604">Plastycy przede wszystkim, bo to plastyków przede wszystkim dotyczy, dysponowali miliardowym majątkiem, którego dorobili się wyłącznie swoją własną pracą<text:span text:style-name="T605">.</text:span><text:s/>Ja ma<text:span text:style-name="T606">m</text:span><text:s/>w kieszeni spis tych skonfiskowanych wartości, majątku ogromnej wagi i ogromnej cenno<text:span text:style-name="T607">ś</text:span>ci, określonej tradycji społecznej jak powiedzmy słynny Dom Plastyka na Łobzowskiej w Krakowie, jak i reszta całego dorobku tej organizacji. I to był dorobek wyłącznie tej organizacji, to nie była organizacja dotowana i jej majątek pochodził wyłącznie z pracy i składek własnych członków.</text:p>
      <text:p text:style-name="P608">Dziennikarze na odmianę, myślę, że zarobili na swych pracodawcach dostatecznie dużo pieniędzy, które w porównaniu z drobnym ułamkiem wydanym na majątek i stowarzyszenie nie są żadnym problemem<text:span text:style-name="T609">.</text:span><text:s/>Tu nie ma chyba kwestii tytułu do odzyskania tego majątku. I rozwiązanie, które byśmy proponowali, żeby majątek dawnego SDP został rozdzielony wedle procentu członków będących dzisiaj członkami obu stowarzyszeń, dawnych członków. Myślę, że jest to rozwiązaniem do przyjęcia, jakkolwiek<text:s/><text:span text:style-name="T610">-</text:span><text:s/>jak powiedziałem<text:s/><text:span text:style-name="T611">-</text:span><text:s/>przechodzi do porządku dziennego nad<text:s/><text:span text:style-name="T612">faktami co się stało</text:span>. Szukamy po prostu rozwiązań konstruktywnych<text:span text:style-name="T613">.</text:span></text:p>
      <text:p text:style-name="P614">Najtrudn<text:span text:style-name="T615">iejs</text:span>za jest sytuacja Związku Literatów Polskich, który postradał nie tylko swój majątek, na którym akurat Związkowi Literatów najmniej zależy, ale również nazwę, która jak to słusznie podkreślono, na spotkaniu 14<text:s/><text:span text:style-name="T616">-</text:span><text:s/>1<text:span text:style-name="T617">5</text:span><text:s/>stycznia stanowi pewne dobro kulturalne o wartości ogólnonarodowej<text:span text:style-name="T618">.</text:span><text:s/>Ponieważ to dobro ciągłości kilkudziesięcioletniej zainaugurowane zostało jeszcze przez Stefana Żeromskiego<text:span text:style-name="T619">.</text:span><text:s/>I niezależnie od tego co byśmy niemiłego mówili o doświadczeniach Związku Literatów Polskich za ostatnie czterdzieści parę lat, ta ciągłość nie może przysługiwać komuś innemu<text:span text:style-name="T620">.</text:span><text:s/>Bo ta ciągłość w wykonaniu kogoś innego będzie po prostu pewnym fałszem społecznym i nie będzie się można od tego uwolnić<text:span text:style-name="T621">.</text:span></text:p>
      <text:p text:style-name="P622">Sądzę, że jest to sprawa, którą w imię dobrej woli można z zainteresowanymi jakoś uzgodnić i doprowadzi<text:span text:style-name="T623">ć</text:span><text:s/>do sytuacji, która da pewne oczyszczenie atmosfery. Nikt oczywiście, chciałbym podkreślić, nie kwestionuje prawa nowopowst<text:span text:style-name="T624">ał</text:span>ych po 1981 roku stowarzyszeń do istnienia i działania, broń Boże<text:span text:style-name="T625">.</text:span><text:s/>Nikt<text:s/><text:soft-page-break/>też nie oczekuje ich rozwiązania czy też ograniczenia w działalności. Ale jak powiedziałem, dla oczyszczenia atmosfery pewne minima moralne jednak muszą być spełnione<text:span text:style-name="T626">.</text:span></text:p>
      <text:p text:style-name="P627">Ta odrobina minimów moralnych w polityce może dawać podstawy do zmiany atmosfery politycznej<text:span text:style-name="T628">.</text:span><text:s/>I myślę,<text:s/><text:span text:style-name="T629">ż</text:span>e warto to chyba spełnić<text:span text:style-name="T630">.</text:span></text:p>
      <text:p text:style-name="P631">Chciałem mówić jeszcze o tych stowarzyszeniach, który to temat podjęła pani Grabska na naszym pierwszym spotkaniu tzn<text:span text:style-name="T632">.</text:span><text:s/>o stowarzyszeniach rozwiązanych w okresie stalinowskim.<text:s/><text:span text:style-name="T633">I</text:span><text:s/>chciałbym tutaj też proponować dosyć praktyczne pewne podejście. Otóż chciałbym proponować,<text:s/><text:span text:style-name="T634">że</text:span><text:s/>jeżeli jeszcze żyją przedstawiciele tych stowarzyszeń, członkowie, a wielu jeszcze<text:span text:style-name="T635"><text:s/></text:span>żyje, żeby otrzymali prawo do przywrócenia życia tym stowarzyszeniom, a które nie popełniły<text:s/><text:span text:style-name="T636">-</text:span><text:s/>przypomnijmy<text:s/><text:span text:style-name="T637">-</text:span><text:s/>żadnych grzechów wobec stalinowskiego reżimu<text:span text:style-name="T638">.</text:span><text:s/>Poza tym jednym oczywiście,<text:s/><text:span text:style-name="T639">ż</text:span>e ten reżim ich nie akceptował<text:span text:style-name="T640">.</text:span></text:p>
      <text:p text:style-name="P641">Ja tylko przypomnę niektóre nazwy: to jest: Towarzystwo Gimnastyczne<text:s/><text:span text:style-name="T642">„</text:span>Sokół<text:span text:style-name="T643">”</text:span>, o wspaniałym dorobku, który większości z nas tutaj ludzi powyżej czterdziestki jest znane, paniom oczywiście nie<text:span text:style-name="T644">.</text:span><text:s/>To jest oczywiście Y<text:span text:style-name="T645">MC</text:span>A ze swoim ogromnym wkładem materialnym w zdrowie młodzieży polskiej<text:span text:style-name="T646">.</text:span><text:s/><text:span text:style-name="T647">YM</text:span>CA, która ten wkład mogłaby pomnażać z uwagi na ewentualną pomoc swoich partnerów i przyjaciół innych członków z zagranicy<text:span text:style-name="T648">.<text:s/></text:span>I oczywiście inne organizacje, czasem o paruset letniej tradycji, jak to słynne krakowskie stowarzyszen<text:span text:style-name="T649">ie</text:span><text:s/>charytatywne, które założył jeszcze Piotr Skarga i które też padło ofiarą tamtych egzekucji<text:span text:style-name="T650">.</text:span></text:p>
      <text:p text:style-name="P651">Dlaczego ja o nich mówię? Bo proszę państwa, mnie się wydaje, że kiedy dzisiaj mówimy o legalizacji władzy, bo tak to trzeba<text:s/><text:span text:style-name="T652">uj</text:span>mować<text:span text:style-name="T653">.</text:span><text:s/>Przecież my tu nie mówimy tylko wcale o legalizacji<text:s/>„Solidarności”, my tu mówimy o legalizacji władzy, o legitymizacji tej władzy<text:span text:style-name="T654">.</text:span><text:s/>Ona była raz zalegalizowana, raz legitymizowania, kiedy prymas Wyszyński w 19<text:span text:style-name="T655">5</text:span>0 roku wezwał do głosowania bez skreśleń<text:span text:style-name="T656">.</text:span><text:s/>Ale jeżeli dzisiaj mówimy o legalizacji tej władzy znowu, to wydaje mi się, że trzeba po prostu spokojnie, bez specjalnych tam namiętności, i bez wzburzania tych namiętności, niemniej lik<text:span text:style-name="T657">w</text:span>idować te przedziały między władzą a społeczeństwem, które się rodziły bardzo dawno<text:span text:style-name="T658">.</text:span></text:p>
      <text:p text:style-name="P659">Chodzi mi po prostu o to, że w tamtych czasach niszczono,<text:s/><text:span text:style-name="T660">p</text:span>odcinano korzenie ciągłości polskiej<text:span text:style-name="T661">.</text:span><text:s/>I wszystko miało się, jak wiemy, zaczynać od<text:s/><text:span text:style-name="T662">PRL.</text:span><text:s/>Przecież w końcu nawet państwo, państwu, które miało swoją historyczną nazwę od setek lat, odebrano tą nazwę<text:span text:style-name="T663">.</text:span><text:s/>Może nie bez kozery nawet, może słusznie się stało<text:span text:style-name="T664">.</text:span><text:s/>Ale jednak tak się stało.</text:p>
      <text:p text:style-name="P665">Ale już przed październikiem chciałbym przypomnieć, bo tu akurat jest wśród nas ludzi starszych, większość uczestników ruchu paźdz<text:span text:style-name="T666">ie</text:span>rnikowego, także po stronie drugiej, po stronie rządowej. Już wtedy stało się jasne, że na spalonej ziemi, w sensie kulturowym, nic nie urośnie<text:span text:style-name="T667">.</text:span><text:s/>I myślę, że warto po prostu przypomnieć o potrzebie praktycznego szacunku dla dorobku narodowego, przynajmniej tego, który da się uratować i zachować. Ta<text:s/><text:span text:style-name="T668">YMC</text:span>A czy ten<text:s/>„<text:span text:style-name="T669">S</text:span>okół<text:span text:style-name="T670">”</text:span><text:s/>to nie są przecież w końcu martwe zabytki, ich budynki służą krajowi po dziś dzień, solidnie bardzo zresztą, bardzo porządnie one były budowane. Eksploatowane za to są dzisiaj bez litości.</text:p>
      <text:p text:style-name="P671">No, ale myślę, że nie tylko budynki mogłyby służyć Polsce. I liczę,<text:s/><text:span text:style-name="T672">ż</text:span>e bez większego trudu osiągniemy to o czym mówiła pani dr Grabska to znaczy właśnie o możliwości pewnej deklaracji intencji, zwrócenia uwagi na to, że warto to zrekonstruować, warto pozwolić się temu zrekonstruować co było nasze, co było wspólne, co było polskie, co służyło wszystkim.</text:p>
      <text:p text:style-name="P673">Wreszcie na ko<text:span text:style-name="T674">n</text:span>iec sprawa, która nie dotyczy tego<text:s/>„stolika”. I nie taję,<text:s/><text:span text:style-name="T675">że</text:span><text:s/>w jakimś sensie związana jest<text:s/><text:soft-page-break/>z tym, że wiele stron zadrukowałem w życiu na ten temat, a chodzi tu po prostu o kółka rolnicze. Ten temat to jako temat rolnictwa jest podejmowany przy<text:s/>„okrągłym stole”<text:s/>osobno. I bardzo dobrze.<text:s/>Bo akurat<text:s/><text:span text:style-name="T676">w</text:span><text:s/>tej dziedzinie<text:s/><text:span text:style-name="T677">-</text:span><text:s/><text:span text:style-name="T678">w</text:span><text:s/>moim odczuciu<text:s/><text:span text:style-name="T679">-</text:span><text:s/>te uzdrowieńcze decyzje można podejmować i realizować szybko, bo sprzyja te<text:span text:style-name="T680">m</text:span>u i nacisk wewnętrznej sytuacji i pozytywne zmiany w kierunku zdrowego rozsądku na<text:s/><text:span text:style-name="T681">W</text:span>schód od nas, które oby były jakoś podejmowane i naśladowane.</text:p>
      <text:p text:style-name="P682">Al<text:span text:style-name="T683">e</text:span><text:s/>chcę<text:s/><text:span text:style-name="T684">z</text:span>wr<text:span text:style-name="T685">ócić</text:span><text:s/><text:span text:style-name="T686">u</text:span>wa<text:span text:style-name="T687">gę</text:span>,<text:s/><text:span text:style-name="T688">że</text:span><text:s/>o pewne rzeczy młodzi polscy chłopi mogą się nawet nie upomnieć. Bo kółka rolnicze są dla nich dzisiaj instrumentem antych<text:span text:style-name="T689">ł</text:span>o<text:span text:style-name="T690">ps</text:span>ki<text:span text:style-name="T691">ej</text:span><text:s/>polityki rolnej, tą zastępczą formułą kolektywizacji<text:span text:style-name="T692">.</text:span></text:p>
      <text:p text:style-name="P693">Niestety w ciągu ostatnich blisko 30 lat<text:s/>zeskamotowano<text:s/>i sfalsyfikowano instytucję, która była wspaniałym polskim wynalazkiem społecznym. Ja przepraszam, że tu powtarzam swoje felietony<text:s/><text:span text:style-name="T694">i</text:span><text:s/>artykuły<text:span text:style-name="T695">.</text:span><text:s/>Ale pomysłu kółek rolniczych nie importowano, lecz chciałbym przypomnieć tu, że narodziły się w Polsce jako forma organizacyjna ruchu samokształcenia rolniczego i społecznego chłopów polskich<text:span text:style-name="T696">.<text:s/></text:span>Podczas gdy dzisiaj w dziesiątkach wsi polskich moi słuchacze, którzy zapraszają mnie tam na prelekcje, często nie znają nawet podstawowych doświadczeń kółkowych, tych najprostszych zupełnie takich jak np. to co dla nas starszych było oczywiste, zapraszanie, zwiedzanie najlepszych gospodarstw i takie wieczory pytań i odpowiedzi z najlepszymi gospodarzami itd.,<text:s/><text:span text:style-name="T697">i</text:span>td.</text:p>
      <text:p text:style-name="P698">Na jednym ze spotkań, kiedy opowiedziałem o tej starej formie, prezes gminnego związku kółek rolniczych powiedział - panie Stefanie, puknął się zresztą w czoło - to fantastyczne, to takie proste, dlaczego myśmy na to nie wpadli?<text:s/>No nie wpadli oczywiście, ponieważ te kółka nie temu miały służyć<text:span text:style-name="T699">.</text:span></text:p>
      <text:p text:style-name="P700">Próbowałem, jak mówię od dwudziestu lat przypomina<text:span text:style-name="T701">ć</text:span>, o co w tych kółkach chodziło. I mam nadzieję, że teraz<text:span text:style-name="T702">,</text:span><text:s/>kiedy chło<text:span text:style-name="T703">p</text:span>i już będą obdarzeni równym prawem do stowarzyszania się, na równi<text:s/><text:span text:style-name="T704">z</text:span><text:s/>innymi obywatelami kraju, odtworzą to wszystko co zostało zagubione i zniszczone<text:span text:style-name="T705">.</text:span></text:p>
      <text:p text:style-name="P706">Ale apelowałbym, żeby wobec istniejących struktur dokonano jednak tej ozdrowieńczej<text:s/>rewaloryzacji<text:s/>terminologicznej i żeby po prostu nazwa kółek rolniczych była użytkowana wyłącznie przez te organizacje chłopskie, które naprawdę kółkami rolniczymi są, a nie przez wszelkie organizacje, które z tym nie mają nic wspólnego<text:span text:style-name="T707">.</text:span><text:s/>Niech się nazywają inaczej<text:s/><text:span text:style-name="T708">-</text:span><text:s/>byle nie kółkami rolniczymi, bo jest to zupełne nieporozumienie. I tu nie chodzi o nazewnictwo, proszę państwa. Ja tutaj naprawdę nie upominam się o terminologię. Ja się po prostu upominam o szansę odrodzenia ruchu, który i dzisiaj ma, przynajmniej przez najbliższe dwadzieścia lat, ogromną rolę<text:span text:style-name="T709">.</text:span><text:s/>Ale musimy mu dać tę szansę<text:span text:style-name="T710">.</text:span></text:p>
      <text:p text:style-name="P711"><text:span text:style-name="T712">I</text:span><text:s/>jeżeli państwo, która wysoka tutaj rozmawi<text:span text:style-name="T713">aj</text:span>ąca z nami strona je reprezentu<text:span text:style-name="T714">je</text:span>, chce rzeczywiście zwrócić się w stronę wsi, i jeżeli chcemy razem iść tą drogą, którą od stu lat idzie cała Europa, to trzeba dać tym kółkom rolniczym szansę. I chociaż nie jest to temat tego<text:s/>„stolika”, to jednak chciałbym, żeby na marginesie przynajmniej stało się tutaj jasne, że to nie jest sprawa przyszłości tego kraju obojętna również w sferze decyzji tak niewielkich, tak mało politycznych z pozoru jak decyzje terminologiczne, dotyczące kółek rolniczych.</text:p>
      <text:p text:style-name="P715">Dziękuję bardzo.</text:p>
      <text:p text:style-name="P716"><text:span text:style-name="T717">P</text:span><text:span text:style-name="T718">rz</text:span><text:span text:style-name="T719">ew</text:span><text:span text:style-name="T720">od</text:span><text:span text:style-name="T721">nicząc</text:span><text:span text:style-name="T722">a</text:span><text:span text:style-name="T723">:</text:span></text:p>
      <text:p text:style-name="P724">Dziękuję.<text:s/><text:span text:style-name="T725">Ja</text:span><text:s/>bym prosiła teraz jeszcze o dwa głosy z<text:s/>naszej strony<text:span text:style-name="T726">,</text:span><text:s/>aby sprawa tych stowarzyszeń była w pełni naświetlona<text:span text:style-name="T727">.</text:span><text:s/>A następnie poproszę o głosy państwa<text:span text:style-name="T728">.</text:span></text:p>
      <text:soft-page-break/>
      <text:p text:style-name="P729">Mianowicie chciałam tutaj poprosić pana Jana Józefa Szczepańskiego o głos, a dalej pana Eryka Chojnackiego z NZS.</text:p>
      <text:p text:style-name="P730"><text:span text:style-name="T731">Ob</text:span><text:span text:style-name="T732">.</text:span><text:span text:style-name="T733"><text:s/>Jan<text:s/></text:span><text:span text:style-name="T734">J.</text:span><text:span text:style-name="T735"><text:s/>Szczepańsk</text:span><text:span text:style-name="T736">i</text:span><text:span text:style-name="T737">:</text:span></text:p>
      <text:p text:style-name="P738">Prosz<text:span text:style-name="T739">ą</text:span><text:s/>państwa, do doskonałego wystąpienia kol<text:span text:style-name="T740">.<text:s/></text:span>Stefana Bratkowsk<text:span text:style-name="T741">ie</text:span>go mogę dorzucić tylko tytułem egzemplifikacji parę uwag o obecnej sytuacji środowiska l<text:span text:style-name="T742">i</text:span>terackieg<text:span text:style-name="T743">o.</text:span></text:p>
      <text:p text:style-name="P744">Pamiętam, że tuż przed rozwiązaniem Związku Literatów Polskich miałem rozmowę z Włodzimierzem Sokorskim, zresztą z jego inicjatywy, on jeszcze pr<text:span text:style-name="T745">ó</text:span>bował jakiejś interwencji. I on wtedy powiedział, że decyzja, która właściwie wtedy już była podjęta, że decyzja o rozwiązaniu Literatów Polskich będzie niewybaczalnym błędem, bowiem wykopie przepaś<text:span text:style-name="T746">ć</text:span><text:s/>między inteligencją polską a władzami.</text:p>
      <text:p text:style-name="P747">No tak się rzeczywiście stało, chociaż Włodzimierz Sokorski był jednym z pierwszych założycieli nowego Związku Literatów, ale jego rozpoznanie było słuszne i pozostaje w mocy do dziś dnia<text:span text:style-name="T748">.</text:span></text:p>
      <text:p text:style-name="P749">Stefan Bratkowski tutaj wspomniał o zebraniu pisarzy niezrzeszonych, które miało miejsce w dniach 13 i 1<text:span text:style-name="T750">4</text:span><text:s/>stycznia br<text:span text:style-name="T751">.<text:s/></text:span>To zebranie było, jak gdyby taką pierwszą próbą rozpoznania opinii tej części środowiska pisarskiego na temat powołania własnej, nowej organizacji pisarskiej<text:span text:style-name="T752">.</text:span><text:s/>Nowej, a jednak będącej w pe<text:span text:style-name="T753">w</text:span>nym sensie kontynuacją tradycji dawnego ZZLP /Zawodowego Związku Literatów Polskich/ założonego w 1920 roku<text:span text:style-name="T754">.<text:s/></text:span>Tuta<text:span text:style-name="T755">j</text:span><text:s/>osobliwość sytuacji tej grupy inteligencji polskiej polega na tym, że nie tylko rozwiązano związek, mający za sobą bardzo wiele lat tradycji i autorytetu społecznego, ale zawłaszczono nawet nazwę.</text:p>
      <text:p text:style-name="P756">Proszę państwa, na tym wspomnianym tutaj zebraniu doszliś<text:span text:style-name="T757">m</text:span>y do wniosku, że nie będziemy starali się rewindykować, przede wszystkim wątku związku. Ktoś to nazwał metaforycznie,<text:s/>że nie zamierzamy pod<text:span text:style-name="T758">ej</text:span>mować szturmu na kamienicę Johna na Krakowskim Przedmieściu<text:span text:style-name="T759">.</text:span><text:s/>Uważamy, że po tylu latach ten nowy związek jest po prostu jakimś faktem społecznym, że po prostu należy do niego wiele osób, które swoją przynależność wyprowadzają z jakichś przesłanek dobrej woli. Niemniej fakt tego rozłamu, który zaistniał w 1981 roku jest do dziś czymś niesłychanie istotnym i powiedziałbym bardzo niekorzystnym zarówno dla samego środowiska pisarskiego, jak i dla państwa.</text:p>
      <text:p text:style-name="P760">Proszę państwa, użyteczność literatury z punktu widzenia polityki państwa jest czymś bardzo trudno wymiernym. Związek został rozwiązany dlatego, że władze doszły do wniosku, że nie odnoszą korzyści, względnie, że ponoszą jakieś szkody z tytułu działania tej organizacji, której były przecież sponsorami.</text:p>
      <text:p text:style-name="P761">Otóż mnie się wydaje, że korzyść płynącą z działalności artystycznej, a zwłaszcza z działalności literackiej można mierzyć tylko, jeżeli już chcemy jakieś przykładać... jakieś miary praktyczne, można mierzyć tylko skalą prestiżu jaką ta działalność przynosi państwu. A wiadomo, że prestiż literatury istnieje tylko wtedy, jeżeli jest to literatura autentyczna, nie poddana żadnym koniunkturalnym wymogom<text:span text:style-name="T762">.</text:span><text:s/>Na tym w krótkich słowach polegał konflikt pomiędzy Związkiem w jego poprzedniej postaci, a władzami.</text:p>
      <text:p text:style-name="P763">Proszę państwa, wspomniałem<text:s/><text:span text:style-name="T764">że</text:span><text:s/>większość zebranych na tym zgromadzeniu pisarzy niezrzeszonych wypowiedziała się przeciwko rewindykacji<text:span text:style-name="T765">.</text:span><text:s/>Jednak nie jest to sprawa taka prosta<text:span text:style-name="T766">.<text:s/></text:span>Wprawdzie Związek Literatów Polskich był bardzo obficie dotowany przez mecenasa, jakim było państwo, niemniej jego majątek w znacznej mierze składał się ze składek płaconych<text:s/>przez długie lata także przez tych, którzy obecnie do nowego związku nie należą, a także wchodzą tu w gr<text:span text:style-name="T767">ę</text:span><text:s/>fundusze, no chociażby Funduszu Kultury Narodowej, prawda<text:span text:style-name="T768">.</text:span><text:s/>To są sumy gromadzone z opłat, z podatków wnoszonych przez obywateli<text:span text:style-name="T769">.</text:span><text:s/>I nie widać powodu, dlaczego jakieś beneficja czy korzyści płynące z tego tytułu mają przypadać tylko jednej części<text:s/><text:soft-page-break/>środowiska<text:span text:style-name="T770">.<text:s/></text:span>To jest sprawa, która powinna być jakoś prawnie rozpatrzona<text:span text:style-name="T771">.<text:s/></text:span>I zgodnie z tym co powiedział tu mój przedmówca, powinno dojść do jakiegoś podziału tych dóbr.</text:p>
      <text:p text:style-name="P772">My proszę państwa godzimy się na pluralizm. Nie przewidujemy taki<text:span text:style-name="T773">ej</text:span><text:s/>sytuacji i nie chcemy jej, żeby sprowadzić sytuację do opcji zerowej, żeby rozwiązać istniejący związek i na zasadzie jakichś uzgodnień obu stron powołać jakiś nowy twór<text:span text:style-name="T774">.</text:span><text:s/>To jest po prostu nierealne. Ten nowy związek posiada już inny statut, a także i my przygotowując się do rejestracji tego stowarzyszenia, które jeszcze na razie jest tylko projektem, wprowadzamy zmiany do istniejącego przedtem statutu Z<text:span text:style-name="T775">LP<text:s/></text:span>po prostu dlatego, że zmieniły się czasy, zmieniły się okoliczności. Jednym słowem tutaj o żadnej mechanicznej fuzji już dzisiaj mowy być nie może.</text:p>
      <text:p text:style-name="P776">Natomiast co jest do zrobienia i do uzyskania, to jest naprawa sytuacji psychologicznej. Nie materialnej, nie organizacyjnej, ale psychologicznej. Zlikwidowanie tego antagonizmu, który podzielił środowisko w sposób zupełnie bezprecedens<text:span text:style-name="T777">owy.</text:span></text:p>
      <text:p text:style-name="P778">Proszę państwa, ludzie przestali ze sobą rozmawiać, przestali się sobie kłaniać, nie chodzą wzajemnie na swoje pogrzeby<text:span text:style-name="T779">.</text:span><text:s/>To jest jakiś zupełny rozłam<text:span text:style-name="T780">.</text:span><text:s/>Ale to jest przecież do naprawienia.<text:s/><text:span text:style-name="T781">W</text:span><text:s/>jaki sposób? Mnie się wydaje, że powinno dojść<text:s/>do jakiejś oficjalnej enuncjacji, która by po prostu odwołała<text:span text:style-name="T782"><text:s/></text:span>fałszywe zarzuty, pomówienia, którymi przygotowano akcję rozwiązania Związku i na które myśmy nie mogli odpowiadać w tamtych warunkach<text:span text:style-name="T783">.</text:span></text:p>
      <text:p text:style-name="P784">I wreszcie rzecz najłatwie<text:span text:style-name="T785">js</text:span>za<text:s/><text:span text:style-name="T786">-</text:span><text:s/>zniesienie pewnych dyskrymina<text:span text:style-name="T787">cj</text:span>i, które wynikły z powołania nowego Związku. I te dyskrymina<text:span text:style-name="T788">cj</text:span>e do tej pory istnieją. Są to np. dyskryminacje podatkowe. Członkowie nowego Związku<text:s/><text:span text:style-name="T789">pł</text:span>acą mniejszy podatek od honorariów niż członkowie niezrzeszeni<text:span text:style-name="T790">.</text:span><text:s/>Członkowie niezrzeszeni nie mogą np. korzystać z zakupów papieru ułatwianych członkom nowego Związku itd.,<text:s/><text:span text:style-name="T791">i</text:span>td.</text:p>
      <text:p text:style-name="P792"><text:span text:style-name="T793">O</text:span>tó<text:span text:style-name="T794">ż</text:span><text:s/>naprawienie tych spraw, wydaje mi się rzeczą łatwą i chyba w zakresie naszych możliwości.</text:p>
      <text:p text:style-name="P795">Dziękuję bardzo.</text:p>
      <text:p text:style-name="P796"><text:span text:style-name="T797">P</text:span><text:span text:style-name="T798">rz</text:span><text:span text:style-name="T799">ew</text:span><text:span text:style-name="T800">od</text:span><text:span text:style-name="T801">nicząc</text:span><text:span text:style-name="T802">a</text:span><text:span text:style-name="T803">:</text:span></text:p>
      <text:p text:style-name="P804">Proponują tu słyszę państwo krótką przerwę. To ile? 10 minutową przerwę, tak? Dobrze.</text:p>
      <text:p text:style-name="P805"/>
      <text:p text:style-name="P806">/Przerwa/.</text:p>
      <text:p text:style-name="P807"/>
      <text:p text:style-name="P808"><text:span text:style-name="T809">/Po</text:span><text:s/>pr<text:span text:style-name="T810">ze</text:span>rw<text:span text:style-name="T811">ie</text:span>/.</text:p>
      <text:p text:style-name="P812"/>
      <text:p text:style-name="P813"><text:span text:style-name="T814">P</text:span><text:span text:style-name="T815">rz</text:span><text:span text:style-name="T816">ew</text:span><text:span text:style-name="T817">od</text:span><text:span text:style-name="T818">nicząc</text:span><text:span text:style-name="T819">a</text:span><text:span text:style-name="T820">:</text:span></text:p>
      <text:p text:style-name="P821">Chciałam tylko tu powiedzieć, że z naszej strony ma głos jeszcze pan Eryk Chojnacki następnie będziemy prosić drugą stronę. O ile wiem głos ma zabrać pan prof. Bafia.</text:p>
      <text:p text:style-name="P822">A więc teraz oddaję głos panu Erykowi Ch<text:span text:style-name="T823">oj</text:span>nackiemu<text:span text:style-name="T824">.</text:span></text:p>
      <text:p text:style-name="P825"><text:span text:style-name="T826">O</text:span><text:span text:style-name="T827">b.</text:span><text:span text:style-name="T828"><text:s/>Eryk Chojnacki</text:span>:</text:p>
      <text:p text:style-name="P829">Ja chciałbym tu pewne rzeczy wyjaśnić w nawiązaniu do wypowiedzi pana ministra Brola.</text:p>
      <text:p text:style-name="P830">Z wypowiedzi pana wywni<text:span text:style-name="T831">os</text:span>kowa<text:span text:style-name="T832">ł</text:span>em,<text:s/><text:span text:style-name="T833">że</text:span><text:s/>nie bardzo p<text:span text:style-name="T834">a</text:span>n rozumie czy NZS chce relegaliza<text:span text:style-name="T835">cj</text:span>i czy legalizacji. Otóż stwierdzam, że my chcemy relegaliza<text:span text:style-name="T836">cji</text:span>, ponieważ my działamy nieprzerwanie. Stan wojenny nie przerwał działalności NZS-u on istniał. I działamy w oparciu o statut z 1981 roku. Tak że dosyć<text:s/><text:soft-page-break/>dziwne wydaje się stwierdzenie, że składamy do rejestracji statut z 1981 roku. Ponadto chciałbym powiedzieć, że utrzymywanie takiego stanu rzeczy jest dosyć niebezpieczne. To co powiedziała pani profesor<text:s/><text:span text:style-name="T837">-</text:span><text:s/>radykaliza<text:span text:style-name="T838">cj</text:span>a następuje<text:span text:style-name="T839">.</text:span><text:s/>Natomiast my wykazujemy dobrą wolę w tym, żeby dążyć do podejmowania działań w ramach legalnej działalności. Składaliśmy wniosek do Wydziału Sp<text:span text:style-name="T840">ołecz</text:span>no-Ad<text:span text:style-name="T841">mi</text:span>nistracyjnego o rejestrację, został odrzucony. W tej chwili podjęliśmy rozmowy przy<text:s/><text:span text:style-name="T842">„</text:span>okrągłym stole”<text:span text:style-name="T843">,</text:span><text:s/>chcąc uzyskać właśnie tutaj decyzję o tym, że będziemy mogli działać w warunkach legalnych.</text:p>
      <text:p text:style-name="P844"><text:span text:style-name="T845">I</text:span><text:s/>myślę, że jest to możliwe w oparciu o obowiązujące<text:s/><text:span text:style-name="T846">w</text:span><text:s/>tej chwili prawo.</text:p>
      <text:p text:style-name="P847">Dziękuję.</text:p>
      <text:p text:style-name="P848"><text:span text:style-name="T849">P</text:span><text:span text:style-name="T850">rz</text:span><text:span text:style-name="T851">ew</text:span><text:span text:style-name="T852">od</text:span><text:span text:style-name="T853">nicząc</text:span><text:span text:style-name="T854">a</text:span><text:span text:style-name="T855">:</text:span></text:p>
      <text:p text:style-name="P856">Prosz<text:span text:style-name="T857">ę</text:span><text:s/>o głos<text:s/><text:span text:style-name="T858">ta</text:span>na prof. Bafię<text:span text:style-name="T859">.</text:span></text:p>
      <text:p text:style-name="P860"><text:span text:style-name="T861">Prof</text:span><text:span text:style-name="T862">.</text:span><text:span text:style-name="T863"><text:s/>Jerzy Bafia</text:span>:</text:p>
      <text:p text:style-name="P864">Ja mam kilka uwag na marginesie tutaj tej wymiany poglądów<text:span text:style-name="T865">.</text:span></text:p>
      <text:p text:style-name="P866">Tu muszę powiedzieć, że dla mnie nie bardzo jasne jest to pojęcie, które wniósł pan Lamentowicz może najbardziej wyraźnie<text:s/><text:span text:style-name="T867">-</text:span><text:s/>mianowicie deklaracja intencji<text:span text:style-name="T868">.</text:span><text:s/>Problem przecież jest z każdym stowarzyszen<text:span text:style-name="T869">ie</text:span>m, tak zresztą, jak chyba to bardzo wyra<text:span text:style-name="T870">ź</text:span>nie choćby w ostatnim głosie zostało sformułowane. Jest to problem podstaw prawnych do rejestracji<text:span text:style-name="T871">.<text:s/></text:span>Te podstawy prawne dzisiejsze są jak wiadomo znacznie gorsze, są szerokie, dają możliwoś<text:span text:style-name="T872">ć</text:span><text:s/>swobodnego uznania<text:span text:style-name="T873">.<text:s/></text:span>Według nowego projektu zmierza się do tego, żeby to swobodne uznanie bardzo ograniczyć, a właściwie wyeliminować, wprowadza się jako dominujący element, wiodący element przestrzeganie porządku prawnego<text:span text:style-name="T874">.</text:span></text:p>
      <text:p text:style-name="P875">I mnie się zdaje, że nie jest jasna tutaj ta relacja tych pozycji prawnych, które muszą być ze strony organizacji, która ma być za<text:span text:style-name="T876">reje</text:span>st<text:span text:style-name="T877">row</text:span>ana wiarygodne, mają być jakoś udokumentowane. A jeżeli ja dobrze rozumiem to deklaracja intencji to jest właściwie pewien taki rodzaj wypowiedzi ogólnej, życzliwej między ludźmi, że chce się coś lepszego osiągnąć<text:span text:style-name="T878">.</text:span><text:s/>Jest to chyba w ogóle taka baza, która tutaj wszystkich razem łączy.</text:p>
      <text:p text:style-name="P879">Natomiast mam wątpliwości co to w ogóle ma dokładniej znaczyć. Jest to może też rodzaj pytania<text:span text:style-name="T880">.</text:span></text:p>
      <text:p text:style-name="P881">Natomiast jest jeszcze jeden aspekt tej sprawy to już<text:s/>tak na marginesie<text:span text:style-name="T882">.</text:span><text:s/>Wczoraj oglądaliśmy w telewizji spotkanie na Uniwersytecie Warszawskim z Leszkiem Millerem<text:span text:style-name="T883">.</text:span><text:s/><text:span text:style-name="T884">I</text:span><text:s/>tam się okazuje, że chyba<text:s/><text:span text:style-name="T885">-</text:span><text:s/>w każdym razie warszawskiemu środowisku<text:s/><text:span text:style-name="T886">N</text:span>ZS nie chodzi o deklarację intencji<text:span text:style-name="T887">.</text:span><text:s/>Bo tam powiedziano - albo<text:s/><text:span text:style-name="T888">-</text:span><text:s/>albo<text:span text:style-name="T889">.</text:span><text:s/><text:span text:style-name="T890">I</text:span><text:s/>jeśli nie będzie konkretnej odpowiedzi od kiedy, nawet chyba nie pytano jak, tylko od kiedy, jeżeli dobrze odtwarzam, to opuszczono salę obrad.</text:p>
      <text:p text:style-name="P891">A więc ja nie chcę tutaj komplikować tej sprawy, bo ona jest już chyba dostatecznie skomplikowana<text:span text:style-name="T892">.</text:span><text:s/>Ale wydaje mi się,<text:s/><text:span text:style-name="T893">ż</text:span>e jest jednak tutaj sporo takich może jeszcze niejasności w tej sprawie<text:span text:style-name="T894">.</text:span></text:p>
      <text:p text:style-name="P895">W każdym razie jedna rzecz jest bardzo istotna<text:span text:style-name="T896">.</text:span><text:s/>Musi być wiarygodność co do podstawy prawnej, bo o nią będzie się wszystko rozbijało, czy w takiej formie, czy w innej formie, zawsze na końcu pozostanie to pytanie<text:s/><text:span text:style-name="T897">-</text:span><text:s/>czy jest wiarygodność z punktu widzenia porządku prawnego<text:span text:style-name="T898">.</text:span><text:s/>To jest zresztą taki aspekt, który wiąże się z tą bazą dla decyzji<text:span text:style-name="T899">.</text:span></text:p>
      <text:p text:style-name="P900">I druga uwaga jest nieco szersza, może nieco ogólniejsza. Kiedy poproszono także mnie do tego grona, które zainicjowało całą pracę nad projektem ustawy o stowarzyszeniach, to wtedy zachęcającym momentem była ta myśl, że właśnie to prawo o stowarzyszen<text:span text:style-name="T901">ia</text:span>ch ma odegrać w procesie<text:s/><text:span text:style-name="T902">de</text:span>mokratyza<text:span text:style-name="T903">cj</text:span>i<text:s/><text:soft-page-break/>Polski, no właśnie jakiś rodzaj tego, co pasuje do słowa odnowa, ale do słowa odnowa podzielonego na dwie części, to znaczy nie od stara tylko od nowa, że zaczniemy w ogóle układać całe nasze życie publiczne na nowych podstawach i że będą to podstawy takie, które dają dobre szanse dla rozwijania się inicjatyw, dla klubów myśli politycznych, dla bogatszej<text:s/>znacznie panoramy stowarzyszeń, bardzo różnej takiej działalności<text:span text:style-name="T904">.</text:span></text:p>
      <text:p text:style-name="P905">To jest uwaga nie tylko typu takiego - no, odtworzenia pewnych zaangażowań psychicznych w t<text:span text:style-name="T906">ę</text:span><text:s/>sprawę - pow<text:span text:style-name="T907">ie</text:span>dz<text:span text:style-name="T908">ia</text:span>łbym<text:span text:style-name="T909">. W</text:span><text:s/>jakimś sensie to może j<text:span text:style-name="T910">e</text:span>st i więcej niż tylko zaangażowanie psychiczne. Ale chodzi o to, że w tym jakby leżała zachęta co do wagi tego całego aktu, co do wagi opracowywania. I stąd też wydaje mi się, że jest to jakby potwierdzenie<text:s/><text:span text:style-name="T911">-<text:s/></text:span>powiedzmy tego początku rodowodu tej sprawy z tą wagą, z tym znaczeniem, jakie dzisiaj - moim zdaniem słusznie pan dr Brol, pan minister Brol przywiązał do naszego zadania. Żeby zakończyć, żeby przeprowadzić prace nad prawem o stowarzyszeniach, jako wkładem do tego wła<text:span text:style-name="T912">ś</text:span>nie, żeby<text:s/><text:span text:style-name="T913">o</text:span>d<text:span text:style-name="T914"><text:s/></text:span>nowa ukształtować nasze życie stowarzyszeniowa itd.</text:p>
      <text:p text:style-name="P915">To ma tutaj nawet takie dosyć ciekawe konsekwencje, bo mamy taki przepis na końcu, który mówi, że stare stowarzyszenia, działające w dniu wejścia w życie, zare<text:span text:style-name="T916">je</text:span>strowane i stowarzyszenia wyższej użyteczności stają się<text:s/><text:span text:style-name="T917">s</text:span>towarzyszeniami w rozumieniu jej przepisów, stanowią podstawę dalszego działania statutu, ale z zastrzeżeniem ustępu 2<text:s/><text:span text:style-name="T918">-</text:span><text:s/>tracą moc postanowienia statutów stowarzyszeń,<text:s/><text:span text:style-name="T919">o</text:span><text:s/>których mowa w ust. 1 jeśli są sprzeczne z przepisami ustawy.</text:p>
      <text:p text:style-name="P920">To jest proszę państwa taki przepis, na który można nie zwracać w pewnym sensie większej uwagi, ale on ma w tej dyskusji - wydaje mi się - szczególnie nad stowarzyszen<text:span text:style-name="T921">ia</text:span>mi rozwiązanymi w stanie wojennym, ma też pe<text:span text:style-name="T922">w</text:span>ien tuta<text:span text:style-name="T923">j</text:span><text:s/>swój aspekt, bo okazuje się, że przywracanie na podstawie obecnego prawa nie zamyka problemu jeszcze jakiegoś rodzaju<text:s/>weryfikacji, weryfikacji to za dużo, ale może jakiegoś<text:s/>rodzaju kontroli<text:s/><text:span text:style-name="T924">z</text:span><text:s/>punktu widzenia nowego prawa<text:span text:style-name="T925">.</text:span></text:p>
      <text:p text:style-name="P926">Wi<text:span text:style-name="T927">ę</text:span>c ja zwracam na to uwagę<text:s/><text:span text:style-name="T928">w</text:span><text:s/>tym sensie,<text:s/><text:span text:style-name="T929">ż</text:span>e przywracać stowarzyszenia, to jest nieco inna pozycja<text:s/><text:span text:style-name="T930">z</text:span><text:s/>punktu widzenia<text:s/><text:span text:style-name="T931">i...</text:span><text:s/>Bo mówię ciągle z punktu widzen<text:span text:style-name="T932">ia</text:span><text:s/>prawa<text:span text:style-name="T933">.</text:span><text:s/>Z punktu widzenia tego prawa starego w konfrontacji z nowym prawem<text:span text:style-name="T934">. I</text:span><text:s/>że właściwie przejście na pozycje powrotu do życia stowarzyszeniowego na nowych podstawach, byłoby jakimś tym wkładem do tego ogólnego procesu demokratyza<text:span text:style-name="T935">cj</text:span>i. Niewątpliwie ta pozycja j<text:span text:style-name="T936">a</text:span>szcze ma nie tylko taką prawniczą wagę, ale ona ma jeszcze jeden aspekt doś<text:span text:style-name="T937">ć</text:span><text:s/>istotny, a mianowicie<text:s/><text:span text:style-name="T938">-<text:s/></text:span>zdejmuje ona z porządku dziennego, a w każdym razie może nie zdejmuje, bo to na pewno nie, ale tylko ogranicza czy precyzuje problem tego co historia n<text:span text:style-name="T939">a</text:span>zwała Canossą<text:span text:style-name="T940">.</text:span><text:s/>To znaczy powracania do tego<text:s/><text:span text:style-name="T941">-</text:span><text:s/>ile było czyjej winy, w jakim zakresie tą winę rozliczać, kto ma i jaką długość tej włosienicy na siebie nakładać itd<text:span text:style-name="T942">.</text:span></text:p>
      <text:p text:style-name="P943">Chciałbym więc po prostu tą swoją wypowiedzią tak jakoś zwrócić uwagę, że są pewne wartości w tym, żeby ten projekt doprowadzić do końca<text:s/><text:span text:style-name="T944">-</text:span><text:s/>jako nowe prawo o stowarzyszen<text:span text:style-name="T945">ia</text:span>ch<text:span text:style-name="T946">.<text:s/></text:span>I że to nowe prawo o stowarzyszeniach zaczynałoby jakby nowe życie publiczno-demokratyczne w naszych warunkach.</text:p>
      <text:p text:style-name="P947">To może na tyle w tej chwili.</text:p>
      <text:p text:style-name="P948">Dziękuję<text:span text:style-name="T949">.</text:span></text:p>
      <text:p text:style-name="P950"><text:span text:style-name="T951">Przewodniczący</text:span>:</text:p>
      <text:p text:style-name="P952">Czy ktoś z państwa pragnie jeszcze zabrać głos ze strony koalic<text:span text:style-name="T953">yj</text:span>n<text:span text:style-name="T954">o</text:span>-<text:span text:style-name="T955">rz</text:span>ądow<text:span text:style-name="T956">ej</text:span>?</text:p>
      <text:p text:style-name="P957">Oczywiście w odpowiedzi na nasze wystąpienia..<text:span text:style-name="T958">.</text:span></text:p>
      <text:soft-page-break/>
      <text:p text:style-name="P959">Proszę bardzo<text:s/><text:span text:style-name="T960">-</text:span><text:s/>pan Lamentowicz<text:span text:style-name="T961">.</text:span></text:p>
      <text:p text:style-name="P962"><text:span text:style-name="T963">Pro</text:span><text:span text:style-name="T964">f</text:span><text:span text:style-name="T965">. Wojciech Lamentowicz</text:span>:</text:p>
      <text:p text:style-name="P966">Może słów kilka o deklaracji intencji<text:span text:style-name="T967">.</text:span><text:s/>Otóż zacznijmy może od rzeczy bardzo podstawowej<text:span text:style-name="T968">.</text:span><text:s/>Stowarzyszenia rozwiązane były rozwiązane poprzez wykorzystanie formy prawnej<text:span text:style-name="T969">.</text:span><text:s/>Ale nikt nie może zaprzeczy<text:span text:style-name="T970">ć</text:span>, że<text:s/><text:span text:style-name="T971">u</text:span><text:s/>podstaw ich rozwiązania leżą decyzje polityczne<text:span text:style-name="T972">.</text:span><text:s/>Decyzje polityczne związane z polityką stanu wojennego<text:span text:style-name="T973">.</text:span><text:s/>I tak też to było uzasadniane.</text:p>
      <text:p text:style-name="P974">Zatem oczekiwania ze strony środowisk dotkniętych tymi decyzjami politycznymi, żeby właśnie polityczna decyzja była<text:s/><text:span text:style-name="T975">-</text:span><text:s/>jak tutaj pięknie mówił Stefan Bratkowski<text:s/><text:span text:style-name="T976">-</text:span><text:s/>aktem przywrócenia pokoju pomiędzy tymi środowiskami i jakby ostatecznym zakończeniem stanu wojennego jest oczekiwaniem w pełni zasadnym<text:span text:style-name="T977">.</text:span></text:p>
      <text:p text:style-name="P978">Po drugie wydaje mi się, że nie można, jak proponuje pan prof. Bafia, sprowadzać naszej dyskusji do zagadnień czysto prawnych<text:span text:style-name="T979">.</text:span><text:s/>Ja też jestem prawnikiem i zdaję sobie sprawę, że miejsce prawników ogólnie w tej debacie powinno być skromne<text:span text:style-name="T980">.</text:span><text:s/>Rzeczy, które przed nami stoją nie dadzą się sprowadzić do pewnej ilości zmienionych przepisów. Społeczeństwo nie oceni efektów pracy<text:s/><text:span text:style-name="T981">„</text:span>okrągłego stołu<text:span text:style-name="T982">”</text:span><text:span text:style-name="T983"><text:s/></text:span>łącznie, a do takiego myślenia zachęcałbym wszystkich, z perspektywy tego - czy i ile nowych przepisów udało się nam w trybie uzgodnionym później skierować do S<text:span text:style-name="T984">ej</text:span>mu<text:span text:style-name="T985">.</text:span><text:s/>Bo przecież wiadomo, że akty Sejmu dopiero tworzą przepisy<text:span text:style-name="T986">.</text:span></text:p>
      <text:p text:style-name="P987">Dlatego oczywiście nie można by się zgodzić z takim poglądem,<text:s/><text:span text:style-name="T988">że</text:span><text:s/>istnieją nowe i stare przepisy prawa o stowarzyszeniach<text:span text:style-name="T989">.</text:span><text:s/>Istnieją tylko jedne przepisy prawa o stowarzyszeniach i projekt, który jest jeszcze przed nami i mamy nadzieję nad nim dyskutować<text:span text:style-name="T990">.</text:span><text:s/>Nowego przepisu czy przepisów prawa o stowarzyszen<text:span text:style-name="T991">ia</text:span>ch oczywiście jeszcze nie ma.</text:p>
      <text:p text:style-name="P992">I myślę, że jeszcze jedna rzecz jest niezmiernie ważna, którą trzeba powiedzieć, że deklaracja intencji politycznych to nie jest po prostu akt ogólnej życzliwości między ludźmi, bo towarzyszy nam tutaj przecież myśl o interesie publicznym<text:span text:style-name="T993">.</text:span><text:s/>Mówimy w sferze publicznej, a nie prywatnej<text:span text:style-name="T994">.</text:span><text:span text:style-name="T995"><text:s/></text:span>I jeśli politykę pojmować jako wzajemne zobowiązanie między obywatelami w grupą rządzącą - a myślę, że tak można by ją pojmować w demokratycznym społeczeństwie to wtedy publiczne zobowiązanie ze strony władzy wypow<text:span text:style-name="T996">ie</text:span>dz<text:span text:style-name="T997">ia</text:span>ne w odpowiedniej formie jest faktem politycznym o wielkiej doniosłości<text:span text:style-name="T998">.</text:span></text:p>
      <text:p text:style-name="P999">My zatem nie apelujemy o jakieś ogólnie życzliwe słowo, apelujemy o bardzo jasne sformułowanie, które -<text:s/>jeśliby<text:s/>państwo sobie życzyli, my możemy nawet projekt takiego sformułowania zaproponować<text:span text:style-name="T1000">.</text:span><text:s/>Co nie zajęłoby nam - sądzę - więcej niż 10 minut czasu<text:span text:style-name="T1001">.</text:span><text:s/>Chodzi oczywiście o to czy możliwe jest złożenie takiej deklaracji przez pana ministra na przykład, a może przez jakiś inne upoważniony do tego podmiot polityczny, my w to nie możemy wnikać. Niemniej jednak sądzimy, że to nie chodzi o akt ogólnej międzyludzkiej życzliwości<text:span text:style-name="T1002">.</text:span></text:p>
      <text:p text:style-name="P1003">No i wreszcie kwestia wiarygodności, o której mówił pan prof.<text:s/><text:span text:style-name="T1004">B</text:span>afia, wiarygodności co do podstawy prawnej. To znaczy ja rozumiem, że organizacje, które zostały rozwiązane politycznymi decyzjami stanu wojennego miałyb<text:span text:style-name="T1005">y</text:span><text:s/>dzisiaj dowieść że są godne wiary, iż będą przestrzegać bądź starego prawa o stowarzyszeniach, bądź też za czas jakiś, gdy będzie ono uchwalone nowego prawa o stowarzyszeniach<text:span text:style-name="T1006">.</text:span></text:p>
      <text:p text:style-name="P1007">Otóż,<text:s/><text:span text:style-name="T1008">j</text:span>a myślę, ż<text:span text:style-name="T1009">e</text:span><text:s/>samo sformułowanie tego pytania jest możliwe na gruncie obecnie obowiązującego prawa o stowarzyszeniach, gdzie ciągle istnieje klauzula użyteczności społecznej stowarzyszeń<text:span text:style-name="T1010">.</text:span><text:s/>Na<text:s/><text:soft-page-break/>gruncie projektowanego, nowego prawa o stowarzyszeniach - pytanie o wiarygodność ex ante jest ukrytą formą myślenia w kategoriach tej klauzuli<text:span text:style-name="T1011">.</text:span><text:s/></text:p>
      <text:p text:style-name="P1012">Chciałem zwrócić na to uwagę, że jeżeli rzeczywiście chcemy przejść do nowej sytuacji prawnej, a mam nadzieję że chcemy, powinniśmy zaniechać takiego sposobu myślenia<text:span text:style-name="T1013">.<text:s/></text:span>Dziękuję<text:span text:style-name="T1014">.</text:span></text:p>
      <text:p text:style-name="P1015"><text:span text:style-name="T1016">Pr</text:span><text:span text:style-name="T1017">ze</text:span><text:span text:style-name="T1018">wodni</text:span><text:span text:style-name="T1019">cz</text:span><text:span text:style-name="T1020">ą</text:span><text:span text:style-name="T1021">cy</text:span><text:span text:style-name="T1022">:</text:span></text:p>
      <text:p text:style-name="P1023">Proszą bardzo pan pro<text:span text:style-name="T1024">f.</text:span><text:s/>Bafia.</text:p>
      <text:p text:style-name="P1025"><text:span text:style-name="T1026">P</text:span><text:span text:style-name="T1027">rof</text:span><text:span text:style-name="T1028">.</text:span><text:span text:style-name="T1029"><text:s/>Bafia</text:span>:</text:p>
      <text:p text:style-name="P1030">Chciałem odpowiedzieć, bo to jest zaczynanie dość dziwnej dyskusji<text:span text:style-name="T1031">.</text:span><text:s/>Jeżeli nie będziemy zwracali uwagę na to co się mówi w sensie ścisłym tylko przenosili to na szerokie jakieś zdarzenia, nie odpowiadające intencji mówiącego, no to są zwykłe insynuacje.</text:p>
      <text:p text:style-name="P1032">Ja podzieliłem swoją wypowiedź dość wyraźnie na problematykę związaną z pytaniem o rejestracji NZS-u i w takim kontekście była zresztą formułowana na początku problematyka tej deklaracji inten<text:span text:style-name="T1033">cj</text:span>i.<text:s/><text:span text:style-name="T1034">I</text:span><text:s/>chciałbym, żeby moja wypowiedź była tylko w takim zakresie traktowana. Rozszerzanie jej, podciąganie na inne tematy jest już - w moim odbiorze - bardzo prostą insynuacją myślenia o innych tematach niż się wypowiadało w tej sprawie.</text:p>
      <text:p text:style-name="P1035"><text:span text:style-name="T1036">Przewodniczący</text:span>:</text:p>
      <text:p text:style-name="P1037"><text:span text:style-name="T1038">D</text:span>o odpowiedzi prof. Bafii zgłosiło się z naszej strony dwóch jeszcze kolegów, mianowicie - pan Czerwiec właśnie jeśli chodzi o NZS i pan Zalewski. Więc proszę pana Czerwca o zabranie głosu.</text:p>
      <text:p text:style-name="P1039"><text:span text:style-name="T1040">Ob</text:span><text:span text:style-name="T1041">.</text:span><text:span text:style-name="T1042"><text:s/></text:span><text:span text:style-name="T1043">Cze</text:span><text:span text:style-name="T1044">rw</text:span><text:span text:style-name="T1045">ie</text:span><text:span text:style-name="T1046">c</text:span>:</text:p>
      <text:p text:style-name="P1047">Chciałbym przede wszystkim powiedzieć, że byłem uczestnikiem spotkania na Uniwersytecie Warszawskim. Pragnę wyrazić rozczarowanie, że ponownie zaistniały manipulacje w przekazie telewizyjnym<text:span text:style-name="T1048">.</text:span><text:s/>Chciałbym przede wszystkim zwrócić uwagę na fakt, że członkowie konkurencyjnej w końcu organizacji poprosili o autoryzację swoich wypowiedzi. Nie uzyskali tego, uzyskali w zamian za to zapowiedź,<text:s/><text:span text:style-name="T1049">ż</text:span>e nie będą w takim razie wykorzystywane ich wypowiedzi. Te wypowiedzi były wykorzystywane<text:span text:style-name="T1050">.</text:span></text:p>
      <text:p text:style-name="P1051">Pragnę również uspokoić pana prof<text:span text:style-name="T1052">.</text:span><text:s/>Bafię. NZS warszawski oczywiście chce porozumienia<text:span text:style-name="T1053">.</text:span><text:s/>Takie wrażenie, to jest właśnie wrażenie przekazu telewizyjnego. To że my chcemy porozumienia to właśnie świadczy o tym, że my tu na tej sali siedzimy<text:span text:style-name="T1054">.<text:s/></text:span>To co się stało na Uniwersytecie Warszawskim, to świadczy tylko o temperaturze, jaka panuje na wyższych uczelniach. Jest ona rzeczywiście wysoka<text:span text:style-name="T1055">.</text:span></text:p>
      <text:p text:style-name="P1056">Rozmawialiśmy z panem sekretarzem Milerem przez dwie i pół godziny<text:span text:style-name="T1057">.</text:span><text:s/>Padło wiele ważnych stwierdzeń z obu stron<text:span text:style-name="T1058">.<text:s/></text:span>Rzeczywiście niektóre gorące głowy nie słyszały wszystkiego. Ja si<text:span text:style-name="T1059">ę</text:span><text:s/>nie dziwię i nie<text:s/><text:span text:style-name="T1060">będ</text:span>ę się do tego u<text:span text:style-name="T1061">st</text:span>osunkowywał<text:span text:style-name="T1062">.<text:s/></text:span>Natomiast w telewizji nie obejrzeliśmy wystąpień tego, co się nazywa wystąpieniami konstr<text:span text:style-name="T1063">u</text:span>ktywnymi w języku telewizji. Zabrakło wystąpień jednego z uczestników<text:s/>„okrągłego stołu”<text:s/>-<text:span text:style-name="T1064"><text:s/></text:span>Robe<text:span text:style-name="T1065">rt</text:span>a Bittnera<text:span text:style-name="T1066">.</text:span><text:s/>Zabrakło również bardzo wyraźnego wystąpienia przewodniczącego NZS na Uniwersytecie Warszawskim Tomka Ziemiń<text:span text:style-name="T1067">sk</text:span>iego<text:span text:style-name="T1068">.</text:span><text:s/><text:span text:style-name="T1069">I</text:span><text:s/>on tu jest jakby autorytetem tego, do czego dąży NZS na Uniwersytecie Warszawskim<text:span text:style-name="T1070">.</text:span></text:p>
      <text:p text:style-name="P1071">Przekażę państwu co Tomek Ziemiński odpowiedział panu sekretarzow<text:span text:style-name="T1072">i.</text:span><text:s/>Po pierwsze były zarzuty, że nie mamy programu, a więc poza streszczeniem tego programu zobowiązał się przekazać ten program łącznie ze statutem panu sekretarzowi po spotkaniu<text:span text:style-name="T1073">.</text:span><text:s/>Nie wiem niestety w tej sytuacji czy do tego doszło, w<text:s/><text:soft-page-break/>każdym razie było to wystąpienie w zupełnie innym tonie niż to co zostało pokazane w telewizji.</text:p>
      <text:p text:style-name="P1074">I to jest chyba n<text:span text:style-name="T1075">aj</text:span>waż<text:span text:style-name="T1076">n</text:span>iej<text:span text:style-name="T1077">s</text:span>z<text:span text:style-name="T1078">e</text:span>, że my chcemy rozmawiać, zdajemy sobie niestety sprawę<text:s/><text:span text:style-name="T1079">z</text:span><text:s/>tego jak wygląda w tej chwili wyższa uczelnia, potworna kagańcowa ustawa o szkolnictwie wyższym<text:span text:style-name="T1080">.</text:span><text:s/>Nie tylko N<text:span text:style-name="T1081">ZS</text:span><text:s/>na uczelniach<text:span text:style-name="T1082">,</text:span><text:s/>ale to musi być jakiś sygnał w stron<text:span text:style-name="T1083">ę</text:span><text:s/>środowiska, sygnał, który miałby szansę rozładować napiętą sytuację<text:span text:style-name="T1084">.</text:span></text:p>
      <text:p text:style-name="P1085">Dlatego przyszliśmy właśnie tutaj rozmawiać jak tego dokonać, jak zarejestrować NZS i to zare<text:span text:style-name="T1086">je</text:span>strować jak najszybciej<text:span text:style-name="T1087">.</text:span></text:p>
      <text:p text:style-name="P1088">Dziękuję bardzo<text:span text:style-name="T1089">.</text:span></text:p>
      <text:p text:style-name="P1090"><text:span text:style-name="T1091">P</text:span><text:span text:style-name="T1092">rz</text:span><text:span text:style-name="T1093">ew</text:span><text:span text:style-name="T1094">od</text:span><text:span text:style-name="T1095">niczący</text:span><text:span text:style-name="T1096">:</text:span></text:p>
      <text:p text:style-name="P1097">Dziękuję bardzo<text:span text:style-name="T1098">.</text:span><text:s/>I proszę pana Zalewskiego<text:span text:style-name="T1099">.</text:span></text:p>
      <text:p text:style-name="P1100"><text:span text:style-name="T1101">O</text:span><text:span text:style-name="T1102">b.</text:span><text:span text:style-name="T1103"><text:s/>Ja</text:span><text:span text:style-name="T1104">n</text:span><text:span text:style-name="T1105"><text:s/>Zalewsk</text:span>i:</text:p>
      <text:p text:style-name="P1106">Proszę państwa, ja chciałem przede wszystkim powiedzieć, że zgadzam się całkowicie z tą częścią wypowiedzi pana prof<text:span text:style-name="T1107">.<text:s/></text:span>Bafii, że nikt nie powinien wkładać włosiennicy i iść do Canossy<text:span text:style-name="T1108">.</text:span><text:s/>Przy dzisiejszych cenach nie każdy mógłby sobie zresztą pozwolić na kupienie nowej szaty. Tak że choćby z tego powodu nie należy na ten temat rozmawiać<text:span text:style-name="T1109">.</text:span></text:p>
      <text:p text:style-name="P1110">Ale chciałbym zwrócić uwagę, że we wszystkich oficjalnych przecież enuncjacjach stan wojenny z roku 1981 został uznany za mniejsze zło, ale przecież za zło.</text:p>
      <text:p text:style-name="P1111">W tym okresie działało i działa nadal to samo prawo o stowarzyszeniach. I na podstawie tego właśnie prawa o stowarzyszeniach zostały rozwiązane stowarzyszenia twórcze, którym zarzucano zresztą niezgodność ze statutem, a to w postaci wygłaszania czy oświadczania pewnych prawd, które były ogólnospołeczne<text:span text:style-name="T1112">.</text:span><text:s/>Był to zarzut, który ze zdziwieniem zresztą przeczytaliśmy jeszcze niedawno w odpowiedzi dyrektora departamentu, czy naczelnika nie chciałbym się tuta<text:span text:style-name="T1113">j</text:span><text:s/>pomyl<text:span text:style-name="T1114">i</text:span>ć wydziału z Ministerstwa Spraw Wewnętrznych w odpowiedzi na prośbę o rejestrację<text:s/>Związku Polskich Artystów Plastyków, na relegalizację Związku Polskich Artystów Plastyków<text:span text:style-name="T1115">.</text:span></text:p>
      <text:p text:style-name="P1116">Proszę państwa, powtórzono w tej odmowie wszystkie dawno już przecież porzucone formy, które uznane już zostały za niewłaściwe<text:span text:style-name="T1117">.</text:span><text:s/>Wszelkie pomówienia zostały tam zachowane<text:span text:style-name="T1118">. Je</text:span>st to bardzo znamienne i bardzo dziwne, ponieważ wszystko to co dotyczy stanu wojennego poddawane jest przecież pewnej specjalnej rewizji, chociaż nie rewizji generalnej. I tego także przy tym stole nie mamy zamiaru robić.</text:p>
      <text:p text:style-name="P1119">Dlaczego występujemy z takim uporem, występujemy o to, ażeby rozwiązane stowarzyszenia twórcze na podstawie tego właśnie prawa o stowarzyszeniach, działającego do dnia dzisiejszego, zostały w tym samym trybie, w trybie działającego tego prawa przywrócone.</text:p>
      <text:p text:style-name="P1120">Otóż chciałbym powiedzieć, że jest to jedyna forma zadośćuczynienia i oddania sprawiedliwości stowarzyszeniom, które zostały w naszym przekonaniu, w głębokim przekonaniu, jak również w przekonaniu członków tych stowarzyszeń, a także i opinii publicznej, rozwiązano niesłusznie, na podstawie niewłaściwych i nieprawdziwych zarzutów.</text:p>
      <text:p text:style-name="P1121">Odczekanie do rządów nowe<text:span text:style-name="T1122">j</text:span><text:s/>ustawy, stanowi oczywiście zupełnie inną materię<text:span text:style-name="T1123">.</text:span><text:s/>Pod rządami nowej ustawy każde stowarzyszenie będzie miało prawo do rejestracji i to do rejestracji bez tych obecnych ograniczeń, o których pan profesor mówił<text:span text:style-name="T1124">.</text:span></text:p>
      <text:soft-page-break/>
      <text:p text:style-name="P1125">Ale p<text:span text:style-name="T1126">r</text:span>zecież nie o to chodzi<text:span text:style-name="T1127">.</text:span><text:s/>Chodzi o to, ażeby oddać tym stowarzyszeniom część chociażby spraw<text:span text:style-name="T1128">ie</text:span>dliwości.</text:p>
      <text:p text:style-name="P1129">Ja chciałbym zwrócić na jeszcze jedną rzecz uwagę.<text:s/>Może to umyka czasem uwadze naszej<text:span text:style-name="T1130">.</text:span><text:s/>Otóż przy<text:s/>„okrągłym stole”<text:s/>zarówno tym najważniejszym, jak i przy naszym stoliku, siedzą ludzie, którzy przez lata całe nie ma<text:span text:style-name="T1131">j</text:span>ąc prawa do odpowiedzi byli pomawiani o wszystkie możliwe grzechy, począwszy od zdrady stanu i państwa, aż do malwersacji finansowych. I otóż ludzie ci siedzą przy t<text:span text:style-name="T1132">ym</text:span><text:s/>stole i nie ż<text:span text:style-name="T1133">ą</text:span>dają przeprosin. Stowarzyszenia też nie żądają przeprosin, żądają jednak sprawiedliwości. I ta sprawiedliwość może by<text:span text:style-name="T1134">ć</text:span><text:s/>im przekazana wyłącznie w te<text:span text:style-name="T1135">j</text:span><text:s/>właśnie formie<text:span text:style-name="T1136">,</text:span><text:s/>że zostaną one przywrócone decyzją administracyjną czy polityczną, ale decyzją na podstawie działającego dzisiaj prawa o stowarzyszeniach, które było podstawą ich rozwiązania<text:span text:style-name="T1137">.</text:span></text:p>
      <text:p text:style-name="P1138">Wszystkie następstwa te<text:span text:style-name="T1139">j</text:span><text:s/>sprawy nie są aż tak groźne, jakby się mogły wydawać<text:span text:style-name="T1140">.</text:span></text:p>
      <text:p text:style-name="P1141">Proszę państwa, przywrócenie Stowarzyszenia Dziennikarz Polskich, to znaczy zgoda na rejestrację Stowarzyszenia Dziennikarzy Polskich nie stanowi żadnego zagrożenia dla Stowarzyszenia Dziennikarzy PRL.</text:p>
      <text:p text:style-name="P1142">Przywrócenie Związku Polskich Artystów Plastyków nie stanowi żadnej groźby dla istnie<text:span text:style-name="T1143">ją</text:span>cych w tej chwili pi<text:span text:style-name="T1144">ęc</text:span>iu - bodajże - związków plastyków, które grupują co prawda nieliczne grona, ale grona konkretnie zainteresowane zawodowo w takich, a nie innych stowarzyszeniach<text:span text:style-name="T1145">.</text:span></text:p>
      <text:p text:style-name="P1146">Związek Literatów, który jest w trochę innej sytuacji ponieważ jest tutaj również kwestia nazwy, jest przecież chyba w stanie uzgodnić to z istniejącym już, a pan prezes Jan Józef Szczepański powiedział, że przecież nikt nie ma zamiar szturmować kamienicy Johna. Jest więc to decyzja, która wraz z taką decyzją, która umożliwi dyskusję o powrocie majątku zawłaszczonego przez inne stowarzyszenia do rąk prawowitych właścicieli, co ma zresztą także tylko w niektórych przypadkach miejsce, jest dla nas sprawą absolutnie podstawową<text:span text:style-name="T1147">.</text:span></text:p>
      <text:p text:style-name="P1148">Nie wydaje mi si<text:span text:style-name="T1149">ę</text:span>, żeby warto było upierać się przy tym, aby odmawiać nam tej dyskusji, ażeby odmawiać tym środowiskom tej sprawiedliwości i tej możliwości, o której w tej chwili mówiłem<text:span text:style-name="T1150">.</text:span></text:p>
      <text:p text:style-name="P1151">Ja sądzę, że fakt, iż przychodzimy na tę dyskusję gotowi nie tylko do rozmów o prawie, o stowarzyszeniach, o których pan minister Brol mówił, bo przecież to jest rzeczywiście słuszne, to jest nasza podstawowa działalność<text:span text:style-name="T1152">.<text:s/></text:span>Ale wydaje mi się, że poza tym wyprowadzenie poza nawias tej kwestii, właśnie stowarzyszeń twórczych, jest rzeczą niebywale istotną<text:span text:style-name="T1153">.</text:span></text:p>
      <text:p text:style-name="P1154">I chciałbym jeszcze na zakończenie, jeśli państwo pozwolicie, odnieść się do sprawy NZS-u<text:span text:style-name="T1155">.</text:span><text:s/>To jest przecież również organizacja, która została rozwiązana w okresie stanu wojennego, tak samo jak zostały rozwiązane inne organizacje, jak została rozwiązana<text:s/><text:span text:style-name="T1156">„</text:span>Solidarność<text:span text:style-name="T1157">”</text:span><text:s/><text:span text:style-name="T1158">i</text:span><text:s/><text:span text:style-name="T1159">„</text:span>Solidarność Rolników Indywidualnych”<text:span text:style-name="T1160">.</text:span></text:p>
      <text:p text:style-name="P1161">Przywracanie prawa jednym, a odmawianie ich innym nie jest absolutnie<text:s/><text:span text:style-name="T1162">-</text:span><text:s/>jak sądzę - możliwe, w ogóle<text:span text:style-name="T1163">.</text:span></text:p>
      <text:p text:style-name="P1164"><text:span text:style-name="T1165">I</text:span><text:s/>j<text:span text:style-name="T1166">a</text:span><text:s/>bym chciał jeszcze ponadto zwrócić uwagę na to o czym już wszyscy panowie przede mną mówili, pani prof<text:span text:style-name="T1167">.<text:s/></text:span>Grabska zresztą również, że mamy do czynienia z pewną dodatkową jakością<text:span text:style-name="T1168">.</text:span><text:s/>Tą dodatkową jakością jest młodość<text:span text:style-name="T1169">.</text:span><text:s/>Ta<text:s/><text:span text:style-name="T1170">m</text:span>łod<text:span text:style-name="T1171">o</text:span>ść jest w tej chwili niebywale rozważna.<text:s/><text:span text:style-name="T1172">Je</text:span>st to młodość jak gdyby bardziej doświadczona, jak gdyby bardziej dojrzała. Bardzo często nie zauważamy tego faktu, a szkoda, że go nie zauważamy, bo nie widzimy w tym również... przez to nie widzimy i faktu, ż<text:span text:style-name="T1173">e</text:span><text:s/>ta młodzież jest w tej chwili<text:s/><text:soft-page-break/>partnerem naszym, partnerem nas, starszych<text:span text:style-name="T1174">.</text:span><text:s/>I to partnerem dojrzałym.</text:p>
      <text:p text:style-name="P1175">Jeśli mówi się o tym co widzimy w telewizji - np. widzieli<text:span text:style-name="T1176">ś</text:span>my, że młodzież rzuca granaty z gazem łzawiącym w stronę milicji, ale przecież to nie ona rzuca te granaty, tylko je odrzuca<text:span text:style-name="T1177">.</text:span><text:s/>Ktoś przecież te granaty pierwszy rzucił, prawda<text:span text:style-name="T1178">.</text:span></text:p>
      <text:p text:style-name="P1179">Czy była taka rzeczywista potrzeba i czy jest potrzeba, i możliwość, aby odrzucanie granatów traktować jako akcję przeciwko milicji? Wydaje mi się, że tak nie jest<text:span text:style-name="T1180">.</text:span></text:p>
      <text:p text:style-name="P1181">I na zakończenie ja chciałbym jeszcze jedno zdanie powiedzieć<text:span text:style-name="T1182">.</text:span><text:s/>Ja bym prosił bardzo, ażebyście wszyscy państwo mieli na uwadze wypowiedź pana Lamentowicza<text:span text:style-name="T1183">.</text:span><text:s/>Ja nie chcę przeceniać wagi naszego<text:s/>„stolika”, nie chcę przeceniać wagi problem<text:span text:style-name="T1184">a</text:span>tyki, którą tutaj rozstrzygamy lub mamy rozstrzygną, ale proszę mi wierzyć, że jestem głęboko przekonany, że również od tego do czego dojdziemy tu dziś czy jutro, zależeć będą losy tego najważn<text:span text:style-name="T1185">ie</text:span>jszego<text:s/>„stołu”.</text:p>
      <text:p text:style-name="P1186">I bardzo bym chciał, abyśmy mogli dzisiaj stąd wyjść i móc powiedzieć naszym rep<text:span text:style-name="T1187">o</text:span>rterom telewizyjnym, że przełamaliśmy pewien impas, który obserwujemy przecież przy wszystkich innych stolikach, że doszliśmy do consensusu i że może damy tym dobry przykład innym.</text:p>
      <text:p text:style-name="P1188">Dziękuję bardzo.</text:p>
      <text:p text:style-name="P1189"><text:span text:style-name="T1190">Przewodnicząca</text:span>:</text:p>
      <text:p text:style-name="P1191">Dziękuję bardzo<text:span text:style-name="T1192">.</text:span><text:s/>Chciałabym jeszcze jedno tutaj od siebie powiedzieć, że oczywiście pan prof. Brol akcentuje sprawę omówienia, pan pro<text:span text:style-name="T1193">f.</text:span><text:s/>Bafia sprawę omówienia i dojścia do consensusu w sprawach ustawowych. Jak najbardziej tego, tylko jest parę tych spraw, które muszą być rozstrzygnięte<text:s/><text:span text:style-name="T1194">-</text:span><text:s/>że tak powiem - ponadto. Do tych spraw należy również sp<text:span text:style-name="T1195">r</text:span>a<text:span text:style-name="T1196">w</text:span>a harcerstwa<text:span text:style-name="T1197">.</text:span><text:s/>I czyli tu byłaby sprawa rozwiązanych związków, sprawa w tym NZS-u szczególnie ważna, a także sprawa decyzji na pluralizm harcerstwa. Oczywiście ona wejdzie także w ustawę. Ale to nie jest tylko sprawa ustawy, to jest także sprawa pewnej decyzji politycznej, której konsekwencją jest potem odpowiedni zapis ustawowy.</text:p>
      <text:p text:style-name="P1198">W związku z tym jeszcze chciałam prosić o głos naszego kolegę przedstawiciela harcerstwa Frąckowiaka<text:span text:style-name="T1199">.</text:span><text:s/>No i potem będziemy musieli dojść do jakiejś konkluzji tej części sprawy bądź do uzgodnienia pewnego, pewnej zgody lub do określenia pewnego zapisu rozbieżności.</text:p>
      <text:p text:style-name="P1200">Jeszcze jedna rzecz mała. Zanim może przejdę i poproszę o głos pana Frąckowiaka do wyjaśnienia - pan minister Brol powiedział mi w przerwie i tu może także odwołam się do ko<text:span text:style-name="T1201">l.</text:span><text:s/>Bujaka, że w momencie podzielenia naszego zespołu stowarzyszenia i z jednej strony stowarzyszenia, z drugiej strony samorząd, to nasz zespół roboczy od stowarzyszeń<text:s/>nie jest władny wypowiada<text:span text:style-name="T1202">ć</text:span><text:s/>si<text:span text:style-name="T1203">ę</text:span><text:s/>w<text:span text:style-name="T1204">e</text:span><text:s/>wszystkich sprawach o stowarzyszeniach, a jedynie jest zespołem roboczym do spraw prawnych. Natomiast sprawy, które tu stawiamy odnośnie stowarzyszeń mogą być stawiane dopiero na zbiorczym zebraniu razem z samorządami.</text:p>
      <text:p text:style-name="P1205">Wydaje mi si<text:span text:style-name="T1206">ę</text:span><text:s/>takie ustawienie sprawy dosyć dziwne<text:span text:style-name="T1207">.<text:s/></text:span>Bo samorządy sobie swobodnie o wszystkich sprawach decydują, a my byśmy mieli by<text:span text:style-name="T1208">ć</text:span><text:s/>tym zespołem roboczym ograniczonym.<text:s/><text:span text:style-name="T1209">Je</text:span>żeli jest tego rodzaju wątpliwość, to ja myślę, że trzeba by jak najszybciej się odnieść do jakiegoś uzgodnienia co do kompetencji naszego zespołu. Bo jeżeli my jesteśmy zespołem roboczym wyłącznie do spraw prawnych i nie mamy żadnej kompetencji omawiać całość spraw stowarzyszeń, no, to byłaby w tym jakaś bardzo poważna sprawa do załatwienia<text:span text:style-name="T1210">.</text:span></text:p>
      <text:soft-page-break/>
      <text:p text:style-name="P1211">Proszę.</text:p>
      <text:p text:style-name="P1212"><text:span text:style-name="T1213">M</text:span><text:span text:style-name="T1214">in</text:span><text:span text:style-name="T1215">. Brol</text:span>:</text:p>
      <text:p text:style-name="P1216">Jeżeli można w kwestii formalnej. Otóż nie tylko do spraw prawnych<text:span text:style-name="T1217">.</text:span><text:s/>Nasze kompetencje dotyczą generalnie rzecz bior<text:span text:style-name="T1218">ą</text:span>c przyszłego prawa o stowarzyszeniach<text:span text:style-name="T1219">.</text:span><text:s/>To podkreśliłem już we wstępie mojej wypowiedzi i to chciałbym raz jeszcze powtórzyć,<text:s/><text:span text:style-name="T1220">ż</text:span>e w tym zakresie chcielibyśmy podjąć<text:span text:style-name="T1221"><text:s/></text:span>merytoryczną dyskusję w tych sprawach, które jeszcze ewentualnie budzą wątpliwości.</text:p>
      <text:p text:style-name="P1222">Sprawy, które państwo podnieśliście mogą być oczywiście<text:span text:style-name="T1223">.</text:span>.. No przede wszystkim nie powinny pozostać bez odpowiedzi.<text:s/><text:span text:style-name="T1224">I</text:span><text:s/>co do tego jesteśmy w pełni zgodni. My dzisiaj odpowiedzi na te sprawy nie jesteśmy w stanie dać, to także powiedziałem już na wstępie. A to dlatego, że jest to problem, tak jak ja rozumiałem z wielu wypowiedzi, nie idzie tuta<text:span text:style-name="T1225">j</text:span><text:s/>właściwie o sprawę rejestracji, tylko o pewną deklarację polityczną co do tego, aby te<text:s/><text:span text:style-name="T1226">st</text:span>o<text:span text:style-name="T1227">warz</text:span>yszenia, które zostały rozwiązane mogły być zarejestrowane jeszcze przed uchwaleniem ustawy, nowego prawa o stowarzyszeniach na podstawie obecnie obowiązującego rozporządzenia z 193<text:span text:style-name="T1228">2</text:span><text:s/>roku.</text:p>
      <text:p text:style-name="P1229"><text:span text:style-name="T1230">A</text:span><text:s/>zatem jest to zupełnie temat niezwiązany bezpośrednio z materią nie tylko prawną, ale tak<text:span text:style-name="T1231">ż</text:span>e i polityczną, dotyczącą prawa o stowarzyszen<text:span text:style-name="T1232">ia</text:span>ch, ale wymagającą pewnego odrębnego potraktowania.</text:p>
      <text:p text:style-name="P1233">I załatwienie jest możliwe albo na następnym posiedzeniu naszej grupy roboczej, albo na Podzespole do spraw Stowarzyszeń i Samorządów, albo też na<text:s/>„stoliku”<text:s/>politycznym.</text:p>
      <text:p text:style-name="P1234">A w<text:span text:style-name="T1235">i</text:span>ęc tych rozwiązań jest bardzo wiele. Sądzę, że to co dziś ustalimy, kiedy wrócimy do te<text:span text:style-name="T1236">j</text:span><text:s/>problematyki no, od tego będzie uzależniane także i nasze stanowisko w tej sprawie.</text:p>
      <text:p text:style-name="P1237">Tak więc chciałbym, żeby była rozumiana nasza wypowiedź. Chcieliśmy się - jak raz jeszcze to podkreślam - skoncentrować przede wszystkim na przyszłości, aby stworzyć dobre podstawy do rozwoju właśnie demokracji w tych sprawach publicznych, dotyczących przeci<text:span text:style-name="T1238">e</text:span>ż bardzo istotnego zakresu, bo bardzo szerokiego zakresu działania zorganizowanego w postaci stowarzyszeń<text:span text:style-name="T1239">.</text:span></text:p>
      <text:p text:style-name="P1240"><text:span text:style-name="T1241">I</text:span><text:s/>taka jest mo<text:span text:style-name="T1242">j</text:span>a i nasza tutaj ze strony rządowej deklaracja w te<text:span text:style-name="T1243">j</text:span><text:s/>sprawie.</text:p>
      <text:p text:style-name="P1244"><text:span text:style-name="T1245">P</text:span><text:span text:style-name="T1246">rz</text:span><text:span text:style-name="T1247">ew</text:span><text:span text:style-name="T1248">od</text:span><text:span text:style-name="T1249">nicząc</text:span><text:span text:style-name="T1250">a</text:span><text:span text:style-name="T1251">:</text:span></text:p>
      <text:p text:style-name="P1252">Pan minister uważa, że na nasze następne spotkanie, które będzie - z tym, że tak - mały zespół prawny możemy mieć salę<text:span text:style-name="T1253">.</text:span></text:p>
      <text:p text:style-name="P1254"><text:span text:style-name="T1255">Min</text:span><text:span text:style-name="T1256">.</text:span><text:span text:style-name="T1257"><text:s/>Brol</text:span><text:span text:style-name="T1258">:</text:span></text:p>
      <text:p text:style-name="P1259">Otóż tu nam już w tej chwili sygnalizowano, że może być najwcześniej siódmego na jakąś większą salę, na naszą grupę roboczą.</text:p>
      <text:p text:style-name="P1260"><text:span text:style-name="T1261">P</text:span><text:span text:style-name="T1262">rz</text:span><text:span text:style-name="T1263">ew</text:span><text:span text:style-name="T1264">od</text:span><text:span text:style-name="T1265">nicząc</text:span><text:span text:style-name="T1266">a</text:span><text:span text:style-name="T1267">:</text:span></text:p>
      <text:p text:style-name="P1268">Czyli najwcześniej siódmego mielibyście panowie kompetencje, żeby odpowiedzieć na te pytania.</text:p>
      <text:p text:style-name="P1269"><text:span text:style-name="T1270">Min.<text:s/></text:span><text:span text:style-name="T1271">Bro</text:span><text:span text:style-name="T1272">l</text:span>:</text:p>
      <text:p text:style-name="P1273">Tak, możemy si<text:span text:style-name="T1274">ę</text:span><text:s/>w tej sprawie oświadczyć i zająć ostateczne stanowisko. Bo dzisiejsze nasze stanowisko to jest takie<text:s/><text:span text:style-name="T1275">-</text:span><text:s/>jak już to powiedziałem - aby wszystkie organizacje, które zamierzają powstać, powstawały na gruncie nowej ustawy.</text:p>
      <text:p text:style-name="P1276">Przy czym chciałbym jeszcze dodać, że nie jest to czas znowu taki odległy, bo traktujemy, że ten projekt ustawy jeżeli byśmy uzyskali consensus mógłby by<text:span text:style-name="T1277">ć</text:span><text:s/>uchwalony możliwie szybko w całym pakiecie ustaw, które przecież tutaj w ramach<text:s/>„okrągłego stołu”<text:s/>powstają.</text:p>
      <text:soft-page-break/>
      <text:p text:style-name="P1278"><text:span text:style-name="T1279">Przewodnicząc</text:span><text:span text:style-name="T1280">a</text:span><text:span text:style-name="T1281">:</text:span></text:p>
      <text:p text:style-name="P1282">Wobec tego czy mamy rozumieć, że dzisiejsze stanowisko może ulec zmianie na następnym spotkaniu siódmego?</text:p>
      <text:p text:style-name="P1283"><text:span text:style-name="T1284">Minister</text:span>:</text:p>
      <text:p text:style-name="P1285">My się dzisiaj w tej sprawie nie oświadczamy<text:span text:style-name="T1286">.</text:span><text:s/>Oświadczamy się właśnie, że...</text:p>
      <text:p text:style-name="P1287"><text:span text:style-name="T1288">P</text:span><text:span text:style-name="T1289">rz</text:span><text:span text:style-name="T1290">ew</text:span><text:span text:style-name="T1291">od</text:span><text:span text:style-name="T1292">nicząc</text:span><text:span text:style-name="T1293">a</text:span><text:span text:style-name="T1294">:</text:span></text:p>
      <text:p text:style-name="P1295">Tylko w ten sposób? Ro<text:span text:style-name="T1296">z</text:span>umiem<text:span text:style-name="T1297">..</text:span>. Proszę o głos w sprawach harcerskich pana Frąckowiaka<text:span text:style-name="T1298">.</text:span></text:p>
      <text:p text:style-name="P1299"><text:span text:style-name="T1300">O</text:span><text:span text:style-name="T1301">b.</text:span><text:span text:style-name="T1302"><text:s/>Frąckowiak</text:span><text:span text:style-name="T1303">:</text:span></text:p>
      <text:p text:style-name="P1304">Dziękuję pani i państwu za udzielenie mi głosu.</text:p>
      <text:p text:style-name="P1305">Chciałbym dzisiaj, korzystając z okazji, tylko w pewnym sensie dokończyć swoją wypowiedź z naszego pierwszego spotkania, ponieważ - jak wiadomo - nie zmieściłem się wówczas w czasie<text:s/><text:span text:style-name="T1306">-</text:span><text:s/>i uzupełnić ją<text:span text:style-name="T1307">.</text:span></text:p>
      <text:p text:style-name="P1308">Wówczas nie zdążyłem powiedzieć wniosków wynikających dla nas z pewnego toku rozumowania w sprawach harcerskich<text:span text:style-name="T1309">.<text:s/></text:span>Wniosków zupełnie oczywistych chyba także dla wszystkich państwa. Mianowicie<text:s/><text:span text:style-name="T1310">-</text:span><text:s/>naszym zdaniem tworząc nowe prawo o stowarzyszeniach należy w praktyce umożliwić i zagwarantować prawo do istnienia wielu organizacji harcerskich.</text:p>
      <text:p text:style-name="P1311">Chciałbym tutaj wspomnieć interpretację tego zapisu w projekcie rządowym jaką zaprezentował nam pan minister Brol poprzednim razem, interpretując ten zapis jako w istocie n<text:span text:style-name="T1312">ie</text:span>mono<text:span text:style-name="T1313">po</text:span>l<text:span text:style-name="T1314">is</text:span>tyczny<text:span text:style-name="T1315">.</text:span><text:s/>Pozwolę sobie nie zgodzić się z tym stanowiskiem, ponieważ samo wyróżnienie spraw harcerskich dowodzi wyjątkowego ich traktowania<text:span text:style-name="T1316">.</text:span><text:s/>Zresztą tę<text:span text:style-name="T1317"><text:s/></text:span>argumentacją przedstawiał już pan Ambroziak poprzednio. Tak że nie rozumiem tej interpretacji w świetle szczegółowego sformułowania tego artykułu, które w praktyce, zastrzegając pewne rzeczy dla ZHP, uniemożliwia powstanie innych organizacji harcerskich<text:span text:style-name="T1318">.</text:span></text:p>
      <text:p text:style-name="P1319">Wydaje mi się, że t<text:span text:style-name="T1320">ę</text:span><text:s/>sprawę należałoby rozstrzygnąć zupełnie inaczej<text:span text:style-name="T1321">.</text:span></text:p>
      <text:p text:style-name="P1322">Następną sprawą, która się zres<text:span text:style-name="T1323">z</text:span>tą wiąże także z brzmieniem tego artykułu ustawy jest uznanie oczywistego prawa do tradycyjnych oznak i symboli harcerskich dla innych<text:s/>organizacji harcerskich. Owa symbolika, pewne odznaki są w naszym przekonaniu dorobkiem i własnością ruchu harcerskiego. A z uwagi na ten ogromny historyczny dorobek są własnością całego społeczeństwa polskiego.<text:s/><text:span text:style-name="T1324">I</text:span><text:s/>społeczeństwo ma do nich<text:s/><text:span text:style-name="T1325">pra</text:span>wo<text:span text:style-name="T1326">.</text:span></text:p>
      <text:p text:style-name="P1327">Chciałbym zwrócić uwagę na to, że owe symbole, czy symbolikę - jak to określono w ustawie - wypracowywały na przestrzeni rucha harcerskiego różne organizacje harcerskie. I nie należy ich zawarowywa<text:span text:style-name="T1328">ć</text:span><text:s/>dla<text:s/><text:span text:style-name="T1329">j</text:span>ednej z nich.</text:p>
      <text:p text:style-name="P1330">Chciałbym zwrócić uwa<text:span text:style-name="T1331">g</text:span>ę także na to, że w dziejach ruchu harcerskiego mamy liczne precedensy jeśli chodzi o wielość organizacji harcerskich zarówno<text:s/><text:span text:style-name="T1332">w</text:span><text:s/>najbliższej historii ostatnich lat, jak i w odleglejszej, a także należałoby się tu powołać na istnienie na świecie na powszechną wielość organizacji skautowych. Tam jest to po prostu oczywiste.</text:p>
      <text:p text:style-name="P1333">Chciałbym też zwrócić uwagę na jeszcze jeden problem, o którym tu już dzisiaj mówiono, a to w odniesieniu do organizacji studenckich<text:s/><text:span text:style-name="T1334">-</text:span><text:s/>problem radykalizacji postaw, radykaliz<text:span text:style-name="T1335">a</text:span>cji młodzieży. Środowiska harcerskie - jak dotąd są bardzo spokojne. Harcerze nie brali, jako środowiska zorganizowane, udziału w żadnego rodzaju manifestacjach, ruchach, czy jak się to określi. I myślę, że należy ten<text:span text:style-name="T1336"><text:s/></text:span>stan utrzymać.</text:p>
      <text:p text:style-name="P1337">Proszę mnie dobrze zrozumieć - ja nie chciałbym w tym miejscu grozić wystąpieniami. Co więcej,<text:s/><text:soft-page-break/>reprezentując pewne kręgi instruktorów harcerskich wyrażam troskę i obawę by do tego nie doszło. Ale wydaje mi si<text:span text:style-name="T1338">ę,</text:span><text:s/><text:span text:style-name="T1339">że</text:span><text:s/>jakkolwiek<text:s/>jest to troska obu stron tu reprezentowanych i w naszym przekonaniu jedynym sposobem, aby do tego nie doszło, a proszę<text:span text:style-name="T1340"><text:s/></text:span>pamiętać,<text:s/><text:span text:style-name="T1341">ż</text:span>e har<text:span text:style-name="T1342">c</text:span>erze nie żyją na wyspie, nie są wyizolowani<text:span text:style-name="T1343">,</text:span><text:s/>są wśród swoich rówieśników<text:s/><text:span text:style-name="T1344">-</text:span><text:s/>uczniów chociażby z Federacji Młodzieży Walczącej, wśród swoich rówieśników studentów, żyją dzisiaj - tu i teraz.</text:p>
      <text:p text:style-name="P1345">Jedynym sposobem, żeby do takiego typu radykalizacji nastrojów w harcerstwie nie dopuścić jest<text:s/><text:span text:style-name="T1346">-</text:span><text:s/>w naszym przekonaniu<text:s/><text:span text:style-name="T1347">-</text:span><text:s/>pozwolić harcerzom na zrzeszanie się w organizacjach harcerskich, jakie będą realizowały ich ideały wychowawcze, w organizacjach harcerskich powtarzam.</text:p>
      <text:p text:style-name="P1348">I nie obawiałbym się tutaj tego co w czasie przerwy w rozmowie z moim kolegą po drugiej stronie panem Czarnotą wyrażono, że może to doprowadzić do sytuacji, że harcerze znajdą się po dwóch stronach barykady. Nie, w naszym przekonaniu to pociągnięcie służy temu, by tych barykad po prostu nie było<text:span text:style-name="T1349">.</text:span></text:p>
      <text:p text:style-name="P1350">Chciałbym też zwrócić uwagę na istniejącą dzisiaj w środowiskach harcerskich demoralizację<text:span text:style-name="T1351">.</text:span><text:s/>Na to, że fakt istnienia w ramach jednej organizacji harcerskiej środowisk o różnych, często przeciwstawnych ideałach wychowawczy<text:span text:style-name="T1352">ch</text:span>, jest wysoce demoralizu<text:span text:style-name="T1353">ją</text:span>cy<text:span text:style-name="T1354">.</text:span><text:s/>Wydaje mi się, że także władzom Związku Harcerstwa Polskiego powinno zależeć na likwidacji tej sytuacji na tym, by w pewien sposób doprowadzić do czystości i jednoznaczności swych szeregów.</text:p>
      <text:p text:style-name="P1355">C<text:span text:style-name="T1356">hc</text:span>iałbym też zwrócić uwagę na to, że środowiska, które tu reprezentuję mają inny ideał wychowawczy niż ZHP<text:span text:style-name="T1357">,<text:s/></text:span>ale pozostają środowiskami harcerskimi. Należy więc im umożliwi<text:span text:style-name="T1358">ć</text:span><text:s/>w dalszym ciągu real<text:span text:style-name="T1359">iza</text:span>c<text:span text:style-name="T1360">ję</text:span><text:s/>przy<text:span text:style-name="T1361">jęt</text:span>ych ideałów wychowawczych metodą harcerską<text:span text:style-name="T1362">.</text:span></text:p>
      <text:p text:style-name="P1363">Dziękuję<text:span text:style-name="T1364">.</text:span></text:p>
      <text:p text:style-name="P1365"><text:span text:style-name="T1366">P</text:span><text:span text:style-name="T1367">rz</text:span><text:span text:style-name="T1368">ew</text:span><text:span text:style-name="T1369">od</text:span><text:span text:style-name="T1370">nicząc</text:span><text:span text:style-name="T1371">a</text:span><text:span text:style-name="T1372">:</text:span></text:p>
      <text:p text:style-name="P1373">Czy pan minister, czy pan profesor, czy ktoś z państwa strony chciałby teraz zabrać głos? Proszę bardzo<text:span text:style-name="T1374">.</text:span></text:p>
      <text:p text:style-name="P1375"><text:span text:style-name="T1376">O</text:span><text:span text:style-name="T1377">b</text:span><text:span text:style-name="T1378">.</text:span><text:span text:style-name="T1379"><text:s/></text:span><text:span text:style-name="T1380">Ma</text:span><text:span text:style-name="T1381">r</text:span><text:span text:style-name="T1382">e</text:span><text:span text:style-name="T1383">k Czarnota<text:s/></text:span><text:span text:style-name="T1384">-</text:span><text:span text:style-name="T1385"><text:s/>harcmistrz drużynowy</text:span>:</text:p>
      <text:p text:style-name="P1386">Harcmistrz 9 Warszawskiej Drużyny Harcerzy z Hufca Warszawa-Ochota<text:span text:style-name="T1387">.</text:span><text:s/>Syn harcerza lwowskiego drużynowego ze Lwowa i harcerki warszawskiej<text:span text:style-name="T1388">.</text:span></text:p>
      <text:p text:style-name="P1389">Ojciec harcerki, która jest drużynową, drużynową w tymże hufcu, mąż również harcerki - komendantki szczepu<text:span text:style-name="T1390">.</text:span></text:p>
      <text:p text:style-name="P1391">To tak gwoli wyjaśnienia.</text:p>
      <text:p text:style-name="P1392">W czynnej służbie z prawie roczną przerwą, kiedy to z powodów właśnie jakby to powiedzieć - niezgody na niektóre pociągnięcia o podłożu światopoglądowym czy też politycznym, po prostu znalazłem się przez moment poza obiegiem Związku. Następnie dokonałem pewnego wyboru, tego wyboru nie żałuję i właśnie dlatego tutaj jestem<text:span text:style-name="T1393">.</text:span><text:s/>Dokonałem wyboru poprzez działania. Od ośmiu lat jestem drużynowym jednej z najstarszych drużyn Warszawy. Przepraszam za takie obszerne wyjaśnienie, ale to będzie miało dla mnie pó<text:span text:style-name="T1394">ź</text:span>niej znaczenie. Drużyny, która istnieje od 1912 roku. Takie stare drużyny zachowują w swojej pamięci, w mo<text:span text:style-name="T1395">j</text:span>e<text:span text:style-name="T1396">j</text:span><text:s/>pamięci kręgu senio<text:span text:style-name="T1397">ró</text:span>w<text:s/><text:span text:style-name="T1398">„</text:span>dziewiątki”<text:s/>zdarzenia, o których w takiej szerszej świadomości zbiorowej po prostu dawno już zapomniano.</text:p>
      <text:p text:style-name="P1399">Daje mi to pewien szczególny dystans jako drużynowemu te<text:span text:style-name="T1400">j</text:span><text:s/>drużyny, żeby widzieć to także w pewnej perspektywie dawnych sporów i dawnych konfliktów.</text:p>
      <text:soft-page-break/>
      <text:p text:style-name="P1401">Znajduję się tutaj w szczególnym charakterze i jestem nieco zdumiony. W miejscu, w którym się znalazłem właściwie występuję w pozycji przedmiotu, a nie podmiotu. I to przedmiotu gry<text:span text:style-name="T1402">.</text:span></text:p>
      <text:p text:style-name="P1403">C<text:span text:style-name="T1404">hci</text:span>ałem powiedzieć, że jako przedstawiciel istniejącego i legalnego Związku Harcerstwa Polskiego, w zasadzie zgadzam się z ogromną większością, czy też z wszystkimi tezami, które tutaj<text:span text:style-name="T1405">,</text:span><text:s/>tymi głęboki, filozoficznymi tezami,<text:s/>które tutaj wypowiada strona opo<text:span text:style-name="T1406">z</text:span>ycyjna.</text:p>
      <text:p text:style-name="P1407">Jestem zdziwiony jak te właśnie tezy mogą godzić w mój Związek<text:span text:style-name="T1408">.</text:span><text:s/>To znaczy trzeba by było odwr<text:span text:style-name="T1409">ó</text:span>ci<text:span text:style-name="T1410">ć</text:span><text:s/>argumentację w przypadku tego jednego stowarzyszenia<text:span text:style-name="T1411">.</text:span></text:p>
      <text:p text:style-name="P1412">Ale po kolei<text:span text:style-name="T1413">.</text:span><text:s/>Ja najpierw może odniosę się do niektórych tez i pozwolę się z nimi zgodzić<text:span text:style-name="T1414">.</text:span></text:p>
      <text:p text:style-name="P1415">Radykaliza<text:span text:style-name="T1416">cj</text:span>a jest związana z ostrym działaniem władz, ale przecież nie w harcerstwie<text:span text:style-name="T1417">.</text:span><text:s/>Myśmy sobie zdołali poradzić nawet z tymi, którzy odeszło do NRH i po stanie wojennym wrócili<text:span text:style-name="T1418">.</text:span><text:s/>Poradzić nie dlatego, że się tam robiło jakieś<text:s/>dintojry<text:s/>czy rozliczenia. Oni po prostu wrócili.</text:p>
      <text:p text:style-name="P1419">Harcerstwo z definicji przez ostatnie lata w epoce<text:span text:style-name="T1420"><text:s/></text:span>konfliktów jest ogromne zróżnicowane i różnorodne<text:span text:style-name="T1421">.</text:span><text:s/>Przez ulicę funkcjonuje drużyna, która ma rzeczywiście niemalże przeciwstawne poglądy<text:s/>polityczne.<text:s/>Drużyna, przepraszam<text:s/><text:span text:style-name="T1422">-</text:span><text:s/>kadra tej drużyny. Nie przeszkadzało nam to jednak przez te kilka lat współdziałać ze sobą na różnych płaszczyznach. I myślę, ż<text:span text:style-name="T1423">e</text:span><text:s/>nie przeszkadzałoby to w przyszłości gdyby nie to, że właśnie w tej chwili, na zamówienie polityczne niejako obrad<text:s/><text:span text:style-name="T1424">„</text:span>okrągłego stołu”<text:s/>dokonuje się oficjalnego rozdarcia harcerstwa na części.</text:p>
      <text:p text:style-name="P1425"><text:span text:style-name="T1426">W</text:span><text:s/>interesie państwa i władzy<text:s/><text:span text:style-name="T1427">-</text:span><text:s/>padł tu taki tekst - jest stworzyć młodzieży legalne warunki i podstawy działania<text:span text:style-name="T1428">.<text:s/></text:span>Ja powiedziałbym więcej<text:s/><text:span text:style-name="T1429">-</text:span><text:s/>w żywotnym interesie społeczeństwa jest zapewni<text:span text:style-name="T1430">ć</text:span><text:s/>właśnie młodzieży nie tylko legalne, ale bezpieczne, uczciwe warunki do rozwoju i wzrostu<text:span text:style-name="T1431">.</text:span><text:s/>A poczucie bezpieczeństwa jest to także poczucie tożsamości kulturowej, jest to także wolność od agresji rówieśników. Bo w przypadku ludzi w tych samych mundurach grozi nam n<text:span text:style-name="T1432">ie</text:span>uchronnie.<text:s/><text:span text:style-name="T1433">F</text:span>akty konkretne mam na podorędziu ze swoich najbliższych środowisk<text:span text:style-name="T1434">.</text:span></text:p>
      <text:p text:style-name="P1435">Nie da si<text:span text:style-name="T1436">ę</text:span><text:s/>po prostu<text:s/><text:span text:style-name="T1437">w</text:span><text:s/>wieku<text:span text:style-name="T1438">,</text:span><text:s/>który kieruje się raczej emocjami niż refleksją intelektualną, osiągn<text:span text:style-name="T1439">ą</text:span>ć stanu, w którym 2 - 3 czy 10 różnorodnych formacji pod tymi samymi sztandarami nie będą próbowały wypycha<text:span text:style-name="T1440">ć</text:span><text:s/>się nawzajem z tradycji, z symboli i doprowadzi to raczej do wzrostu fanatyzmu i nietolerancji, która<text:s/><text:span text:style-name="T1441">-</text:span><text:s/>jak wiemy jest siostrą głupoty, niestety<text:span text:style-name="T1442">.</text:span><text:s/>I osiągniemy w rezultacie ostatecznym<text:s/><text:span text:style-name="T1443">z</text:span><text:s/>troski o naszą młodzież i o nasze dzieci rezultat w perspektywie historycznej wręcz przeciwny<text:span text:style-name="T1444">.</text:span></text:p>
      <text:p text:style-name="P1445">ZHP nie jest rozwiązanym stowarzyszeniem<text:span text:style-name="T1446">.</text:span><text:s/>W sytuacji i formalnej, i rzeczywistej, i społecznej Związku i jego członków nie nastąpiły od marca<text:s/><text:span text:style-name="T1447">198</text:span>1 r. w zasadzie żadne zmiany<text:span text:style-name="T1448">.</text:span><text:s/>Podziały św<text:span text:style-name="T1449">ia</text:span>topoglądowe, które wystąpiły trwają i nie są przez władze Związku tępione.</text:p>
      <text:p text:style-name="P1450"><text:span text:style-name="T1451">W</text:span><text:s/>sytuacji formalnej jesteśmy stowarzyszeniem przez cały czas legalnym - i powiedzmy sobie - nie niepokojonym przez władze. Mogę powiedzieć nawet, że wobec naruszeń prawa, wobec ewidentnych naruszeń prawa w roku 19<text:span text:style-name="T1452">8</text:span>2 i 19<text:span text:style-name="T1453">83</text:span><text:s/>byliśmy w stanie chronić członków Związku przed sankcjami karnymi czy też innymi sankcjami admin<text:span text:style-name="T1454">is</text:span>tracyjnymi, bodajże skuteczniej niż inne organizacje.</text:p>
      <text:p text:style-name="P1455">I te blizny po tych zdarzeniach, być może pozostały, natomiast już od roku bodajże 198<text:span text:style-name="T1456">4</text:span><text:s/>czy 1985 zdarzeń takich czy też w ogóle sytuacji będących kontynuacją takich wydarzeń nie ma.</text:p>
      <text:p text:style-name="P1457">Obecny problem jest wywoływany jako problem nowy<text:span text:style-name="T1458">.</text:span><text:s/>I tworzony na naszych oczach niejako koniunkturalnie. I jeżeli chcemy tworzyć polityczne warunki dla zgody, co deklarują obie<text:s/>strony, to myślę,<text:s/><text:soft-page-break/>że najlepszym stworzeniem politycznych warunków dla zgody jest pozostawienie spraw harcerstwa samym harcerzom, bez decyzji politycznych, odgórnych<text:span text:style-name="T1459">.</text:span></text:p>
      <text:p text:style-name="P1460">I nie uważamy<text:span text:style-name="T1461">,</text:span><text:s/>że wojna domowa jest dla naszej kultury złem największym w sytuacji, w której wywołujemy coś na kształt wojny domowej wewnątrz harcerstwa. Wewnątrz jedynej trwałej wspólnoty kulturowej, jaka ostała się z czasów sprzed wojny i właściwie z czasów jeszcze sprzed pierwszej wojny.</text:p>
      <text:p text:style-name="P1462">Tutaj drobny zarys historyczny. Ilekroć harcerstwo mogło głosami własnych instruktorów, własnych członków dokonać wyboru, to zawsze w historii - mimo dzielących je różnic - dokonywało wyboru razem<text:span text:style-name="T1463">.</text:span></text:p>
      <text:p text:style-name="P1464">Ja nie chcę tutaj pomniejszać tych prób odejścia od związku w organizacje inne, ale zawsze były to odejścia uczciwe. To zawsze były to odejścia do innych organizacji niż harcerstwo<text:span text:style-name="T1465">.</text:span><text:s/>Z własnymi znakami, symbolami itd.</text:p>
      <text:p text:style-name="P1466">Podstawową wartością harcerstwa jest nie tyle jego formalno-prawna czy też organizacyjna jedność, jest to jednoś<text:span text:style-name="T1467">ć</text:span><text:s/>kulturowa.<text:s/><text:span text:style-name="T1468">Je</text:span>st to jego trwałość kulturowa.<text:s/>I nie dlatego przedstawiałem się, żeby się teraz na to nie powołać.<text:s/><text:span text:style-name="T1469">Je</text:span>stem osobiście nośnikiem tej trwałej kulturowej jedności. I podeprę to pewnym drobnym przykładem.</text:p>
      <text:p text:style-name="P1470">Niezależnie od świeckości statutowej Związku na przykład,<text:span text:style-name="T1471"><text:s/></text:span>o której znowu swobodnie i bez żadnych nacisków w roku 1956 w grudniu zdecydowali instrukt<text:span text:style-name="T1472">a</text:span>rzy przedwojenni harcerstwa, niezależnie od tego - moja drużyna, z mojej drużyny, z jednego zastępu pewnego rocznika wyszedł do tego seminarium<text:s/>na Krakowskim Przedmieściu kandydat na księdza, który niedługo otrzyma święcenia, sam go wprowadzałem<text:span text:style-name="T1473">.</text:span><text:s/><text:span text:style-name="T1474">I</text:span><text:s/>z tegoż samego zastępu wyszedł chorąży Wojska Polskiego jeżeli skończy tą szkołę, który właśnie w tym roku zameldował mi<text:span text:style-name="T1475">,<text:s/></text:span>że się zapisuje d<text:span text:style-name="T1476">o</text:span><text:s/>P<text:span text:style-name="T1477">ZPR.</text:span></text:p>
      <text:p text:style-name="P1478">Jak wyobrażamy sobie utrzymanie takiej drużyny i utrzymanie takiego sposobu kreowania harcerstwa, z którego powinien wychodzić uczciwy człowiek, uczciwy ksiądz i uczciwy komunista, jeżeli już na początku młody człowiek będzie się musiał określać i politycznie, i światopoglądowo.</text:p>
      <text:p text:style-name="P1479">Jeżeli dokonamy podziału harcerstwa, tak jak to proponuje strona opozycyjna, istnienie takiej drużyny jak moja - w przyszłości - nie będzie już możliwa<text:span text:style-name="T1480">.</text:span><text:s/>Nie sądzę żeby nam na tym zależało<text:span text:style-name="T1481">.</text:span></text:p>
      <text:p text:style-name="P1482">Dlaczego nie sądzę żeby nam na tym zależało? Istnieje pewien poziom dojrzałości społecznej i emocjonalnej, który pozwala nam dokonywać wolnych wyborów<text:span text:style-name="T1483">.</text:span><text:s/>Wydaje mi się, że nawet uwzględniając rozsądek i rozwagę naszej młodzieży,<text:span text:style-name="T1484"><text:s/></text:span>o czym przekonuję nie raz - dystans do pewnych zjawisk, który ma większy niż my starsi<text:span text:style-name="T1485">.</text:span><text:s/>Nie wyobrażam sobie, żeby w wieku lat 15 można było mie<text:span text:style-name="T1486">ć</text:span><text:s/>sprecyzowane poglądy<text:s/><text:span text:style-name="T1487">p</text:span>ol<text:span text:style-name="T1488">it</text:span>yczn<text:span text:style-name="T1489">e</text:span>.<text:span text:style-name="T1490"><text:s/></text:span>Chyba że zostaną one przejęte przez naśladown<text:span text:style-name="T1491">ic</text:span>two albo narzucone indoktrynacją.</text:p>
      <text:p text:style-name="P1492">I powinniśmy raczej w miarę możliwości powstrzymywać się przed przedwczesnym wyborem opcji politycznych, niż je przyspieszać sztuczn<text:span text:style-name="T1493">ie</text:span>.</text:p>
      <text:p text:style-name="P1494">Deklaracja intencji politycznej nie jest aktem ogólnoludzki<text:span text:style-name="T1495">ej</text:span><text:s/>życzliwości. To prawda. Nie przeceniajmy zjawiska, które w tej chwili w Związku występuje<text:span text:style-name="T1496">.</text:span><text:s/>Jest to zjawisko podgrzewane sztucznie, na określone zamówienie<text:span text:style-name="T1497">.</text:span><text:s/>Ci sami ludzie, którzy w tej chwili usiłują stworzyć nową organizację harcerską,<text:s/><text:span text:style-name="T1498">w</text:span>yszli z tej organizacji przed kilku lat<text:s/><text:span text:style-name="T1499">-</text:span><text:s/>część z nich, a część z nich - pełni w tejże organizacji funkcje, czasami nawet funkcje znaczące - na przykład komendanta hufca<text:span text:style-name="T1500">.</text:span></text:p>
      <text:p text:style-name="P1501"><text:span text:style-name="T1502">Je</text:span>szcze kilka miesięcy temu mieliśmy do czynienia z sytuacją, kiedy ta właśnie opcja polityczna, która w tej chwili chce rozerwać Związek, usiłowała przekonać<text:span text:style-name="T1503">,</text:span><text:s/>tylko że w sposób powiedziałbym nieco<text:s/><text:soft-page-break/>nadmiernie apodyktyczny - i agresywny,<text:s/><text:span text:style-name="T1504">f</text:span>anatyczny to może za duże słowo<text:s/><text:span text:style-name="T1505">-</text:span><text:s/>całą resztę do jedynie słusznej koncepcji własnej<text:span text:style-name="T1506">.</text:span><text:s/>Generalnie się to nie udało, natomiast ludzie ci weszli do władz.<text:s/><text:span text:style-name="T1507">I</text:span><text:s/>mogą tam i mieszczą się tam jeszcze<text:span text:style-name="T1508">.</text:span></text:p>
      <text:p text:style-name="P1509">W związku z powyższym mamy do czynienia z sytuacją, w której ja zaczynam podejrzewać,<text:s/><text:span text:style-name="T1510">ż</text:span>e próba rozbicia Związku jest próbą realizacji ambicji politycznych i osobistych.<text:s/><text:span text:style-name="T1511">I<text:s/></text:span>nie młodzieży tylko ludzi dorosłych w moim wieku albo niewiele młodszych<text:span text:style-name="T1512">.</text:span><text:s/>Reszta natomiast jest tylko falą, jest tylko skutkiem, a nie przyczyną.</text:p>
      <text:p text:style-name="P1513">Stanowisko Związku, ale powiem inaczej -<text:s/><text:span text:style-name="T1514">s</text:span>tanow<text:span text:style-name="T1515">is</text:span>ko instruktorów i harcerzy starszych, bo to się w tej chwili bardzo szybko wymienia<text:span text:style-name="T1516">.</text:span><text:s/>Niedawno byłem na spotkaniu właśnie z harcerzami starszymi. Generalnie jest takie - trzeba być różnorodnym, bo jest to fakt praktykowany w Związku i to praktykowany od lat.</text:p>
      <text:p text:style-name="P1517">I gotowi jesteśmy do szukania dowolnej<text:span text:style-name="T1518">,</text:span><text:s/>otwartej formuły różnorodności związku, ale wewnątrz niego. Dlatego że<text:s/>podział Związku na dwa w rezultacie konkurencyjne<text:span text:style-name="T1519">,</text:span><text:s/>a zatem walczące ze sobą o ludzi, walczące ze sobą ideami, walczące ze sobą o prawo p<text:span text:style-name="T1520">ie</text:span>rwszeństwa, prawo lepszej tradycji związki, czy też ugrupowania formalne doprowadzi nieuchronnie do śmierci harcerstwa<text:span text:style-name="T1521">.</text:span><text:s/>To wiedziały poprzednie pokolenia instruktorów. Instrukt<text:span text:style-name="T1522">o</text:span>rzy starsi to wiedzą u nas i wie już nasza młodzież<text:span text:style-name="T1523">.</text:span></text:p>
      <text:p text:style-name="P1524">Pytanie - jeżeli chętny się dzielić, to czy można dokonać<text:span text:style-name="T1525"><text:s/></text:span>uczciwego podziału tych samych symboli, tych samych wartości i tych samych tradycji, jeżeli mają one służyć później pr<text:span text:style-name="T1526">ze</text:span>ciwstawnym celom? I czy można ten znak kulturowy, jakim jest dzisiaj harcerz podzielić w ten sposób, żeby oznaczał on dwie postawy nieledwie, czy też n<text:span text:style-name="T1527">ieje</text:span>dnokrotn<text:span text:style-name="T1528">ie</text:span><text:s/>przeciwstawne, tak jak to Marek przed chwilą określił?</text:p>
      <text:p text:style-name="P1529">Wydaje mi się, że w ostatecznym rozrachunku za kilka lat, gdy jeśli na to pozwolimy, dojdziemy do stanu, że symbol czy też identyfika<text:span text:style-name="T1530">cj</text:span>a kulturowa harcerza przestanie w społeczeństwie polskim<text:s/><text:span text:style-name="T1531">is</text:span>tn<text:span text:style-name="T1532">ie</text:span>ć.</text:p>
      <text:p text:style-name="P1533">Za każdym harcerzem będzie pytanie za plecami, a który harcerz, a która to drużyna, o jakiej opcji? A więc harcerstwo jako wartość, którą chcemy zachować sama po prostu, sami ją zamordujmy w ten właśnie sposób.</text:p>
      <text:p text:style-name="P1534">I teraz tak - stowarzys<text:span text:style-name="T1535">ze</text:span>nia nie żądają przeprosin, żądają sprawiedliwości czyli przywrócenia ich do życia, stowarzyszenia rozwiązane. Związek nie ma tego problemu. Związek został reaktywowany i to reaktywowany wysiłkiem społecznym harcerskich instruktorów z rodowodem jeszcze przedwojennym w roku 1956.</text:p>
      <text:p text:style-name="P1536"><text:span text:style-name="T1537">I</text:span><text:s/>jeżeli później następowały, a następowały<text:s/><text:span text:style-name="T1538">-</text:span><text:s/>odejścia od tradycyjnych zasad działania harcerskiego, to przecież Związek o własnych siłach do tych wartości, do tych zasad powracał, bez pomocy z zewnątrz. Tak przynajmniej ja z pozycji drużynowego i nie tylko drużynowego, postrzegam obecną harcerską rzeczywistość<text:span text:style-name="T1539">.</text:span></text:p>
      <text:p text:style-name="P1540">Ludzie, którzy znaleźli się przed laty poza Związkiem, dokonali pewnego wyboru i to był to wybór światopoglądowy i polityczny, według jakich proporcji i na jakich zasadach mamy się z nimi dzielić<text:s/><text:span text:style-name="T1541">-</text:span><text:s/>ja, drużynowy od lat piętnastu, natomiast przez osiem lat w tej drużynie. Dzielić lilijkę na kawałki czy krzyż? I po co? Przede wszystkim po co? Tego zrozumieć nie potrafię<text:span text:style-name="T1542">.</text:span></text:p>
      <text:p text:style-name="P1543"><text:span text:style-name="T1544">W</text:span><text:s/>imię jakich racji i jakiej sprawiedliwości porozumienie narodowe ma się dokonywać na rozbiorze, czy też na rozpadzie harcerstwa? Załatwione nie przez sam Związek i nie przez samych instruktorów i przez członków Związku, tylko politycznie.</text:p>
      <text:soft-page-break/>
      <text:p text:style-name="P1545">Porozumieniem dwóch umawiających się stron, bo takie Związkowi grozi.<text:s/><text:span text:style-name="T1546">I</text:span><text:s/>to nie prawda, że Związek się rozpadnie potem, że na przykład coś reżimowemu Związkowi Harcerstwa Polskiego, bo za taki natychmiast zostaniemy uznani, będzie groziło natychmiast. My umrzemy wszyscy razem na nietolerancję i nienawiść, bo młodzieży zatrzymać się po prostu nie da, a dzieci zatrzymać nie sposób.</text:p>
      <text:p text:style-name="P1547">Opowiem jeden incydent, ja wiem, że to jest chwyt poniżej pasa, ale go opowiem. Lat temu półtora czy też dwa na zbiórce drużyn nad rzeczką Rawką, ogólno-hu<text:span text:style-name="T1548">fc</text:span>owej zbiórce, trafiłem w króciuteńką rozmowę dwóch chłopców, po prostu nalewałem wodę z bańki, a oni po drugiej stronie bańki wymieniali ze sobą poglądy. Poglądy były wymieniane m.in. w ten sposób: ja nie mam z tobą o czym rozmawiać, bo ty przyrzekałeś na socjalizm i ojczyznę, a ja na Boga i Polskę. To cześć<text:span text:style-name="T1549">.</text:span><text:s/>Szybciutko<text:s/>wyjrzałem, żeby zidentyfikować sprawców nie tyle po mundurach i numerach, bo to było nieistotne, ale po wieku. Sprawcy mieli mniej więcej po 12 - 13 lat. Takiego chcemy harcerstwa?</text:p>
      <text:p text:style-name="P1550">I teraz - prób podzielenia harcerstwa na dwa w przeddzień Zjazdu, jestem delegatem na zjazd, właściwie czyn<text:span text:style-name="T1551">i<text:s/></text:span>bezsensowne działania na rzecz odbudowy czy też zmian w istniejącym Związku. W momencie, kiedy stwarzamy opcję umoż<text:span text:style-name="T1552">l</text:span>iwia<text:span text:style-name="T1553">j</text:span>ącą wszystkim niezadowolonym, ja również do nich należę i nie ukrywam, mam swoje nie<text:span text:style-name="T1554">wyr</text:span>ównane rachunki i więcej<text:s/>ich mam niż pan Marek Frąckowiak, bo limit ten jeszcze narósł<text:span text:style-name="T1555"><text:s/></text:span>przez ostatnie osiem lat.</text:p>
      <text:p text:style-name="P1556">Ale w momencie kiedy będziemy mogli założyć każdy swoją własną orkiestrę, nie będziemy musieli się dogadywać i dogadywać się nie będziemy.</text:p>
      <text:p text:style-name="P1557">I także i z tego powodu, z powodu próby rozłamania Związku przed decyzjami Zjazdu jest to pomysł na zamordowanie harcerstwa.</text:p>
      <text:p text:style-name="P1558">Ja chciałbym się na koniec posłużyć cytatem, a właściwie dwoma cytatami. I nazwisko i daty są ważne. Rok 1945 - Aleksander Kamiński oczywiście.<text:s/>„Pochopne przekreślanie dorobku ideowego harcerstwa, koniunkturalne przebudowywania ZHP doprowadziłoby do stłumienia i zniweczenia tego wszystkiego co w harcerstwie jest istotną wartością. Z drugiej strony jednak kurczowe trzymanie się tradycji, rutyny oraz nie liczenie się z olbrzymimi przemianami jakie idą przez świat i jakie wstrząsnęły Polską dowodziłoby doktrynerski<text:span text:style-name="T1559">ej</text:span><text:s/>niezdolności do życia”. Oczywiście podpisuję się pod tym tekstem który i dziś jest strasznie aktualny.</text:p>
      <text:p text:style-name="P1560"><text:span text:style-name="T1561">R</text:span>ok 1957 luty - trzy miesiące po decyzji o odbudowie harcerstwa siłami przede wszystkim jednak instruktorów pr<text:span text:style-name="T1562">ze</text:span>dwo<text:span text:style-name="T1563">je</text:span>nnych.<text:s/>„Polityk to realizator zadań społecznych przez władze. Wychowawca to organizator prawnik, zmierzający ku kształtowaniu siebie i lepszego świata. Jeśli polityk zniszczy autonomię wychowawcy, to jego polityka nie będzie miała cech trwałości. Jeśli wychowawca zlekceważy polityka, jego poczynania nie będą ugruntowane w życiu praktycznym”. Świetne, prawda? Sojusz wychowawcy i polityka<text:s/>stanowią<text:s/>sojusz niezmiernie pożądany pod warunkiem, że obie strony uznają odrębność metod swego działania i zak<text:span text:style-name="T1564">r</text:span>es swych prac<text:span text:style-name="T1565">.</text:span></text:p>
      <text:p text:style-name="P1566"><text:span text:style-name="T1567">I</text:span><text:s/>tutaj chciałbym zaapelować do wszystkich stron gry politycznej w Polsce<text:s/><text:span text:style-name="T1568">-</text:span><text:s/>pozostawcie decyzję na temat harcerstwa wychowawcom harcerskim<text:span text:style-name="T1569">.</text:span><text:s/>Będzie to lepiej i dla świata polityki i dla wychowania.</text:p>
      <text:p text:style-name="P1570">Dziękuję.</text:p>
      <text:p text:style-name="P1571"><text:span text:style-name="T1572">P</text:span><text:span text:style-name="T1573">rz</text:span><text:span text:style-name="T1574">ew</text:span><text:span text:style-name="T1575">od</text:span><text:span text:style-name="T1576">nicząc</text:span><text:span text:style-name="T1577">a</text:span><text:span text:style-name="T1578"><text:s/>- Grabska</text:span>:</text:p>
      <text:p text:style-name="P1579">/Głos z sali na wyciszeniu/.</text:p>
      <text:soft-page-break/>
      <text:p text:style-name="P1580">Ja chciałam odpowiedzieć także panu. Jeśli już na rodowody się powoływać - moja matka była jednym z pierwszych harcerzy - założycielek harcerstwa<text:span text:style-name="T1581">.</text:span><text:s/>Otóż chodzi nam o to tylko, żeby o harcerstwie decydowali harcerze. I jeżeli chcemy, żeby nie było ustawowego zagwarantowania pewnych symboli, kształtu<text:s/><text:span text:style-name="T1582">-</text:span><text:s/>no sprawa munduru<text:span text:style-name="T1583">.</text:span><text:s/>Każde harcerstwo powinno mieć trochę odrębny mundur, ale krzyż powinien być wspólną własnością, tak jak lilijka jest wspólną własnością całego skautingu. Mogą być odrębne odznaki po<text:span text:style-name="T1584">sz</text:span>c<text:span text:style-name="T1585">ze</text:span>gólnych organizacji harcerskich. Ale właśnie w imię tej dalekiej tradycji - harcerstwo jest czymś znacznie więcej niż ZHP.</text:p>
      <text:p text:style-name="P1586">Z mojej rodziny byli także tacy, którzy odeszli od harcerstwa wtedy, kiedy ono straciło ten tradycyjny kształt harcerstwa. Różnice między poszczególnymi organiza<text:span text:style-name="T1587">cj</text:span>ami harcerskimi nie będą przede wszystkimi różnicami politycznymi. To będą w pierwszym rzędzie różnice sięgające pewnej postawy ideowo-religijnej. Bo chodzi nam też o to, żeby mogły być organizacje harcerskie o profilu wyraźnie chrześcijańskim, co też należy do tradycji harcerski<text:span text:style-name="T1588">ej,</text:span><text:s/>powracające do bardzo dawnego prawa harcerskiego, dawnych przyrzeczeń harcerskich. Żeby jednym słowem była rozmaitość. Rozmaitość to nie znaczy<text:s/>walka<text:span text:style-name="T1589">.</text:span><text:s/><text:span text:style-name="T1590">I</text:span><text:s/>wtedy gdy rozmaitość nastanie, to jest rzeczą samych harcerzy dogadywanie się do współdziałania, współpracy i zg<text:span text:style-name="T1591">o</text:span>dy. Proszę państwa, wróćmy do myślenia demokratycznego. Pewien monopol, jaki był dany jednej organizacji, stwarza konieczność wyłamywania się<text:span text:style-name="T1592">.</text:span><text:s/>Istnieją inne organizacje harcerskie, istnieją już. To nie wymyślił<text:s/><text:span text:style-name="T1593">„</text:span>okrągły stół<text:span text:style-name="T1594">”</text:span>. I istnieją także ostre podziały wewnątr<text:span text:style-name="T1595">z</text:span><text:s/><text:span text:style-name="T1596">t</text:span>ego jednego ZHP. I ja także słyszałam takich harcerzyków, którzy przylecieli do mojej siostry dowiadywać się o historię. My sobie tak żyjemy jak stare harcerstwo, a ci tam w górze nas nie obchodzą. To także nie jest najlepsze. I ta możliwość wyboru będzie dawała możliwość pełnej identyfika<text:span text:style-name="T1597">cj</text:span>i młodych z organizac<text:span text:style-name="T1598">ją</text:span>.</text:p>
      <text:p text:style-name="P1599">Jeśli mowa o tej demoralizacji, to ona właśnie jest w tej niepełnej identyfikacji. Może być i harcerstwo, które będzie miało ideę socjalistyczną, tak jak kiedyś było czerwone harcerstwo i harcerstwo, które będzie na poziomie czysto etycznym i nie angażowało się i takie, które będzie na poziomie chrześcijańskim. I one mogą dalej współpracować. I ręczę, że będą współpracować. Ja wiem jak taki obóz para<text:span text:style-name="T1600">f</text:span>ialny kiedyś ws<text:span text:style-name="T1601">p</text:span>aniale współpracował z obozem harcerskim obok.</text:p>
      <text:p text:style-name="P1602">Chodzi po prostu, żeby stworzyć tę możliwość i jedność harcerska, żeby nie była dekretowana. Na przykład przyznanie jednej organizacji wyłączności odznak i symboli. Ale, żeby on<text:span text:style-name="T1603">a<text:s/></text:span>była w rękach samych harcerzy i ich dogadywania s<text:span text:style-name="T1604">i</text:span>ę. Taka jest postawa, taka jest intencja i takie są założenia strony społecznej.</text:p>
      <text:p text:style-name="P1605">Tu jeszcze w tejże sprawie chciał powiedzieć coś pan Zalewski i tam jeszcze widzę pan Rozmarynowicz. No i oczywiście nasz młody kolega harcerz.</text:p>
      <text:p text:style-name="P1606">A więc poproszę bardzo o te głosy<text:span text:style-name="T1607">.</text:span></text:p>
      <text:p text:style-name="P1608"><text:span text:style-name="T1609">Ob. Zalewski</text:span>:</text:p>
      <text:p text:style-name="P1610">Pani przewodnicząca, właściwie za mnie powiedział wszystko pan Ambroziak i ja chciałbym tylko wyrazić swoje oburzenie tonem, jaki był tutaj przedstawiony. I wydaje mi się, że nie bardzo licuje on z ideałami harcerskimi.</text:p>
      <text:p text:style-name="P1611">Dziękuję.</text:p>
      <text:p text:style-name="P1612"><text:span text:style-name="T1613">Przewodnicząca</text:span><text:span text:style-name="T1614">:</text:span></text:p>
      <text:p text:style-name="P1615">Proszę pan Rozmarynowicz.</text:p>
      <text:p text:style-name="P1616"><text:span text:style-name="T1617">O</text:span><text:span text:style-name="T1618">b</text:span><text:span text:style-name="T1619">. Rozmarynowicz</text:span><text:span text:style-name="T1620">:</text:span></text:p>
      <text:soft-page-break/>
      <text:p text:style-name="P1621">Wydaje mi się, że mogę rozumieć wypowiedź kolegi w ten sposób, że wy prawnicy, wy politycy nie mieszajcie się do naszych spraw harcerskich, bowiem zostawcie te sprawy harcerskie nam harcerzem. Jeżeli tak rozumiem i poprawne to jest - to jest to równoznaczne z propozycją skreślenia art.<text:s/><text:span text:style-name="T1622">4</text:span>0 ze stowarzyszeń ustawy. Dlaczego<text:span text:style-name="T1623">?</text:span><text:s/>Dlatego że ta ustawa stwarza właśnie monopol<text:span text:style-name="T1624">.<text:s/></text:span>A więc dyskusja w płaszczyźnie monopolisty - wy się do nas nie mieszajcie, jest chyba nieporozumieniem.</text:p>
      <text:p text:style-name="P1625">Dziękuję.</text:p>
      <text:p text:style-name="P1626"><text:span text:style-name="T1627">Przewodnicząca</text:span>:</text:p>
      <text:p text:style-name="P1628">Proszę, pan Frąckowiak<text:span text:style-name="T1629">.</text:span></text:p>
      <text:p text:style-name="P1630"><text:span text:style-name="T1631">O</text:span><text:span text:style-name="T1632">b.<text:s/></text:span><text:span text:style-name="T1633">F</text:span><text:span text:style-name="T1634">rą</text:span><text:span text:style-name="T1635">c</text:span><text:span text:style-name="T1636">k</text:span><text:span text:style-name="T1637">o</text:span><text:span text:style-name="T1638">w</text:span><text:span text:style-name="T1639">i</text:span><text:span text:style-name="T1640">ak</text:span>:</text:p>
      <text:p text:style-name="P1641">Ja pozwolę sobie odpowiedzieć na szereg spraw poruszonych przez Mar<text:span text:style-name="T1642">k</text:span>a Czarnot<text:span text:style-name="T1643">ę.</text:span></text:p>
      <text:p text:style-name="P1644">Zrobi<text:span text:style-name="T1645">ę</text:span><text:s/>to może w kolejności<text:span text:style-name="T1646">,</text:span><text:s/>w jakiej były o<text:span text:style-name="T1647">n</text:span>e poruszane<text:span text:style-name="T1648">.<text:s/></text:span>Między innymi druh Czarnota mówił o tych, którzy w roku 19<text:span text:style-name="T1649">8</text:span>1 byli w niezależnym ruchu harcerskim i później do niego wrócili. I jak to powiedział<text:span text:style-name="T1650">,</text:span><text:s/>jakoś poradzono sobie z nimi<text:span text:style-name="T1651">.</text:span></text:p>
      <text:p text:style-name="P1652">Jak sobie z nimi poradzono ja jestem najlepszym przykładem, ponieważ w tym NRH, w jego tworzeniu brałem udział do ZHP nigdy nie wróciłem<text:span text:style-name="T1653">.</text:span><text:s/>Tak jak zresztą ogromna większoś<text:span text:style-name="T1654">ć</text:span><text:s/>członków tego<text:s/><text:span text:style-name="T1655">N</text:span>RH<text:span text:style-name="T1656">.</text:span><text:s/>A wi<text:span text:style-name="T1657">ę</text:span>c jest to nie do końca prawda. To a propos rodowodu, ponieważ zaczynaliśmy od rodowodów<text:span text:style-name="T1658">.</text:span></text:p>
      <text:p text:style-name="P1659">Nie chciałbym także tutaj licytować si<text:span text:style-name="T1660">ę</text:span><text:s/>w rachunku krzywd kto ich doznał więcej<text:span text:style-name="T1661">.</text:span><text:s/>Mój rachunek harcerski zawiera także więzienie za harcerstwo.</text:p>
      <text:p text:style-name="P1662">Druh Czarnota mówił tutaj o istnieniu różnych drużyn ZHP, powoływał się na przykład księdza i wojskowego z jednego zastępu czy jednej drużyny harcerskiej. Piękne to. Mam tylko wrażenie, że istnienie tak różnych drużyn w ZHP to jest to właśnie niepor<text:span text:style-name="T1663">oz</text:span>umien<text:span text:style-name="T1664">ie.<text:s/></text:span>Jest to pewna sztuczna jednoś<text:span text:style-name="T1665">ć</text:span>. I mam też takie wrażenie, że być może w stosunku do tych ludzi, których właśnie harcerstwo doprowadziło do - jednego do seminarium, innego do partii zastosowano wobec nich metodę harcerską, ale dość płytko rozumianą. I tylko metodę, a nie do końca program i ducha harcerskiego.</text:p>
      <text:p text:style-name="P1666">Czy powstająca obecnie inicjatywa tworzenia Związku Harcerstwa Rzeczypospolitej, bo rozumiem, że o tym była tu mowa, jest na zamówienie określonych kół? Nie będę tu już mówił o słownictwie, bo to już zostało powiedziane<text:span text:style-name="T1667">.</text:span></text:p>
      <text:p text:style-name="P1668">Natomiast padały tu też takie słowa, że jest to koniunkturalne roz<text:span text:style-name="T1669">b</text:span>ijanie jedności w ZHP przed zjazdem.</text:p>
      <text:p text:style-name="P1670">Proszę państwa, próby reformowania ZHP miały już<text:span text:style-name="T1671">...<text:s/></text:span>Zresztą mają swo<text:span text:style-name="T1672">j</text:span>ą długą historię. Rezultaty są wszystkim wiadome. Chciałbym tylko zwrócić uwagę na co innego, a mianowicie na powstawanie ZHR, a nie jest to jedyna organizacja harcerska istniejąca obecnie poza ZHP.</text:p>
      <text:p text:style-name="P1673">A więc powstanie ZH<text:span text:style-name="T1674">R</text:span><text:s/>nie jest dzieleniem, to znaczy nie jest tylko dzieleniem harcerstwa. Ja widzę to raczej jako jednoczenie wielu środowisk harcerskich. Środowisk tych, które działają od lat poza ZHP, także z tymi, które do te<text:span text:style-name="T1675">j<text:s/></text:span>pory pozostają w ZHP, choć do niego nie pasują i które szuka<text:span text:style-name="T1676">j</text:span>ą dla siebie takiej formy organizacyjnej, która będzie się zgadzała z przyjętym przez nie ideałem wychowawczym.</text:p>
      <text:p text:style-name="P1677">A więc powstanie te<text:span text:style-name="T1678">j</text:span><text:s/>organizacji, ja widzę w kategoriach, mimo wszystko, jednoczenia harcerstwa, a nie dzielenia. Nie będę tu polemizował z argumentem o agresji rówieśników, bo to znowu trąci mi jak gdyby innym językiem, innym czasem, starymi argumentami o antagon<text:span text:style-name="T1679">iz</text:span>owaniu środowisk, o tym że nie można młodzieży pozwala<text:span text:style-name="T1680">ć</text:span><text:s/>się wypowiadać, bo jest do tego niedojrzała, że w wieku lat 15 nie ma się jeszcze<text:s/><text:soft-page-break/>poglądów<text:span text:style-name="T1681">.</text:span></text:p>
      <text:p text:style-name="P1682">Mnie się wydaje, że te poglądy zaczyna się mieć dość wcześnie i one się kształtują i powinny się kształtować w odpowiednich do tego warunkach, a nawet jeśli się odmawia prawa do posiadania poglądów nastolatkom, to należy to prawo przynajmniej pozostawić ich rodzicom, którzy mają prawo posłać dziecko do takie organizacji harcerskiej, jaka im odpowiada, do takiej, która realizuje te ideały wychowawcze, jakie wyznają rodzice.</text:p>
      <text:p text:style-name="P1683">Czy<text:span text:style-name="T1684">..</text:span>. Był tu podnoszony argument kilkakrotnie o trwałości społeczności harcerskiej. Moim zdaniem sztuczna jest to trwałość, bo to jest też trwałość organizacyjna i to co się dzieje od lat, nie od dzisiaj, nie w przeddzień<text:span text:style-name="T1685"><text:s/></text:span>zjazdu, ale od lat właśnie jest tego przykładem<text:span text:style-name="T1686">.</text:span></text:p>
      <text:p text:style-name="P1687">I powoływanie się tutaj na Aleksandra Kamińskiego, który<text:s/><text:span text:style-name="T1688">i</text:span>stotnie jest największym, bądź jednym z największych autorytetów moralnych dla harcerzy i który rzeczywiście po<text:span text:style-name="T1689">dej</text:span>mował takie próby, kilkakrotne próby dopasowania harcerstwa do realiów politycznych jest o tyle chybione, że nie mówi się jakie były dalsze losy<text:s/><text:span text:style-name="T1690">K</text:span>amińskiego.<text:s/><text:span text:style-name="T1691">W</text:span><text:s/>19<text:span text:style-name="T1692">45</text:span><text:s/>roku on taką próbę podjął i skończyła się ona w roku 19<text:span text:style-name="T1693">4</text:span>9<text:span text:style-name="T1694">.</text:span><text:s/><text:span text:style-name="T1695">W</text:span><text:s/>19<text:span text:style-name="T1696">6</text:span>6 roku on tę próbę podjął i skończyła się w dwa lata później.</text:p>
      <text:p text:style-name="P1697"><text:span text:style-name="T1698">W</text:span><text:s/>jakiś sposób pokazuje<text:s/><text:span text:style-name="T1699">t</text:span>o na ile realne są próby<text:s/><text:span text:style-name="T1700">sz</text:span>tu<text:span text:style-name="T1701">c</text:span>zn<text:span text:style-name="T1702">e</text:span>go, podkreślam, sztucznego łączenia różnych ideałów wychowawczych w ramach jednej organizacji harcerskiej<text:span text:style-name="T1703">.</text:span></text:p>
      <text:p text:style-name="P1704">Jeśli chodzi o poparcie harcerzy starszych.<text:s/>Druh powołał się tu na pop<text:span text:style-name="T1705">a</text:span>rcie różnych harcerzy starszych<text:span text:style-name="T1706">.<text:s/></text:span>Ja mógłbym powoła<text:span text:style-name="T1707">ć</text:span><text:s/>si<text:span text:style-name="T1708">ę</text:span><text:s/>dokładnie na to samo, czego wyrazem jest na przykład - jeden z wielu<text:s/><text:span text:style-name="T1709">-</text:span><text:s/>komunikat:</text:p>
      <text:p text:style-name="P1710">„My niżej podpisani instruktorki i instruktorzy Warszawy Mazowsza,<text:s/><text:span text:style-name="T1711">P</text:span>odlasia - deklarujemy poparcie dla idei powołania i udziału w tworzeniu<text:s/><text:span text:style-name="T1712">Z</text:span>H<text:span text:style-name="T1713">R</text:span><text:s/>na zasadach wyrażonych w komunikacie”<text:s/>itd. I tu są podpisy 70 instruktorów z Warszawy<text:span text:style-name="T1714">.</text:span></text:p>
      <text:p text:style-name="P1715">Takich deklaracji na<text:s/><text:span text:style-name="T1716">zj</text:span>eździe założycielskim ZH<text:span text:style-name="T1717">R</text:span><text:s/>w sobotę odczytano wiele, także w imieniu bardzo licznych środowisk harcerskich ZHP<text:span text:style-name="T1718">.</text:span><text:s/>I to także tych, którzy z ZHP nie chcą wychodzić, ale zgadzają się z ideą tworzenia innej organizacji.</text:p>
      <text:p text:style-name="P1719">Czy decyzję o harcerstwie należy pozostawić harcerzom? Tak, w moim przekonaniu należy im pozostawić<text:span text:style-name="T1720">.</text:span><text:s/>Harcerze właśnie decydują, sami harcerze decydują o tym tworząc ZH<text:span text:style-name="T1721">R</text:span>, tworząc inne organizacje harcerskie, które działają od lat kilku już<text:span text:style-name="T1722">.</text:span><text:s/>I czy jest to robota na zamówienie z zewnątrz?</text:p>
      <text:p text:style-name="P1723">No, nie będę z tym polemizował<text:span text:style-name="T1724">.</text:span><text:s/>Ja jestem w pojęciu druha jednym z tych, którzy właśnie działają na zamówienie z zewnątrz, mimo że uważam się za harcerza.</text:p>
      <text:p text:style-name="P1725">Dziękuję<text:span text:style-name="T1726">.</text:span></text:p>
      <text:p text:style-name="P1727"><text:span text:style-name="T1728">Przewodnicząca - Grabska</text:span>:</text:p>
      <text:p text:style-name="P1729">Dziękuję<text:span text:style-name="T1730">.</text:span><text:s/>Proszę bardzo<text:span text:style-name="T1731">.</text:span></text:p>
      <text:p text:style-name="P1732"><text:span text:style-name="T1733"><text:s text:c="29"/></text:span><text:span text:style-name="T1734">:</text:span></text:p>
      <text:p text:style-name="P1735">Wydaje si<text:span text:style-name="T1736">ę</text:span>, że dyskusja<text:s/><text:span text:style-name="T1737">w</text:span><text:s/>ogóle o Związku, czy o harcerstwie, bo tak właściwie przebiega dyskusja, musi<text:s/>ostatecznie odpowiedzieć na pytanie podstawowe na tle art<text:span text:style-name="T1738">.</text:span><text:s/>40<text:span text:style-name="T1739">.<text:s/></text:span>Mianowicie<text:s/><text:span text:style-name="T1740">-</text:span><text:s/>czy ta symbolika<text:s/><text:span text:style-name="T1741">j</text:span>est własnością Związku<text:span text:style-name="T1742">,</text:span><text:s/>czy - powiedzmy<text:s/><text:span text:style-name="T1743">-</text:span><text:s/>nie w pełni, czy całego ruchu, który może tworzą<text:span text:style-name="T1744"><text:s/></text:span>różne związki. I to jest sprawa<text:s/><text:span text:style-name="T1745">-</text:span><text:s/>wydaje się - podstawowa<text:span text:style-name="T1746">.<text:s/></text:span>Bo to, że mogą powstawać różne organizacje skautingowe, to znowu odwołam się do tego projektu ustawy<text:span text:style-name="T1747">.</text:span><text:s/>No jest to dyskusja, która no szkoda czasu na taką dyskusję, bo oczywiście, że może powstać<text:span text:style-name="T1748">.</text:span><text:s/>I neutralne i to czerwone, i to religijne, itd. To nie ulega żadnej<text:s/><text:soft-page-break/>wątpliwości. Ale odpowiedzieć my musimy na podstawowe pytanie - czy posługiwanie się nazwą, odznakami i mundurem harcerskim to jest coś<text:span text:style-name="T1749">.</text:span><text:s/>co można przyrównać do dwoistych praw autorskich danej organizacji, czy też nie? I w odpowiedzi na to dopiero możemy powiedzieć - czy posługiwanie się właśnie nazwą, odznakami i mundurem może również by<text:span text:style-name="T1750">ć</text:span><text:s/>przedmiotem innej organizacji. Jeżeli inna organizacja może się także posługiwać tą samą symboliką, to jest pytanie - czy ma się organizacja rzeczywiście odróżnia<text:span text:style-name="T1751">ć.</text:span></text:p>
      <text:p text:style-name="P1752">I to są sprawy, jak się wydaje, podstawowe, na które my musimy odpowiedzieć. Dlatego proponowałbym, żebyśmy ograniczyli naszą dyskusją do tych spraw, bo jest<text:s/>„stolik”<text:s/>młodzieżowy i tam można podyskutować nad sprawą, która wydaje się jest znacznie szersza, a więc jest to sprawa oczywiście rozbicia harcerstwa, czy jedności tego ruchu jako takiego<text:span text:style-name="T1753">.</text:span><text:s/>Ale to już jest sprawa dalsza.</text:p>
      <text:p text:style-name="P1754">Nas powinno interesować przede wszystkim sprawa Związku. Związek Harcerstwa Polskiego nie jest jedyną organizacją, która ma stosowną symboliką. Symboliką wyrażającą ich tożsamość - tej organizacji. I dlatego jest w ogóle pytanie - czy art. 40 jest najszczęśliwiej napisany. To znaczy<text:s/><text:span text:style-name="T1755">-<text:s/></text:span>czy on powinien się odnosić wprost imiennie tylko do jednego związku, jakim jest ZHP? Bo powstaje pytanie - a co z innymi związkami, które także swoją tożsamość w jakiś sposób wyrażają pewną symboliką, im tylko właściwą?</text:p>
      <text:p text:style-name="P1756"><text:span text:style-name="T1757">A</text:span><text:s/>więc także to jest drugie pytanie, które ja osobiście mam na gruncie art. 40.</text:p>
      <text:p text:style-name="P1758">Sądzę natomiast, że w ogóle sprawa ruchu skautingowego, to<text:span text:style-name="T1759"><text:s/></text:span>jest w ogóle sprawa na gruncie projektu ustawy o stowarzyszeniach definitywnie przesądzona. I dlatego sądzę, że ta dyskusja powinna przede wszystkim podjąć te sprawy.</text:p>
      <text:p text:style-name="P1760">Otóż patrząc teraz z tego punktu widzenia na te dwa pytania, które postawiłem, to jednak nie można - moim zdaniem odmówić racji przedstawicielowi Związku Harcerstwa Polskiego, który jednak stwierdza, i tak si<text:span text:style-name="T1761">ę</text:span><text:s/>wydaje, że sprawa odznak i munduru, no jednak wiąże s<text:span text:style-name="T1762">i</text:span>ę bardzo silnie ze związkiem, a nie z ruchem. Bo to jest - sądzę - podstawowa sprawa.</text:p>
      <text:p text:style-name="P1763">Jeżeli powiemy ruch, to rzeczywiście wtedy od razu już pani doktor... powiedziała i słusznie, że jednak ten mundur musiałby się czymś różnić<text:span text:style-name="T1764">.</text:span><text:s/>Prawda, no właśnie, przecież jest jasną sprawą, że przez te zewnętrzne odznaki rzeczywiście się coś w tym wyraża.</text:p>
      <text:p text:style-name="P1765">I proszę państwa - i na koniec jeszcze jedna uwaga<text:span text:style-name="T1766">.</text:span><text:s/>Myśmy<text:span text:style-name="T1767">.</text:span>.. Ta sprawa nie jest nowa<text:span text:style-name="T1768">.</text:span><text:s/><text:span text:style-name="T1769">W</text:span><text:s/>projekcie ustawy, który myśmy sformułowali po konsultacji publicznej, o której mówiłem w listopadzie, podjęliśmy dyskusję w tymże właśnie zespole przedstawicieli rządu z udziałem ministra Kwaśniewskiego i przedstawicielami strony kościelnej. I wtedy doszło do bardzo zasadniczej zmiany art. 40.</text:p>
      <text:p text:style-name="P1770">I pozwolę sobie zaprezentować na czym ta zmiana polegała. Otóż w pierwotnym brzmieniu<text:s/><text:span text:style-name="T1771">ar</text:span>t<text:span text:style-name="T1772">.</text:span><text:s/><text:span text:style-name="T1773">40</text:span><text:s/>miał takie brzmienie:</text:p>
      <text:p text:style-name="P1774">„ZHP zachowuje dotychczasowe uprawnienia w dziedzinie organizowania i prowadzenia pracy wychowawczej wśród młodzieży przy pomocy zespołu środków wychowawczych, objętą metodą harcerską<text:span text:style-name="T1775">.</text:span></text:p>
      <text:p text:style-name="P1776">Tworzenie nowych stowarzyszeń nie może narusza<text:span text:style-name="T1777">ć</text:span><text:s/>praw tego związku do posługiwania się nazwą, odznakami i mundurem harcerskim”<text:span text:style-name="T1778">.</text:span><text:s/>To było pierwotne brzmienie tego tekstu<text:span text:style-name="T1779">.</text:span></text:p>
      <text:p text:style-name="P1780">Pan prof<text:span text:style-name="T1781">.</text:span><text:s/>Stelmachowski wtedy uczestniczący i prof. Chrzanowski, uczestniczący wtedy w tym naszym posiedzeniu takim konsultacyjnym, właśnie zakwestionowali pierwszą częś<text:span text:style-name="T1782">ć</text:span><text:s/>tego przepisu, że w żadnym<text:s/><text:soft-page-break/>wypadku, że powiadają, że nie da s<text:span text:style-name="T1783">i</text:span>ę przede wszystkim - i rzeczywiście ta argumentacja wtedy była przekonywująca, że nie da się oddzielić. To znaczy - jak oddzielić tę pracę wychowawczą wśród młodzieży przy pomocy zespołu środków wychowawczych objętych metodą harcerską, od innych, w innych organizacjach właśnie młodzieżowych o podobnym charakterze<text:s/><text:span text:style-name="T1784">dz</text:span>iałania<text:span text:style-name="T1785">.</text:span></text:p>
      <text:p text:style-name="P1786">I tę argumenta<text:span text:style-name="T1787">cj</text:span>ę uznano wtedy za słuszną<text:span text:style-name="T1788">.</text:span><text:s/><text:span text:style-name="T1789">I</text:span><text:s/>obecny tekst przepisu tego art<text:span text:style-name="T1790">.</text:span><text:s/>4<text:span text:style-name="T1791">0</text:span><text:s/>jest już zgoła inny<text:span text:style-name="T1792">.</text:span><text:s/>Brzmi bowiem, że:<text:s/>„ZHP zachowuje dotychczasowe uprawnienia do posługiwania się nazwą, mundurem, odznakami i symboliką harcerską. Uprawnienia ZHP w tym zakresie nie mogą być naruszone przez inne stowarzyszenia”.</text:p>
      <text:p text:style-name="P1793">A zatem tylko do wyraźnej tej symboliki - mówiąc ogólnie, którą cechuje ten Związek, została zachowana i nie zawiera się już tych środków wychowawczych objętych metodą harcerską jako tą specyfiką dla ZHP, a więc nie jest to chronione.</text:p>
      <text:p text:style-name="P1794">I z tego względu ta argumentacja przemawia za utrzymaniem art. 4<text:span text:style-name="T1795">0</text:span><text:s/>w jego brzmieniu<text:span text:style-name="T1796">.</text:span><text:s/>Natomiast rzeczywiście jest wątpliwe czy utrzymywać w ogóle imiennie dla ZHP tę ochronę - powiedziałbym<text:s/><text:span text:style-name="T1797">-</text:span><text:s/>symboliki, czy też ewentualnie nie podjąć pewnych starań. My nie mamy gotowego tekstu, więc jest to sprawa zupełnie otwarta. Ale poddajemy taką wątpliwość czy nie sformułować tak przepisu art<text:span text:style-name="T1798">.</text:span><text:s/><text:span text:style-name="T1799">40</text:span>, który by chronił symbolikę wszystkich organizacji, stowarzyszeń, które dla swojego użytku i dla swoich potrzeb, taką symbolikę by tworzyły<text:span text:style-name="T1800">.</text:span></text:p>
      <text:p text:style-name="P1801"><text:span text:style-name="T1802">D</text:span>ziękuję<text:span text:style-name="T1803">.</text:span></text:p>
      <text:p text:style-name="P1804"><text:span text:style-name="T1805">Przewodnicząc</text:span><text:span text:style-name="T1806">a</text:span>:</text:p>
      <text:p text:style-name="P1807">Ja tylko słówko jeszcze powiem, że symbolika jest bardzo nieprecyzyjnym wyrażeniem, to nie jest coś więcej niż odznaka<text:span text:style-name="T1808">.<text:s/></text:span>Ale tuta<text:span text:style-name="T1809">j</text:span><text:s/>się zgłosili koledzy do odpowiedzi<text:span text:style-name="T1810">.</text:span><text:s/>Pan Bratkowski i pan Ambroziak, który na tych poprzednich rozmowach był. A więc może ponieważ się zbliża przerwa, to króciutko<text:s/><text:span text:style-name="T1811">-</text:span><text:s/>proszę<text:s/><text:span text:style-name="T1812">b</text:span>ardzo<text:span text:style-name="T1813">.</text:span></text:p>
      <text:p text:style-name="P1814"><text:span text:style-name="T1815">O</text:span><text:span text:style-name="T1816">b. Ste</text:span><text:span text:style-name="T1817">fa</text:span><text:span text:style-name="T1818">n Bratkowski</text:span>:</text:p>
      <text:p text:style-name="P1819">Czuję się jakoś upoważniony do zabierania głosu na ten temat, ponieważ<text:s/><text:span text:style-name="T1820">-</text:span><text:s/>jak wiadomo<text:s/><text:span text:style-name="T1821">-</text:span><text:s/>zajmuję się popularyza<text:span text:style-name="T1822">cj</text:span>ą różnych doświadczeń polskich w zakresie samoorganizacji społecznej i życia społecznego poza formalnymi strukturami administracyjnymi<text:span text:style-name="T1823">.</text:span></text:p>
      <text:p text:style-name="P1824">Panie ministrze, państwo chyba nie zauważyli tutaj z naszej strony jakichkolwiek akcentów agresywności wnoszenia tonacji, która by podgrzewała atmosferę sporu i różnic zdań<text:span text:style-name="T1825">.</text:span><text:s/>I nie sądzę, ż<text:span text:style-name="T1826">e</text:span>by z naszej strony można było dostrzec jakąkolwiek w<text:span text:style-name="T1827">o</text:span>l<text:span text:style-name="T1828">ę</text:span><text:s/>utrudniania wymiany poglądów, rozmowy, szukania tego kompromisu, którego w tej chwili kraj nasz oczekuje<text:span text:style-name="T1829">.</text:span></text:p>
      <text:p text:style-name="P1830">To co usłyszałem ze strony kolegi jest dla mnie dosyć zaskakujące, ale o tym już mówiłem. Natomiast chciałbym zwrócić uwagę jednak, o czym tutaj nie było mowy, przez grzeczność może ze strony kol. Frąckowiaka, i pozostałych mówców o tym, że Związek<text:span text:style-name="T1831"><text:s/></text:span>Harcerstwa Polskiego taki jak i<text:s/><text:span text:style-name="T1832">je</text:span>st, jako obecna organizacja państwowa, jest konsekwencją pewnego zawłaszczenia dokonanego wcześniej. Kol. Frąckowiak mówił o nieudanych próbach Aleksandra Kamińskiego w 19<text:span text:style-name="T1833">45</text:span><text:s/>roku jak też 1<text:span text:style-name="T1834">956</text:span><text:s/>r<text:span text:style-name="T1835">.,</text:span><text:s/>w których to akurat miałem możność uczestniczyć w sposób bardzo bliski<text:span text:style-name="T1836">.</text:span></text:p>
      <text:p text:style-name="P1837">Otóż chcę powiedzieć, że nie ma akurat tu kolega siedzący prawa powoływania się właśnie na Aleksandra Kamińskiego<text:span text:style-name="T1838">.<text:s/></text:span>To harcer<text:span text:style-name="T1839">s</text:span>two, które jest, jest harcerstwem, które takim lud<text:span text:style-name="T1840">zi</text:span>om jak Aleksander Kamiński, zostało zawłaszczone.</text:p>
      <text:soft-page-break/>
      <text:p text:style-name="P1841">Monopol państwowy nie jest w tej chwili monopolem opartym na ciągłości 70<text:span text:style-name="T1842">-</text:span>letniej, ponieważ ta ciągłość dotyczy innych zupełnie tradycji i znacznie innego sposobu rozumienia metody harcerskiej, niż to cośmy dostrzegali w działalności<text:s/>harcerstwa poprzez ostanie<text:s/><text:span text:style-name="T1843">3</text:span>0 lat.</text:p>
      <text:p text:style-name="P1844">Ja na żywo mógłbym tutaj opowiadać i to bardzo długo jakich ludzi przysyłano do Głównej Kwatery po latach i w latach sześ<text:span text:style-name="T1845">ćd</text:span>ziesiątych<text:span text:style-name="T1846">.</text:span><text:s/>Kim byli ci ludzie, którzy rządzili harcerstwem itd.,<text:s/><text:span text:style-name="T1847">i</text:span>td.</text:p>
      <text:p text:style-name="P1848">Nie sądzę, żeby był sens i żeby warto było do tego wracać. Jeżeli staraliśmy się tu wylewać oliwę na te wzburzone fale i łagodzić napięcia, to jednak z tą ideą, żeby w konsekwencji doszło do jakiegoś porozumienia<text:span text:style-name="T1849">.</text:span><text:s/>Nie sądzę, żeby warto było w ogóle dyskutować o tym artykule, który mówi o Związku Harcerstwa Polskiego nawet w tak rozszerzonej wersji, o której mówił pan minister, ponieważ to natychmiast zmusza ludzi, nie na tej sali siedzących, ale wszędzie gdzie indziej, do podnoszenia tych kwestii, o których przed chwilą mówiłem.</text:p>
      <text:p text:style-name="P1850"><text:span text:style-name="T1851">Je</text:span>żeli my się nie dopominamy o przewłaszczen<text:span text:style-name="T1852">ie</text:span>, o wywłaszczenie wywłaszczyci<text:span text:style-name="T1853">e</text:span>li, to na miłość boską nie sprowadzajcie sytuacji do takiego układu, w którym tego rodzaju argumentacja stanie się argumentacją powszechną i stwarzającą nowe dodatkowe napięcia.</text:p>
      <text:p text:style-name="P1854">Ze strony kol.<text:s/><text:span text:style-name="T1855">F</text:span>rąckowiaka nie słyszeliśmy niczego w tym stylu, ani tonu nawet agresywności w jego wystąpieniu nie było. By<text:span text:style-name="T1856">ł</text:span>y spokojne postulaty działacza harcerskiego. I sądzę, że ta tonacja przystoi temu<text:s/>„stolikowi”. I myślę, że naprawdę można dojść do porozumienia z tym społeczeństwem wtedy, kiedy się przyjmie, że ono ma jednak dużo dobrej woli. Sądzę,<text:s/><text:span text:style-name="T1857">że</text:span><text:s/>myśmy z tą dobrą wolą tutaj przyszli. I jeżeli kol. Ambroziak wyraził oburzenie z uwagi na to co usłyszał, to ja z kolei chciałbym przypominać o tym, że nie wolno co się złego stało w przeszłości, zapominać w taki sposób. My możemy zapominać to na zasadz<text:span text:style-name="T1858">i</text:span>e wzajemnej ugody, ale nie na zasadzie przemilczania<text:span text:style-name="T1859">.</text:span></text:p>
      <text:p text:style-name="P1860">Dziękuję<text:s/>bardzo.</text:p>
      <text:p text:style-name="P1861"><text:span text:style-name="T1862">Prze</text:span><text:span text:style-name="T1863">w</text:span><text:span text:style-name="T1864">odnicząc</text:span><text:span text:style-name="T1865">a</text:span>:</text:p>
      <text:p text:style-name="P1866">Dziękuję<text:span text:style-name="T1867">.</text:span><text:s/>Proszę k<text:span text:style-name="T1868">ol.</text:span><text:s/>Ambroz<text:span text:style-name="T1869">ia</text:span>k.</text:p>
      <text:p text:style-name="P1870"><text:span text:style-name="T1871">Ob</text:span><text:span text:style-name="T1872">.</text:span><text:span text:style-name="T1873"><text:s/>Ambroziak</text:span>:</text:p>
      <text:p text:style-name="P1874">/<text:span text:style-name="T1875">.</text:span>../ bardzo nieprecyzyjnym określeniu. Jeżeli byśmy odrzucili tę częś<text:span text:style-name="T1876">ć</text:span><text:s/>całą mówiącą o symbolice harcerskiej, która jest bardzo ogólna, nieprecyzyjna i odnosząca się do wszystkich modelów skautingowych<text:span text:style-name="T1877">.</text:span><text:s/>W Francji na przykład istnieją też trzy organizacje skautingowe, które się jednoczą w centrali krajowej<text:span text:style-name="T1878">.</text:span><text:s/>Ta tylko centrala krajowa ma możliwość łączenia się w Międzynarodowej Federacji Skautingowej. Jest to model do rozwiązania, jak widać bardzo różny, a właśnie widać wychodzą z tych różnic różnice światopoglądowe<text:span text:style-name="T1879">,</text:span><text:s/>bo jest tam: skauting katolicki, skauting świecki, wynika to z sytuacji szkoły francuski<text:span text:style-name="T1880">ej.</text:span></text:p>
      <text:p text:style-name="P1881">Ale wydaje mi się, że jeżeli pan minister stanął na tym stanowisku, to ten artykuł jest zupełnie zbyteczny w prawie o stowarzyszeniach i jakby rzeczywiście problem by zszedł z<text:span text:style-name="T1882"><text:s/></text:span>naszego<text:s/>„stolika”<text:s/>na<text:s/>„s<text:span text:style-name="T1883">t</text:span>olik”<text:s/>młodzieżowy. Dlaczego? Samo prawo o stowarzyszeniach w tych artykułach końcowych mówi, że<text:s/><text:span text:style-name="T1884">sto</text:span>w<text:span text:style-name="T1885">a</text:span>rz<text:span text:style-name="T1886">y</text:span>szenia działające w życie w dniu wejścia tej ustawy stają się w rozumieniu jej przepisu<text:s/><text:span text:style-name="T1887">-</text:span><text:s/>czyli nazwa ZHP, która istnieje teraz, przechodzi automa<text:span text:style-name="T1888">t</text:span>yczn<text:span text:style-name="T1889">ie.</text:span><text:s/>Przepisu specjalnego chroniącego<text:span text:style-name="T1890"><text:s/></text:span>samą nazwę nie ma koniecznośc<text:span text:style-name="T1891">i.</text:span><text:s/>Oczywiście, że nikt nie jest w stanie, bo to stowarzyszenie jest zare<text:span text:style-name="T1892">je</text:span>strowane, będzie zarejestrowane w myśl art<text:span text:style-name="T1893">.</text:span><text:s/><text:span text:style-name="T1894">4</text:span>6 i w związku z tym nikt nie może... Bo tu jest ochrona nazwy, tak jak<text:s/><text:soft-page-break/>w spółkach akcyjnych, jak w spółdzieln<text:span text:style-name="T1895">ia</text:span>ch<text:span text:style-name="T1896">.</text:span><text:s/>No po to są przecież rejestry prowadzone, żeby...<text:s/>Może dokończę. Po to są rejestry prowadzone, że nazwa jest jakby copyright dla tej nazwy. I nazwy tutaj n<text:span text:style-name="T1897">i</text:span>kt nie chce zawłaszczać<text:span text:style-name="T1898">.</text:span></text:p>
      <text:p text:style-name="P1899"><text:span text:style-name="T1900">Je</text:span>żeli chodzi o mundur czy odznaki, to jest ustawa o odznakach i mundurach z 1978, która mówi także o organizacjach społecznych i które, jeżeli te organizacje określą w jaki sposób odznakę czy mundur, to ona jest jakby chroniona tą ustawą.<text:s/><text:span text:style-name="T1901">A</text:span><text:s/>więc ja to mówię - tu zupełnie nie ma potrzeby wprowadzania do tej ustawy takiego przepisu. No, bo inna ustawa tę sprawę załatwia i inna, i w ogóle sama ta ustawa prawo o stowarzyszeniach także chroni nazewnictwo.</text:p>
      <text:p text:style-name="P1902">Jeżeli za<text:span text:style-name="T1903">ś</text:span><text:s/>broni się tej ustawy, a w szczególności tej symboliki, to robi się wrażenie i chyba w tym wypadku uzasadnione wrażenie, że tu nie chodzi o ochronę wyłącznie pewnych mundurów i odznak, które są chronione innymi przepisami prawa, ale chodzi o stworzenie faktycznie tej monopolistycznej. Bo inaczej to samo prawo o stowarzyszen<text:span text:style-name="T1904">ia</text:span>ch bez tego przepisu chroni nazewnictwo, ustawa zaś z 1978 chroni odznaki i mundury. A o tym nie słyszałem, żeby ktoś chciał to zawłaszczać<text:span text:style-name="T1905">.</text:span><text:s/>A zresztą pan minister podkre<text:span text:style-name="T1906">śl</text:span>ił, że stoimy także na gruncie możliwości także pluralizmu skautingowego. A w związku z tym po co ten konfliktowy przepis tu wprowadzać<text:span text:style-name="T1907">.</text:span></text:p>
      <text:p text:style-name="P1908">Te ochrony, o których pan minister, ja mówię poza symboliką, która jest dla mnie właśnie świadczącą o monopolu, to reszta jest chroniona. I nie ma możliwości jakby odebrania oficjalnemu ZHP pewnych tam cech jego munduru, które określił i każdy inny związek jakby ten mundur swój musiał określić. To już zazwyczaj regulują statuty tych nowych stowarzyszeń, a nie koniecznie ustawa<text:span text:style-name="T1909">.</text:span><text:s/>I tyle to miałbym do tego przepisu uwag<text:span text:style-name="T1910">.</text:span><text:s/>Bo w te<text:span text:style-name="T1911">j</text:span><text:s/>chwili rzeczywiście obiad nas wszystkich goni<text:span text:style-name="T1912">.</text:span></text:p>
      <text:p text:style-name="P1913"><text:span text:style-name="T1914">Przewodnicząc</text:span><text:span text:style-name="T1915">a</text:span>:</text:p>
      <text:p text:style-name="P1916">Może jeszcze pan Frąckowiak, który się tutaj zgłasza<text:span text:style-name="T1917">.</text:span><text:s/>Ale prosimy możliwie krótko<text:span text:style-name="T1918">.</text:span></text:p>
      <text:p text:style-name="P1919"><text:span text:style-name="T1920">O</text:span><text:span text:style-name="T1921">b.</text:span><text:span text:style-name="T1922"><text:s/>Frąckowiak</text:span>:</text:p>
      <text:p text:style-name="P1923">Otóż ja chciałbym odwołać się do dwóch rzeczy, które zostały tu przed chwilą powiedziane. Pan minister mówił o prawach autorskich do odznaki. Ja chciałbym przypomnieć, że jeżeli chodzi akurat o krzyż harcerski, to powstał on w roku 1913, kiedy jeszcze nie istniał Związek Harcerstwa Polskiego<text:span text:style-name="T1924">.</text:span></text:p>
      <text:p text:style-name="P1925">I jeśli chodzi o używanie go i zastrzeżenie jak gdyby pewnych odznak i symboli dla jednej organizacji, które w moim rozumieniu są symbolami ruchu, chciałbym tu zwrócić uwagę, że te odznaki i ta symbolika były używane już przez różne organizacje zarówno w okresie wojennym jak i powojennym<text:span text:style-name="T1926">.</text:span></text:p>
      <text:p text:style-name="P1927">Chciałbym tu przypomnieć istniejący wciąż Związek Harcerstwa Polskiego poza granicami kraju, który używa tej samej symboliki, tych samych odznak, nie zapominajmy o tym proszę. Są to atrybuty ruchu harcerskiego i nie mogą być zawłaszczone dla jednej organizacji. A że w PRL były one własnością jednej organizacji, jest to wynik takiego, a nie innego, monopolistycznego prawa.</text:p>
      <text:p text:style-name="P1928">Ja rzeczywiście, tak jak pan Bratkowski tu mówił, pewnego rodzaju argumentów nie chciałem używać<text:span text:style-name="T1929">.</text:span><text:s/>Nie chciałem mówić o zawłaszczeniu. Natomiast skoro to zostało poruszone i skoro właśnie można by mówić o prawie do tych symboli, do tradycji, do odznak, chciałbym przeczytać kawałeczek pewnego dokumentu<text:span text:style-name="T1930">.</text:span></text:p>
      <text:p text:style-name="P1931"><text:span text:style-name="T1932">„</text:span>Apel harcerzy<text:s/><text:span text:style-name="T1933">„</text:span>Szarych Szeregów<text:span text:style-name="T1934">”</text:span><text:span text:style-name="T1935">.</text:span><text:s/>12 lutego br. narodziła si<text:span text:style-name="T1936">ę</text:span><text:s/>decyzja powołania do życia Związku Harcerstwa Rzeczypospolitej<text:span text:style-name="T1937">.</text:span><text:s/>Po latach wychowawczej<text:s/>anty-indoktrynacyjnej<text:s/>działalności władz ZHP<text:s/><text:soft-page-break/>zaistniała nadzieja, że harcerstwo wróci do swoich dawnych ideałów wychowawczych, które jakże świetnie zdały egzamin na polu walki o n<text:span text:style-name="T1938">ie</text:span>podległoś<text:span text:style-name="T1939">ć</text:span><text:s/>Polski w dwóch wojnach światowych oraz w krótkim 20-letnim okresie suwerennego bytu państwowego<text:span text:style-name="T1940">.</text:span><text:s/>Harcerze<text:s/>„Szarych Szeregów”<text:s/>zwracają si<text:span text:style-name="T1941">ę</text:span><text:s/>do rodziców, wychowawców, nauczycieli, ludzi wyrosłych w tradycji harcerskiej i do całego społeczeństwa o poparcie nowopo<text:span text:style-name="T1942">ws</text:span>tałego Związku Harcerstwa Rzeczypospolitej i otoczenie go pełną życzliwości i wszechstronną pomocą”<text:span text:style-name="T1943">.</text:span><text:s/>Podpisał m<text:span text:style-name="T1944">.</text:span>in<text:span text:style-name="T1945">.</text:span><text:s/>druh Stanisław Bron<text:span text:style-name="T1946">ie</text:span>wski<text:s/>„O<text:span text:style-name="T1947">rs</text:span>za”, były naczelnik<text:s/>„Szarych Szeregów<text:span text:style-name="T1948">”</text:span>.</text:p>
      <text:p text:style-name="P1949">To też coś mówi jeśli chodzi o prawa do pewnej symboliki, do pewnej tradycji, do odznak<text:span text:style-name="T1950">.</text:span></text:p>
      <text:p text:style-name="P1951">Dziękuję<text:span text:style-name="T1952">.</text:span></text:p>
      <text:p text:style-name="P1953"><text:span text:style-name="T1954">Przewodnicząca</text:span>:</text:p>
      <text:p text:style-name="P1955">Czy z państwa strony jeszcze?</text:p>
      <text:p text:style-name="P1956"><text:span text:style-name="T1957">Mln. Brol</text:span>:</text:p>
      <text:p text:style-name="P1958">Ja chciałbym coś innego powiedzieć<text:span text:style-name="T1959">.</text:span><text:s/>Cały czas przy tej burzliwej dyskusji zastanawiam się nad tym - gdzie my się znajdujemy i jaki może by<text:span text:style-name="T1960">ć</text:span><text:s/>dorobek dnia dzisiejszego<text:span text:style-name="T1961">.</text:span></text:p>
      <text:p text:style-name="P1962">I chciałbym w związku z tym zaproponować, żebyśmy wykorzystali przerwę dla czegoś, co mogłoby być krok<text:span text:style-name="T1963">i</text:span>em naprzód w sprawie pierwszego tematu dyskusji - mi<text:span text:style-name="T1964">a</text:span>nowicie czy nie zrodziłby się jakiś rodzaj przynajmniej projektu tego dokumentu<text:s/>„Deklaracja intencji polity<text:span text:style-name="T1965">cz</text:span>nych”, czy<text:s/>„Deklaracja intencji”<text:span text:style-name="T1966">.<text:s/></text:span>Bo angażując się coraz bardziej w tą rzeczywiście sprawę taką bardzo specyficzną, bo każdy z nas był harcerzem ostatecznie i chciałby coś jako harcerz powiedzieć<text:span text:style-name="T1967">.</text:span><text:s/>No, nie zostaniemy w sferze dużej ilości słów<text:span text:style-name="T1968">.</text:span></text:p>
      <text:p text:style-name="P1969"><text:span text:style-name="T1970">A</text:span><text:s/>wi<text:span text:style-name="T1971">ę</text:span>c<text:s/>jeśliby<text:s/>ta propozycja odpowiadała, to moglibyśmy później po obiedzie wrócić do czegoś konkretnego<text:span text:style-name="T1972">.</text:span></text:p>
      <text:p text:style-name="P1973"><text:span text:style-name="T1974">Przewodnicząca<text:s/></text:span><text:span text:style-name="T1975">-</text:span><text:span text:style-name="T1976"><text:s/>Grabska</text:span>:</text:p>
      <text:p text:style-name="P1977"><text:span text:style-name="T1978">Je</text:span>stem bardzo za tą propozycją, żebyśmy taki dokument spróbowa<text:span text:style-name="T1979">li</text:span><text:s/>stworzyć w czasie przerwy<text:s/><text:span text:style-name="T1980">i</text:span><text:s/>od niego zacząć popołudnie. A następnie przejś<text:span text:style-name="T1981">ć</text:span><text:s/>do spraw prawnych.</text:p>
      <text:p text:style-name="P1982">Natomiast w tych sprawach bardziej jeszcze<text:s/><text:span text:style-name="T1983">o</text:span>gólnych prosił o głos pan Zbigniew Bujak. Więc może jeszcze jego poprosimy o głos.</text:p>
      <text:p text:style-name="P1984"><text:span text:style-name="T1985">O</text:span><text:span text:style-name="T1986">b.</text:span><text:span text:style-name="T1987"><text:s/>Zbign</text:span><text:span text:style-name="T1988">ie</text:span><text:span text:style-name="T1989">w Bujak</text:span>:</text:p>
      <text:p text:style-name="P1990">Proszę państwa, przepraszam, ale ja rzeczywiście bardzo krótko tutaj. Ja chciałem tylko właśnie zwróci<text:span text:style-name="T1991">ć</text:span><text:s/>uwagę, ż<text:span text:style-name="T1992">e</text:span><text:s/>w sprawach stowarzyszeń było tak, że już ta sprawa stanęła w r<text:span text:style-name="T1993">oz</text:span>mowach przygotowawczych<text:span text:style-name="T1994">.</text:span><text:s/>Już tam był postawiony problem właśnie bardzo indywidualnego podejścia do problemu stowarzyszeń rozwiązanych<text:span text:style-name="T1995">.</text:span></text:p>
      <text:p text:style-name="P1996">Była ta sprawa przesuwana na<text:s/><text:span text:style-name="T1997">„</text:span>okrągły stół”, z<text:s/>„okrągłego stołu”<text:s/>na<text:s/>„stół”<text:s/>polityczny. Była przesunięta na<text:s/>„stół”<text:s/>stowarzyszeń i samorządów, i właściwie stamtąd również została jakby przesunięta na nasz<text:s/>„stolik”<text:span text:style-name="T1998">.</text:span><text:s/>To przesunięcie, jak rozumiem było uzasadnione tym, że właśnie to grono ma być gronem najbardziej kompetentnym w rozstrzyganiu tych spraw<text:span text:style-name="T1999">.</text:span></text:p>
      <text:p text:style-name="P2000">I ja cały czas jestem jakby przeświadczony o tym, że wszystkie wstępne deklaracje i rozstrzygnięcia właśnie tutaj mają zapaść<text:span text:style-name="T2001">.</text:span><text:s/>A później będziemy je przekazywać wraz z protokołem rozbieżności w górę<text:span text:style-name="T2002">.</text:span><text:s/>Z takim przeświad<text:span text:style-name="T2003">cz</text:span>eniem funkcjonuję<text:span text:style-name="T2004">.</text:span></text:p>
      <text:p text:style-name="P2005">I otóż z tego punktu widzenia przemilczanie, przemilczenie<text:s/>spraw indywidualnych, spraw<text:s/><text:soft-page-break/>poszczególnych stowarzyszeń musiałby odebrać jako znaczący już fakt polityczny na tym etapie rozmów. Dlatego że ta sprawa jakby nie budziła żadnych wątpliwości, że będzie omówiona i że będzie omówiona właśnie przy tym stoliku i jak rozumiem, w tej grupie roboczej.</text:p>
      <text:p text:style-name="P2006">Dziękuję bardzo.</text:p>
      <text:p text:style-name="P2007"><text:span text:style-name="T2008">Przewodnicząca</text:span>:</text:p>
      <text:p text:style-name="P2009">Czy mamy jeszcze czas do dyskusji, czy my też mamy teraz przerwę - jak to wygląda?</text:p>
      <text:p text:style-name="P2010">Teraz już jest obiad. No, to w takim razie chyba idziemy na obiad<text:span text:style-name="T2011">.</text:span></text:p>
      <text:p text:style-name="P2012">I teraz jeszcze jedna tylko sprawa - jeśli chodzi o propozycję pana prof.<text:s/>Bafii<text:s/>- czy zrobimy wspólną grupę, która to przygotuje, czy dwie strony chcą przygotować swoje projekty?</text:p>
      <text:p text:style-name="P2013">/Głosy z sali/.</text:p>
      <text:p text:style-name="P2014">My przygotujemy, dobrze, proszę.</text:p>
      <text:p text:style-name="P2015"><text:span text:style-name="T2016"><text:s text:c="29"/></text:span><text:span text:style-name="T2017">:</text:span></text:p>
      <text:p text:style-name="P2018">Z tym, że nie odbieramy tego w taki sposób, że tylko państwo macie dobre intencje.</text:p>
      <text:p text:style-name="P2019"><text:span text:style-name="T2020">P</text:span><text:span text:style-name="T2021">rz</text:span><text:span text:style-name="T2022">ewodnicząc</text:span><text:span text:style-name="T2023">a</text:span><text:span text:style-name="T2024">:</text:span></text:p>
      <text:p text:style-name="P2025">Nie, absolutnie. To my wobec tego przygotujemy. Dziękuję bardzo.</text:p>
      <text:p text:style-name="P2026"/>
      <text:p text:style-name="P2027">/Prz<text:span text:style-name="T2028">er</text:span>wa/.</text:p>
      <text:p text:style-name="P2029"/>
      <text:p text:style-name="P2030"><text:span text:style-name="T2031">/</text:span>Po przerwie/.</text:p>
      <text:p text:style-name="P2032"/>
      <text:p text:style-name="P2033"><text:span text:style-name="T2034">Przewodniczący - min. Brol</text:span>:</text:p>
      <text:p text:style-name="P2035">Przystępujemy do drugiej części nasz<text:span text:style-name="T2036">y</text:span>ch dzisiejszych obra<text:span text:style-name="T2037">d</text:span>. Zgodnie z sugestią pana prof. Bafii przedstawiono nam ta<text:span text:style-name="T2038">k</text:span>ie oświadczenie,<text:s/><text:span text:style-name="T2039">k</text:span>tóre mielibyśmy wydać, jako nasza grupa robocza<text:span text:style-name="T2040">.</text:span></text:p>
      <text:p text:style-name="P2041">Jakie byłyby nasze takie pierwsze uwagi, jeżeli tak to można nazwać do tego oświadczenia.<text:s/><text:span text:style-name="T2042">A</text:span><text:s/>więc przede wszystkim nie jest jasne. Jeżeli już wydać oświadczenie, no to musiałoby ono jasno określać jakie są tutaj intencje nasze, które byśmy wspólnie wyrazili.</text:p>
      <text:p text:style-name="P2043">A więc na przykład tak: przywracających prawo do istnienia stowarzyszenia<text:span text:style-name="T2044">.</text:span><text:s/>No więc raczej chodzi tu po pierwsze o to<text:s/><text:span text:style-name="T2045">-</text:span><text:s/>o możliwość organizowania się tych, którzy pozostali poza związkami, które zostały utworzone w miejsce rozwiązanych<text:span text:style-name="T2046">.<text:s/></text:span>I do nawiązania do tradycji dla oddania tej idei, o której tutaj mowa to znaczy wymienione tutaj związki, stowarzyszenia, no można by to tak jakoś sformułować, aby chodziło o założenie przez tych, którzy pozostali poza dotychczasowymi związkami nowych związków, nawiązujących do tradycji rozwiązanych w okresie stanu wojennego stowarzyszeń. I tutaj te stowarzyszenia wymienione.</text:p>
      <text:p text:style-name="P2047">To byłaby taka jedna najistotniejsza sprawa co do pierwszej sprawy. Druga - dotyczy majątku. Otóż my nie jesteśmy w stanie tutaj sformułować jakiejkolwiek propozycji w zakresie spraw majątkowych, bo po pierwsze - ani nie znamy, przynajmniej my nie znamy jaka jest sytuacja i co się stało z majątkiem rozwiązanych stowarzyszeń.<text:s/></text:p>
      <text:p text:style-name="P2048"><text:span text:style-name="T2049">I</text:span><text:s/><text:span text:style-name="T2050">ja</text:span><text:s/>nie jestem w stanie si<text:span text:style-name="T2051">ę</text:span><text:s/>wypowiedzie<text:span text:style-name="T2052">ć</text:span><text:s/>w tej sprawie w ogóle, to po pierwsze. A po drugie - no obowiązują tu pewne reguły prawa cywilnego, które muszą mieć zastosowanie w zakresie regulacji, która jest powszechnie obowiązujące, łatwo przez cywilistów uzyskać jakąś analizę, jakąś ekspertyzę prawną<text:span text:style-name="T2053">.</text:span><text:s/><text:soft-page-break/>Stąd też pisanie w tej chwili o sprawach majątkowych nie jest po prostu... ponieważ jest to po prostu niewykonalne. Co byśmy tutaj nie powiedzieli w sprawach majątkowych, jest to rzecz niewykonalna.</text:p>
      <text:p text:style-name="P2054">I trzecia sprawa, która - jak sądzę<text:s/><text:span text:style-name="T2055">-</text:span><text:s/>musiałaby jednak znaleźć tutaj odzw<text:span text:style-name="T2056">ie</text:span>rciedlenie, to jest sprawa działania organizacji - jakaś deklaracja tej intencji działania w ramach obowiązującego porządku prawnego. No, myśmy tu już dzisiaj mówili na tematy działania<text:s/><text:span text:style-name="T2057">-</text:span><text:s/>chociażby - NZS. No więc to jednak pozostawia pewne tutaj te zasz<text:span text:style-name="T2058">ł</text:span>ości, aktualne zaszłości, które nie mogą pozostawać bez wpływu, jeżeli mielibyśmy dochodzić do consensusu w takiego, w sprawie takiego oświadczenia.</text:p>
      <text:p text:style-name="P2059">A więc te trzy sprawy, proponowałbym z naszej strony tutaj przedyskutować, ewentualnie jakoś inaczej sformułować i odstąpi<text:span text:style-name="T2060">ć</text:span><text:s/>od tej kwestii związanej z majątkiem. Bo ja naprawdę nie jestem w stanie dzisiaj cokolwiek powiedzieć i jak może być unormowana sprawa majątkowa ze względu na bardzo, jak już z tej dyskusji wynikało w czasie przerwy, no jest to bardzo zróżnicowana sprawa.<text:s/><text:span text:style-name="T2061">I</text:span><text:s/>jakakolwiek dzisiaj tutaj deklaracja, to ona w<text:span text:style-name="T2062">ł</text:span>aściwie mogłaby być tylko odczytana jako godząca w te organizacje, które powstały w miejsce rozwiązanych organizacji stowarzyszeń i stąd też myślę,<text:s/><text:span text:style-name="T2063">że</text:span><text:s/>byłoby dobrze, abyśmy tę sprawę zostawili dalsz<text:span text:style-name="T2064">y</text:span>m<text:span text:style-name="T2065"><text:s/></text:span>negocjacjom, a przede wszystkim negocjacjom przyszłym stowarzyszeniom z istniejącymi.</text:p>
      <text:p text:style-name="P2066">Kto w tej sprawie chciałby zabrać głos?</text:p>
      <text:p text:style-name="P2067"><text:span text:style-name="T2068">Ob</text:span><text:span text:style-name="T2069">.</text:span><text:span text:style-name="T2070"><text:s/></text:span><text:span text:style-name="T2071">G</text:span><text:span text:style-name="T2072">rabs</text:span><text:span text:style-name="T2073">k</text:span><text:span text:style-name="T2074">a</text:span>:</text:p>
      <text:p text:style-name="P2075">Ja bym chciała tutaj powiedzieć jedną rzecz<text:s/><text:span text:style-name="T2076">-</text:span><text:s/>jeżeli chodzi o sprawy majątkowe, to moglibyśmy tutaj nie dawa<text:span text:style-name="T2077">ć</text:span><text:s/>dokładnego uzgodnienia tak jak to było w procencie itd. Natomiast chodziłoby o to, żeby..<text:span text:style-name="T2078">.</text:span><text:s/>Można by zmienić tę sprawę przywrócenia na możliwość legalizacji stowarzyszeń zgłoszonych przez członków należących do byłych stowarzyszeń<text:span text:style-name="T2079">.</text:span><text:s/>Ale jakieś uznanie ich prawa również, ich prawa do majątku tych stowarzyszeń i co powinno być załatwione w dalszych negocjacjach zgodnie z prawem, ale coś takiego - moim zdaniem<text:s/><text:span text:style-name="T2080">-</text:span><text:s/>powinno się tutaj zawierać. Żeby to nie było to, że owszem - nowa legalizacja i oni w ogóle nie mają żadnego prawa do tego majątku. To uznanie dla ich prawa do załatwiania tych spraw majątkowych, w uzgodnieniu z powstałymi na ich miejsce organizacjami, ale żeby to prawo było uznan<text:span text:style-name="T2081">e</text:span>, to jest rzeczą bardzo ważną.</text:p>
      <text:p text:style-name="P2082"><text:span text:style-name="T2083">Przewodniczący</text:span>:</text:p>
      <text:p text:style-name="P2084">Rzecz tylko polega na tym, że odstąpienie w oświadczeniu od spraw majątkowych ma tylko tyle oznaczać, że zostawiamy sprawę po prostu otwartą. Nie przesądzamy w żadnym wypadku jak zostaną te sprawy majątkowe w przyszłości rozwiązane.</text:p>
      <text:p text:style-name="P2085"><text:span text:style-name="T2086">Ob. Grabska</text:span>:</text:p>
      <text:p text:style-name="P2087">Ale chodzi o to, żebyśmy my powiedzieli, że uważamy,<text:s/><text:span text:style-name="T2088">ż</text:span>e te stowarzyszenia, które nowo powstaną ma<text:span text:style-name="T2089">j</text:span>ą - można powiedzie<text:span text:style-name="T2090">ć</text:span><text:s/>- mają pełne moralne prawo, które powinno znaleźć potem wyraz<text:s/><text:span text:style-name="T2091">w<text:s/></text:span>uzgodnieniach prawnych, co do których nie przestrzegamy, ale że my to prawo i<text:span text:style-name="T2092">m</text:span><text:s/>przyznajemy, że my uznajemy ich prawo do rewindykacji ekonomicznych, to powinno się w oświadczeniu znaleź<text:span text:style-name="T2093">ć</text:span>.</text:p>
      <text:p text:style-name="P2094">No sformułowania mogą być różne, ale jeżeli się zgodzimy, że jakieś sformułowanie ma być<text:span text:style-name="T2095">,</text:span><text:s/>to moglibyśmy powoła<text:span text:style-name="T2096">ć</text:span><text:s/>maleńką grupę roboczą, która by to uzgodniła, prawda, z obu stron.</text:p>
      <text:p text:style-name="P2097">No i ta sprawa domagania się, żeby sformułować to, że te nowo powstałe będą pracować w granicach prawa i zgodnie z prawem, no to przecież samo przez się jest zrozumiałe, że jeżeli powstaną jakieś<text:s/><text:soft-page-break/>stowarzyszenia i będą zar<text:span text:style-name="T2098">ej</text:span>estrowane, to będą zgodnie z prawem pracować<text:span text:style-name="T2099">.</text:span><text:s/>No więc po cóż to oświadczać?</text:p>
      <text:p text:style-name="P2100">Z naszej strony pan Bratkowski.</text:p>
      <text:p text:style-name="P2101"><text:span text:style-name="T2102">Ob</text:span><text:span text:style-name="T2103">.</text:span><text:span text:style-name="T2104"><text:s/>Stefan Bratkowski</text:span>:</text:p>
      <text:p text:style-name="P2105">Panowie ministrowie<text:span text:style-name="T2106">.</text:span><text:s/>Tak si<text:span text:style-name="T2107">ę</text:span><text:s/>złożyło, że na pierwszym spotkaniu w składzie podkomisji razem z tymi gronami samorządowymi pani Grabska, ko<text:span text:style-name="T2108">l.</text:span><text:s/>Bujak, ja potem<text:s/><text:span text:style-name="T2109">te</text:span>ż w krótkich słowach mówiłem o tym co będziemy przedstawiali<text:span text:style-name="T2110">.</text:span></text:p>
      <text:p text:style-name="P2111">Dzisiaj wysłuchaliśmy przypomnienia ze strony ko<text:span text:style-name="T2112">l.</text:span><text:s/>Bujaka, że temat ten był sprowadzany, przesuwany w czasie od pierwszego momentu wstępnych rozmów, aż do tego naszego<text:s/>„stolika”<text:span text:style-name="T2113">.</text:span></text:p>
      <text:p text:style-name="P2114">Ja sądzę, że trzeba po pierwsze wyjaśni<text:span text:style-name="T2115">ć</text:span><text:s/>w tej chwili intencje naszych<text:s/><text:span text:style-name="T2116">v</text:span>i<text:span text:style-name="T2117">s</text:span><text:s/>a vis tu naszych siedzących przyjaciół, jak mam nadzieję<text:span text:style-name="T2118">.</text:span><text:s/>Kiedyś będziemy mogli się wzajem zwać, czy po prostu państwo chcą takiego wspólnego komunikatu.<text:s/>Bo ja rozumiem tak - zahamowania nastąpiły bardzo poważne przy<text:s/>„stoliku”<text:s/>gospodarczym. Są bardzo poważne rozbieżności i zahamowania przy<text:s/>„stoliku”<text:s/>chłopskim, zawinione w jakimś sensie przez podjęte decyzje w trybie poza okrągło-stołowym, i jak wiadomo przy innych stolikach też nie idzie dobrze<text:span text:style-name="T2119">.</text:span></text:p>
      <text:p text:style-name="P2120">Zrobienie jakiegokolwiek kroku naprzód przy tym<text:s/>„stoliku”, byłoby pewnie odebrane przez nie tylko polską, ale wręcz światową opinię publiczną, jako pewien pozytywny ob<text:span text:style-name="T2121">j</text:span>aw dobrej woli w tym przypadku obu stron<text:span text:style-name="T2122">.</text:span></text:p>
      <text:p text:style-name="P2123">My te<text:span text:style-name="T2124">j</text:span><text:s/>dobrej woli tutaj nie skąpiliśmy<text:span text:style-name="T2125">.</text:span><text:s/>Szliśmy z góry na pewne rezygnacje. Ale proszę wziąć pod uwagę,<text:s/><text:span text:style-name="T2126">ż</text:span>e moje rezygnacje nie mogą iść zbyt daleko. Ja nie mam zamiaru przyjmować prawa członków naszego stowarzyszenia do zakładania sto<text:span text:style-name="T2127">wa</text:span>rzyszen<text:span text:style-name="T2128">ia.<text:s/></text:span>Ja oczekuję legalizacji poprzez ewentualny wpis do rejestru, nawet bez słowa legalizacja, jeżeli ono miałoby państwa razić.</text:p>
      <text:p text:style-name="P2129">/Głos: Nie, ono nas nie razi/.</text:p>
      <text:p text:style-name="P2130">Bo to stowarzyszenie, którego ja jestem prezesem istniało, istnieje,<text:s/><text:span text:style-name="T2131">i</text:span><text:s/>będzie istniało<text:span text:style-name="T2132">.</text:span><text:s/>Myślę,<text:s/><text:span text:style-name="T2133">że</text:span><text:s/>po prostu chodzi o usunięcie fatalnej sytuacji społeczno-prawnej, która w tej chwili powstała w wyniku takich, a nie innych działań, których ju<text:span text:style-name="T2134">ż</text:span><text:s/>nie będziemy określa<text:span text:style-name="T2135">ć</text:span><text:s/>i do których nie chcielibyśmy wracać<text:span text:style-name="T2136">.</text:span></text:p>
      <text:p text:style-name="P2137">Chciałbym tutaj oczekiwać decyzji politycznych, jeżeli możliwe<text:span text:style-name="T2138"><text:s/></text:span>są przy tym stole lub też wniosku o decyzje polityczne, bo przecież prowadzimy tu rozmowy polityczne, a nie ściśle tylko<text:s/><text:span text:style-name="T2139">ad</text:span>ministracyjno-prawne<text:span text:style-name="T2140">.</text:span></text:p>
      <text:p text:style-name="P2141">Wydaje mi się, że przy dobrej woli z obu stron można znaleźć formułę, która uwzględni, przyjmie zasadę legalizacji czy też powiedzmy przez wpis do rejestru tychże stowarzyszeń, natomiast zaleci rozwiązanie problemu majątku w trybie polubownym uwzględn<text:span text:style-name="T2142">ia</text:span>jącym pewne podstawowe zasady podziału<text:span text:style-name="T2143">.</text:span><text:s/>Bo chciałbym wyjaśnić<text:s/><text:span text:style-name="T2144">-</text:span><text:s/>przecież my nie chcemy nikomu wyrywać niczego z gardła.</text:p>
      <text:p text:style-name="P2145">Problem polega tylko na tym, że jeżeli Stowarzyszenie Dziennikarzy Polskiej Rzeczypospolit<text:span text:style-name="T2146">ej</text:span><text:s/>Ludowej ma tam pewien procent określony naszych byłych członków, to niech w proporcji do tego ma część majątku<text:span text:style-name="T2147">.</text:span><text:s/>A biblioteka na przykład może i powinna być wspólna, bo przecież nie będziemy dzielić księgozbioru, zbioru czasopism itd.,<text:s/><text:span text:style-name="T2148">i</text:span>td.</text:p>
      <text:p text:style-name="P2149">A<text:s/>więc jest to kwestia do rozwiązania<text:span text:style-name="T2150">.</text:span><text:s/>Ludzie, którzy sprawują władzę polityczną w tym kraju mogą porozumieć s<text:span text:style-name="T2151">i</text:span>ę ze swoimi kolegami z tej samej partii, czy też z tych samych stronnictw<text:s/><text:span text:style-name="T2152">ż</text:span>eby razem<text:s/><text:soft-page-break/>uzgodnić pewien polubowny tryb rozwiązania problemu, który naprawdę nie musi być konfliktowy i naprawdę nie wymaga poszukiwania rozwiązań na drodze cywilno-prawnej<text:span text:style-name="T2153">.</text:span></text:p>
      <text:p text:style-name="P2154">Sądzę, że w tej kwestii moglibyśmy tutaj znaleźć porozumienie, tylko jak powiedziałem, pod warunkiem że państwo rzeczywiście tego chcą,<text:s/><text:span text:style-name="T2155">że</text:span><text:s/>nie jest to tylko jakiś jeden kolejny<text:s/>wybieg tak jak do tej pory<text:span text:style-name="T2156">.</text:span></text:p>
      <text:p text:style-name="P2157">Dziękuję bardzo<text:span text:style-name="T2158">.</text:span></text:p>
      <text:p text:style-name="P2159"><text:span text:style-name="T2160">Ob</text:span><text:span text:style-name="T2161">.</text:span><text:span text:style-name="T2162"><text:s/>Szczepań</text:span><text:span text:style-name="T2163">sk</text:span><text:span text:style-name="T2164">i</text:span>:</text:p>
      <text:p text:style-name="P2165">Panie ministrze, jeśli można<text:span text:style-name="T2166">.</text:span><text:s/>Ja chciałbym zwrócić uwagę na pewne okoliczności mające jakieś praktyczne znaczenie. Za parę dni - 2 o ile się nie mylę kwietnia /przepraszam - marca<text:span text:style-name="T2167">/</text:span><text:s/>ma się odby<text:span text:style-name="T2168">ć</text:span><text:s/>zjazd delegatów tego oficjalnego Związku Literatów Polskich<text:span text:style-name="T2169">.</text:span></text:p>
      <text:p text:style-name="P2170">Sądzę<text:span text:style-name="T2171">,</text:span><text:s/>że jakaś deklaracja z naszej strony może wpłynąć na pewne decyzje, które zapadną na tym zjeździe<text:span text:style-name="T2172">.</text:span><text:s/>Z tego względu wydaje mi się<text:span text:style-name="T2173">,</text:span><text:s/>że ta kontrowersyjna sprawa majątkowa powinna zostać u<text:span text:style-name="T2174">wzg</text:span>lędniona w programie ich debat<text:span text:style-name="T2175">.</text:span><text:s/>I dlatego - mnie się wydaje - że nie przesądzając o ostatecznej formule można by zapr<text:span text:style-name="T2176">oj</text:span>ektować jakieś takie zalecenie, że w wypadku stowarzyszeń czy środowisk podzielonych przewiduje się rozważenie uregulowania kwestii majątku dawnych stowarzyszeń, rozumiem tu polubowne.</text:p>
      <text:p text:style-name="P2177"><text:span text:style-name="T2178">Min.<text:s/></text:span><text:span text:style-name="T2179">B</text:span><text:span text:style-name="T2180">rol</text:span>:</text:p>
      <text:p text:style-name="P2181">Taka właśnie ogólna formuła, którą tutaj pan Szczepański zaproponował, ona wydaje się najbardziej do przyjęcia. Bo wtedy nie wchodzimy w decyzje administracyjne<text:s/><text:span text:style-name="T2182">-</text:span><text:s/>po pierwsze i nie określamy w jaki sposób, polubown<text:span text:style-name="T2183">ie.</text:span></text:p>
      <text:p text:style-name="P2184"><text:span text:style-name="T2185">Ob</text:span><text:span text:style-name="T2186">.</text:span><text:span text:style-name="T2187"><text:s/>Szczepańsk</text:span><text:span text:style-name="T2188">i</text:span>:</text:p>
      <text:p text:style-name="P2189">Natomiast jest to jaka<text:span text:style-name="T2190">ś</text:span><text:s/>wskazówka już dla tych zarządów stowarzyszeń<text:span text:style-name="T2191">.</text:span></text:p>
      <text:p text:style-name="P2192"><text:span text:style-name="T2193">Min</text:span><text:span text:style-name="T2194">.</text:span><text:span text:style-name="T2195"><text:s/>Bro</text:span><text:span text:style-name="T2196">l</text:span>:</text:p>
      <text:p text:style-name="P2197">Tylko rzecz jeszcze polega na czym? Dlaczego ja tutaj m<text:span text:style-name="T2198">ó</text:span>wię<text:span text:style-name="T2199"><text:s/></text:span>o członkach, a nie o związkach? Dlatego, że po prostu Związek Literatów Polskich istnieje i on nie mógłby w tym<text:s/>wykazie tych wymienionych figurować.</text:p>
      <text:p text:style-name="P2200">Tu nie chodzi o nazw<text:span text:style-name="T2201">ę,</text:span><text:s/>wiadomo w jakim to jest kontekście powołany, tylko że Związek Literatów istnieje<text:span text:style-name="T2202">.</text:span><text:s/>A więc legalizacja Związku Literatów Polskich nie mogłaby wchodzi<text:span text:style-name="T2203">ć</text:span><text:s/>w rachubę w tej nazwie.</text:p>
      <text:p text:style-name="P2204"><text:span text:style-name="T2205"><text:s text:c="29"/></text:span><text:span text:style-name="T2206">:</text:span></text:p>
      <text:p text:style-name="P2207">Panie ministrze, ja chciałem zaproponować tekst, jeśli tak można powiedzieć, naszego porozumienia w sprawie majątku.</text:p>
      <text:p text:style-name="P2208">„Nie przesądzając o trybie odzyskania majątku rozwiązanych stowarzyszeń, uczestnicy obrad podkreślają konieczność uzyskania sprawiedliwego porozumienia wyrażającego się w decyzji odpowiednich władz państwowych lub w drodze bezpośrednich negocjacji”.</text:p>
      <text:p text:style-name="P2209">Pozwolę sobie powiedzieć tylko celem wyjaśnienia, że ta decyzja odpowiednich władz państwowych dotyczyć może Związku Polskich Artystów Plastyków, ponieważ ich majątek przeszedł na własność państwa, pozostałe stowarzyszenia uzgodnią to w dr<text:span text:style-name="T2210">o</text:span>dze bezpośrednich negocjacji.</text:p>
      <text:p text:style-name="P2211">Dziękuję bardzo.</text:p>
      <text:p text:style-name="P2212"><text:span text:style-name="T2213">Przewodniczący - min.<text:s/></text:span><text:span text:style-name="T2214">Br</text:span><text:span text:style-name="T2215">ol</text:span>:</text:p>
      <text:p text:style-name="P2216">Czy jeszcze ktoś w sprawie tego tekstu ogólnie chciałby si<text:span text:style-name="T2217">ę</text:span><text:s/>wypowiedz<text:span text:style-name="T2218">ie</text:span>ć?</text:p>
      <text:soft-page-break/>
      <text:p text:style-name="P2219"><text:span text:style-name="T2220"><text:s text:c="29"/></text:span><text:span text:style-name="T2221">:</text:span></text:p>
      <text:p text:style-name="P2222">Ja mam tylko pytanie ogólne - tam są wymieniane tylko<text:s/><text:span text:style-name="T2223">4</text:span><text:s/>związki.</text:p>
      <text:p text:style-name="P2224"><text:span text:style-name="T2225">Min. Brol</text:span>:</text:p>
      <text:p text:style-name="P2226">Między innymi.</text:p>
      <text:p text:style-name="P2227"><text:span text:style-name="T2228"><text:s text:c="29"/></text:span><text:span text:style-name="T2229">:</text:span></text:p>
      <text:p text:style-name="P2230">Natomiast tych stowarzyszeń było więcej rozwiązanych, o ile mi wiadomo.</text:p>
      <text:p text:style-name="P2231"><text:span text:style-name="T2232">M</text:span><text:span text:style-name="T2233">i</text:span><text:span text:style-name="T2234">n. Brol</text:span>:</text:p>
      <text:p text:style-name="P2235">Nie ma potrzeby,<text:s/><text:span text:style-name="T2236">ż</text:span>eby<text:span text:style-name="T2237">ś</text:span>my wszystkie wymieniali wyczerpująco. Po prostu dajemy m<text:span text:style-name="T2238">.</text:span>in.</text:p>
      <text:p text:style-name="P2239"><text:span text:style-name="T2240"><text:s text:c="29"/></text:span><text:span text:style-name="T2241">:</text:span></text:p>
      <text:p text:style-name="P2242">Nie, ale jest dużo wi<text:span text:style-name="T2243">ę</text:span>cej rozwiązanych<text:span text:style-name="T2244">.</text:span><text:s/>Zarówno po tej jak i po tamtej stronie. Zarówno była rozwiązana<text:s/>„Kuźnica”, było tam ileś innych stowarzyszeń rozwiązanych.</text:p>
      <text:p text:style-name="P2245"><text:span text:style-name="T2246">Ob. Grabska</text:span>:</text:p>
      <text:p text:style-name="P2247">Ale to w okresie stanu wojennego była rozwiązana<text:s/>„Kuźnica”?</text:p>
      <text:p text:style-name="P2248"><text:span text:style-name="T2249"><text:s text:c="29"/></text:span><text:span text:style-name="T2250">:</text:span></text:p>
      <text:p text:style-name="P2251">Tak. W związku z tym mam pytanie - ile takich stowarzyszeń zostało w ogóle rozwiązanych w stanie wojennym i jakie to stowarzyszenia, tak przy okazji. Bo my tylko mówimy o czterech stowarzyszen<text:span text:style-name="T2252">ia</text:span>ch.</text:p>
      <text:p text:style-name="P2253"><text:span text:style-name="T2254">Ob. Grabska</text:span>:</text:p>
      <text:p text:style-name="P2255">A gdyby tu doda<text:span text:style-name="T2256">ć</text:span><text:s/>słowo<text:s/><text:span text:style-name="T2257">„</text:span>wszystkich”<text:s/>i wtedy będzie między innymi. Ale wtedy...</text:p>
      <text:p text:style-name="P2258">Czy takie propozycje zmian jaki tutaj pan proponował czy byłoby to możliwe?</text:p>
      <text:p text:style-name="P2259"><text:span text:style-name="T2260">Min.<text:s/></text:span><text:span text:style-name="T2261">Bro</text:span><text:span text:style-name="T2262">l</text:span>:</text:p>
      <text:p text:style-name="P2263">Ja myślę<text:span text:style-name="T2264">,</text:span><text:s/>że w taki sposób skrótowy, w drodze porozumienia, bo to są już decyzje administracyjne, to wiadomo. Tu nie w tym jest rzecz. Rzecz natomiast jest w istniejących stowarz<text:span text:style-name="T2265">ys</text:span>zeniach.</text:p>
      <text:p text:style-name="P2266">A więc ta formuła pana Szczepańskiego jest najbardziej trafna dlatego, że po prostu mówi o polubownym załatwieniu sprawy.</text:p>
      <text:p text:style-name="P2267"><text:span text:style-name="T2268">O</text:span><text:span text:style-name="T2269">b.</text:span><text:span text:style-name="T2270"><text:s/>Grabska</text:span>:</text:p>
      <text:p text:style-name="P2271">Zostaje wobec tego sprawa tych decyzji - pierwszego zdania:<text:s/><text:span text:style-name="T2272">„</text:span>wyrażają przekonanie potrzeby szybkiej decyzji politycznych przywracających”<text:s/><text:span text:style-name="T2273">—</text:span><text:s/>pan postuluje zamiast przywracających<text:s/>„prawo do istnienia<text:span text:style-name="T2274">”</text:span><text:s/>szybkich decyzji umożliwia<text:span text:style-name="T2275">ją</text:span>cych legalizację<text:span text:style-name="T2276">.</text:span></text:p>
      <text:p text:style-name="P2277"><text:span text:style-name="T2278">Min. Brol</text:span>:</text:p>
      <text:p text:style-name="P2279">Legalizujących<text:span text:style-name="T2280">.</text:span><text:s/>A może<text:s/>by<text:span text:style-name="T2281">ś</text:span>my<text:s/>rzeczywiście taką jakąś małą grupę tu powołali - niech redagują.</text:p>
      <text:p text:style-name="P2282"><text:span text:style-name="T2283">Ob.<text:s/></text:span><text:span text:style-name="T2284">G</text:span><text:span text:style-name="T2285">rabska</text:span>:</text:p>
      <text:p text:style-name="P2286">Dobrze, niech ta grupa do dogra. To proszę państwa kto by był<text:span text:style-name="T2287">?</text:span></text:p>
      <text:p text:style-name="P2288"><text:span text:style-name="T2289">Min. Brol</text:span>:</text:p>
      <text:p text:style-name="P2290">To pan min<text:span text:style-name="T2291">.</text:span><text:s/>Bafia?</text:p>
      <text:p text:style-name="P2292"><text:span text:style-name="T2293">O</text:span><text:span text:style-name="T2294">b.</text:span><text:span text:style-name="T2295"><text:s/>Grab</text:span><text:span text:style-name="T2296">sk</text:span><text:span text:style-name="T2297">a</text:span>:</text:p>
      <text:p text:style-name="P2298">To w takim razie pani, pan i kto jeszcze z naszej strony<text:span text:style-name="T2299">.</text:span></text:p>
      <text:p text:style-name="P2300"><text:span text:style-name="T2301">P</text:span><text:span text:style-name="T2302">ro</text:span><text:span text:style-name="T2303">f</text:span><text:span text:style-name="T2304">.</text:span><text:span text:style-name="T2305"><text:s/></text:span><text:span text:style-name="T2306">B</text:span><text:span text:style-name="T2307">afia</text:span>:</text:p>
      <text:p text:style-name="P2308">Ja chciałem jeszcze tylko tutaj zwróci<text:span text:style-name="T2309">ć</text:span><text:s/>uwagę na taką rzecz, że powinien tu być jeszcze jakiś tytuł<text:span text:style-name="T2310">.</text:span><text:s/>P<text:span text:style-name="T2311">ra</text:span>wdopodobn<text:span text:style-name="T2312">ie</text:span><text:s/>powinno się to nazywać<text:s/>„Deklaracja intencji politycznych w sprawie stowarzyszeń”, czy<text:s/><text:soft-page-break/><text:span text:style-name="T2313">„</text:span>Deklaracja intencji politycznych”. To już pod rozwagę redakcji.</text:p>
      <text:p text:style-name="P2314">Po drugie - chciałbym postawić pytanie do rozstrzygnięcia - czy to jest już deklaracja, czy to będzie projekt deklaracji, którą powinien podjąć cały zespół, bo to jest tylko grupa robocza. Jego moc będzie wtedy właściwsza, jeżeli cały zespół<text:span text:style-name="T2315">.</text:span><text:s/>A więc to trzeba jeszcze rozstrzygnąć<text:span text:style-name="T2316">.</text:span><text:s/><text:span text:style-name="T2317">I</text:span><text:s/>jeszcze w tym zdaniu końcowym, to tu co prawda są wybitni specjaliści od tych spraw, ale decyzje administracyjne powinny by<text:span text:style-name="T2318">ć</text:span><text:s/>podjęte przez odpowiednie władze administracyjne pod rządami dotychczasowego prawa o stowarzyszeniach, w trybie uzgodnionym<text:span text:style-name="T2319">.</text:span></text:p>
      <text:p text:style-name="P2320">Jeżeli decyzja administracyjna<text:s/><text:span text:style-name="T2321">-</text:span><text:s/>to chyba nie w trybie uzgodnionym<text:span text:style-name="T2322">.</text:span><text:s/>Co?</text:p>
      <text:p text:style-name="P2323"><text:span text:style-name="T2324">Mi</text:span><text:span text:style-name="T2325">n</text:span><text:span text:style-name="T2326">.</text:span><text:span text:style-name="T2327"><text:s/></text:span><text:span text:style-name="T2328">Bro</text:span><text:span text:style-name="T2329">l</text:span>:</text:p>
      <text:p text:style-name="P2330">Na wniosek zainteresowanych<text:span text:style-name="T2331">.</text:span></text:p>
      <text:p text:style-name="P2332"><text:span text:style-name="T2333">Prof</text:span><text:span text:style-name="T2334">.</text:span><text:span text:style-name="T2335"><text:s/>Bafia</text:span>:</text:p>
      <text:p text:style-name="P2336">Wła<text:span text:style-name="T2337">ś</text:span>nie<text:span text:style-name="T2338">,</text:span><text:s/>na wniosek zainteresowanych, bo tryb uzgodniony do decyzji nie pasuje, prawda, tak<text:span text:style-name="T2339">.</text:span></text:p>
      <text:p text:style-name="P2340">To takie tylko jeszcze uwagi do wykorzystania.</text:p>
      <text:p text:style-name="P2341"><text:span text:style-name="T2342">Min.<text:s/></text:span><text:span text:style-name="T2343">Br</text:span><text:span text:style-name="T2344">ol</text:span>:</text:p>
      <text:p text:style-name="P2345">Proszę bardzo -<text:s/><text:span text:style-name="T2346">pa</text:span>ni Grabska<text:span text:style-name="T2347">.</text:span></text:p>
      <text:p text:style-name="P2348"><text:span text:style-name="T2349">O</text:span><text:span text:style-name="T2350">b.</text:span><text:span text:style-name="T2351"><text:s/>Grabska</text:span>:</text:p>
      <text:p text:style-name="P2352">Ja myślę,<text:s/><text:span text:style-name="T2353">że</text:span><text:s/>to jednak powinna by<text:span text:style-name="T2354">ć</text:span><text:s/>deklarac<text:span text:style-name="T2355">ja</text:span><text:s/><text:span text:style-name="T2356">-</text:span><text:s/>powiedzmy no można powiedzieć - grupy roboczej intencji, jeżeli chodzi o uściślenie, ale jednak, żeby to nie był tylko projekt<text:span text:style-name="T2357">.</text:span><text:s/>Bo jeżeli my to damy jako już deklarację pewną, to to ma inne znaczenie chociażby na te rozmowy<text:s/>„stolika”, który się zbiera pierwszego - jeżeli to jest tylko projekt, no to właściwie jest<text:span text:style-name="T2358">.</text:span>.. Chodzi o to, że my to między sobą żeśmy uzgodnili, można powiedzieć grupy roboczej, prawda.</text:p>
      <text:p text:style-name="P2359">Stanowisko grupy roboczej.</text:p>
      <text:p text:style-name="P2360"><text:span text:style-name="T2361">Min.<text:s/></text:span><text:span text:style-name="T2362">Bro</text:span><text:span text:style-name="T2363">l</text:span>:</text:p>
      <text:p text:style-name="P2364">Tak, stanowisko grupy roboczej - można.</text:p>
      <text:p text:style-name="P2365"><text:span text:style-name="T2366">Ob. Grabska</text:span>:</text:p>
      <text:p text:style-name="P2367">To w takim razie byśmy poprosili tę grupę.</text:p>
      <text:p text:style-name="P2368"><text:span text:style-name="T2369">Min. Brol</text:span>:</text:p>
      <text:p text:style-name="P2370">Państwo by si<text:span text:style-name="T2371">ę</text:span><text:s/>gdzieś tam za salą zebrali, tam są stoliczki. Bardzo prosimy<text:span text:style-name="T2372">.</text:span></text:p>
      <text:p text:style-name="P2373"><text:span text:style-name="T2374">O</text:span><text:span text:style-name="T2375">b.</text:span><text:span text:style-name="T2376"><text:s/>G</text:span><text:span text:style-name="T2377">ra</text:span><text:span text:style-name="T2378">bska</text:span>:</text:p>
      <text:p text:style-name="P2379">Tak i wtedy możemy przejś<text:span text:style-name="T2380">ć</text:span><text:s/>do dalszej dyskusji<text:span text:style-name="T2381">.</text:span></text:p>
      <text:p text:style-name="P2382"><text:span text:style-name="T2383">Min. Brol</text:span>:</text:p>
      <text:p text:style-name="P2384"><text:span text:style-name="T2385">W</text:span><text:s/>takim razie przechodzimy do projektu ustawy o stowarzyszeniach, do tych spraw<text:span text:style-name="T2386">.</text:span></text:p>
      <text:p text:style-name="P2387">Powstaje pierwsze pytanie jeszcze - czy zamknąć t<text:span text:style-name="T2388">ą</text:span><text:s/>sprawę harcerstwa, ponieważ jeszcze do końca - jak sądzę - nie została ona wyjaśniona<text:span text:style-name="T2389">.</text:span><text:s/>Bo zaproponowałem jednocześnie ewentualne przeredagowanie tego przepisu, aby on chronił pewną symbolikę, mówił - umownie - pewną symbolikę, jasno określoną każdego stowarzyszenia<text:span text:style-name="T2390">.</text:span><text:s/>I co do tego też bym prosił, ażebyście państwo zajęli jakieś stanowisko<text:span text:style-name="T2391">.</text:span><text:s/>Bo to jest ważne dla tych, którzy ewentualnie będą następnie redagować ten przepis<text:span text:style-name="T2392">.</text:span><text:s/>Jak sądzę, powinniśmy jednak szuka<text:span text:style-name="T2393">ć</text:span><text:s/>tu jakiegoś możliwego do przyjęcia wspólnego stanowiska w tej bardzo drażliwej sprawie<text:span text:style-name="T2394">.</text:span></text:p>
      <text:p text:style-name="P2395">Proszę bardzo<text:span text:style-name="T2396">.</text:span></text:p>
      <text:soft-page-break/>
      <text:p text:style-name="P2397"><text:span text:style-name="T2398">Ob.<text:s/></text:span><text:span text:style-name="T2399">Grabs</text:span><text:span text:style-name="T2400">ka</text:span>:</text:p>
      <text:p text:style-name="P2401"><text:span text:style-name="T2402">Ja</text:span><text:s/>bym chciała tutaj się dowiedzieć może od kol<text:span text:style-name="T2403">.</text:span><text:s/>Ambroziaka jak tą sprawę prawo dotychczasowe, o którym mówił, że reguluje sprawę własności munduru, odznak itd<text:span text:style-name="T2404">.</text:span><text:s/>reguluje<text:span text:style-name="T2405">.</text:span><text:s/>Bo jeżeli to jest już prawnie uregulowane, to nie ma potrzeby powtarzać danej regulacji w ustawie<text:span text:style-name="T2406">.</text:span><text:s/>Ale może by nam pan Ambroziak powiedział jak brzmi uregulowanie obecne tej ustawy<text:span text:style-name="T2407">,</text:span><text:s/>którą cytował.</text:p>
      <text:p text:style-name="P2408"><text:span text:style-name="T2409">O</text:span><text:span text:style-name="T2410">b</text:span><text:span text:style-name="T2411">.</text:span><text:span text:style-name="T2412"><text:s/>Ambroziak</text:span>:</text:p>
      <text:p text:style-name="P2413">/<text:span text:style-name="T2414">...</text:span>/<text:s/><text:span text:style-name="T2415">p</text:span>o prostu ustawa okre<text:span text:style-name="T2416">ś</text:span>la i mówi o odznakach i mundurach, i dzieli na przykład na honorowe, organizacyjne i okolicznościowe<text:span text:style-name="T2417">.</text:span><text:s/>Organizacyjne to te, które dotyczą tego tematu czyli ha<text:span text:style-name="T2418">rc</text:span>ersk<text:span text:style-name="T2419">ie</text:span>go. To są odznaki, które stanowią wyróżnienie czy odznaczenie organizacji społecznej, spółdzielczej lub innej jednostki organizacyjnej, bądź przynależności do takiej organiz<text:span text:style-name="T2420">a</text:span>cji. Te odznaki dla poszczególnych grup społecznych, szczególnie stowarzyszeniowych ustalają ich organizacje. Ustawa mówi co prawda, że w porozumieniu z Centralną Radą Związków Zawodowych, ale takowej nie ma więc muszą one należe<text:span text:style-name="T2421">ć</text:span><text:s/>do organizacji już własnych.</text:p>
      <text:p text:style-name="P2422">Jeżeli chodzi o mundur, to ustawa określa, że mundurem jest ubiór lub jego części służące oznaczeniu przynależności do określonej jednostki organizacyjnej lub wykonywania określonych funkcji albo służby. I Rada Ministrów ustala mundury i określa osoby uprawnione do ich noszenia oraz ustala wzór i kolor munduru.</text:p>
      <text:p text:style-name="P2423">Rada Ministrów, wszystkich rozporządzeń wykonawczych nie znam, ale na pewno wydała dotyczące na przykład straży przemysłowej, to wiem<text:span text:style-name="T2424">.</text:span><text:s/>Ale chyba o harcerstwie nie, bo to zostawiła statutom wewnątrzorganizacyjnym<text:span text:style-name="T2425">.</text:span></text:p>
      <text:p text:style-name="P2426"><text:span text:style-name="T2427">/</text:span>G<text:span text:style-name="T2428">ł</text:span>os z sali na wyciszeniu/.</text:p>
      <text:p text:style-name="P2429">Dobrze, ale statut jest częścią także danej organizacji. I jeżeli określa ten statut, że jego odznaką jest taka i taka, a mundur wygląda tak i tak, no to siłą rzeczy to jest ochrona.<text:s/><text:span text:style-name="T2430">W</text:span><text:s/>związku z tym, że jest to organizacja społeczna, to także wynik z tej ustawy, moim zdaniem. Może tu się mylę, ale jednak w uproszczeniu twierdzę, że ta ustawa chroni pewne podmioty do samodzielnego opisania swoich odznak czy określenia swojego munduru<text:span text:style-name="T2431">.</text:span></text:p>
      <text:p text:style-name="P2432">Zresztą w artykule, ale on si<text:span text:style-name="T2433">ę</text:span><text:s/>odnosi tylko do Ludowego Wojska Polskiego i Milicji Obywatelsk<text:span text:style-name="T2434">ie</text:span>j, a więc jakby tu są odrębne przepisy<text:span text:style-name="T2435">.</text:span><text:s/>W każdym razie tutaj co do harcerstwa nie ma co do munduru określenia jakiegoś szczegółowego, tylko jest definicja co to jest mundur<text:span text:style-name="T2436">.</text:span></text:p>
      <text:p text:style-name="P2437">I tyle co do te<text:span text:style-name="T2438">j</text:span><text:s/>ustawy<text:span text:style-name="T2439">.</text:span><text:s/>W każdym razie odznak<text:span text:style-name="T2440">i</text:span><text:s/>ta ustawa na pewno także chroni<text:span text:style-name="T2441">.</text:span></text:p>
      <text:p text:style-name="P2442"><text:span text:style-name="T2443">Ob</text:span><text:span text:style-name="T2444">.</text:span><text:span text:style-name="T2445"><text:s/>Gr</text:span><text:span text:style-name="T2446">a</text:span><text:span text:style-name="T2447">bsk</text:span><text:span text:style-name="T2448">a</text:span>:</text:p>
      <text:p text:style-name="P2449"><text:span text:style-name="T2450">Ja</text:span><text:s/>jeszcze raz chciałabym prosić o głos<text:span text:style-name="T2451">.</text:span>.<text:span text:style-name="T2452">.</text:span></text:p>
      <text:p text:style-name="P2453"><text:span text:style-name="T2454"><text:s text:c="29"/></text:span><text:span text:style-name="T2455">:</text:span></text:p>
      <text:p text:style-name="P2456">Ja nie wiem czy jest konieczne tworzenie. Prawo nasze przedwojenne, te które do dziś dnia obowiązywało nie mówiło nic o tym. Jeżeli ja znam prawo francuskie, to z 1901 roku, to ono też nic nie mówi o<text:s/><text:span text:style-name="T2457">j</text:span>akiejś specjalnej ochronie symboli<text:span text:style-name="T2458">.</text:span><text:s/>Prawo włoskie czy prawo austriackie czy prawo nawet RFN-owskie o stowarzyszeniach, które się składa z trzech części, bo część przepisów w prawie RFN<text:span text:style-name="T2459">-</text:span>owskim o stowarzyszeniach<text:s/><text:span text:style-name="T2460">-</text:span><text:s/>nazwijmy to w prawie federalnym o stowarzys<text:span text:style-name="T2461">ze</text:span>n<text:span text:style-name="T2462">iach,</text:span><text:s/>kodeksie karnym i kodeksie cywilnym. A więc na trzy te odrębne działy. Tam także się nie zajmują jakby ochroną symboli czy innych<text:s/><text:soft-page-break/>odznak itd<text:span text:style-name="T2463">.</text:span><text:s/>Wychodząc z założenia, że ponieważ to są chronione przez ogólne przepisy kodeksu cywilnego, jakże ta część stowarzyszeniowa podobnie zresztą jest w prawie włoskim, istnieje w zapisach tego przepisu prawa, to wszystkie nazwy czyli nazewnictwo jest chronione przez to prawo.<text:s/><text:span text:style-name="T2464">I</text:span><text:s/>tak było też u nas traktowane na gruncie dzisiejszej ustawy.</text:p>
      <text:p text:style-name="P2465">Było niemożliwe, ja pomijam w tej chwili as<text:span text:style-name="T2466">p</text:span>ekty polityczne tylko mówię<text:s/><text:span text:style-name="T2467">-</text:span><text:s/>praktyczne, było niemożliwe za<text:span text:style-name="T2468">reje</text:span>strowan<text:span text:style-name="T2469">ie</text:span><text:s/>nawet<text:s/>na gruncie rozporządzenia Prezydenta Rzeczypospolitej jaki<text:span text:style-name="T2470">eg</text:span>okolwiek stowarzyszenia<text:s/><text:span text:style-name="T2471">o</text:span><text:s/>tej samej nazwie<text:span text:style-name="T2472">.</text:span><text:s/>Zawsze ten wyróżnik nazwy mus<text:span text:style-name="T2473">ia</text:span>ł by<text:span text:style-name="T2474">ć</text:span>.</text:p>
      <text:p text:style-name="P2475"><text:span text:style-name="T2476">Min.<text:s/></text:span><text:span text:style-name="T2477">Bro</text:span><text:span text:style-name="T2478">l</text:span>:</text:p>
      <text:p text:style-name="P2479">Nie, nazwa to jest niewątpliwie chroniona i w dotychczasowym prawie, i w projekcie<text:span text:style-name="T2480">.</text:span></text:p>
      <text:p text:style-name="P2481"><text:span text:style-name="T2482"><text:s text:c="29"/></text:span><text:span text:style-name="T2483">:</text:span></text:p>
      <text:p text:style-name="P2484">Przepraszam bardzo, symbol może być chroniony jeżeli jest zalegal<text:span text:style-name="T2485">iz</text:span>owany w urzędzie patentowym<text:span text:style-name="T2486">.</text:span></text:p>
      <text:p text:style-name="P2487"><text:span text:style-name="T2488">Min.<text:s/></text:span><text:span text:style-name="T2489">Bro</text:span><text:span text:style-name="T2490">l</text:span>:</text:p>
      <text:p text:style-name="P2491">Symbol handlowy.</text:p>
      <text:p text:style-name="P2492"><text:span text:style-name="T2493"><text:s text:c="29"/></text:span><text:span text:style-name="T2494">:</text:span></text:p>
      <text:p text:style-name="P2495">Nie tylko handlowy. Również znak<text:span text:style-name="T2496">..</text:span>. Jeżeli znak nie jest chroniony przez Urząd Patentowy, to każdy inny może go używa<text:span text:style-name="T2497">ć.<text:s/></text:span>I należałoby to sprawdzi<text:span text:style-name="T2498">ć</text:span><text:s/>naprawdę<text:span text:style-name="T2499">.</text:span><text:s/>Dlatego, że to jest..<text:span text:style-name="T2500">.</text:span></text:p>
      <text:p text:style-name="P2501"><text:span text:style-name="T2502"><text:s text:c="29"/></text:span><text:span text:style-name="T2503">:</text:span></text:p>
      <text:p text:style-name="P2504">Ja myślę, że to reguluje prawo wynalazcze, a te stowarzyszenia nie można podciągać pod praw<text:span text:style-name="T2505">o</text:span><text:s/>wynalazcze.</text:p>
      <text:p text:style-name="P2506"><text:span text:style-name="T2507">Min</text:span><text:span text:style-name="T2508">.</text:span><text:span text:style-name="T2509"><text:s/>Brol</text:span><text:span text:style-name="T2510">:</text:span></text:p>
      <text:p text:style-name="P2511">Nie jest<text:span text:style-name="T2512">.</text:span></text:p>
      <text:p text:style-name="P2513"><text:span text:style-name="T2514"><text:s text:c="29"/></text:span><text:span text:style-name="T2515">:</text:span></text:p>
      <text:p text:style-name="P2516">To nie jest opatentowana, tylko że się wykupuje znak prawo ochrony. I prawo chroni wtedy znak.</text:p>
      <text:p text:style-name="P2517"><text:span text:style-name="T2518"><text:s text:c="29"/></text:span><text:span text:style-name="T2519">:</text:span></text:p>
      <text:p text:style-name="P2520">Ale to jest jednak z prawa wynalazczego czy handlowego<text:span text:style-name="T2521">.</text:span></text:p>
      <text:p text:style-name="P2522"><text:span text:style-name="T2523"><text:s text:c="29"/></text:span><text:span text:style-name="T2524">:</text:span></text:p>
      <text:p text:style-name="P2525">Noe, ja bym proponował, żebyśmy jednak to sprawdzili. Dotyczy<text:span text:style-name="T2526"><text:s/></text:span>to znaków ochronnych, firmowych tudzież innych. Jeśli jest firma jakakolwiek - to nie tylko chodzi o to że handlowa, niehandlowa.<text:s/>Po prostu<text:s/><text:span text:style-name="T2527">m</text:span>o<text:span text:style-name="T2528">ż</text:span>e ochroni<text:span text:style-name="T2529">ć</text:span><text:s/>swó<text:span text:style-name="T2530">j</text:span><text:s/>znak<text:span text:style-name="T2531">.</text:span><text:s/>To znaczy wykupić prawo tylko i wyłącznie do wyłączności używania<text:span text:style-name="T2532">.</text:span><text:s/>Należałoby to sprawdzić<text:span text:style-name="T2533">.</text:span></text:p>
      <text:p text:style-name="P2534"><text:span text:style-name="T2535">M</text:span><text:span text:style-name="T2536">in.<text:s/></text:span><text:span text:style-name="T2537">Br</text:span><text:span text:style-name="T2538">ol</text:span>:</text:p>
      <text:p text:style-name="P2539">Ja rozumiem wypowiedź pana Ambroziaka w ten sposób, że uważa, i<text:span text:style-name="T2540">ż</text:span><text:s/>sprawa tej całej symboliki harcerskiej powinna by<text:span text:style-name="T2541">ć<text:s/></text:span>rozpatrywana na gruncie tej ustawy z 1978 roku w sprawie odznak i mundurów. Tak?</text:p>
      <text:p text:style-name="P2542">/Głos z sali na wyciszeniu/.</text:p>
      <text:p text:style-name="P2543">Wi<text:span text:style-name="T2544">ę</text:span>c właśnie nie znamy praktyki. A jak to w ogóle wygląda czy harcerstwo ma jakieś na tym tle i czy w ogóle jest potrzebna taka ochrona w ustawie o stowarzyszeniach.</text:p>
      <text:p text:style-name="P2545"><text:span text:style-name="T2546">O</text:span><text:span text:style-name="T2547">b. Cza</text:span><text:span text:style-name="T2548">rn</text:span><text:span text:style-name="T2549">o</text:span><text:span text:style-name="T2550">ta</text:span><text:span text:style-name="T2551">:</text:span></text:p>
      <text:p text:style-name="P2552">Sądząc chociażby z dzisiejszej dyskusji jest widocznie potrzebna dlatego, że podstawową rzeczą, której<text:s/><text:soft-page-break/>domaga się strona domagająca się pluralizmu harcerstwa jest to w gruncie rzeczy domaganie się korzystania z tych samych identyf<text:span text:style-name="T2553">ik</text:span>atorów - symboli organizacyjnych, symboli kulturowych dla innych organizacji harcerskich. I to jest istota naszego problemu dzisiaj. Jak również domaganie się nawet nazwy harcerstwa dla wszystkich stowarzysze<text:span text:style-name="T2554">ń</text:span>, które się zamierzają pod tą nazwą zarejestrować<text:span text:style-name="T2555">.</text:span></text:p>
      <text:p text:style-name="P2556">I teraz sytuacja wygląda następująco<text:span text:style-name="T2557">.</text:span><text:s/>Myśmy - jeżeli chodzi o nazwę, żeby nie było wątpliwości. Oczywiście, możemy potraktowa<text:span text:style-name="T2558">ć</text:span><text:s/>sprawę po adwokacku i powiedzie<text:span text:style-name="T2559">ć,</text:span><text:s/>że Związek Harcerstwa Polskiego jest nazwą chronioną, ale Związek Polskiego Harcerstwa już nie jest i Harcerstwa Polskiego Związek również. Ale to po prostu chyba nie o to chodzi<text:span text:style-name="T2560">.</text:span><text:s/>Chodzi chyba po prostu o to, ż<text:span text:style-name="T2561">e</text:span><text:s/>pod pojęciem harcerstwo, znowu pod pojęciem symbolu i kulturowego, i formalnego, rozumiało się zazwyczaj, przez dziesięciolecia jedno stowarzyszenie<text:span text:style-name="T2562">.</text:span><text:s/><text:span text:style-name="T2563">I</text:span><text:s/>to stowarzyszenie znowu od roku 1918 to samo niezmiennie<text:span text:style-name="T2564">.</text:span></text:p>
      <text:p text:style-name="P2565">I teraz jesteśmy w sytuacji jakiej? Związek Harcerstwa Polskiego nie musiał korzysta<text:span text:style-name="T2566">j</text:span><text:s/>z żadnych tego typu mundurowych historii z uwagi na to, że zgodnie z prawem przedw<text:span text:style-name="T2567">oj</text:span>ennym jeszcze, potwierdzonym dwukrotnie po wojnie, był stowarzyszeniem wyższej użyteczności, statut wprawdzie był uchwalany i uzgadniany przez samo stowarzyszenie, ale był nadawany, a więc sankcjonowany<text:s/><text:span text:style-name="T2568">-</text:span><text:s/>rzekłbym - powagą nadania przez władzę państwową<text:span text:style-name="T2569">.<text:s/></text:span>I to co miał w statucie, było<text:s/><text:span text:style-name="T2570">m</text:span>u, przynajmniej formalnie gwarantowane z mocy prawa<text:span text:style-name="T2571">.</text:span><text:s/>A w statucie miał<text:s/><text:span text:style-name="T2572">i</text:span><text:s/>ma w obecnym statucie następujący zapis:</text:p>
      <text:p text:style-name="P2573"><text:span text:style-name="T2574">„</text:span><text:span text:style-name="T2575">§</text:span><text:s/>66.<text:s/><text:span text:style-name="T2576">/</text:span>Ja nie czytam o banderze, hymnie itd.<text:s/><text:span text:style-name="T2577">i</text:span><text:s/>sztandarze tylko konkretnie o odzna<text:span text:style-name="T2578">cz</text:span>en<text:span text:style-name="T2579">ia</text:span>ch/. Odznaką organizacyjną harcerzy i instruktorów jest krzyż harcerski wzorowany na polskim odznaczeniu wojskowym Krzyżu Virtuti Militari<text:span text:style-name="T2580">.</text:span></text:p>
      <text:p text:style-name="P2581">Odznaką organizacyjną zuchów jest znaczek przedstawia<text:span text:style-name="T2582">ją</text:span>cy główkę orła białego i żółtą tarczę wschodzącego słońca na niebieskim tle<text:span text:style-name="T2583">.</text:span><text:s/>Podstawę stanowi prostokąt barwy czerwonej z napisem zuch.</text:p>
      <text:p text:style-name="P2584">Znakiem ZHP jest tradycyjna lilijka harcerska z inicjałami hasła Filaretów<text:s/><text:span text:style-name="T2585">„</text:span>Ojczyzna<text:s/><text:span text:style-name="T2586">–<text:s/></text:span>Nauka<text:s/>-<text:s/><text:span text:style-name="T2587">C</text:span>nota<text:span text:style-name="T2588">”</text:span><text:s/>czyli z literami<text:s/><text:span text:style-name="T2589">„</text:span><text:span text:style-name="T2590">O-N-C</text:span><text:span text:style-name="T2591">”</text:span>.</text:p>
      <text:p text:style-name="P2592">Wzory odznak i in<text:span text:style-name="T2593">n</text:span>ych symboli ZHP oraz zasady ich używania określa Rada Naczelna ZHP jako organ wewnętrzny Związku”.</text:p>
      <text:p text:style-name="P2594">I teraz dalej -<text:s/>„prawo używania odznak i innych symboli, i mundurów ZHP przysługu<text:span text:style-name="T2595">j</text:span>e wyłącznie członkom i jednostkom organiza<text:span text:style-name="T2596">c</text:span>yjnym ZHP.</text:p>
      <text:p text:style-name="P2597">Szczegółowy regulamin mundurowy ZHP uchwala Rada Naczelna<text:span text:style-name="T2598">”</text:span>.</text:p>
      <text:p text:style-name="P2599">Tyle statut<text:span text:style-name="T2600">.</text:span><text:s/>I teraz jesteśmy w sytuacji takiej<text:s/>–<text:s/>jeżeli<text:s/>przy kreowaniu jakby nowe<text:span text:style-name="T2601">j</text:span><text:s/>rzeczywistości formalnej, znajdziemy się w takim momencie, że jesteśmy jednym ze zwykłych stowarzyszeń, to ja oczywiście mógłbym przy założeniu dobrej woli stron przypuszcza<text:span text:style-name="T2602">ć</text:span><text:s/>i domniemywać, że inne stowarzyszenia będą same zainteresowane tym, żeby się istotnie różnić od Związku Harcerstwa Po<text:span text:style-name="T2603">ls</text:span>kiego<text:span text:style-name="T2604">.</text:span></text:p>
      <text:p text:style-name="P2605">Ale już na te<text:span text:style-name="T2606">j</text:span><text:s/><text:span text:style-name="T2607">sa</text:span>li usłyszałem kilkakrotnie wyraźną deklarację, że chodzi o coś wręcz odwrotnego, że właśnie chcą się z tymi symbolami i<text:span text:style-name="T2608">de</text:span>ntyfikować<text:span text:style-name="T2609">.</text:span></text:p>
      <text:p text:style-name="P2610">Niezależnie od tego, a przy okazji chciałem przeprosić za ton, ale jeżeli dzieli się prawda skórę na żywym organizmie, to ten organizm się broni.</text:p>
      <text:p text:style-name="P2611">Chciałem powiedzieć, że w toku dyskusji w sposób wprawdzie bardziej kulturalny i mniej dynamiczny niż ja to zaprezentowałem usłyszałem na przykład, że Związek Harcerstwa Polskiego został zawłaszczony w związku z powyższym chyba nie istnieje,<text:s/><text:span text:style-name="T2612">j</text:span>est nielegalny, że krzyż harcerski jest znakiem nie harcerskim<text:s/><text:soft-page-break/>tylko kultury harcerskiej w ogólności, że w związku z powyższym dążenia rewindykacyjne obejmują okres nawet nie wiem jaki, skoro decyzja z 1956 roku okazała się chyba być decyzją nielegalną, tak powiedział pan Marek Frąckowiak pośrednio<text:span text:style-name="T2613">.</text:span></text:p>
      <text:p text:style-name="P2614"><text:span text:style-name="T2615">W</text:span><text:s/>związku z powyższym rozumiem, że rewindykacja Związku Harcerstwa Polskiego jako ruchu, czy też jako filozofii, jako idei sięga, aż roku 1939 co najmniej. Ale też trzeba by się było cofnąć. Bo swoisty monopol - przeciwko któremu dzisiaj występujemy w Związku Harcerstwa Polskiego na strefy działania, na właśnie symbole, na metody, na całość tego co rozumie się powszechnie, a wszyscy prawie byliśmy w harcerstwie, pod pojęc<text:span text:style-name="T2616">ie</text:span>m ha<text:span text:style-name="T2617">rc</text:span>e<text:span text:style-name="T2618">rs</text:span>twa, postanowiła poprzednia Rzeczpospolita<text:span text:style-name="T2619">.</text:span><text:s/>I to formalnie rzecz biorąc<text:s/>nigdy nie zostało zmienione.</text:p>
      <text:p text:style-name="P2620">W związku z powyższym wydaje mi się, że w tej sytuacji politycznej tym razem, samo powoływanie się na sytuację formalną i faktyczną w sposób mglisty i dorozumiany stawia nas wobec prób zawłaszczania tych symboli i Związku jako właśnie zbioru znaków - powiedziałbym identyfikacyjnych bezbronnymi, przez nowo powstające organizacje<text:span text:style-name="T2621">.</text:span><text:s/>Bo one przecież będą musiały się od czegoś odbi<text:span text:style-name="T2622">ć</text:span>. I to jest właśnie to pole najbardziej n<text:span text:style-name="T2623">ie</text:span>bezpieczne<text:span text:style-name="T2624">.</text:span><text:s/>Bo one się przecież przyznają do tego samego harcerstwa, którego prawa istnienia odmawiają mnie, jako<text:s/><text:span text:style-name="T2625">re</text:span>pre<text:span text:style-name="T2626">ze</text:span>ntantowi tego Związku.</text:p>
      <text:p text:style-name="P2627">Ja nie chcę się wdawa<text:span text:style-name="T2628">ć</text:span><text:s/>już w merytoryczne sprawy.<text:s/><text:span text:style-name="T2629">W</text:span><text:s/>każdym<text:span text:style-name="T2630"><text:s/></text:span>razie mnie to nie wystarczy, chyba że zapiszemy - że wszystkie odznaczenia, mundury itd. i nazwę stowarzyszeń, obecnych... czy obecnych i przyszłych, to już jest nieistotne, przyjęte przez te stowarzyszenia, są chronione prawem i to w ten sposób, że nie przed naruszeniem w postaci tożsamego znaku, ale także znaków wyraźnie podobnych. A dalej<text:span text:style-name="T2631">.</text:span></text:p>
      <text:p text:style-name="P2632"><text:span text:style-name="T2633">Min .</text:span><text:span text:style-name="T2634">B</text:span><text:span text:style-name="T2635">rol</text:span>:</text:p>
      <text:p text:style-name="P2636">Czyli jednoznaczne określenie<text:span text:style-name="T2637">.</text:span><text:s/>Ale mnie się<text:s/><text:span text:style-name="T2638">wyda</text:span>je, że można by dojś<text:span text:style-name="T2639">ć</text:span><text:s/>do jakiegoś porozumienia w tej sprawie. Mianowicie prawo do tych<text:s/>„do posługiwania się tymi odznakami i mundurem harcerskim dzisiaj wynikało przede wszystkim nie tyle ze statutu dla ZHP, ile z rozporządzenia Rady Ministrów z 2 lipca 1959 r., w sprawie uznania ZHP za stowarzyszenie wyższej użyteczności<text:span text:style-name="T2640">.</text:span><text:s/>To upadnie z momentem wejścia w życie nowego prawa o stowarzyszeniach, ponieważ jak państwo wiecie nie przewidujemy stowarzyszeń wyższej użyteczności, a nawet<text:s/>gdyby one były to bez monopolu<text:span text:style-name="T2641">.</text:span><text:s/>No więc rzecz jasna,<text:s/><text:span text:style-name="T2642">ż</text:span>e tutaj nie można tego unormować<text:span text:style-name="T2643">.</text:span></text:p>
      <text:p text:style-name="P2644">Ale jest<text:s/><text:span text:style-name="T2645">-</text:span><text:s/>jak się wydaje<text:s/><text:span text:style-name="T2646">-</text:span><text:s/>zgoda co do tego, żeby ZHP zabiegał o swoje interesy w zakresie symboliki, nazwijmy to umownie, wiadomo co<text:s/><text:span text:style-name="T2647">-</text:span><text:s/>odznaki i mundury<text:s/><text:span text:style-name="T2648">-</text:span><text:s/>na podstawie ustawy o odznakach i mundurach.<text:s/><text:span text:style-name="T2649">I</text:span><text:s/>wtedy ma ochronę według<text:s/><text:span text:style-name="T2650">art.</text:span><text:s/>61 kodeksu wykroczeń, który mówi,<text:s/><text:span text:style-name="T2651">że</text:span><text:s/>kto publicznie używa lub nosi odznakę, strój lub mundur, do których nie ma prawa, podlega karze grzywny itd<text:span text:style-name="T2652">.</text:span><text:s/>A więc jest to już wykroczenie<text:span text:style-name="T2653">.</text:span></text:p>
      <text:p text:style-name="P2654">A zatem jest w każdym razie zakazane<text:span text:style-name="T2655">.</text:span><text:s/>A więc pytanie jest takie - czy dla ZHP taka regulacja prawna poprzez uzyskanie na podstawie te<text:span text:style-name="T2656">j</text:span><text:s/>ustawy, a nadaje te odznaki i mundury nada<text:span text:style-name="T2657">je</text:span>.</text:p>
      <text:p text:style-name="P2658"><text:span text:style-name="T2659">Ob. Ambroziak</text:span>:</text:p>
      <text:p text:style-name="P2660">Ustanowienie<text:span text:style-name="T2661">...</text:span><text:s/>wydanym przez naczelne lub centralne organy administracji państwowej właściwe ze względu na rodzaj prowadzonej przez organizacją społeczną działalności w porozumieniu z Ministrem Spraw Wewnętrznych.</text:p>
      <text:p text:style-name="P2662"><text:span text:style-name="T2663">Min. Brol</text:span>:</text:p>
      <text:soft-page-break/>
      <text:p text:style-name="P2664">I Komitet do spraw Młodzieży<text:span text:style-name="T2665">.</text:span></text:p>
      <text:p text:style-name="P2666">Proszę bardzo.</text:p>
      <text:p text:style-name="P2667"><text:span text:style-name="T2668">O</text:span><text:span text:style-name="T2669">b.</text:span><text:span text:style-name="T2670"><text:s/>Kurc</text:span><text:span text:style-name="T2671">ze</text:span><text:span text:style-name="T2672">wski</text:span>:</text:p>
      <text:p text:style-name="P2673">Tylko słówko w sprawie tej symboliki, żeby koledze z ZHP, żeby wyjaśnić na ile może dziwaczne jest to żądanie monopolu krzyża harcerskiego, jako takiego. No, zwrócę uwagę jednak, że związki wyznaniowe i kościoły różne posługują si<text:span text:style-name="T2674">ę</text:span><text:s/>w końcu dużo ważniejszym znakiem. I żaden z nich, o ile mi wiadomo, nie domaga si<text:span text:style-name="T2675">ę</text:span>, żeby... ustawowo jakiegoś monopolu w tej dziedzinie. A jest to w końcu, przyznajmy ja szanuję harcerstwo, ale mamy jednak z symbolem, zna<text:span text:style-name="T2676">k</text:span>iem dużo poważn<text:span text:style-name="T2677">iejs</text:span>zym<text:span text:style-name="T2678">.</text:span><text:s/>Tak że proszę sobie tak na chwilę, przełożyć to na język jednak stosowanej symboliki w życiu społecznym, żeby zdać sobie sprawę<text:span text:style-name="T2679">,</text:span><text:s/>że są pewne symbole, do których nie jedna organizacja może sobie naprawdę rościć prawo wyłączności<text:span text:style-name="T2680">.</text:span></text:p>
      <text:p text:style-name="P2681"><text:span text:style-name="T2682">Mi</text:span><text:span text:style-name="T2683">n.</text:span><text:span text:style-name="T2684"><text:s/>Brol</text:span><text:span text:style-name="T2685">:</text:span></text:p>
      <text:p text:style-name="P2686">No, ale jest różnica poglądów w tej sprawie<text:span text:style-name="T2687">.</text:span><text:s/>Proszę bardzo<text:span text:style-name="T2688">.</text:span></text:p>
      <text:p text:style-name="P2689"><text:span text:style-name="T2690">O</text:span><text:span text:style-name="T2691">b.</text:span><text:span text:style-name="T2692"><text:s/></text:span><text:span text:style-name="T2693">Ma</text:span><text:span text:style-name="T2694">rek Frąckowiak</text:span><text:span text:style-name="T2695">:</text:span></text:p>
      <text:p text:style-name="P2696">Mam wrażenie, że pan Czarnota myli zupełnie dwa pojęcia<text:span text:style-name="T2697">.<text:s/></text:span>Mianowicie myli pojęcie harcerstwo z nazwą organizacyjną. To jest tak jakby zastrzec termin turystyka, tylko dla PTTK. Harcerstwo jest nazwą pewnego ruchu, pewnej metody pracy z młodzieżą, natomiast nazwą organizacyjną jest Związek Harcerstwa Polskiego. I tego oczywiście nikt nie zamierza podważać, chociaż<text:s/><text:span text:style-name="T2698">-</text:span><text:s/>jak to zostało dzisiaj powiedziane - można by to podważyć, ale my nie zamierzamy tego robić oczywiście.</text:p>
      <text:p text:style-name="P2699">Natomiast chciałbym przypomnieć, że ten monopol jaki powiedziano, że wprowadzany przez II Rzeczpospolitą. Zgoda, podejrzewam, że gdyby ten obecny ZHP był taki jak ówczesne, to my byśmy się też specjalnie nie kłócili o ten monopol.</text:p>
      <text:p text:style-name="P2700">Sprawa natomiast krzyża jest o tyle istotna.<text:s/><text:span text:style-name="T2701">B</text:span>o rozumiem,<text:s/>że<text:s/>pojęcie symboliki to w ogóle wypada, bo jest tak niekonkretne.</text:p>
      <text:p text:style-name="P2702"><text:span text:style-name="T2703">Mi</text:span><text:span text:style-name="T2704">n.</text:span><text:span text:style-name="T2705"><text:s/>Brol</text:span>:</text:p>
      <text:p text:style-name="P2706">My mówimy o odznakach i mundurze<text:span text:style-name="T2707">.</text:span></text:p>
      <text:p text:style-name="P2708"><text:span text:style-name="T2709">Ob. Frąckowiak</text:span>:</text:p>
      <text:p text:style-name="P2710">Mówimy konkretnie o sprawie krzyża harcerskiego, lilijki jako odznaki organizacyjnej i munduru.</text:p>
      <text:p text:style-name="P2711">Rozum<text:span text:style-name="T2712">i</text:span>em, że mundur, pewien konkretny wzór munduru może być zastrzeżony, jest to oczywiste<text:span text:style-name="T2713">.</text:span><text:s/>Natomiast nie mundur w ogóle. Przecież munduru jako takiego używają różne bardzo organizacje<text:span text:style-name="T2714">.<text:s/></text:span>I używanie munduru jest jednym z elementów metody harcerskiej. Ja się zgadzam, że on si<text:span text:style-name="T2715">ę</text:span><text:s/>musi różnić nieco od siebie<text:span text:style-name="T2716">.</text:span><text:s/>Tak zresztą jak to zostało powiedziane, mnie też na tym zależy, żeby mnie odróżniano<text:span text:style-name="T2717">.</text:span></text:p>
      <text:p text:style-name="P2718">Natomiast krzyż harcerski w obecnym ustawieniu jest odznaką organizacyjną i to jest n<text:span text:style-name="T2719">ie</text:span>porozumien<text:span text:style-name="T2720">ie</text:span><text:s/>moim zdaniem, ponieważ jak to zostało już wielokrotnie powiedziane, stał się on symbolem pewnego ruchu, pewnej idei<text:span text:style-name="T2721">.</text:span><text:s/>I jako taki nie może by<text:span text:style-name="T2722">ć<text:s/></text:span>odznaką jednej organizacji. Być może taką odznaką organizacyjną dla ZHP mogłaby by<text:span text:style-name="T2723">ć</text:span><text:s/>używana przez ZHP lilijka skautowa z wpisanymi w nią literami ZHP.</text:p>
      <text:p text:style-name="P2724">Nie, ja rozumiem, że to nie jest propozycja, ni<text:span text:style-name="T2725">e</text:span><text:s/>chcę tu nic sugerować<text:span text:style-name="T2726">.</text:span><text:s/>Ale na pewno krzyża harcerskiego po 70 czy prawie 80 latach w tej chwili istnienia harcerstwa w bardzo różnych formach organizacyjnych, nie można ograniczać do roli odznaki jednej tylko organizacji.</text:p>
      <text:p text:style-name="P2727">Dziękuję.</text:p>
      <text:soft-page-break/>
      <text:p text:style-name="P2728"><text:span text:style-name="T2729">Ob</text:span><text:span text:style-name="T2730">.</text:span><text:span text:style-name="T2731"><text:s/>Czarnota</text:span><text:span text:style-name="T2732">:</text:span></text:p>
      <text:p text:style-name="P2733">A zatem wracamy znowu ze sfery sporów o mundury i odznaki do sfery polityki. Rozumiem zatem, że nie możemy się pogodzić co do tego, że Związek Harcerstwa Polskiego jest bezpośrednim spadkobiercą tradycji Związku Harcerstwa Polskiego, który powstał w roku 1918 i że nie powinien w związku z tym, w wyniku tego zakwestionowania jego legalności posługiwać się obowiązującymi od tamtego czasu odznakami organizacyjnymi.</text:p>
      <text:p text:style-name="P2734">I wróciliśmy do punktu wyjścia. To nie jest spór formalny. To jest pytanie o to czy ma być jedno harcerstwo, czy ma być<text:s/>wiele harcerstw? Bo gdybyśmy sięgnęli do spraw formalnych, to jestem w stanie wykazać, oczywiście nie tu i nie w tej chwili, prawda, ale jestem w stanie wykazać za pomocą normalnego logicznego ciągu i wnioskowania, że Związek Harcerstwa Polskiego od początku jako stowarzyszenie i jako ruch również, posługiwał się przede wszystkim odznaczen<text:span text:style-name="T2735">i</text:span>em Krzyż Harcerski<text:span text:style-name="T2736">.</text:span></text:p>
      <text:p text:style-name="P2737">Jeżeli zatem nie kwestionujemy Związku Harcerstwa Polskiego jako dziedzica tej tradycji od 1918 roku stowarzyszenia, to nie mamy podstaw domagać się tego, żeby krzyż harcerski uspołecznić<text:span text:style-name="T2738">.</text:span></text:p>
      <text:p text:style-name="P2739">I jeżeli chodzi o kwestię formalną<text:span text:style-name="T2740">.</text:span><text:s/>Rozumiem zatem, żebyśmy się mogli pogodzić to stowarzyszenie, w imię wolności stowarzyszania się, w imię pluralizmu<text:span text:style-name="T2741">,</text:span><text:s/>w imię demokratyzmu i zgody narodowej, stowarzyszen<text:span text:style-name="T2742">ie</text:span>, jakim jest Związek Harcerstwa Polskiego nie będzie mógł sam zdecydować sw<text:span text:style-name="T2743">oj</text:span>ą własną decyzją i uchwałą o zmianie swojego statutu na temat tego co się zrobi z jego odznaczeniem organizacyjnym obecnym.</text:p>
      <text:p text:style-name="P2744"><text:span text:style-name="T2745">Je</text:span>żeli zaczniemy tworzyć<text:s/><text:span text:style-name="T2746">-</text:span><text:s/>że tak powiem fakty w ten sposób, co oznacza to ni mniej ni więcej, nie wiem, może to jest konieczność polityczna, może zgoda narodowa musi się realizować poprzez łamanie samorządności i samodzielności niektórych stowarzyszeń takich jak moje. Ale nazwijmy jednak rzecz po imieniu - jest to po prostu zakwestionowanie swobody decyzji, zakwestionowanie swobody decyzji tej w obecnie obowiązującym statucie i w roku 1918, bo to jest żywa kontynuacja i przyszłość za dwa miesiące co do decyzji na temat najistotniejszych w gruncie rzeczy, jeżeli chodzi o identyfikację historyczną i społeczną znaków dla tej organizacji. Najistotniejszych. Dorośli ludzie nie muszą się spierać o znaki, natomiast dla młodzieży, dla dzieci jest to sprawa emocjonalnie szalenie ważna i właśnie należy do istoty metody harcerskiej.</text:p>
      <text:p text:style-name="P2747">To samo jeżeli chodzi o mundury<text:span text:style-name="T2748">.</text:span><text:s/><text:span text:style-name="T2749">Je</text:span>żeli będziemy si<text:span text:style-name="T2750">ę<text:s/></text:span>różnili jednym paskiem na getrach i długością spodni<text:s/><text:span text:style-name="T2751">5</text:span><text:s/>cm<text:span text:style-name="T2752"><text:s/></text:span>i tym<text:span text:style-name="T2753">,</text:span><text:s/>że mundur harcerza Rzeczypospolitej będzie szyty z karczkiem, czego nikt nie widzi, a mundur harcerza reżimowego będzie szyty bez karczku, to ja przepraszam, znowu wracamy do punktu wyjścia<text:span text:style-name="T2754">.</text:span><text:s/>Dziękuję<text:span text:style-name="T2755">.</text:span></text:p>
      <text:p text:style-name="P2756"><text:span text:style-name="T2757">Mi</text:span><text:span text:style-name="T2758">n.</text:span><text:span text:style-name="T2759"><text:s/>Brol</text:span><text:span text:style-name="T2760">:</text:span></text:p>
      <text:p text:style-name="P2761">Co do munduru, no to inna organizacja skautingowa musi uzyska zgodę na ten mundur, a także i wzór<text:span text:style-name="T2762">.</text:span><text:s/>A więc tutaj mamy sprawę wyjaśnioną, ponieważ jest ustawa, która wymaga uzyskania takiej zgody, takiego zezwolenia<text:span text:style-name="T2763">.<text:s/></text:span>Natomiast cały problem sprowadza się rzeczywiści<text:span text:style-name="T2764">e</text:span><text:s/>do krzyża i to jest sprawa o zasadniczym znaczeniu<text:span text:style-name="T2765">.</text:span><text:s/>Ale jak widzę, wydawało mi się, że po wypowiedzi pana Ambroziaka mamy już zgodę, że przejdą<text:span text:style-name="T2766">.</text:span><text:s/>Wobec tego, że tracą stowar<text:span text:style-name="T2767">z</text:span>yszenia wyższej użyteczności<text:span text:style-name="T2768">.</text:span><text:s/>I ZHP zawnioskuje na podstawie te<text:span text:style-name="T2769">j</text:span><text:s/>ustawy uzyskanie zezwolenia na odznakę krzyża jako odznaki Związku Harcerstwa Polskiego i załatwiona sprawa. Ale widzę, że problem nie jest do końca rozwiązany więc może byśmy to<text:s/><text:soft-page-break/>jeszcze do końca zbadali, ponieważ myśmy zakładali z panią przewodniczącą, że powołamy jakiś bardzo wąski, proponowałbym nie więcej niż 3<text:s/><text:span text:style-name="T2770">-</text:span><text:s/><text:span text:style-name="T2771">4<text:s/></text:span>osoby.<text:span text:style-name="T2772">..</text:span></text:p>
      <text:p text:style-name="P2773"><text:span text:style-name="T2774">Ob</text:span><text:span text:style-name="T2775">.</text:span><text:span text:style-name="T2776"><text:s/></text:span><text:span text:style-name="T2777">G</text:span><text:span text:style-name="T2778">rabska</text:span>:</text:p>
      <text:p text:style-name="P2779">Jeśli chodzi o prawny, który mógłby się zebra<text:span text:style-name="T2780">ć</text:span><text:s/>w<text:s/>środę<text:span text:style-name="T2781">.</text:span></text:p>
      <text:p text:style-name="P2782">Tutaj jest taka sprawa<text:s/><text:span text:style-name="T2783">je</text:span>żeli chodzi o prawny. Są dwie sprawy prawne<text:s/><text:span text:style-name="T2784">-</text:span><text:s/>jedna to jest sprawa prawna ustawy o stowarzyszeniach, którą na podstawie projektu przedstawionego przez państwa prawda chcemy prześledzi<text:span text:style-name="T2785">ć</text:span>, przedyskutować z naszymi wnioskami co do pewnych zmian<text:span text:style-name="T2786">.</text:span></text:p>
      <text:p text:style-name="P2787">I jest druga sprawa<text:s/><text:span text:style-name="T2788">-</text:span><text:s/>postulowana przez nas, którą już na poprzednim<text:s/><text:span text:style-name="T2789">zebra</text:span><text:span text:style-name="T2790">n</text:span><text:span text:style-name="T2791">iu</text:span><text:s/>stawialiśmy, mianowicie zmiany ustawy<text:s/><text:span text:style-name="T2792">o<text:s/></text:span>zgromadzeniach<text:span text:style-name="T2793">.</text:span><text:s/>Odnośnie zmiany ustawy o zgromadzeniach kilku naszych kolegów prawników przygotowało również taki projekt kierunków w jakich ta ustawa, ta zmiana powinna iś<text:span text:style-name="T2794">ć.</text:span><text:s/>W czym byśmy chcieli mieć również jakiś consensus całego<text:s/>„stolika”, z jakimś pewnym powiedzeniem, że tak i tak to powinno być<text:span text:style-name="T2795">.</text:span></text:p>
      <text:p text:style-name="P2796">Oczywiście tutaj zgoda na taki consensus wiązałaby si<text:span text:style-name="T2797">ę<text:s/></text:span>z tym, żeby nie były potrzebne wtedy w waszym projekcie te fragmenty o zgromadzeniach, które tam są i są naszym zdaniem niewystarczające.</text:p>
      <text:p text:style-name="P2798">Otóż my byśmy proponowali do ustawy o stowarzyszeniach kolegów<text:span text:style-name="T2799">:</text:span><text:s/>Ambroziaka, Bratkowskiego, Rutkowskiego, Kurczewskiego.</text:p>
      <text:p text:style-name="P2800"><text:span text:style-name="T2801">Min.<text:s/></text:span><text:span text:style-name="T2802">B</text:span><text:span text:style-name="T2803">rol</text:span><text:span text:style-name="T2804">:</text:span></text:p>
      <text:p text:style-name="P2805">To za dużo, bo my byśmy chcieli<text:s/><text:span text:style-name="T2806">3</text:span><text:s/>osoby. No najwyżej, że 8<text:span text:style-name="T2807">-</text:span>osobowy zesp<text:span text:style-name="T2808">ó</text:span>ł. Jeżeli ma<text:span text:style-name="T2809">j</text:span>ą pisać, to musi to być...</text:p>
      <text:p text:style-name="P2810"><text:span text:style-name="T2811">Ob.<text:s/></text:span><text:span text:style-name="T2812">G</text:span><text:span text:style-name="T2813">rabska</text:span>:</text:p>
      <text:p text:style-name="P2814">To w takim razie od nas byłby: Ambroziak, Kurczewski, Rutkowski i Rozmarynowicz. Czy mogłoby być?</text:p>
      <text:p text:style-name="P2815">I jest druga sprawa ustawy o zgromadzeniach, do której obok pana Kurczewskiego prosilibyśmy, żeby mogła jeszcze wejść pani Pawłowicz<text:span text:style-name="T2816">.</text:span></text:p>
      <text:p text:style-name="P2817"><text:span text:style-name="T2818">Min.<text:s/></text:span><text:span text:style-name="T2819">B</text:span><text:span text:style-name="T2820">rol</text:span>:</text:p>
      <text:p text:style-name="P2821">Tak, proszę państwa, my jesteśmy grupą roboczą powołaną wyłącznie do stowarzyszeń, a nie do zgromadzeń. My takiego pełnomocnictwa do zgromadzeń nie mamy poza unormowaniem te<text:span text:style-name="T2822">j<text:s/></text:span>sprawy, która jest w ustawie o stowarzyszeniach, żeby załatwi<text:span text:style-name="T2823">ć<text:s/></text:span>te wszystkie zebrania powiedzmy, które dawniej wymagały tej umowy i były uważane za stowarzys<text:span text:style-name="T2824">ze</text:span>n<text:span text:style-name="T2825">ie</text:span><text:s/>zwykłe<text:span text:style-name="T2826">.</text:span></text:p>
      <text:p text:style-name="P2827"><text:span text:style-name="T2828">Ob</text:span><text:span text:style-name="T2829">.</text:span><text:span text:style-name="T2830"><text:s/>Grabs</text:span><text:span text:style-name="T2831">ka</text:span><text:span text:style-name="T2832">:</text:span></text:p>
      <text:p text:style-name="P2833">Ale powiedzmy<text:s/><text:span text:style-name="T2834">-</text:span><text:s/>czy nie moglibyśmy ustalić, że powiedzmy taka zmiana ustawy jest potrzebna.</text:p>
      <text:p text:style-name="P2835"><text:span text:style-name="T2836">Min. Brol</text:span>:</text:p>
      <text:p text:style-name="P2837">Że jest potrzeba zmiany, ja nawet nie wiem czy<text:s/><text:span text:style-name="T2838">je</text:span>st potrzebna zmiany, może być nowej ustawy..<text:span text:style-name="T2839">.</text:span></text:p>
      <text:p text:style-name="P2840"><text:span text:style-name="T2841">Ob.<text:s/></text:span><text:span text:style-name="T2842">G</text:span><text:span text:style-name="T2843">rabska</text:span>:</text:p>
      <text:p text:style-name="P2844">I zgodzić się co do tego kierunku w jakim to powinno iść. Czy nie moglibyśmy tutaj przy tym stoliku?</text:p>
      <text:p text:style-name="P2845"><text:span text:style-name="T2846">M</text:span><text:span text:style-name="T2847">in</text:span><text:span text:style-name="T2848">. B</text:span><text:span text:style-name="T2849">ro</text:span><text:span text:style-name="T2850">l</text:span><text:span text:style-name="T2851">:</text:span></text:p>
      <text:p text:style-name="P2852">Ja nie mam tutaj żadnych w tym zakresie uprawnień. Więc być może, że można to przedyskutować na tym naszym wspólnym podzespole ewentualnie albo też przyją<text:span text:style-name="T2853">ć</text:span><text:s/>generalną zasadę o potrzebie zmiany ustawy o zgromadzeniach, nad którą by się w przyszłości pracowało. To jest bardzo trudna ustawa. I to nie jest sprawa, którą łatwo się załatwi. Tak że to jest nowy temat, bardzo ważny temat<text:s/><text:span text:style-name="T2854">-</text:span><text:s/>o potrzebie zmiany<text:s/><text:soft-page-break/>tej ustawy sami ją widzimy i podkreślamy.</text:p>
      <text:p text:style-name="P2855"><text:span text:style-name="T2856">Ob.<text:s/></text:span><text:span text:style-name="T2857">Gr</text:span><text:span text:style-name="T2858">a</text:span><text:span text:style-name="T2859">b</text:span><text:span text:style-name="T2860">s</text:span><text:span text:style-name="T2861">k</text:span><text:span text:style-name="T2862">a</text:span>:</text:p>
      <text:p text:style-name="P2863">No w tej chwili to, że parę osób we własnym mieszkaniu<text:span text:style-name="T2864">,</text:span><text:s/>to przecież bezsens jest<text:span text:style-name="T2865">.</text:span></text:p>
      <text:p text:style-name="P2866"><text:span text:style-name="T2867">Min</text:span><text:span text:style-name="T2868">.</text:span><text:span text:style-name="T2869"><text:s/>Brol</text:span>:</text:p>
      <text:p text:style-name="P2870">Ale w każdym razie takiej kompetencji nasza grupa robocza nie ma, nikt<text:s/><text:span text:style-name="T2871">j</text:span>ej tego nie zlecał<text:span text:style-name="T2872">.</text:span><text:s/><text:span text:style-name="T2873">I</text:span><text:s/>my nie możemy podjąć<text:s/><text:span text:style-name="T2874">w</text:span><text:s/>tej chwili bez upoważnienia pracy nad tą ustawą<text:span text:style-name="T2875">.<text:s/></text:span>Proszę bardzo<text:s/><text:span text:style-name="T2876">-</text:span><text:s/>pan Bujak.</text:p>
      <text:p text:style-name="P2877"><text:span text:style-name="T2878">O</text:span><text:span text:style-name="T2879">b. Zbigniew Bujak</text:span>:</text:p>
      <text:p text:style-name="P2880">Ja chciałem powiedzieć tylko tyle, że właściwie od początku sprawa ustawy o zgromadzeniach była podnoszona jako rzecz oczywista do omówienia, do wniesienia poprawek, jako ustawa właśnie towarzysząca ustawie o stowarzyszeniach<text:span text:style-name="T2881">.</text:span></text:p>
      <text:p text:style-name="P2882"><text:span text:style-name="T2883">Min. Brol</text:span>:</text:p>
      <text:p text:style-name="P2884">Inaczej pan rozumie, inaczej my rozumiemy nasze kompetencje<text:span text:style-name="T2885">.</text:span><text:s/>My naprawdę mamy tutaj kompetencje w zakresie prawa o stowarzyszeniach<text:span text:style-name="T2886">.</text:span><text:s/>Być może, że je otrzymamy i wrócimy do tego tematu, to nie wyklucza<text:span text:style-name="T2887">.</text:span><text:s/>Ale ja tutaj nie jestem upoważniony do podejmowania, zwłaszcza grupa redakcyjna, która już musiałaby mieć jakieś podstawy<text:s/><text:span text:style-name="T2888">-</text:span><text:s/>powiedzmy do pracy.</text:p>
      <text:p text:style-name="P2889"><text:span text:style-name="T2890">Ob. Zb.<text:s/></text:span><text:span text:style-name="T2891">B</text:span><text:span text:style-name="T2892">ujak</text:span>:</text:p>
      <text:p text:style-name="P2893">W takim razie wypada nam jakby zwrócić się o to, żebyście tę sprawę ustalili. Dlatego że jak mówię ona uchodziła za rzecz oczywistą<text:span text:style-name="T2894">.</text:span></text:p>
      <text:p text:style-name="P2895"><text:span text:style-name="T2896">Min</text:span><text:span text:style-name="T2897">.</text:span><text:span text:style-name="T2898"><text:s/></text:span><text:span text:style-name="T2899">Bro</text:span><text:span text:style-name="T2900">l</text:span>:</text:p>
      <text:p text:style-name="P2901">To jest nowy temat. Dla nas jest nowy temat.</text:p>
      <text:p text:style-name="P2902"><text:span text:style-name="T2903">Ob</text:span><text:span text:style-name="T2904">.</text:span><text:span text:style-name="T2905"><text:s/></text:span><text:span text:style-name="T2906">Zb.</text:span><text:span text:style-name="T2907"><text:s/>Bu</text:span><text:span text:style-name="T2908">j</text:span><text:span text:style-name="T2909">ak</text:span>:</text:p>
      <text:p text:style-name="P2910">A dla nas jest on tak stary, jak stare są rozmowy<text:s/><text:span text:style-name="T2911">o<text:s/></text:span>„okrągłym stole”<text:s/>i o ustawie o stowarzyszeniach. To było za każdym razem jako rzecz oczywista odsyłana właśnie do tych r<text:span text:style-name="T2912">oz</text:span>mów<text:span text:style-name="T2913">.</text:span></text:p>
      <text:p text:style-name="P2914">Zresztą jak rozumiem, gdy podejmujemy już nowelizację ustawy o stowarzyszeniach, to istnieją jeszcze inne ustawy, które w innym trybie nakładają pewne monopole<text:span text:style-name="T2915">.</text:span><text:s/>I one, aby uregulować spraw<text:span text:style-name="T2916">ę</text:span><text:s/>stowarzyszeń będą też musiały ulec nowelizacj<text:span text:style-name="T2917">i.</text:span><text:s/>I o tych sprawach my też chcemy wspomnieć<text:span text:style-name="T2918">.</text:span></text:p>
      <text:p text:style-name="P2919"><text:span text:style-name="T2920">M</text:span><text:span text:style-name="T2921">in</text:span><text:span text:style-name="T2922">.</text:span><text:span text:style-name="T2923"><text:s/>Brol</text:span>:</text:p>
      <text:p text:style-name="P2924">Nie wiem co ma pan na my<text:span text:style-name="T2925">ś</text:span>li<text:span text:style-name="T2926">.</text:span></text:p>
      <text:p text:style-name="P2927"><text:span text:style-name="T2928">Ob. Zb. Bujak</text:span>:</text:p>
      <text:p text:style-name="P2929">To dotyczy tam stowarzysze<text:span text:style-name="T2930">ń</text:span><text:s/>w rolnictwie, np<text:span text:style-name="T2931">.</text:span><text:s/>ustawa o kulturze fizycznej<text:span text:style-name="T2932">.</text:span></text:p>
      <text:p text:style-name="P2933"><text:span text:style-name="T2934">M</text:span><text:span text:style-name="T2935">i</text:span><text:span text:style-name="T2936">n</text:span><text:span text:style-name="T2937">.</text:span><text:span text:style-name="T2938"><text:s/>Br</text:span><text:span text:style-name="T2939">o</text:span><text:span text:style-name="T2940">l</text:span>:</text:p>
      <text:p text:style-name="P2941"><text:span text:style-name="T2942">N</text:span>o to<text:s/><text:span text:style-name="T2943">j</text:span>est postanowione, że ustawa o kulturze fizycznej ze wzglądu na bardzo złożoność swej materii, ale ma być nowelizowana w pierwszym półroczu tego roku, tak<text:span text:style-name="T2944">.</text:span><text:s/>To jest niezwykle trudna sprawa ze wzglądu na działanie Komitetu Olimp<text:span text:style-name="T2945">ij</text:span>skiego itd<text:span text:style-name="T2946">.</text:span>,<text:span text:style-name="T2947"><text:s/></text:span>zawodowych klubów sportowych. To jest bardzo trudna sprawa, której nie sposób było podjąć przy projekcie ustawy o stowarzyszeniach<text:span text:style-name="T2948">.</text:span></text:p>
      <text:p text:style-name="P2949"><text:span text:style-name="T2950">O</text:span><text:span text:style-name="T2951">b.<text:s/></text:span><text:span text:style-name="T2952">G</text:span><text:span text:style-name="T2953">rabska</text:span>:</text:p>
      <text:p text:style-name="P2954">Tak, więc w takim razie prosiłabym, jeżeli oczywiście możliwe, żeby może pani Pawłowicz przedstawiła z naszej strony te propozycje odnośnie ustawy o zgromadzeniach<text:span text:style-name="T2955">.</text:span></text:p>
      <text:p text:style-name="P2956"><text:span text:style-name="T2957">Min.<text:s/></text:span><text:span text:style-name="T2958">B</text:span><text:span text:style-name="T2959">rol</text:span>:</text:p>
      <text:soft-page-break/>
      <text:p text:style-name="P2960"><text:span text:style-name="T2961">W</text:span><text:s/>tej chwili?</text:p>
      <text:p text:style-name="P2962"><text:span text:style-name="T2963">Ob</text:span><text:span text:style-name="T2964">.</text:span><text:span text:style-name="T2965"><text:s/></text:span><text:span text:style-name="T2966">G</text:span><text:span text:style-name="T2967">rabska</text:span>:</text:p>
      <text:p text:style-name="P2968"><text:span text:style-name="T2969">W</text:span><text:s/>tej chwili żeby zapoznać państwa z naszą ogólną linią i<text:s/>na jakimś naszym następnym spotkaniu, żebyście panowie mogli tutaj już mie<text:span text:style-name="T2970">ś</text:span><text:s/>jakieś stanowisko<text:span text:style-name="T2971">.</text:span></text:p>
      <text:p text:style-name="P2972">Następnie moglibyśmy zaraz przejść do sprawy ustawy o stowarzyszeniach.</text:p>
      <text:p text:style-name="P2973"><text:span text:style-name="T2974">Min.<text:s/></text:span><text:span text:style-name="T2975">Bro</text:span><text:span text:style-name="T2976">l</text:span>:</text:p>
      <text:p text:style-name="P2977">Proszę państwa<text:span text:style-name="T2978">,</text:span><text:s/>musimy się jakoś umówić - kiedy my przejdziemy do dyskusji nad projektem ustawy o stowarzyszeniach.</text:p>
      <text:p text:style-name="P2979"><text:span text:style-name="T2980">Ob.<text:s/></text:span><text:span text:style-name="T2981">G</text:span><text:span text:style-name="T2982">rabska</text:span>:</text:p>
      <text:p text:style-name="P2983">Zaraz po głosie pani Pawłowicz<text:span text:style-name="T2984">.</text:span></text:p>
      <text:p text:style-name="P2985"><text:span text:style-name="T2986">Min. Brol</text:span>:</text:p>
      <text:p text:style-name="P2987">Przepraszam<text:span text:style-name="T2988">,</text:span><text:s/>jest już w tej chwili 16.20 i o godzinie 17.00 my kończymy, czyli praktycznie mamy jeszcze 40 minut.</text:p>
      <text:p text:style-name="P2989">/Głosy z sali/.</text:p>
      <text:p text:style-name="P2990">Tak wyglądało, że państwo zaczną ten projekt.</text:p>
      <text:p text:style-name="P2991"><text:span text:style-name="T2992">O</text:span><text:span text:style-name="T2993">b.</text:span><text:span text:style-name="T2994"><text:s/>G</text:span><text:span text:style-name="T2995">rabs</text:span><text:span text:style-name="T2996">ka</text:span><text:span text:style-name="T2997">:</text:span></text:p>
      <text:p text:style-name="P2998">Nie, ale to jest ten sam projekt, który dyskutowaliśmy.<text:s/><text:span text:style-name="T2999">T</text:span>o jest ten sam, myśmy go mieli, tylko dostaliśmy teraz nowe takie ładne.</text:p>
      <text:p text:style-name="P3000">Myślę, że bardzo krótki głos, bym prosiła, żeby jednak pani Pawłowicz w króciutkim głosie powiedziała o co nam chodzi, a potem byśmy zaraz przeszli do dyskusji o s<text:span text:style-name="T3001">to</text:span>warzyszeniach.</text:p>
      <text:p text:style-name="P3002">To pa<text:span text:style-name="T3003">n</text:span><text:s/>się godzi?</text:p>
      <text:p text:style-name="P3004">/Głos na wyciszeniu/.</text:p>
      <text:p text:style-name="P3005">Proszę panią Pawłowicz o zabranie głosu.</text:p>
      <text:p text:style-name="P3006"><text:span text:style-name="T3007">Ob</text:span><text:span text:style-name="T3008">.</text:span><text:span text:style-name="T3009"><text:s/></text:span><text:span text:style-name="T3010">Pawł</text:span><text:span text:style-name="T3011">owicz</text:span>:</text:p>
      <text:p text:style-name="P3012">Ja postaram się<text:s/><text:span text:style-name="T3013">j</text:span>ak najkrócej, ale o całej ustawie nie można powiedzie<text:span text:style-name="T3014">ć</text:span><text:s/><text:span text:style-name="T3015">w</text:span><text:s/>trzy minuty<text:span text:style-name="T3016">.</text:span></text:p>
      <text:p text:style-name="P3017">Chciałam po prostu nawiązać i rozwinąć sprawę zgromadzeń, która jednak była postawiona na poprzednim posiedzeniu.<text:s/>I może wyjd<text:span text:style-name="T3018">ę</text:span><text:s/>bardzo szybko.</text:p>
      <text:p text:style-name="P3019">Przyjmujemy założenie, które, z którym każdy się chyba zgodzi, że zgromadzenie czy prawo zgromadzeń jest to wolność, jest to stwierdzenie podstawowe, fundamentalne. I z tego założenia wychodzimy, że jest to wolność zgromadzeń.<text:s/><text:span text:style-name="T3020">W</text:span><text:s/>związku z tym, że jest to wolność, to nie zależy od nadania ani od żadnego aktu prawnego, ale zależy po prostu od woli<text:s/><text:span text:style-name="T3021">je</text:span>dnostki. I rola państwa ogranicza się tutaj do ochrony tego prawa. Natomiast państwo nie może go nadać pierwotnie, może je tylko chronić i robić wszystko, żeby to prawo było jak najpełniej gwarant<text:span text:style-name="T3022">ow</text:span>ane<text:span text:style-name="T3023">.</text:span></text:p>
      <text:p text:style-name="P3024">Czyli zasadą odpowiednią, czyli podmiotem tego prawa jest jednostka i zasadą tutaj powinna by<text:span text:style-name="T3025">ć</text:span><text:s/>wolność zgromadzeń tej jednostki, wolność służąca tej jednostce. I wszystkie ewentualne ograniczenia tej wolności.</text:p>
      <text:p text:style-name="P3026"><text:span text:style-name="T3027">C</text:span>hcę tutaj powiedzieć jaka filozofia nam przyświeca. Wszystkie ograniczenia zasady wolności powinny wynikać z konkretnych precyzyjnych przepisów rangi ustawowej w odniesieniu do przedmiotu, podmiotów, kryteriów i wszystkich innych elementów składowych ustawy<text:span text:style-name="T3028">.</text:span></text:p>
      <text:soft-page-break/>
      <text:p text:style-name="P3029">Taka - pow<text:span text:style-name="T3030">ie</text:span>dz<text:span text:style-name="T3031">ia</text:span>łabym, czyli zasada wolności legła u podstaw paktów praw c<text:span text:style-name="T3032">z</text:span>łowieka i filozofia ta została przyjęta w art. 21, który właśnie tego zagadnienia dotyczy<text:span text:style-name="T3033">.</text:span></text:p>
      <text:p text:style-name="P3034">I tam zapisano wprost, że zasadą jest właśnie wolność zgromadzeń.<text:s/>I Polska też ratyfikowała ten pakt<text:span text:style-name="T3035">.</text:span><text:s/>I stwierdzenie jest następujące, przytaczam dlatego, że jakby tu wszystkie elementy niezbędne są zawarte.</text:p>
      <text:p text:style-name="P3036">„Uznaje się prawo do spokojnego zgromadzania się. Na wykonanie tego prawa nie mogą być nałożone ograniczenia inne niż ustalone zgodnie z ustawą i konieczne w demokratycznym społeczeństwie, w interesie bezp<text:span text:style-name="T3037">ie</text:span>czeństwa państwowego lub publicznego porządku, bądź dla ochrony zdrowia i moralności itd.”</text:p>
      <text:p text:style-name="P3038">Czyli jest jakby tutaj - ograniczenia nie mogą być inne niż ustalone zgodnie z ustawą i konieczne.</text:p>
      <text:p text:style-name="P3039">Obowiązująca właśnie ustawa nasza z 1962 roku zawiera, czy oparta jest o konstrukcję, czy o filozofię dokładnie odmienną od tej. A oparta jest na zasadzie polegającej na tym, że podmiotem tego prawa jest jednak państwo i ono reglamentuje przepisami tej ustawy uprawnien<text:span text:style-name="T3040">ie</text:span><text:s/>to - czyli wolność zgromadzeń jednostkom - obywatelom.</text:p>
      <text:p text:style-name="P3041"><text:span text:style-name="T3042">Je</text:span>st to w 1 artykule szczególnie widoczne, kiedy mówi się, że obejmuje wszelkie zgromadzenia, a tylko niektóre, tutaj są wyjątki. Czyli jakby odwrócone wszystko co nie jest jednostce wyraźnie dozwolone, jest zabronione. Czyli jakby odmiennie niż tutaj w tych powszechnie uznawanych zasadach.</text:p>
      <text:p text:style-name="P3043">Najlepiej to właśnie widać na przykładzie określenia przedmiotowego i podmiotowego zakresu ustawy i kryteriów. Tak jak powiedziałam - wyliczone enumeratywnie zostały tylko te sprawy, których jakby, enumeratywnie wyliczono tylko z nazwy komu i w jakim zakresie przysługuje.<text:s/><text:span text:style-name="T3044">Na</text:span>tomiast wszystko to co nie zostało przyznane konkretnie i wyraźnie jest zabronione, podlega tuta<text:span text:style-name="T3045">j</text:span><text:s/>ustawie<text:span text:style-name="T3046">.</text:span></text:p>
      <text:p text:style-name="P3047"><text:span text:style-name="T3048">N</text:span><text:span text:style-name="T3049">o</text:span><text:s/>oczywiście zostało tam w pewien sposób jakoś wyłączone pod pewnymi warunkami.<text:s/><text:span text:style-name="T3050">Je</text:span>dnak ta zasada została tutaj odwrócona. Dalej - jest tuta<text:span text:style-name="T3051">j</text:span><text:s/>bardzo ważna rzecz - mianowicie taka, że ustawa z 1962 roku ogranicza w porównaniu z ustawą z 19<text:span text:style-name="T3052">32</text:span><text:s/>roku o zgromadzeniach, jak również w porównaniu z aktualną naszą Konstytucją<text:s/><text:span text:style-name="T3053">-</text:span><text:s/>zakres przedmiotowy te<text:span text:style-name="T3054">j</text:span><text:s/>reglamentacji samej. Dlatego że o ile ta ustawa z 193<text:span text:style-name="T3055">2</text:span><text:s/>rok dotyczyła w zasadzie tylko zgromadzeń publicznych i tylko sfery publiczno-politycznej, to nasza ustawa nie dość, że mówi wszelkie, ale wymienia: zjazdy, wiece, mani<text:span text:style-name="T3056">fe</text:span>stacje, pochody, prelekcje, odczyty, procesje, pielgrzymki. Część została wyłączonych, ale po różnego rodzaju spotkaniach, ale z pewnymi ograniczeniami dotyczącymi możliwości wejścia i rozwiązania przez organy milic<text:span text:style-name="T3057">j</text:span>i itd.</text:p>
      <text:p text:style-name="P3058">Czyli chcę powiedzieć, że rozszerzenie to dotyczy z<text:s/><text:span text:style-name="T3059">j</text:span>ednej strony w naszej ustawie przyjęte z również sfery prywatnej aktywności człowieka, prywatnej nie publicznych. O ile w ustawie z 1932 roku chodziło tylko o to, że reglamentacji podlegały zgromadzenia publiczne, to teraz również i niepubliczne.</text:p>
      <text:p text:style-name="P3060">To jest ta jedna rzecz. Kolejnym przejawem<text:s/><text:span text:style-name="T3061">j</text:span>akby bardzo istotnym i wydaje się nie do utrzymania jest przewijanie się w wielu miejscach kryterium powszechnie odrzucanego w nauce prawa, a mianowicie kryterium interesu społecznego, jako kryterium na podstawie którego można odmówi<text:span text:style-name="T3062">ć</text:span>, wydać odmowne decyzje w sprawach o zgromadzeniach.</text:p>
      <text:p text:style-name="P3063">Czyli oprócz tego..<text:span text:style-name="T3064">.</text:span><text:s/>Czyli mamy tuta<text:span text:style-name="T3065">j</text:span><text:s/>jako kryterium odmowy kryterium interesu społecznego, które, tak jak powiedziałam w nauce prawa jest powszechnie odrzucone, ponieważ jest to pojęcie bardzo nieprecyzyjne, niejasne, pozwalające na wyinterpretowanie dowolnych treści<text:span text:style-name="T3066">.</text:span><text:s/>Ma w sposób taki wyjątkowy znaczenie kontekstowe, nie ma treści stałej<text:span text:style-name="T3067">.</text:span><text:s/>No, po prostu nie ma żadnej treści.<text:s/><text:span text:style-name="T3068">Je</text:span>st to tak zwane pojęcie<text:s/><text:soft-page-break/>worek, które służy do załatwienia każdej sytuacji, dla której nie znajduje się oparcia w przepisach prawnych<text:span text:style-name="T3069">.</text:span><text:s/>Czyli to jest pierwszy kryterium, które jest nie do utrzymania.</text:p>
      <text:p text:style-name="P3070">Drugie kryterium - kryte<text:span text:style-name="T3071">ri</text:span>um bezp<text:span text:style-name="T3072">ie</text:span>czeństwa i porządku publicznego. Oczywiście można się intuicyjnie zgodzić, że jest ono, w każdym zresztą kraju to kryterium funkcjonuje w przepisach, niemniej jednak w naszych nie ma żadnych ograniczeń ustawowych, żadnych ograniczeń prawnych. Jest to pojęcie bezpieczeństwa i porządku publicznego. My się<text:s/>jak gdyby<text:s/>zgodziliśmy się z tym i godzimy, bo intuicyjnie czujemy, że powinno by<text:span text:style-name="T3073">ś</text:span><text:s/>takie kryterium. Niemniej jednak warunkiem absolutnie niezbędnym, który również jest zawarty w paktach praw człowieka, jest sprecyzowanie tego pojęcia i pojęcie to powinno mieć właśnie przede wszystkim oparcie w konkretnych przepisach ustawowych, które wskazują jakie dobro konkretnie jest zagrożone, wolnoś<text:span text:style-name="T3074">ć</text:span>, życie zdrowie itd., itd. w kodeksie karnym, cywilnym, ochrona środowiska, zasady ruchu drogowego. No nie wiem jakie tu jeszcze można pokazać. Czyli konkretne dobra i warto<text:span text:style-name="T3075">ś</text:span>ci muszą być, to bezp<text:span text:style-name="T3076">ie</text:span>czeństwo musi być związane z konkretnym dobrem wartości. Ale równocześnie musi ono mieć charakter realny, aktualny w danej sytuacji. Czyli musi być weryfikowalne.</text:p>
      <text:p text:style-name="P3077">Natomiast nie może to być tak, że to jest również takie kolejne kryterium - worek. Przy czym jak chodzi o te kryteria, to sytuacja absolutnie wymaga uregulowania. Dlatego że podmiotem, któremu się ogranicza prawa jest obywatel.<text:s/>I niemożliwa jest z prawnego punktu widzenia sytuacja, że nie wiem co mi s<text:span text:style-name="T3078">i</text:span>ę ogranicza<text:span text:style-name="T3079">.</text:span><text:s/>Ja nie znam granic swojego prawa, ja nigdy nie wiem, w którym momencie moje działania b<text:span text:style-name="T3080">ę</text:span>dą uznane za niezgodne z bezpieczeństwem, bądź nie.</text:p>
      <text:p text:style-name="P3081">I właściwie jestem takim petentem organu administrac<text:span text:style-name="T3082">ji</text:span>, który do<text:span text:style-name="T3083">ść</text:span><text:s/>swobodnie może sobie to ocenić i nigdy nie wiem kiedy negatywne skutki prawne dowolnej interpretacji spotkają mnie<text:span text:style-name="T3084">.</text:span><text:s/>Tak że to są kryteria - jedno jest absolutnie do usunięcia, natomiast to bezpieczeństwo i porządek publiczny musi być związane z konkretnymi wartościami i wynikać z konkretnych przepisów ustawowych, przy czym mieć jeszcze właśnie spełniać te elementy - realności, bezpośredn<text:span text:style-name="T3085">i</text:span>ości, aktualności i weryfikowalności<text:span text:style-name="T3086">.</text:span></text:p>
      <text:p text:style-name="P3087">To jest jeśli chodzi o kryteria. Ale co się z tym wiąże? Wiąże się z tym jedna rzecz - takie określenia, które przewijają się przez wiele sformułowań i postanowień ustawowych, z tym wiąże się brak jakiegokolwiek niezależnego od organu administracji podmiotu, który kontrolowałby, weryfikowałby zgodność, bo jesteśmy z jednej strony narażeni na dowolne uznaniowe zupełnie interpretacje takich kryteriów, z drugiej zaś strony nie ma żadnego organu, który by mógł zweryfikować i powiedzieć, czy te decyzje wydane są legalnie, czy nie.</text:p>
      <text:p text:style-name="P3088">W związku z tym brak jest wyra<text:span text:style-name="T3089">ź</text:span>nych... oczywiście ustawa jest z 19<text:span text:style-name="T3090">6</text:span>2 roku, później zostały dokonane zmiany dość duże w prawie administracyjnym, wprowadzono kodeks, drogę sądową, NSA. Wydaje się, zresztą to jest rzecz oczywista, należałoby podobne rozwiązanie czyli sądową kontrolę,<text:s/>nie<text:s/>administracyjną, ale sądową kontrolę wprowadzić również do prawa o zgromadzeniach, która byłaby to realna gwarancja ochrony moich praw<text:span text:style-name="T3091">.</text:span><text:s/>Bo ja nie mogę by<text:span text:style-name="T3092">ć</text:span><text:s/>petentem<text:span text:style-name="T3093">.</text:span><text:s/>Zresztą jest ta maksyma, że nikt nie może być s<text:span text:style-name="T3094">ę</text:span>dzią<text:s/><text:span text:style-name="T3095">we</text:span><text:s/>własne<text:span text:style-name="T3096">j</text:span><text:s/>sprawie<text:span text:style-name="T3097">.</text:span><text:s/>Ja nie mogę iś<text:span text:style-name="T3098">ć</text:span><text:s/>ska<text:span text:style-name="T3099">rż</text:span>yć się do organu nadrzędnego na ten, który odmawia mi zezwolenia na odbycie zgromadzenia lub inne decyzje, bo on we własnej sprawie nie może tut<text:span text:style-name="T3100">aj...</text:span></text:p>
      <text:p text:style-name="P3101">Wydaje się, że to są takie najważniejsze rzeczy, które wskazują<text:s/><text:span text:style-name="T3102">-</text:span><text:s/>w sposób przynajmniej z takiego prawnego punktu widzenia<text:s/><text:span text:style-name="T3103">-</text:span><text:s/>na absolutną niezbędnoś<text:span text:style-name="T3104">ć</text:span><text:s/>nawet nie nowelizacji, bo to<text:s/><text:span text:style-name="T3105">n</text:span>ie rzecz, zmiany<text:s/><text:soft-page-break/>filozofii ustawy nowej, która miałaby powstać<text:span text:style-name="T3106">.</text:span><text:s/>To znaczy chodziłoby o opracowanie nowej ustawy opartej o zasadę, że wolność to jest naturalne prawo<text:span text:style-name="T3107">.</text:span><text:s/><text:span text:style-name="T3108">I</text:span><text:s/>wyjątkiem od tej wolności jest reglamentacyjna działalnoś<text:span text:style-name="T3109">ć</text:span><text:s/>państwa<text:span text:style-name="T3110">.</text:span><text:s/>Z tym że tutaj oczywiście musiałyby być jakby podstawowe elementy następujące: usuną<text:span text:style-name="T3111">ć</text:span>, jakby na pewno nie mogła zawierać określenia, można by to sformułować tę filozofię, o której mówię w słowach takich, że państwo gwarantuje i chroni wolność zgromadzeń, jako zasa<text:span text:style-name="T3112">d</text:span>a<text:span text:style-name="T3113">.</text:span><text:s/>Ograniczenia i wyjątki od tej zasady regulują przepisy ustaw, ustaw<text:span text:style-name="T3114">y</text:span><text:s/>i ustaw szczegółowych<text:span text:style-name="T3115">.</text:span><text:s/>A kolejne jakby przepisy byłyby tutaj tylko logiczną konsekwencją tak ujętego prawa zgromadzeń jako pewnej wolności<text:span text:style-name="T3116">.</text:span></text:p>
      <text:p text:style-name="P3117">I tak jak powiedziałam, oczywiście nie mogłoby się tutaj pojawić ani kryterium interesu społecznego, kryterium bezpieczeństwa oczywiście zawyżone w taki sposób, o jakim przed chwilą - sprecyzowane, może nie zawężone a sprecyzowane, jak powiedziałam, również tu nie trzeba się bać - względy obronności kraju, jak najbardziej. Tylko niech będzie w konkretnym przepisie ustawy. Ż<text:span text:style-name="T3118">e</text:span>bym ja wiedziała, gdzie jest granica mojego prawa<text:span text:style-name="T3119">.</text:span><text:s/>A jeśli na przykład państwo nie potrafi sprecyzować czego się boi, to w ogóle nie powinno regulować takich spraw.</text:p>
      <text:p text:style-name="P3120">Bo po prostu prawo pełni pewne funkcje porządkujące, wyjaśnia<text:span text:style-name="T3121">ją</text:span>ce<text:span text:style-name="T3122">.</text:span><text:s/>I to są tradycyjne funkcje prawa i one powinny w każdej regulacji znaleźć swoje odbicie, jak również w ustawie o zgro<text:span text:style-name="T3123">ma</text:span>dzeniach<text:span text:style-name="T3124">.</text:span></text:p>
      <text:p text:style-name="P3125">Dalej<text:s/><text:span text:style-name="T3126">-</text:span><text:s/>o tych kryteriach już powiedziałam<text:span text:style-name="T3127">.</text:span><text:s/>Oczywiście byłoby tutaj niezbędne wprowadzenie organów sądowych.</text:p>
      <text:p text:style-name="P3128">Kolejna rzecz, jako zasa<text:span text:style-name="T3129">d</text:span>ę<text:s/><text:span text:style-name="T3130">-</text:span><text:s/>ograniczenie wszystkich zgromadzeń, na które trzeba byłoby uzyskiwać zgodę tylko do tych o charakterze publicznym<text:span text:style-name="T3131">.</text:span><text:s/>Czyli cała sfera prywatnej działalności człowieka, aktywności musiałaby ulec likwidacji tzn<text:span text:style-name="T3132">.<text:s/></text:span>nie podlegałaby tu żadnej reglamentacji, czyli tylko publiczne zgromadzenia, w miejscu publicznym. I dalej - usuną<text:span text:style-name="T3133">ć</text:span><text:s/>tę stopniowoś<text:span text:style-name="T3134">ć</text:span><text:s/>jakby w tej jakby biurokraty<text:span text:style-name="T3135">cz</text:span>nej, bo ona nie ma żadnego uzasadnienia<text:s/><text:span text:style-name="T3136">-</text:span><text:s/>zawiadomienia i zezwolenia. Tylko zawiadomienie i w odniesieniu do zgromadzeń w miejscu publicznym. Niepubliczne nie podlegałyby tutaj żadnej regla<text:span text:style-name="T3137">me</text:span>nta<text:span text:style-name="T3138">cj</text:span>i<text:span text:style-name="T3139">.</text:span></text:p>
      <text:p text:style-name="P3140">I właściwie to są takie sprawy<text:span text:style-name="T3141">.</text:span></text:p>
      <text:p text:style-name="P3142">T<text:span text:style-name="T3143">y</text:span>m bardziej, że ja chcę jeszcze powiedzieć na zakończenie,<text:s/><text:span text:style-name="T3144">że</text:span><text:s/>zmiany te jeżeli chodzi o zawiadomienie, o uproszczenie te<text:span text:style-name="T3145">j<text:s/></text:span>procedury, byłyby zgodne z już dokonanymi zmianami niedawno. Bo w ustawie o prowadzeniu działalności gospodarczej przechodzimy i ogłaszamy to jako wielką konstytucję, przełom, rewolucję itd<text:span text:style-name="T3146">.<text:s/></text:span>uzyskiwania zezwolenie na prowadzenie działalności gospodarczej na rejestrację tylko. I wydaje mi się, że ten model można byłoby również przyjąć co do tego, przy założeniu, że godzimy się na filozofię, że zgromadzenie jest to wolność człowieka, a państwo pełni funkcję jakby służebną, bo to państwo<text:s/><text:span text:style-name="T3147">je</text:span>st tam w naszym interesie, i ono ma nam gwarantować, żebyśmy sobie głów nie poukręca<text:span text:style-name="T3148">l</text:span>i, żebyśmy na ulicy nie porobili sobie szkód<text:s/>i również jakim innym uznanym wartościom społecznym<text:span text:style-name="T3149">.</text:span><text:s/>Ale to wszystko ma znaleźć oparcie w ustawie, i w nowej ustawie.</text:p>
      <text:p text:style-name="P3150">Dziękuję bardzo<text:span text:style-name="T3151">.</text:span></text:p>
      <text:p text:style-name="P3152"><text:span text:style-name="T3153">Min.<text:s/></text:span><text:span text:style-name="T3154">Bro</text:span><text:span text:style-name="T3155">l</text:span>:</text:p>
      <text:p text:style-name="P3156">Dziękuję bardzo<text:span text:style-name="T3157">.</text:span><text:s/>No, wydaje się, że już chociażby samo zreferowanie założeń nowej ustawy co do tego powiedziałem, że jesteśmy również za potrzebą opracowania nowej ustawy, a więc to nie podlega dyskusji. Dowodzi tylko jaka jest to trudna materia. Rzeczywiście od strony, bym powiedział, także i ju<text:span text:style-name="T3158">r</text:span>ydycznej, ale nie tylko, także i właśnie jaki ma być ten zakres ochrony tego właśnie porządku i bezpieczeństwa<text:s/><text:soft-page-break/>publicznego.</text:p>
      <text:p text:style-name="P3159">Tu nie o to chodzi<text:s/><text:span text:style-name="T3160">-</text:span><text:s/>czy to czy tamto, ale jaki ma być autentyczny zakres dla interesu ogółu.</text:p>
      <text:p text:style-name="P3161">Więc dlatego tak proponu<text:span text:style-name="T3162">j</text:span>ę, że jeżeli dostaniemy mandat, jeżeli byśmy dostali mandat, to raczej starajmy się o mandat na opracowanie pewnych ogólnych założeń, a nie ustawy, bo jej nie zrobimy przecież<text:span text:style-name="T3163">.</text:span><text:s/>To jest za poważna sprawa, ażebyśmy mogli tutaj zrobić ustawę o zgromadzen<text:span text:style-name="T3164">ia</text:span>ch. Nie wiadomo nawet kto by nad n<text:span text:style-name="T3165">ią</text:span><text:s/>n<text:span text:style-name="T3166">ie</text:span><text:s/>pracował, prawda<text:span text:style-name="T3167">.</text:span></text:p>
      <text:p text:style-name="P3168">Ale musimy mieć mandat i co do tego musimy się zgodzić<text:span text:style-name="T3169">,</text:span><text:s/>bo takiego mandatu nie mamy<text:span text:style-name="T3170">.</text:span></text:p>
      <text:p text:style-name="P3171">Może chwileczkę przerwy i przeczytamy co<text:span text:style-name="T3172">...</text:span></text:p>
      <text:p text:style-name="P3173">Ale Związek Literatów się pojawił..<text:span text:style-name="T3174">.</text:span></text:p>
      <text:p text:style-name="P3175"><text:span text:style-name="T3176">O</text:span><text:span text:style-name="T3177">b. Grabska</text:span>:</text:p>
      <text:p text:style-name="P3178">Ale to jest ten rozwiązany, bo tam jest słowo rozwiązany, a więc to się n<text:span text:style-name="T3179">ie</text:span><text:s/>tyczy do tego, który jest<text:span text:style-name="T3180">.</text:span></text:p>
      <text:p text:style-name="P3181">/Głos z sali na wyciszeniu/.</text:p>
      <text:p text:style-name="P3182"><text:span text:style-name="T3183">Ob</text:span><text:span text:style-name="T3184">.</text:span><text:span text:style-name="T3185"><text:s/>Grabska</text:span>:</text:p>
      <text:p text:style-name="P3186">To<text:s/><text:span text:style-name="T3187">c</text:span>o proponuje pan wyrzucenie słowa<text:s/>„polityczny”?</text:p>
      <text:p text:style-name="P3188"><text:span text:style-name="T3189">Min. Brol</text:span>:</text:p>
      <text:p text:style-name="P3190">Nie to pan Bratkowski zaproponował<text:span text:style-name="T3191">.</text:span></text:p>
      <text:p text:style-name="P3192">Ale stwarzających warunki legalizacji<text:span text:style-name="T3193">.</text:span></text:p>
      <text:p text:style-name="P3194"><text:span text:style-name="T3195">Ob.<text:s/></text:span><text:span text:style-name="T3196">G</text:span><text:span text:style-name="T3197">rabska</text:span>:</text:p>
      <text:p text:style-name="P3198"><text:span text:style-name="T3199">Zape</text:span>wnia<text:span text:style-name="T3200">ją</text:span>cych legalizację. Może tak<text:span text:style-name="T3201">.</text:span></text:p>
      <text:p text:style-name="P3202"><text:span text:style-name="T3203"><text:s text:c="29"/></text:span><text:span text:style-name="T3204">:</text:span></text:p>
      <text:p text:style-name="P3205"><text:span text:style-name="T3206">...</text:span>w naszym gronie czterech osób, co można żeby wszystkie potrzeby<text:span text:style-name="T3207">,</text:span><text:s/>lęki i obawy były skonsumowane, żeby co więcej było to związane z efektami prac<text:s/>„okrągłego stołu”, to jest tam w drugim zdaniu. I myślę, że to jest jednak jakaś wersja chyba do przyjęcia, zwłaszcza że my zostajemy z taką niepewnością na temat tych negocjacji.</text:p>
      <text:p text:style-name="P3208">Ale ja sądzę, że należy zakładać dobrą wolę po stronie nas wszystkich partnerów i że również te stowarzyszenia zainteresowane również tą dobrą wol<text:span text:style-name="T3209">ę</text:span><text:s/>wykażą i że nie będzie tu potrzeby aranżowania żadnych innych nacisków<text:span text:style-name="T3210">.</text:span></text:p>
      <text:p text:style-name="P3211"><text:span text:style-name="T3212">Min. Brol</text:span>:</text:p>
      <text:p text:style-name="P3213">Czyli co - napi<text:span text:style-name="T3214">s</text:span>zemy tutaj - stwarzających warunki<text:span text:style-name="T3215">.</text:span></text:p>
      <text:p text:style-name="P3216"><text:span text:style-name="T3217"><text:s text:c="29"/></text:span><text:span text:style-name="T3218">:</text:span></text:p>
      <text:p text:style-name="P3219">Nie - legalizujących. Ja proponuję utrzymać ten jednak<text:span text:style-name="T3220">.</text:span>..</text:p>
      <text:p text:style-name="P3221"><text:span text:style-name="T3222">Min. Brol</text:span>:</text:p>
      <text:p text:style-name="P3223">Politycznych, bo decyzja polityczna nie legalizuje, wi<text:span text:style-name="T3224">ę</text:span>c nie możemy<text:span text:style-name="T3225">.</text:span></text:p>
      <text:p text:style-name="P3226"><text:span text:style-name="T3227"><text:s text:c="29"/></text:span><text:span text:style-name="T3228">:</text:span></text:p>
      <text:p text:style-name="P3229">To decyzji legalizu<text:span text:style-name="T3230">jące</text:span>j, bez politycznej<text:span text:style-name="T3231">.</text:span></text:p>
      <text:p text:style-name="P3232"><text:span text:style-name="T3233">O</text:span><text:span text:style-name="T3234">b</text:span><text:span text:style-name="T3235">.</text:span><text:span text:style-name="T3236"><text:s/>Grabska</text:span>:</text:p>
      <text:p text:style-name="P3237">Może weźmiemy - zapewniających warunki, żeby była ta pewność...</text:p>
      <text:p text:style-name="P3238">Zapewniających warunki legalizacji<text:span text:style-name="T3239">.</text:span></text:p>
      <text:p text:style-name="P3240">Ja jestem za tym, żeby wycinając słowo politycznych,<text:span text:style-name="T3241"><text:s/></text:span>zostawmy szybkiej decyzji legalizujących<text:span text:style-name="T3242">.</text:span><text:s/><text:soft-page-break/>Wiadomo, że charakter<text:span text:style-name="T3243"><text:s/></text:span>polityczny<text:span text:style-name="T3244">...</text:span></text:p>
      <text:p text:style-name="P3245"><text:span text:style-name="T3246">Min. B</text:span><text:span text:style-name="T3247">ro</text:span><text:span text:style-name="T3248">l</text:span>:</text:p>
      <text:p text:style-name="P3249">Ale to jest jednak najważniejsza sprawa<text:span text:style-name="T3250">.</text:span><text:s/>Bo przecież mówiliśmy i to pan redaktor mówił, żeby właśnie od<text:s/><text:span text:style-name="T3251">st</text:span>rony politycznej uj<text:span text:style-name="T3252">ąć</text:span><text:s/>dokument, a wtedy przechodzimy na decyzję administracyjną już.</text:p>
      <text:p text:style-name="P3253">A więc nie o to tu chodzi.</text:p>
      <text:p text:style-name="P3254"><text:span text:style-name="T3255"><text:s text:c="29"/></text:span><text:span text:style-name="T3256">:</text:span></text:p>
      <text:p text:style-name="P3257">Tak, ale proszę pa<text:span text:style-name="T3258">ń</text:span>stwa, kto ma te decyzje polityczne podjąć?</text:p>
      <text:p text:style-name="P3259">Nie, przepraszam, ale tu nie ma adresata.</text:p>
      <text:p text:style-name="P3260"><text:span text:style-name="T3261">O</text:span><text:span text:style-name="T3262">b.</text:span><text:span text:style-name="T3263"><text:s/>Grabska</text:span>:</text:p>
      <text:p text:style-name="P3264">O potrzebie wszystkich decyzji...</text:p>
      <text:p text:style-name="P3265"><text:span text:style-name="T3266">Min. Brol</text:span>:</text:p>
      <text:p text:style-name="P3267">Tak, ale adresat wtedy jest już zupełnie inny.</text:p>
      <text:p text:style-name="P3268"><text:span text:style-name="T3269">Ob. Grabska</text:span>:</text:p>
      <text:p text:style-name="P3270">Właśnie tutaj się dowiaduję, że wszystkie<text:s/>„podstolik<text:span text:style-name="T3271">i</text:span>”<text:s/>nie adresują bezpośrednio do władz państwowych tylko przekazują oświadczenia wyższemu<text:s/>„stolikowi”, czyli że adresat nadaje adre<text:span text:style-name="T3272">s</text:span>,<text:span text:style-name="T3273"><text:s/>c</text:span>hodzi o to żebyśmy tutaj uzgodnili sens i przekazali to<text:s/>„stolikowi”<text:s/>politycznemu, który się pierwszego zbiera.</text:p>
      <text:p text:style-name="P3274"><text:span text:style-name="T3275">Min. Brol</text:span>:</text:p>
      <text:p text:style-name="P3276">Tylko coś trzeba tutaj dodać, żeby nie odnosiło się do...<text:s/></text:p>
      <text:p text:style-name="P3277"><text:span text:style-name="T3278">O</text:span><text:span text:style-name="T3279">b</text:span><text:span text:style-name="T3280">.<text:s/></text:span><text:span text:style-name="T3281">G</text:span><text:span text:style-name="T3282">ra</text:span><text:span text:style-name="T3283">b</text:span><text:span text:style-name="T3284">ska</text:span>:</text:p>
      <text:p text:style-name="P3285">Może by<text:span text:style-name="T3286">ć</text:span><text:s/>jeszcze tak - decyzji politycznych o legalizacji.</text:p>
      <text:p text:style-name="P3287"><text:span text:style-name="T3288">Min. Brol</text:span>:</text:p>
      <text:p text:style-name="P3289">Nie<text:span text:style-name="T3290">,</text:span><text:s/>o legalizacji jest decyzja admin<text:span text:style-name="T3291">is</text:span>tracyjna.</text:p>
      <text:p text:style-name="P3292"><text:span text:style-name="T3293"><text:s text:c="29"/></text:span><text:span text:style-name="T3294">:</text:span></text:p>
      <text:p text:style-name="P3295">Proponuję wyrzucić przymiotnik polityczny, bo<text:s/><text:span text:style-name="T3296">i</text:span><text:s/>tak wiadomo, że tu innych rozmów si<text:span text:style-name="T3297">ę</text:span><text:s/>nie prowadzi<text:span text:style-name="T3298">.</text:span></text:p>
      <text:p text:style-name="P3299"><text:span text:style-name="T3300"><text:s text:c="29"/></text:span><text:span text:style-name="T3301">:</text:span></text:p>
      <text:p text:style-name="P3302">Po prostu szybki decyzji legalizu<text:span text:style-name="T3303">ją</text:span>cych.</text:p>
      <text:p text:style-name="P3304"><text:span text:style-name="T3305">/</text:span>Dyskusja z nakładającymi si<text:span text:style-name="T3306">ę</text:span><text:s/>głosami/.</text:p>
      <text:p text:style-name="P3307"><text:span text:style-name="T3308"><text:s text:c="29"/></text:span><text:span text:style-name="T3309">:</text:span></text:p>
      <text:p text:style-name="P3310"><text:span text:style-name="T3311">Uż</text:span>yjmy takiego sformułowania, żeby adresat tych decyzji był jakoś jednak możliwy do identyfikowan<text:span text:style-name="T3312">ia.</text:span><text:s/>I dlatego wydaje mi się, że tu brakuje innej wstawki,<text:s/><text:span text:style-name="T3313">k</text:span>tórą ja podpowiadałem zespołowi, a ona się nie znalazła.</text:p>
      <text:p text:style-name="P3314">Mianowicie, żeby to było tak sformułowane:<text:s/><text:span text:style-name="T3315">„</text:span>Grupa robocza wyraża przekonanie o politycznej potrzebie /to zgoda/ podjęcia w ramach całości dorobku<text:s/>„okrągłego stołu”<text:s/>szybkich decyzji legalizujących”<text:span text:style-name="T3316">.</text:span></text:p>
      <text:p text:style-name="P3317"><text:span text:style-name="T3318"><text:s text:c="29"/></text:span><text:span text:style-name="T3319">:</text:span></text:p>
      <text:p text:style-name="P3320">Tośmy skonsumowali panie ministrze, jest<text:s/><text:span text:style-name="T3321">t</text:span>o w następnym zdaniu -<text:s/>„<text:span text:style-name="T3322">W</text:span><text:s/>efekcie prac okrągłego stołu”.</text:p>
      <text:p text:style-name="P3323"><text:span text:style-name="T3324"><text:s text:c="29"/></text:span><text:span text:style-name="T3325">:</text:span></text:p>
      <text:p text:style-name="P3326">Tak, tylko że to jako tu ginie, a tu na początku byłoby od razu określeniem tego gdzie to wszystko się zmieści jako jeden z elementów pakietu decyzji<text:s/>„okrągłego stołu”. I to wtedy byłoby bardzo jasne. A tu w tym drugim zdaniu jest to taka myśl która<text:span text:style-name="T3327">.</text:span>..</text:p>
      <text:soft-page-break/>
      <text:p text:style-name="P3328"><text:span text:style-name="T3329"><text:s text:c="29"/></text:span><text:span text:style-name="T3330">:</text:span></text:p>
      <text:p text:style-name="P3331">Jeśli można<text:span text:style-name="T3332">,</text:span><text:s/>ja bym<text:s/><text:span text:style-name="T3333">s</text:span>i<text:span text:style-name="T3334">ę</text:span><text:s/>upierał przy przyjrzeniu jeszcze raz<text:s/><text:span text:style-name="T3335">w</text:span><text:s/>sformułowaniu<text:span text:style-name="T3336">...</text:span><text:s/>politycznych - umożliwiających legalizację<text:span text:style-name="T3337">.</text:span><text:s/>Dlatego że legalizacja jest decyzją, ale.<text:span text:style-name="T3338">.</text:span>.</text:p>
      <text:p text:style-name="P3339"><text:span text:style-name="T3340"><text:s text:c="29"/></text:span><text:span text:style-name="T3341">:</text:span></text:p>
      <text:p text:style-name="P3342">Pan od razu odsłania intencje drugiej strony<text:span text:style-name="T3343">.</text:span></text:p>
      <text:p text:style-name="P3344"><text:span text:style-name="T3345"><text:s text:c="29"/></text:span><text:span text:style-name="T3346">:</text:span></text:p>
      <text:p text:style-name="P3347">Nie to jest po prostu próba wyjścia<text:s/><text:span text:style-name="T3348">z</text:span><text:s/>impasu<text:span text:style-name="T3349">.</text:span><text:s/>Decyzji<text:s/>umożliw<text:span text:style-name="T3350">ia</text:span>jących legalizację, to jest możliwość ich skonsumowania.</text:p>
      <text:p text:style-name="P3351"><text:span text:style-name="T3352"><text:s text:c="29"/></text:span><text:span text:style-name="T3353">:</text:span></text:p>
      <text:p text:style-name="P3354">Po pana głosie, tym bardziej b<text:span text:style-name="T3355">ę</text:span>d<text:span text:style-name="T3356">ą</text:span><text:s/>si<text:span text:style-name="T3357">ę</text:span><text:s/>upierał, jeśli chodzi o mnie to będę się upierał przy tej decyzji legalizującej, bo już widzę jakiego rodzaju pułapki nawet taki harcerz potrafi<text:s/><text:span text:style-name="T3358">wy</text:span>komb<text:span text:style-name="T3359">in</text:span>ować<text:span text:style-name="T3360">.</text:span></text:p>
      <text:p text:style-name="P3361"><text:span text:style-name="T3362">Mi</text:span><text:span text:style-name="T3363">n. Brol</text:span>:</text:p>
      <text:p text:style-name="P3364">Panie redaktorze, mnie się wydaje, że ta propozycja min. Bafii byłaby dobra, żeby wrócić do tego<text:s/>„okrągłego stołu”<text:s/>wcześniej i to nam powiąże wtedy, i wyrzucić w drugim zdaniu to odwołanie się do efektu prac<text:s/>„okrągłego stołu<text:span text:style-name="T3365">”</text:span>. Dlatego że wtedy o politycznej potrzebie<text:span text:style-name="T3366">.</text:span>..</text:p>
      <text:p text:style-name="P3367"><text:span text:style-name="T3368">Min.<text:s/></text:span><text:span text:style-name="T3369">B</text:span><text:span text:style-name="T3370">a</text:span><text:span text:style-name="T3371">fi</text:span><text:span text:style-name="T3372">a</text:span>:</text:p>
      <text:p text:style-name="P3373">To można to ują<text:span text:style-name="T3374">ć</text:span><text:s/>tak<text:s/>„w efekcie prac”.</text:p>
      <text:p text:style-name="P3375"><text:span text:style-name="T3376"><text:s text:c="29"/></text:span><text:span text:style-name="T3377">:</text:span></text:p>
      <text:p text:style-name="P3378">Panie ministrze, ale to wtedy będzie odsyłana sprawa do efektów prac<text:s/><text:span text:style-name="T3379">„</text:span>okrągłego stołu”, który może trwać.</text:p>
      <text:p text:style-name="P3380"><text:span text:style-name="T3381">Min. Brol</text:span>:</text:p>
      <text:p text:style-name="P3382">Myślę, że jednak trzeba to związać z<text:s/>„okrągłym stołem”,<text:s/>ta decyzja zapaść praktycznie nie może. To jest jednak element całego pakietu. Prawd<text:span text:style-name="T3383">a.</text:span></text:p>
      <text:p text:style-name="P3384">Ja tu rozumiem intencje pana ministra.</text:p>
      <text:p text:style-name="P3385"><text:span text:style-name="T3386"><text:s text:c="29"/></text:span><text:span text:style-name="T3387">:</text:span></text:p>
      <text:p text:style-name="P3388">Tak, bo my wtedy nie wysyłamy tej decyzji politycznej...</text:p>
      <text:p text:style-name="P3389">Ale myśmy właśnie ujęli t<text:span text:style-name="T3390">ą</text:span><text:s/>decyzję w osobnym zdaniu, żeby tu nie było żadnych wątpliwości, żeby nie podkreślić<text:span text:style-name="T3391">.</text:span></text:p>
      <text:p text:style-name="P3392"><text:span text:style-name="T3393"><text:s text:c="29"/></text:span><text:span text:style-name="T3394">:</text:span></text:p>
      <text:p text:style-name="P3395">My to sami ograniczamy w takim przypadku /?/</text:p>
      <text:p text:style-name="P3396"><text:span text:style-name="T3397">O</text:span><text:span text:style-name="T3398">b.</text:span><text:span text:style-name="T3399"><text:s/>Bratko</text:span><text:span text:style-name="T3400">w</text:span><text:span text:style-name="T3401">s</text:span><text:span text:style-name="T3402">k</text:span><text:span text:style-name="T3403">i</text:span>:</text:p>
      <text:p text:style-name="P3404">Ja nie sądzę, żeby jakiekolwiek decyzje<text:s/><text:span text:style-name="T3405">-</text:span><text:s/>oczywiście byłaby to kwestia dobrej woli drugiej strony. Ale założeniem rozmów przy<text:s/>„okrągłym stole”<text:s/>jest doprowad<text:span text:style-name="T3406">ze</text:span>nie do pewnego pakietu. Bo tu się przecież załatwia pewien<text:s/>„deal”<text:s/>między obiema stronami. My coś, ta strona społeczna świadczy i coś ta druga strona świadczy.</text:p>
      <text:p text:style-name="P3407">Oczywiście mogą powiedzieć w sw<text:span text:style-name="T3408">oi</text:span>m imieniu, a nawet myślę, że prezes Szczepański też przyłączy się do tego poglądu, że byłoby nam niesłychanie miło, gdyby takie decyzje zostały podj<text:span text:style-name="T3409">ę</text:span>te wcześniej, bez oczekiwania na zakończenie<text:s/>„okrągłego stołu”. Ale w tym przypadku nie sądzę, żebyśmy w tym dokumencie mogli tego wymagać<text:span text:style-name="T3410">.</text:span></text:p>
      <text:soft-page-break/>
      <text:p text:style-name="P3411">Innymi słowy - to by się miało w ten sposób:</text:p>
      <text:p text:style-name="P3412">„Grupa robocza<text:s/>„okrągłego stołu”<text:s/>do spraw stowarzyszeń wyraża przekonanie o potrzebie podjęcia w ramach prac<text:s/><text:span text:style-name="T3413">„</text:span>okrągłego stołu”<text:s/>szybkich decyzji legalizujących”<text:s/>itd., itd<text:span text:style-name="T3414">.</text:span></text:p>
      <text:p text:style-name="P3415">To drugie zdanie brzmiałoby<text:span text:style-name="T3416">:</text:span><text:s/>„Takie decyzje pozwolą<text:s/>usuną<text:span text:style-name="T3417">ć</text:span><text:s/>źródła poważnych konfliktów społecznych<text:span text:style-name="T3418">”</text:span><text:s/>itd.<text:s/>I reszta pozostałaby bez zmiany.</text:p>
      <text:p text:style-name="P3419"><text:span text:style-name="T3420">Min. Bafia</text:span>:</text:p>
      <text:p text:style-name="P3421">Jeszcze jedno pytanie, bo to zdaje się jest redagowany dokument<text:s/><text:span text:style-name="T3422">-</text:span><text:s/>czy ta deklaracja intencji nie powinna zawierać jakiegoś elementu - nie wiem jak to określić<text:s/><text:span text:style-name="T3423">-</text:span><text:s/>dobrej woli ze strony tych, którzy by wrócili, którym by przywrócono jako podmioty, prawda, z tym honorem całym do normalnego życia<text:span text:style-name="T3424">.</text:span></text:p>
      <text:p text:style-name="P3425"><text:span text:style-name="T3426"><text:s text:c="29"/></text:span><text:span text:style-name="T3427">:</text:span></text:p>
      <text:p text:style-name="P3428">Panie ministrze, ja jeszcze jestem ciągle wielbłądem<text:span text:style-name="T3429">.</text:span></text:p>
      <text:p text:style-name="P3430"><text:span text:style-name="T3431"><text:s text:c="29"/></text:span><text:span text:style-name="T3432">:</text:span></text:p>
      <text:p text:style-name="P3433">Nie, nie przesadzajmy<text:span text:style-name="T3434">.</text:span></text:p>
      <text:p text:style-name="P3435"><text:span text:style-name="T3436">O</text:span><text:span text:style-name="T3437">b. Grabska</text:span>:</text:p>
      <text:p text:style-name="P3438">Fakt chyba że tu jesteśmy to jest też wielkim aktem dobrej woli z naszej strony.<text:s/><text:span text:style-name="T3439">I</text:span><text:s/>wobec tego żądanie od nas jeszcze dodatkowych zapewnień dobre<text:span text:style-name="T3440">j</text:span><text:s/>woli, no wydaje mi się trochę dziwne<text:span text:style-name="T3441">.</text:span></text:p>
      <text:p text:style-name="P3442"><text:span text:style-name="T3443">Min</text:span><text:span text:style-name="T3444">.</text:span><text:span text:style-name="T3445"><text:s/>Brol</text:span>:</text:p>
      <text:p text:style-name="P3446">Nie, tu nie chodzi o dobrej woli. Ja rozumiem prof. Bafię, że chodzi o to,<text:s/><text:span text:style-name="T3447">ż</text:span>e jednak sprawa funk<text:span text:style-name="T3448">cj</text:span>onowan<text:span text:style-name="T3449">ia,</text:span><text:s/>zwłaszcza Niezależnego Zrzeszenia Studentów w ramach porządku prawnego<text:span text:style-name="T3450">.</text:span></text:p>
      <text:p text:style-name="P3451"><text:span text:style-name="T3452">Ob.<text:s/></text:span><text:span text:style-name="T3453">G</text:span><text:span text:style-name="T3454">rabska</text:span>:</text:p>
      <text:p text:style-name="P3455">Jeżeli zostaną zarejestrowani, to siłą rzeczy muszą działać w ramach porządku prawnego.</text:p>
      <text:p text:style-name="P3456"><text:span text:style-name="T3457"><text:s text:c="29"/></text:span><text:span text:style-name="T3458">:</text:span></text:p>
      <text:p text:style-name="P3459"><text:span text:style-name="T3460">B</text:span>o inaczej zostaną rozwiązani.</text:p>
      <text:p text:style-name="P3461"><text:span text:style-name="T3462">Ob.<text:s/></text:span><text:span text:style-name="T3463">G</text:span><text:span text:style-name="T3464">rabska</text:span>:</text:p>
      <text:p text:style-name="P3465">No oczywiście, że tak.</text:p>
      <text:p text:style-name="P3466"><text:span text:style-name="T3467"><text:s text:c="29"/></text:span><text:span text:style-name="T3468">:</text:span></text:p>
      <text:p text:style-name="P3469">Ale to te<text:span text:style-name="T3470">ż</text:span><text:s/>jest deklaracja<text:span text:style-name="T3471">,</text:span><text:s/>ta świadomoś<text:span text:style-name="T3472">ć</text:span><text:s/>tego<text:span text:style-name="T3473">.</text:span></text:p>
      <text:p text:style-name="P3474"><text:span text:style-name="T3475">Ob.<text:s/></text:span><text:span text:style-name="T3476">G</text:span><text:span text:style-name="T3477">rabska</text:span>:</text:p>
      <text:p text:style-name="P3478">T<text:span text:style-name="T3479">ę</text:span><text:s/>świadomość ma każdy. Ale wymaganie szczególne na ten temat deklaracji, to jest traktowanie ich troszkę jak niespełna<text:s/><text:span text:style-name="T3480">ro</text:span>zumu<text:span text:style-name="T3481">.</text:span></text:p>
      <text:p text:style-name="P3482"><text:span text:style-name="T3483">Mi</text:span><text:span text:style-name="T3484">n.</text:span><text:span text:style-name="T3485"><text:s/>Brol</text:span>:</text:p>
      <text:p text:style-name="P3486">Al<text:span text:style-name="T3487">e</text:span><text:s/>wtedy kiedy się rozumiemy,<text:s/><text:span text:style-name="T3488">ż</text:span>e to jest oczywiste, ponieważ inaczej grozi delegalizacja<text:span text:style-name="T3489">...</text:span></text:p>
      <text:p text:style-name="P3490"><text:span text:style-name="T3491"><text:s text:c="29"/></text:span><text:span text:style-name="T3492">:</text:span></text:p>
      <text:p text:style-name="P3493">Ale my też nie oczekujemy żadnej deklaracji na temat tego, że nasze państwo nie wprowadzi następnego stanu wojennego od wtorku, czy coś podobnego<text:span text:style-name="T3494">.</text:span></text:p>
      <text:p text:style-name="P3495">A więc już ni<text:span text:style-name="T3496">e</text:span><text:s/>mnóżmy słów<text:span text:style-name="T3497">.</text:span></text:p>
      <text:p text:style-name="P3498"><text:span text:style-name="T3499"><text:s text:c="29"/></text:span><text:span text:style-name="T3500">:</text:span></text:p>
      <text:p text:style-name="P3501">Ale czy mogę się zwrócić panie Stefanie w takiej formie bezpośrednio. Bo tutaj to tak pozwoli usunąć źródła poważnych konfliktów społecznych<text:s/><text:span text:style-name="T3502">-</text:span><text:s/>jeden argument. Poprawia atmosferę polskiego życia<text:s/><text:soft-page-break/>społecznego.<text:s/><text:span text:style-name="T3503">I</text:span><text:s/>tu bardzo by<text:s/><text:span text:style-name="T3504">p</text:span>asowało - pozwoli wykorzystać twórczo, czy coś pan tu potrafi powiedzieć.<text:s/><text:span text:style-name="T3505">N</text:span>o ja nie chcę formułować, bo tu są zbyt różne organizacje, ale to byłaby taka bardzo niewielka deklaracja, a bardzo sympatyczna chyba, w szerokim kontekście pozwoliłoby się włączyć tym prawda uczestnikom w proces twórczy odnowy państwa, czy jak to tam nie wiem. Bo to znowu za wysokie słowa<text:span text:style-name="T3506">.</text:span><text:s/>Ale to byłby taki element, który chyba nadawałby więcej treści temu dokumentowi<text:span text:style-name="T3507">.</text:span></text:p>
      <text:p text:style-name="P3508">Gdybyśmy to tak powiedzieli jak to jest,<text:s/><text:span text:style-name="T3509">ż</text:span>e pozwoliłoby<text:s/>nam zakończy<text:span text:style-name="T3510">ć</text:span><text:s/>bojkot instytucji państwowych<text:span text:style-name="T3511">,</text:span><text:s/>to chyba nie zabrzmiałoby to mile<text:span text:style-name="T3512">.</text:span></text:p>
      <text:p text:style-name="P3513"><text:span text:style-name="T3514"><text:s text:c="29"/></text:span><text:span text:style-name="T3515">:</text:span></text:p>
      <text:p text:style-name="P3516">No, ja to po prostu stawiam jako pytanie<text:span text:style-name="T3517">.</text:span><text:s/>Bo ja to pozostawiam do uznania oczywiście<text:span text:style-name="T3518">.</text:span></text:p>
      <text:p text:style-name="P3519"><text:span text:style-name="T3520">Przewodniczący</text:span>:</text:p>
      <text:p text:style-name="P3521">Proszę bardzo.</text:p>
      <text:p text:style-name="P3522"><text:span text:style-name="T3523"><text:s text:c="29"/></text:span><text:span text:style-name="T3524">:</text:span></text:p>
      <text:p text:style-name="P3525">Dyskutując to zagadnienie w<text:s/><text:span text:style-name="T3526">4</text:span>-osobowym zespole nawet zastanawialiśmy si<text:span text:style-name="T3527">ę</text:span><text:s/>czy taki akt strzelisty jak to nazywałem - byłby potrzebny<text:span text:style-name="T3528">.</text:span><text:s/>I państwo z nami rozmawiający twierdzili, że powinniśmy go tu unikać, ponieważ jest to roboczy dokument małego zespołu, który nie przekraczając zakresu swoich upoważnień, jaki mamy od zespołu większego powinien raczej rzeczowo zająć stanowisko, a akty strzeliste zostawić wyższym poziomom tej samej struktury, czyli<text:s/>„stołu”, ogólnie biorąc<text:span text:style-name="T3529">.</text:span><text:s/>No i myśmy na to oczywiście si<text:span text:style-name="T3530">ę</text:span><text:s/>zgodzili, chociaż lojalnie państwo na pewno przyznają przecież, że myśmy proponowali, że można coś takiego zrobić<text:span text:style-name="T3531">.</text:span><text:s/>Ale państwo uznali, że nie jest to potrzebne w tej fazie naszych rozmów. I wystarczy tu tylko rzeczowe wskazanie o co chodzi<text:span text:style-name="T3532">.</text:span></text:p>
      <text:p text:style-name="P3533">Być może na poziomie ogólniejszym jakby całościowego porozumienia i z całą pewnością pojawi się przestrzeń na rozmaite takie ogólnie brzmiące, polityczne deklaracje<text:span text:style-name="T3534">.</text:span><text:s/>Tylko czy my mamy do nich tutaj jakby tytuł dostateczny? Dzięku<text:span text:style-name="T3535">j</text:span>ę.</text:p>
      <text:p text:style-name="P3536"><text:span text:style-name="T3537"><text:s text:c="29"/></text:span><text:span text:style-name="T3538">:</text:span></text:p>
      <text:p text:style-name="P3539">Ja bym to tak zaproponował sformułować<text:s/><text:span text:style-name="T3540">-</text:span><text:s/>„pozwoli to włączyć s<text:span text:style-name="T3541">ię</text:span><text:s/>członkom tych stowarzyszeń w procesy porozumienia społecznego”<text:span text:style-name="T3542">.</text:span><text:s/>To byłoby<text:span text:style-name="T3543">..</text:span>.</text:p>
      <text:p text:style-name="P3544"><text:span text:style-name="T3545">Mi</text:span><text:span text:style-name="T3546">n.</text:span><text:span text:style-name="T3547"><text:s/>Brol</text:span><text:span text:style-name="T3548">:</text:span></text:p>
      <text:p text:style-name="P3549">Proszę bardzo.</text:p>
      <text:p text:style-name="P3550"><text:span text:style-name="T3551"><text:s text:c="29"/></text:span><text:span text:style-name="T3552">:</text:span></text:p>
      <text:p text:style-name="P3553">Panie profesorze,<text:s/><text:span text:style-name="T3554">j</text:span>a z takim do<text:span text:style-name="T3555">ść</text:span><text:s/>dużym zdumieniem, przyznam szczerze słucham tej dyskusji.</text:p>
      <text:p text:style-name="P3556"><text:span text:style-name="T3557"><text:s text:c="29"/></text:span><text:span text:style-name="T3558">:</text:span></text:p>
      <text:p text:style-name="P3559">Jeżeli pan się zdumiewa moim głosem, to ja cofam propozycję.</text:p>
      <text:p text:style-name="P3560"><text:span text:style-name="T3561"><text:s text:c="29"/></text:span><text:span text:style-name="T3562">:</text:span></text:p>
      <text:p text:style-name="P3563">Jeżeli tak, to ja wobec tego cofam swój głos.</text:p>
      <text:p text:style-name="P3564"><text:span text:style-name="T3565"><text:s text:c="29"/></text:span><text:span text:style-name="T3566">:</text:span></text:p>
      <text:p text:style-name="P3567">To było tylko powiedziane do rozważenia pod adresem<text:s/><text:span text:style-name="T3568">p</text:span>ań<text:span text:style-name="T3569">s</text:span>twa.</text:p>
      <text:p text:style-name="P3570"><text:span text:style-name="T3571"><text:s text:c="29"/></text:span><text:span text:style-name="T3572">:</text:span></text:p>
      <text:p text:style-name="P3573">Panie profesorze, przecież to jest swego rodzaju zadośćuczynienie dla tych środowisk, a nie wiem czy przy takim zadośćuczynieniu należy żądać aktu lojalności. Wydaje mi się, że jest to lekka przesada.</text:p>
      <text:soft-page-break/>
      <text:p text:style-name="P3574"><text:span text:style-name="T3575">Mi</text:span><text:span text:style-name="T3576">n.</text:span><text:span text:style-name="T3577"><text:s/>Brol</text:span>:</text:p>
      <text:p text:style-name="P3578">Proszę państwa, rozumiem, że uzyskaliśmy zgodę, pierwszy consensus<text:span text:style-name="T3579">.</text:span><text:s/>Chciałbym tylko zaakcentować, że mówimy o legalizacji, żeby oczywiście znowu wtedy nie wrócił problem - nie o relegalizacji<text:span text:style-name="T3580">.</text:span><text:s/>Bo tak żeśmy sobie tutaj już ostatecznie wynegocjowali tą deklarację.</text:p>
      <text:p text:style-name="P3581"><text:span text:style-name="T3582">/</text:span>Głos z sali na wyciszeniu/.</text:p>
      <text:p text:style-name="P3583"><text:span text:style-name="T3584">A</text:span><text:s/>więc deklaracja brzmiałaby jak następuje:</text:p>
      <text:p text:style-name="P3585"><text:span text:style-name="T3586">„</text:span>Grupa robocza<text:s/><text:span text:style-name="T3587">„</text:span>okrągłego stołu<text:span text:style-name="T3588">”</text:span><text:s/>do spraw stowarzyszeń wyraża przekonanie o politycznej potrzebie<text:span text:style-name="T3589">.</text:span>..</text:p>
      <text:p text:style-name="P3590"><text:span text:style-name="T3591"><text:s text:c="29"/></text:span><text:span text:style-name="T3592">:</text:span></text:p>
      <text:p text:style-name="P3593">Nie, nie przepraszam, ale pan Bratkowski ma to lepiej sformułowane<text:span text:style-name="T3594">.</text:span></text:p>
      <text:p text:style-name="P3595"><text:span text:style-name="T3596">Ob.<text:s/></text:span><text:span text:style-name="T3597">St.</text:span><text:span text:style-name="T3598"><text:s/>B</text:span><text:span text:style-name="T3599">rat</text:span><text:span text:style-name="T3600">k</text:span><text:span text:style-name="T3601">o</text:span><text:span text:style-name="T3602">wsk</text:span><text:span text:style-name="T3603">i</text:span>:</text:p>
      <text:p text:style-name="P3604">Tylko czy potrzeba jest polityczna, czy zostawiamy samą potrzebę<text:s/><text:span text:style-name="T3605">-</text:span><text:s/>panie ministrze?</text:p>
      <text:p text:style-name="P3606"><text:span text:style-name="T3607">/</text:span>Głos z sali na wyciszeniu/.</text:p>
      <text:p text:style-name="P3608">„Grupa robocza<text:s/>„okrągłego stołu”<text:s/>do spraw stowarzyszeń wyraża przekonanie o politycznej potrzebie podjęcia w ramach prac<text:s/>„okrągłego stołu<text:span text:style-name="T3609">”</text:span><text:s/>szybkich decyzji legalizujących na podstawie obow<text:span text:style-name="T3610">ią</text:span>zu<text:span text:style-name="T3611">jące</text:span>go prawa o stowarzyszeniach<text:s/><text:span text:style-name="T3612">-</text:span><text:s/>stowarzyszenia rozwiązane w czasie stanu wojennego, w tym m.in<text:span text:style-name="T3613">.:</text:span><text:s/>Związek Literatów Polskich, Stowarzyszenie Dziennikarzy Polskich, Związek Polskich Artystów Plastyków, Związek Artystów Scen Polskich, Towarzystwo Popierania i Krzew<text:span text:style-name="T3614">ie</text:span>nia Nauk oraz Niezależne Zrzeszenie Studentów.</text:p>
      <text:p text:style-name="P3615">Takie decyzje pozwolą usunąć źródła poważnych konfliktów społecznych i poprawią atmosferę polskiego życia społecznego.</text:p>
      <text:p text:style-name="P3616">O losie majątku rozwiązanych stowarzyszeń powinny rozstrzygnąć bezpośrednie negocjacje pomiędzy zainteresowanymi stowarzyszeniami; w przypadku majątku znajdującego się w dyspozycji jednostek państwowych, sprawy te powinny by<text:span text:style-name="T3617">ć</text:span><text:s/>rozstrzygni<text:span text:style-name="T3618">ęt</text:span>e przez odpowiednie organy państwowe<text:span text:style-name="T3619">”</text:span>.</text:p>
      <text:p text:style-name="P3620"><text:span text:style-name="T3621">Ob</text:span><text:span text:style-name="T3622">.</text:span><text:span text:style-name="T3623"><text:s/>Grabska</text:span>:</text:p>
      <text:p text:style-name="P3624">Może dlatego żebyśmy wszyscy mieli ten tekst, to pan Bratkowski powoli podyktował początek.</text:p>
      <text:p text:style-name="P3625"><text:span text:style-name="T3626">O</text:span><text:span text:style-name="T3627">b.</text:span><text:span text:style-name="T3628"><text:s/>Bratkowsk</text:span><text:span text:style-name="T3629">i</text:span>:</text:p>
      <text:p text:style-name="P3630">Pójdziemy, przepiszemy go jeszcze raz i jeszcze raz państwu damy.</text:p>
      <text:p text:style-name="P3631"><text:span text:style-name="T3632"><text:s text:c="29"/></text:span><text:span text:style-name="T3633">:</text:span></text:p>
      <text:p text:style-name="P3634">Tylko jeszcze jedna poprawka, ale to zupełnie formalna rzecz. Mnie się wydaje, że tu niezręcznie jest<text:s/>„obowiąz<text:span text:style-name="T3635">uj</text:span>ącego prawa o stowarzyszeniach<text:s/><text:span text:style-name="T3636">-</text:span><text:s/>stowarzyszenia rozwiązane<text:span text:style-name="T3637">”</text:span><text:span text:style-name="T3638">.<text:s/></text:span>Myślę, że<text:s/>„na podstawie<text:s/><text:span text:style-name="T3639">ob</text:span>ow<text:span text:style-name="T3640">ią</text:span>zują<text:span text:style-name="T3641">ce</text:span>go prawa<text:s/><text:span text:style-name="T3642">-</text:span><text:s/>stowarzyszenia rozwiązane w okresie<text:span text:style-name="T3643">”</text:span><text:span text:style-name="T3644">.</text:span><text:s/>Bo to nie budzi żadnych zmian<text:s/><text:span text:style-name="T3645">-</text:span><text:s/>a ładniej brzmi<text:span text:style-name="T3646">.</text:span><text:s/>To<text:s/>„o stowarzyszeniach”, można skreślić.</text:p>
      <text:p text:style-name="P3647"><text:span text:style-name="T3648">Ob. Grabska</text:span>:</text:p>
      <text:p text:style-name="P3649">Ja mam konkretne pytanie. Wracając do takiej dość urwanej nieszczęsnej harcerskiej dyskusji. Czy myśmy w końcu rozstrzygnęli sprawę tego krzyża harcerskiego.<text:s/><text:span text:style-name="T3650">I</text:span><text:s/>sprawę tego krzyża harcerskiego chyba będziemy musieli do niej wrócić jeszcze. Bo trudno, żebyśmy dzisiaj ją rozstrzygali. Ja także chciałam tylko jedno powiedzieć, że sprawa na przykład... to że jakaś organizacja jest w prawie korzystać z dziedzictwa, to nie znaczy że jest jedyną, która korzysta z dziedzictwa.</text:p>
      <text:p text:style-name="P3651">Taki właśnie jeszcze przykład kościołów - wszystkie dziedziczą ewangelie.<text:s/><text:span text:style-name="T3652">A</text:span><text:s/>więc tutaj ja myślę, że do<text:s/><text:soft-page-break/>tego się chyba jeszcze wróci na<text:s/>„stoliku”<text:s/>prawnym i na podzespole prawnym do tej sprawy - co jest symbolem, co jest odznaką i czy krzyż harcerski jest symbolem, czy jest odznaką<text:span text:style-name="T3653">.</text:span><text:s/>Bo tutaj gdyż jest symbolem należy do wszystkich. I wtedy, kiedy wchodzi w odznaki wszystkich, to muszą one jeszcze mieć jakieś elementy różniące. Jeżeli natomiast jest symbolem - to należy do wszystkich jako np<text:span text:style-name="T3654">.</text:span><text:s/>krzyże odznaki są różne.<text:s/><text:span text:style-name="T3655">I</text:span><text:s/>tą sprawę sądzę, trzeba będzie jakoś tutaj rozstrzygnąć<text:span text:style-name="T3656">.</text:span></text:p>
      <text:p text:style-name="P3657">A<text:s/><text:span text:style-name="T3658">w</text:span>ydaje mi si<text:span text:style-name="T3659">ę,</text:span><text:s/>oczywiście strona społeczna stoi na stanowisku, że to jest dobro wspólne, że słowo harcerstwo nie może być rezerwowane dla jednej organizacji - tylko Związek Harcerstwa Polskiego. A harcerstwo może być w różnych innych nazwach.<text:s/>I że symbolika, a więc lilijka tylko z innymi napisami itd. Krzyż harcerski powinny należeć do wszystkich, jako wspólne dziedzictwo, która wyszło z jednego pni<text:span text:style-name="T3660">a</text:span>. Wszyscy mają prawo do tej historii. Natomiast konkretne odznaki<text:s/>musiałyby<text:s/>być<text:span text:style-name="T3661"><text:s/></text:span>dokładnie, że tak powiem, opisane, obrysowane, żeby wiadomo było czym się różnią. I to byłaby jakaś sprawa do dalszych uzgodnień.</text:p>
      <text:p text:style-name="P3662">Ale myślę<text:span text:style-name="T3663">,</text:span><text:s/><text:span text:style-name="T3664">ż</text:span>e ta sprawa jednak przed nami wciąż istnieje<text:span text:style-name="T3665">.</text:span></text:p>
      <text:p text:style-name="P3666"><text:span text:style-name="T3667">Min. Brol</text:span>:</text:p>
      <text:p text:style-name="P3668">Tak, w świetle tego co pani przewodni<text:span text:style-name="T3669">cz</text:span>ąca powiedziała, to obawiam się, że<text:s/>„stolik”<text:s/>prawny niewiele zdziała, ponieważ już przesądzona została sprawa, czy jest to odznaka czy symbol prawda<text:span text:style-name="T3670">.</text:span></text:p>
      <text:p text:style-name="P3671"><text:span text:style-name="T3672">Ob. Grabska</text:span>:</text:p>
      <text:p text:style-name="P3673">Właśnie - bo czy to jest odznaka czy symbol?</text:p>
      <text:p text:style-name="P3674"><text:span text:style-name="T3675">Min</text:span><text:span text:style-name="T3676">.</text:span><text:span text:style-name="T3677"><text:s/>Brol</text:span>:</text:p>
      <text:p text:style-name="P3678">Jeżeli odznaka to już rysu<text:span text:style-name="T3679">j</text:span>ą si<text:span text:style-name="T3680">ę</text:span><text:s/>rozwiązania prawne.</text:p>
      <text:p text:style-name="P3681"><text:span text:style-name="T3682">Ob. Grabska</text:span>:</text:p>
      <text:p text:style-name="P3683">Tak, ale jeżeli symbol, do którego oni mają prawo.</text:p>
      <text:p text:style-name="P3684"><text:span text:style-name="T3685">Min. Brol</text:span>:</text:p>
      <text:p text:style-name="P3686">Słyszeliśmy, że powstała w ramach organizacji<text:span text:style-name="T3687">.</text:span></text:p>
      <text:p text:style-name="P3688"><text:span text:style-name="T3689">Ob. Grabska</text:span>:</text:p>
      <text:p text:style-name="P3690">Ale powstała w<text:span text:style-name="T3691">cz</text:span>eśniej zanim powstała ta konkretnie organizacja. Przecież właśnie jak wspominałam o mamie, która była<text:s/>założycielką<text:s/><text:span text:style-name="T3692">-</text:span><text:s/>wtedy powstała. Więc jest tym wcześniejszym znakiem<text:span text:style-name="T3693">.</text:span></text:p>
      <text:p text:style-name="P3694">Tak samo jak np. krzyż, w ogóle krzyż jako odznaką chrześcijaństwa, który wszyscy przyjmują.</text:p>
      <text:p text:style-name="P3695"><text:span text:style-name="T3696">A</text:span><text:s/>więc tu jest kwestia - co jest odznaką, a co jest symbolem<text:span text:style-name="T3697">.</text:span><text:s/>I te aspiracje do krzyża harcerskiego, musi jakieś znaleźć tutaj rozwiązanie. Właśnie jak mówię - strona społeczna stoi na stanowisku, że to powinien być symbol. Natomiast odznaki powinny jakoś specyfikować się, nawet jeżeli ten symbol w skład odznaki by wchodz<text:span text:style-name="T3698">ił</text:span>.</text:p>
      <text:p text:style-name="P3699"><text:span text:style-name="T3700">Mi</text:span><text:span text:style-name="T3701">n.</text:span><text:span text:style-name="T3702"><text:s/>Brol</text:span>:</text:p>
      <text:p text:style-name="P3703">No, strona rządowa, jeżeli można, stoi na odmiennym stanowisku, że jest to odznaka, która jest przywiązana do konkretnych organizacji, do stowarzyszenia pod nazwą Związek Harcerstwa Polskiego<text:span text:style-name="T3704">.</text:span><text:s/>Wynika z aktualnie obowiązujących aktów prawnych, ale również ze statutu tej organizacji. Stąd też dzisiaj, gdybyśmy mieli przyjąć, że to nie jest odznaka, musielibyśmy po prostu ingerować w ten statut jakby nie było niezależnej i samorządnej organizacji. I dlatego naszym zdaniem nie można zająć innego stanowiska jak tylko to, że jest to odznaka te<text:span text:style-name="T3705">j</text:span><text:s/>organizacji.</text:p>
      <text:p text:style-name="P3706">Pr<text:span text:style-name="T3707">os</text:span>zę...</text:p>
      <text:soft-page-break/>
      <text:p text:style-name="P3708"><text:span text:style-name="T3709">Ob.<text:s/></text:span><text:span text:style-name="T3710">F</text:span><text:span text:style-name="T3711">rąckowiak</text:span>:</text:p>
      <text:p text:style-name="P3712">Chciałbym przypomnieć tutaj, że krzyż harcerski nie jest i nie był jednoznacznie sprzęgnięty z jedną organizacją, bo powstał na wiele lat przed powstaniem organizacji, przed powstaniem Związku Harcerstwa Polskiego i był symbolem innych ruchów, i innych organizacji. Także w okresie istnienia tejże organizacji<text:span text:style-name="T3713">.</text:span><text:s/>A jego obecne ustawienie jako odznaki organizacyjnej wynika z dotychczasowego monopolu<text:span text:style-name="T3714">.</text:span><text:s/>Monopolu, od którego odchodzimy<text:span text:style-name="T3715">.</text:span><text:s/><text:span text:style-name="T3716">I</text:span><text:s/>ten statu<text:span text:style-name="T3717">t.</text:span>.<text:span text:style-name="T3718">.</text:span></text:p>
      <text:p text:style-name="P3719">To<text:s/><text:span text:style-name="T3720">ż</text:span>e odchodzimy od monopolu to już zostało tu wielokrotnie powiedziane i chyba to<text:s/><text:span text:style-name="T3721">j</text:span>uż nie jest kwestią dyskusji<text:span text:style-name="T3722">.<text:s/></text:span>Teraz dyskutujemy tylko o tym<text:s/><text:span text:style-name="T3723">-</text:span><text:s/>czy krzyż powinien pozostać odznaką organizacyjną, a wi<text:span text:style-name="T3724">ę</text:span>c czy utrzymujemy pewien stan prawny wynikający z d<text:span text:style-name="T3725">ot</text:span>ychcza<text:span text:style-name="T3726">s</text:span>owego monopolu, czy idąc konsekwentnie uznajemy, że tak jak kiedyś jest on pewnym symbolem. Symbolem harcerstwa, tak jak lilijka jest symbolem skautingu<text:span text:style-name="T3727">.</text:span></text:p>
      <text:p text:style-name="P3728">Chciałbym tu przypomnieć, o czym już mówiłem, o istnieniu na obczyźnie Związku Harcerstwa Polskiego poza granicami kraju, który także uważa, że krzyż harcerski jest jego odznaką organizacyjną i że to wcale nie jest taka jednoznaczna sprawa<text:span text:style-name="T3729">.<text:s/></text:span>To jest po prostu symbol pewnego ru<text:span text:style-name="T3730">chu.</text:span></text:p>
      <text:p text:style-name="P3731"><text:span text:style-name="T3732">Dz</text:span>ię<text:span text:style-name="T3733">kuję.</text:span></text:p>
      <text:p text:style-name="P3734"><text:span text:style-name="T3735">Min</text:span><text:span text:style-name="T3736">.</text:span><text:span text:style-name="T3737"><text:s/>Brol</text:span><text:span text:style-name="T3738">:</text:span></text:p>
      <text:p text:style-name="P3739">Tak, ale odznaki, jeżeli tu wolno przeczytać z tej ustawy o odznakach i mundurach: dzielą si<text:span text:style-name="T3740">ę</text:span><text:s/>na organizacyjne, a krzyż harcerski jest odznaką organizacyjną, stanowiące oznaczenie organizacji społecznej lub spółdzielczej, albo innej jednostki organizacyjnej, bądź przynależności do takiej organizacji lub jednostki organizacyjnej<text:span text:style-name="T3741">.</text:span></text:p>
      <text:p text:style-name="P3742"><text:span text:style-name="T3743">W</text:span><text:s/>świetle statutu ZHP nie ma wątpliwości<text:s/><text:span text:style-name="T3744">-</text:span><text:s/>jest to jednoznaczne określenie właśnie tej sprawy<text:span text:style-name="T3745">.</text:span></text:p>
      <text:p text:style-name="P3746"><text:span text:style-name="T3747">Ob</text:span><text:span text:style-name="T3748">.</text:span><text:span text:style-name="T3749"><text:s/></text:span><text:span text:style-name="T3750">F</text:span><text:span text:style-name="T3751">rąck</text:span><text:span text:style-name="T3752">ow</text:span><text:span text:style-name="T3753">iak</text:span>:</text:p>
      <text:p text:style-name="P3754">Chciałem przypomnieć, że jest odznaką organizacyjną tylko dlatego, że do tej pory był monopol organizacyjny. Gdyby tych organizacji było więcej, prawdopodobnie by nie był<text:span text:style-name="T3755">.</text:span><text:s/>Ale że jest, to przenoszenie pewnego stanu wynikającego z monopolu na sytuację nie monopolową<text:span text:style-name="T3756">.</text:span></text:p>
      <text:p text:style-name="P3757"><text:span text:style-name="T3758">Mi</text:span><text:span text:style-name="T3759">n.</text:span><text:span text:style-name="T3760"><text:s/>Brol</text:span>:</text:p>
      <text:p text:style-name="P3761">Tak, mówimy o monopolach. ZHP zostanie również w pluralistycznej koncepcji ruchu stowarzyszeniowego, także zostanie<text:span text:style-name="T3762">.</text:span><text:s/>Więc nie można mówić o uprawnieniach aktualnych tzn. tych, które ma, jako o monopolu, ponieważ jest to organizacja, która ma takie, a nie inne uprawnienia.</text:p>
      <text:p text:style-name="P3763"><text:span text:style-name="T3764">O</text:span><text:span text:style-name="T3765">b</text:span><text:span text:style-name="T3766">.<text:s/></text:span><text:span text:style-name="T3767">Frą</text:span><text:span text:style-name="T3768">ck</text:span><text:span text:style-name="T3769">owiak</text:span>:</text:p>
      <text:p text:style-name="P3770">Ale to akurat zastrzeżenie krzyża, jako oznaki organizacyjnej wynika wprost z monopolu<text:span text:style-name="T3771">.</text:span></text:p>
      <text:p text:style-name="P3772"><text:span text:style-name="T3773">Mi</text:span><text:span text:style-name="T3774">n.</text:span><text:span text:style-name="T3775"><text:s/>Brol</text:span>:</text:p>
      <text:p text:style-name="P3776">Ja nie rozumiem tego w ten sposób<text:span text:style-name="T3777">.</text:span></text:p>
      <text:p text:style-name="P3778"><text:span text:style-name="T3779"><text:s text:c="29"/></text:span><text:span text:style-name="T3780">:</text:span></text:p>
      <text:p text:style-name="P3781">Panie ministrze, ja mam tu jeszcze projekt z 12 września - ten jeszcze wariantowy był doskonały. Tam na szczęście zespół państwowo-kościelny nie włożył zapisu o harcerstwie<text:span text:style-name="T3782">.</text:span><text:s/>Jak miał rację - teraz ten diabełek z pudełeczka nam wyskoczył i będzie się ciągnął<text:span text:style-name="T3783">.</text:span><text:s/>A tam w ogóle nie było problemu, chociaż był problem jako harcerstwa stawiany. Ale słusznie tam wtedy chyba na tym etapie państwo doszli do wniosku, że nie ma co wpisywać.</text:p>
      <text:soft-page-break/>
      <text:p text:style-name="P3784">Ale wydaje mi się, że tu już wpadamy w jakieś jałowe dyskusje<text:span text:style-name="T3785">.</text:span><text:s/>Bo proszę sobie przypomnieć, że na całym świecie występują te same odznaczenia państwowe nawet w formie krzyża. Podobne zresztą jakie i u nas mamy i w Związku Radzieckim, we Francji, w Niemczech, starych Niemczech, obecnych Niemczech itd<text:span text:style-name="T3786">.</text:span></text:p>
      <text:p text:style-name="P3787">Każde z tych państw ma ten sam jakby krzyż, ale oczywiście opis tego, nazwijmy już szczegółowy, medalu i odznaczenia państwowego jest inny. I to określają w różnych państwach różnie, u nas ustawy sejmowe<text:span text:style-name="T3788">,</text:span><text:s/>prawda<text:span text:style-name="T3789">.</text:span></text:p>
      <text:p text:style-name="P3790">A wi<text:span text:style-name="T3791">ę</text:span>c opis, sam krzyż, oczywiście że nigdzie nie może być zastrzeżony, bo krzyż jest własnością jakby historyczną, bo wszystkie krzyże wyszły z jednego krzyża - krzyża chrześcijaństwa, męki Chrystusa. A więc nie ma innego krzyża poza krzyżami pogańskimi, które jednak mają odmienny kształt, niż te krzyże odznaczeniowe czy organizacyjne.</text:p>
      <text:p text:style-name="P3792">Tu kwestia opisu to jest kwestia opisu w statucie, czy jakimś r<text:span text:style-name="T3793">oz</text:span>porząd<text:span text:style-name="T3794">ze</text:span>niu, które byłoby wydane na podstawie tej ustawy. Ale nie zabrania to używania podobnego krzyża<text:span text:style-name="T3795">...</text:span></text:p>
      <text:p text:style-name="P3796"><text:span text:style-name="T3797">Min. Brol</text:span>:</text:p>
      <text:p text:style-name="P3798">A właśnie - podobnego, wyraźnie..<text:span text:style-name="T3799">.</text:span></text:p>
      <text:p text:style-name="P3800"><text:span text:style-name="T3801"><text:s text:c="29"/></text:span><text:span text:style-name="T3802">:</text:span></text:p>
      <text:p text:style-name="P3803"><text:span text:style-name="T3804">Tu</text:span><text:s/>najgorzej,<text:s/><text:span text:style-name="T3805">ż</text:span>e ja mianowicie widzę inną sytuację<text:span text:style-name="T3806">.</text:span><text:s/>Nie wiem, bo ja pana ministra uważałem tak,<text:s/><text:span text:style-name="T3807">ż</text:span>e pan minister uważa, że art. 40 nie stwarza monopolu dla organizacji skautingowych, harcerskich w Polsce. Natomiast pan z ZHP twierdzi,<text:s/><text:span text:style-name="T3808">ż</text:span>e tylko powinien by<text:span text:style-name="T3809">ć</text:span><text:s/>monopol dla ZHP<text:span text:style-name="T3810">.</text:span><text:s/><text:span text:style-name="T3811">I</text:span><text:s/>jakby tu jest ta podstawowa różnica<text:span text:style-name="T3812">.</text:span><text:s/>Bo reszta, to moim zdaniem jest to jałowa dyskusja o tym krzyżu, kształcie, bo to kwestia statutu<text:span text:style-name="T3813">.</text:span><text:s/>Statut opisze, że krzyż ma taki, taki i taki. W środku ma coś takiego. Drugi statut powie, że krzyż ma taki kształt, ale w środku ma coś takiego. Jednak to nie byłyby tożsame znaki organizacyjne.</text:p>
      <text:p text:style-name="P3814">A tu jest, jakby różnica w idei<text:span text:style-name="T3815">.</text:span><text:s/>Czy jest monopol, czy nie ma monopolu?</text:p>
      <text:p text:style-name="P3816"><text:span text:style-name="T3817">Min. Brol</text:span>:</text:p>
      <text:p text:style-name="P3818">Jest monopol na Związek Harcerstwa Polskiego, jeżeli to można nazwać monopolem, jak na każdą organizację. A nie działalnoś<text:span text:style-name="T3819">ć</text:span><text:s/>wychowawczą wśród młodzieży<text:span text:style-name="T3820">.</text:span></text:p>
      <text:p text:style-name="P3821"><text:span text:style-name="T3822"><text:s text:c="29"/></text:span><text:span text:style-name="T3823">:</text:span></text:p>
      <text:p text:style-name="P3824">Może nie pisa<text:span text:style-name="T3825">ć</text:span><text:s/>tego w takim razie, bo we wszystkich innych organizacjach ten sam monopol<text:span text:style-name="T3826">..</text:span>.</text:p>
      <text:p text:style-name="P3827"><text:span text:style-name="T3828">Mi</text:span><text:span text:style-name="T3829">n.</text:span><text:span text:style-name="T3830"><text:s/>Bro</text:span><text:span text:style-name="T3831">l</text:span>:</text:p>
      <text:p text:style-name="P3832">Tak, tylko że inne organizacje nie mają odznak. To tutaj, niestety, musimy t<text:span text:style-name="T3833">ę</text:span><text:s/>sprawę jasno sobie wyjaśni<text:span text:style-name="T3834">ć.</text:span><text:s/>Albo poprzeć ustawę o odznakach i mundurach.</text:p>
      <text:p text:style-name="P3835"><text:span text:style-name="T3836"><text:s text:c="29"/></text:span><text:span text:style-name="T3837">:</text:span></text:p>
      <text:p text:style-name="P3838">Panie ministrze, mogę jedno zdanie? Mnie się wydaje, że krzyż harcerski nie jest odznaką ZHP. Natomiast krzyż harcerski ZHP jest odznaką ZHP<text:span text:style-name="T3839">.</text:span></text:p>
      <text:p text:style-name="P3840">Tak to ujmijmy.</text:p>
      <text:p text:style-name="P3841"><text:span text:style-name="T3842"><text:s text:c="29"/></text:span><text:span text:style-name="T3843">:</text:span></text:p>
      <text:p text:style-name="P3844">Dyskusja tutaj, to właśc<text:span text:style-name="T3845">i</text:span>wie..<text:span text:style-name="T3846">.</text:span><text:s/>Ja rozumiałem, że chodzi nam o to czy będzie jeden krzyż harcerski. Bo ten spór to tak właściwie tego dotyczył.<text:s/><text:span text:style-name="T3847">Je</text:span>żeli nie będzie jednego krzyża harcerskiego, to jest zupełnie inny problem.</text:p>
      <text:soft-page-break/>
      <text:p text:style-name="P3848"><text:span text:style-name="T3849"><text:s text:c="29"/></text:span><text:span text:style-name="T3850">:</text:span></text:p>
      <text:p text:style-name="P3851">Jeżeli można. Ja chciałbym raz jeszcze z całą mocą podkreślić, że rozmawiamy tutaj o likwidacji Związku Harcerstwa Polskiego, który istnieje. Likwidacji przynajmniej w sferze symboli.</text:p>
      <text:p text:style-name="P3852">Powiedzmy sobie uczciwie - jeżeli gdzieś i kiedyś, mimo że może była to zbitka z kilku odznak wcześnie<text:span text:style-name="T3853">js</text:span>zych, krzyż w takim kształcie przez nowo utworzone stowarzyszenia w roku 191<text:span text:style-name="T3854">8</text:span><text:s/>został uznany jako specjalny wyróżnik, jako odznakę organizacyjną. Jeżeli jest tak również obecnie i jest tak zapisane w statucie, to umawianie się, że jest to nie odznaka organiza<text:span text:style-name="T3855">c</text:span>y<text:span text:style-name="T3856">j</text:span>na Związku Harcerstwa Polskiego tylko takie nie wiadomo co - wspólne społeczne dobro, jest nie mniej, nie wi<text:span text:style-name="T3857">ę</text:span>cej - tylko pozbawieniem harcerstwa odznak<text:span text:style-name="T3858">.</text:span><text:s/>Na dnie tego czai si<text:span text:style-name="T3859">ę<text:s/></text:span>znacznie ważniejsza sprawa. Ja nie mam jasności co do tego, czy stowarzyszenia harcerskie, czy też skautowe, zapewne harcerskie, bo do skautowych się nikt nie chce przyzna<text:span text:style-name="T3860">ć</text:span>, będą się traktowały jako nowe stowa<text:span text:style-name="T3861">rz</text:span>yszenia, czy nie okaże się przypadkiem już jutro w prasie tych stowarzyszeń. Że to my właśnie jesteśmy nowym uzurpatorem jako Związek Harcerstwa Polskiego, bo już to dzisiaj na tej sali słyszałem.</text:p>
      <text:p text:style-name="P3862"><text:span text:style-name="T3863">A</text:span><text:s/>więc jest spór o krzyż harcerski sporem zastępczym.</text:p>
      <text:p text:style-name="P3864">I chciałbym raz jeszcze z całą mocą przypomnieć - dzisiaj według niekwestionowanych od kilkudziesięciu lat reguł gry, tradycji, obyczajów itd. w harcerstwie i wedł<text:span text:style-name="T3865">u</text:span>g obowiązującego statutu odznaką organizacyjną harcerzy instruktorów jest krzyż harcerski, nie krzyż katolicki czy jakikolwiek inny<text:span text:style-name="T3866">.<text:s/></text:span>Krzyż harcerski, konkretny<text:span text:style-name="T3867">,</text:span><text:s/>wzorowany na polskim odznaczeniu wojskowym Krzyżu Virtuti Militari. Wyróżniki ma, jest znany ten wzór, nie wymaga specjalnych komentarzy czy zapisów. Jest stary, prawie tak jak harcerstwo.</text:p>
      <text:p text:style-name="P3868">Ja chciałbym raz jeszcze wrócić do tego, że sprawa stowarzyszeń tutaj w kraju jest sprawą zarówno wyw<text:span text:style-name="T3869">o</text:span>du legalności od strony formalnej, który to wywód potrafię przeprowadzić, jak i sprawą uznania pewnej ciągłości kulturowej.</text:p>
      <text:p text:style-name="P3870">Jeżeli chcemy uznać, że obecny Związek Harcerstwa Polskiego nie zachował ciągłości - powiedziałbym kulturowej<text:span text:style-name="T3871">,<text:s/></text:span>wychowawczej, kadrowej itd. w stosunku do wcześniejszego, jakiegoś tam mitycznego stowarzyszenia, do którego chce nowa<text:s/>organizacja nawiązać, to dyskutujmy o tym, a nie dyskutujmy o krzyżu<text:s/><text:span text:style-name="T3872">h</text:span>arcerskim<text:span text:style-name="T3873">.</text:span><text:s/>Jest to spór, który sprowadza się do tego, żeby odebrać Związkowi Harcerstwa Polskiego jego suwerenne prawo określania swoich znaków, czy też utrzymania swoich znaków. To w takim razie zapytam<text:s/><text:span text:style-name="T3874">-</text:span><text:s/>jaka strona społeczna, jaki znak zechciałaby przydzieli<text:span text:style-name="T3875">ć</text:span><text:s/>byłemu Związkowi Harcerstwa Polskiego na przyszłoś<text:span text:style-name="T3876">ć</text:span>.</text:p>
      <text:p text:style-name="P3877">I dlaczego miałoby to być określenie z zewnątrz, spoza Związku Harcerstwa Polskiego.</text:p>
      <text:p text:style-name="P3878">/Głosy z sali na wyciszeniu/.</text:p>
      <text:p text:style-name="P3879"><text:span text:style-name="T3880">Ob. Jerzy S</text:span><text:span text:style-name="T3881">a</text:span><text:span text:style-name="T3882">biniewicz</text:span>:</text:p>
      <text:p text:style-name="P3883"><text:span text:style-name="T3884">Je</text:span>żeli można, panie ministrze, tylko chwilkę<text:span text:style-name="T3885">.</text:span></text:p>
      <text:p text:style-name="P3886"><text:span text:style-name="T3887">P</text:span>roszę państwa, jeżeli mamy dyskutować, a sądzę, że nie będziemy dyskutować o projekcie ustawy o stowarzyszen<text:span text:style-name="T3888">ia</text:span>ch, bo nie mamy czasu. Proponowałbym w ogóle usunięcie art. 40 w tym brzmieniu w jakim jest.</text:p>
      <text:p text:style-name="P3889">O ile cały akt jest dosyć logiczną konstrukcją, o tyle nie rozumiem dlac<text:span text:style-name="T3890">zeg</text:span>o nagle poświęca się uwa<text:span text:style-name="T3891">g</text:span>ę, przy całej sympatii do ZHP, jednej imiennie wymienionej organizacji w całym akcie prawnym, gdzie się o<text:s/><text:soft-page-break/>innych organizacjach imiennie nie wspomina.</text:p>
      <text:p text:style-name="P3892">Wydaje mi się, że jeżeli chcemy te sprawy uregulować, kwestie nazwy, mundurów, odznak, symboliki, do tego byłaby chyba najlepsza znowelizowana ustawa z<text:s/><text:span text:style-name="T3893">1</text:span>9<text:span text:style-name="T3894">78</text:span><text:s/>r., o czym wspominał pan Ambroziak i pan minister. I tam te rzeczy mogłyby być uregulowane. Tym bardziej proszę państwa, że pewne odznaki czy symbole są cechą nie tylko pewnych stowarzyszeń, ale także na przykład związków zawodowych czy partii politycznych. I mnie się<text:s/><text:span text:style-name="T3895">wyda</text:span>je,<text:s/>że do tej ustawy<text:s/><text:span text:style-name="T3896">z</text:span><text:s/>1978 roku można by te rzeczy uregulować<text:span text:style-name="T3897">.<text:s/></text:span>Natomiast w ustawie o stowarzyszeniach po prostu tą kwestię pomiąć<text:span text:style-name="T3898">.</text:span></text:p>
      <text:p text:style-name="P3899"><text:span text:style-name="T3900">W</text:span><text:s/>związku z tym uważam, że art. 40 jest po prostu zwyczajnie niepotrzebny.</text:p>
      <text:p text:style-name="P3901">Dziękuję bardzo<text:span text:style-name="T3902">.</text:span></text:p>
      <text:p text:style-name="P3903"><text:span text:style-name="T3904">Min. Brol</text:span>:</text:p>
      <text:p text:style-name="P3905">Czy jeszcze w sprawie harcerstwa?</text:p>
      <text:p text:style-name="P3906"><text:span text:style-name="T3907"><text:s text:c="29"/></text:span><text:span text:style-name="T3908">:</text:span></text:p>
      <text:p text:style-name="P3909">/<text:span text:style-name="T3910">...</text:span>/ podobny pogląd wyrażali wcześniej. Ale w sprawie krzyża. Pan reprezentujący ZHP twierdzi, że to jest wyrok śmierci na jego organizację<text:span text:style-name="T3911">.</text:span><text:s/>Ja uważam, że to jest pogląd nieuzasadniony i pogląd, który nie był przez nikogo z naszej strony<text:s/><text:span text:style-name="T3912">w</text:span>ysuwany, ani sugerowany.</text:p>
      <text:p text:style-name="P3913">Chcemy tylko takiej sytuacji, że krzyż z napisem Związek Harce<text:span text:style-name="T3914">rs</text:span>twa Polskiego, bądź z napisem ZHP pozostaje oczywiście, jeśli sobie tego życzy ZHP, odznaką organizacyjną ZHP. Nie ma żadnych przeszkód. Jeżeli na przykład inna organizacja harcerska, która powiedzmy będzie miała skrót jakiś 3<text:span text:style-name="T3915">-</text:span><text:s/>czy 4<text:span text:style-name="T3916">-</text:span>literowy albo zrezygnuje z tego skrótu, albo jakieś inne da oznaczenia, użyje krzyża i wyróżni go tak, żeby było wiadomo, że jest to krzyż tej organizacji. No to czyż nie można porozumieć się co do tego, że krzyż o znakach wyraźnych odróżniających go od innych krzyży pozostaje oznaką tejże organizacji?</text:p>
      <text:p text:style-name="P3917">Przecież<text:s/>to naprawdę nie oznacza zamachu na dobro ZHP,<text:s/><text:span text:style-name="T3918">j</text:span>akim jest krzyż związany z tą organizacją. Oczywiście. One nawet mogą mieć bardzo podobny kształt jako podkład, one mogą być bardzo podobne. Jednakże musiałyby się czymś różnić, bo tego przecież będzie wymagało prawo, tego będą wymagały pewne względy kultury publicznej, żeby ludzie mogli się odróżnia<text:span text:style-name="T3919">ć</text:span>. Ale wtedy będzie<text:s/>w<text:span text:style-name="T3920">id</text:span>ać, że ta różnica jest jakby w ramach jednego krzyża harcerskiego<text:span text:style-name="T3921">.</text:span></text:p>
      <text:p text:style-name="P3922">Czy to znaczy, że si<text:span text:style-name="T3923">ę</text:span><text:s/>w tej sposób wypowiada wojnę? Krzyż<text:span text:style-name="T3924"><text:s/></text:span>pozostaje wspólny<text:span text:style-name="T3925">.</text:span><text:s/>I to nie jest, jak to pan był się uprzejmy wyrazić, nie wiadomo co<text:s/><text:span text:style-name="T3926">-</text:span><text:s/>dobro społeczne<text:span text:style-name="T3927">.</text:span></text:p>
      <text:p text:style-name="P3928"><text:span text:style-name="T3929">J</text:span>a bym powiedział tak<text:s/><text:span text:style-name="T3930">-</text:span><text:s/>właśnie wspólne dobro społeczne. Nie,<text:s/>nie wiadomo co<text:span text:style-name="T3931">.</text:span></text:p>
      <text:p text:style-name="P3932">Dziękuję.</text:p>
      <text:p text:style-name="P3933"><text:span text:style-name="T3934">M</text:span><text:span text:style-name="T3935">in. Bro</text:span><text:span text:style-name="T3936">l</text:span>:</text:p>
      <text:p text:style-name="P3937">Dziękuję bardzo.<text:s/><text:span text:style-name="T3938">Je</text:span>szcze pan.</text:p>
      <text:p text:style-name="P3939"><text:span text:style-name="T3940"><text:s text:c="29"/></text:span><text:span text:style-name="T3941">:</text:span></text:p>
      <text:p text:style-name="P3942">Ja tylko jeszcze jedno zdanie<text:span text:style-name="T3943">.</text:span><text:s/>To może ja zaproponuję dla pełnej jasności, żeby krzyż,<text:s/><text:span text:style-name="T3944">k</text:span>tóry noszę od dziecka z napisem<text:s/>„Czuwaj<text:span text:style-name="T3945">”</text:span><text:s/>był tak jak j<text:span text:style-name="T3946">e</text:span>st dzisiaj. I był oznaką Związku Har<text:span text:style-name="T3947">ce</text:span>rstwa<text:span text:style-name="T3948"><text:s/></text:span>Polskiego, tak jak jest od kilkudziesięciu lat. Natomiast nowe organizacje krzyżopodobne odznaki mogłyby ze swoimi znakami lub zawołaniami wypisywać<text:span text:style-name="T3949">.</text:span><text:s/>Tak nakaz<text:span text:style-name="T3950">uj</text:span>e kultura polityczna, jeżeli tworzy się nowe stowarzyszenia, nawet nawiązujące do tradycji<text:span text:style-name="T3951">.</text:span></text:p>
      <text:p text:style-name="P3952">Propozycja strony społecznej sprowadza się ni mniej, ni więcej do tego, że ja pozostając w swojej<text:s/><text:soft-page-break/>organizacji, której służę przez ileś tam lat od dziecka, będę musiał zmienić swoją odznakę organizacyjną. Dlaczego, przepraszam?</text:p>
      <text:p text:style-name="P3953"><text:span text:style-name="T3954"><text:s text:c="29"/></text:span><text:span text:style-name="T3955">:</text:span></text:p>
      <text:p text:style-name="P3956">Ale nikt tego nie proponował.</text:p>
      <text:p text:style-name="P3957"><text:span text:style-name="T3958"><text:s text:c="29"/></text:span><text:span text:style-name="T3959">:</text:span></text:p>
      <text:p text:style-name="P3960">Przed chwileczką usłyszałem<text:s/><text:span text:style-name="T3961">-</text:span><text:s/>muszę tam napisać ZHP zamiast<text:s/><text:span text:style-name="T3962">„</text:span>czuwaj<text:span text:style-name="T3963">”</text:span><text:span text:style-name="T3964">.</text:span><text:s/>Ja bardzo przepraszam, to jest naprawdę spór zastępczy. To jest spór o to, żeby pozbawić Związek Harcerstwa Polskiego poczucia świadomości i symboli ciągłości historyczn<text:span text:style-name="T3965">ej</text:span>.</text:p>
      <text:p text:style-name="P3966">Dziękuję.</text:p>
      <text:p text:style-name="P3967"><text:span text:style-name="T3968"><text:s text:c="29"/></text:span><text:span text:style-name="T3969">:</text:span></text:p>
      <text:p text:style-name="P3970"><text:span text:style-name="T3971">Ja</text:span><text:s/>myślałem<text:span text:style-name="T3972">,</text:span><text:s/>że jest tam napis<text:span text:style-name="T3973">.</text:span><text:s/>Bardzo przepraszam.</text:p>
      <text:p text:style-name="P3974"><text:span text:style-name="T3975">O</text:span><text:span text:style-name="T3976">b.</text:span><text:span text:style-name="T3977"><text:s/>Grabska</text:span>:</text:p>
      <text:p text:style-name="P3978">ZHP pozostanie przy<text:s/><text:span text:style-name="T3979">„</text:span>Czuwaj”, a inni b<text:span text:style-name="T3980">ę</text:span>dą mieli inny napis<text:span text:style-name="T3981">.</text:span></text:p>
      <text:p text:style-name="P3982"><text:span text:style-name="T3983">Min. Brol</text:span>:</text:p>
      <text:p text:style-name="P3984">Proszę państwa, myślę, że nie rozstrzygn<text:span text:style-name="T3985">ie</text:span>my dzisiaj do końca tej sprawy. Ale sądzę, że jednak tę ustawę o oznakach i mundurach trzeba widzie<text:span text:style-name="T3986">ć</text:span><text:s/>przy rozstrzygnięciu tej sprawy. Dlatego, że jest możliwoś<text:span text:style-name="T3987">ć</text:span><text:s/>- że tak powiem - zagwarantowania tą drogą w jasnych odznak dla każdej organizacji. Powstanie inna organizacja młodzieżowa będzie musiała też zabiegać o zezwolenie na mundur, który na pewno musi się wtedy różnić, bo inaczej nie otrzyma zezwolenia. I podobnie jest i z odznaką<text:span text:style-name="T3988">.</text:span></text:p>
      <text:p text:style-name="P3989">Ale proponuję, żebyśmy tę sprawę jeszcze odłożyli na posiedzenie podzespołu, tam przedstawili różne możliwości rozwiązań. Bo faktycznie jakieś tutaj rozsądne decyzje muszą zapaść<text:span text:style-name="T3990">.</text:span></text:p>
      <text:p text:style-name="P3991">/Głosy z sali na wyciszeniu/.</text:p>
      <text:p text:style-name="P3992"><text:span text:style-name="T3993">Ob.<text:s/></text:span><text:span text:style-name="T3994">G</text:span><text:span text:style-name="T3995">rabska</text:span>:</text:p>
      <text:p text:style-name="P3996">Panie przewodniczący to my musimy teraz uzgodnić termin i czy deklara<text:span text:style-name="T3997">cj</text:span>ę przyjmujemy, przyjąć tę deklarację, uważać jako uzgodnioną.</text:p>
      <text:p text:style-name="P3998">To teraz mamy jeszcze do uzgodnienia grupę roboczą na środę i nasze spotkanie odbędzie się 7 marca.</text:p>
      <text:p text:style-name="P3999"><text:span text:style-name="T4000">Min. Brol</text:span>:</text:p>
      <text:p text:style-name="P4001">Nasze spotkanie odbędzie się siódmego, bo sale są już do siódmego zajęte. Jest tylko sala wolna w sobotę, niestety ja nie mogę w sobotę.</text:p>
      <text:p text:style-name="P4002">Jeżeli siódmego państwu odpowiada, to możemy od razu ustalić godzin<text:span text:style-name="T4003">ę</text:span><text:s/>10.00 - nasze spotkanie<text:span text:style-name="T4004">.</text:span></text:p>
      <text:p text:style-name="P4005">1 marca pracowałaby grupa redakcyjna. Z naszej strony... Jutro zdaje się nie ma sali, a w środ<text:span text:style-name="T4006">ę</text:span><text:s/>jest mała sala na mały zesp<text:span text:style-name="T4007">ó</text:span>ł<text:span text:style-name="T4008">.</text:span></text:p>
      <text:p text:style-name="P4009">Tylko gdzie jest ten pan, który nam te sale załatwiał.</text:p>
      <text:p text:style-name="P4010"><text:span text:style-name="T4011">Ob.<text:s/></text:span><text:span text:style-name="T4012">G</text:span><text:span text:style-name="T4013">ra</text:span><text:span text:style-name="T4014">bs</text:span><text:span text:style-name="T4015">ka</text:span><text:span text:style-name="T4016">:</text:span></text:p>
      <text:p text:style-name="P4017">Może pan wie do kogo mamy się zwrócić o te sale. To w takim razie w środę, tylko że nie ma tego pana i mus<text:span text:style-name="T4018">i</text:span>my wiedzie<text:span text:style-name="T4019">ć</text:span><text:s/>tylko godzinę<text:span text:style-name="T4020">.</text:span></text:p>
      <text:p text:style-name="P4021">Natomiast jeżeli chodzi o skład. Ze strony państwa to kto by był?</text:p>
      <text:p text:style-name="P4022"><text:span text:style-name="T4023">Mi</text:span><text:span text:style-name="T4024">n.</text:span><text:span text:style-name="T4025"><text:s/>Brol</text:span>:</text:p>
      <text:p text:style-name="P4026">Z naszej strony w tej grupie redakcyjno-prawniczej: dr Orłowska, dyr. Garle<text:span text:style-name="T4027">j</text:span>, dyr. Ryms i ewentualnie<text:s/><text:soft-page-break/>ja bym wziął udział, tylko że mogę się spóźnić, ale będę także w tej grupie.</text:p>
      <text:p text:style-name="P4028">Nie wiem czy ktoś jeszcze z naszej strony chciałby tutaj uczestniczyć w tej grupie redakcyjnej?</text:p>
      <text:p text:style-name="P4029"><text:span text:style-name="T4030">Ob.<text:s/></text:span><text:span text:style-name="T4031">G</text:span><text:span text:style-name="T4032">rabska</text:span>:</text:p>
      <text:p text:style-name="P4033">Pan prof. Bafia nie we<text:span text:style-name="T4034">ź</text:span>mie udziału w tej grupie?</text:p>
      <text:p text:style-name="P4035"><text:span text:style-name="T4036">Min. Bafia</text:span>:</text:p>
      <text:p text:style-name="P4037">Na życzenie pani przewodniczącej to ja jestem gotów się włączyć do tej grupy. Ale wydawało mi się.<text:span text:style-name="T4038">.</text:span>.</text:p>
      <text:p text:style-name="P4039"><text:span text:style-name="T4040">Ob.<text:s/></text:span><text:span text:style-name="T4041">Gr</text:span><text:span text:style-name="T4042">a</text:span><text:span text:style-name="T4043">b</text:span><text:span text:style-name="T4044">ska</text:span>:</text:p>
      <text:p text:style-name="P4045">A w takim razie z naszej strony byłby, tak jak mówiłam pan Ambroziak, pan Rutkowski, pan Kurczewski, pan Rozmarynowicz. To jeszcze pan Lamentowicz - bardzo proszę.</text:p>
      <text:p text:style-name="P4046"><text:span text:style-name="T4047">I</text:span><text:s/>grupę t<text:span text:style-name="T4048">ę</text:span><text:s/>upoważniamy do przygotowania nam tekstu na siódmego. Natomiast my z kolei prosimy, żeby państwo si<text:span text:style-name="T4049">ę</text:span><text:s/>na siódme<text:span text:style-name="T4050">g</text:span>o mieli to upoważnienie do kierunkowej rozmowy o ustawie o zgromadzeniach.</text:p>
      <text:p text:style-name="P4051"><text:span text:style-name="T4052">M</text:span><text:span text:style-name="T4053">i</text:span><text:span text:style-name="T4054">n.</text:span><text:span text:style-name="T4055"><text:s/></text:span><text:span text:style-name="T4056">Br</text:span><text:span text:style-name="T4057">o</text:span><text:span text:style-name="T4058">l</text:span>:</text:p>
      <text:p text:style-name="P4059">To przecież nie my<text:span text:style-name="T4060">,</text:span><text:s/>to nasza cała grupa robocza nie<text:s/><text:span text:style-name="T4061">ma</text:span>.<text:span text:style-name="T4062"><text:s/></text:span>Nie w tym duchu wypowiadałem swoje wątpliwości<text:span text:style-name="T4063">,</text:span><text:s/>tylko<text:s/><text:span text:style-name="T4064">ż</text:span>e nasza grupa nie ma takiego upoważn<text:span text:style-name="T4065">ie</text:span>nia<text:span text:style-name="T4066">.</text:span></text:p>
      <text:p text:style-name="P4067"><text:span text:style-name="T4068">Ob</text:span><text:span text:style-name="T4069">.</text:span><text:span text:style-name="T4070"><text:s/></text:span><text:span text:style-name="T4071">G</text:span><text:span text:style-name="T4072">rabska</text:span><text:span text:style-name="T4073">:</text:span></text:p>
      <text:p text:style-name="P4074">Ta strona ma upoważn<text:span text:style-name="T4075">ie</text:span>nie<text:span text:style-name="T4076">.</text:span></text:p>
      <text:p text:style-name="P4077"><text:span text:style-name="T4078">Mi</text:span><text:span text:style-name="T4079">n.</text:span><text:span text:style-name="T4080"><text:s/>Brol</text:span>:</text:p>
      <text:p text:style-name="P4081">Ale grupę powołał Podzespół do spraw Stowarzyszeń<text:s/><text:span text:style-name="T4082">i</text:span><text:s/>jak się to nazywa<text:s/><text:span text:style-name="T4083">-</text:span><text:s/>Samorządów Terytorialnych<text:span text:style-name="T4084">.</text:span></text:p>
      <text:p text:style-name="P4085"><text:span text:style-name="T4086">Ob</text:span><text:span text:style-name="T4087">.</text:span><text:span text:style-name="T4088"><text:s/>Grabska</text:span>:</text:p>
      <text:p text:style-name="P4089">To pana Bujaka poprosimy, przecież on jest szefem całej grupy.</text:p>
      <text:p text:style-name="P4090"><text:span text:style-name="T4091">Min.<text:s/></text:span><text:span text:style-name="T4092">B</text:span><text:span text:style-name="T4093">ro</text:span>l:</text:p>
      <text:p text:style-name="P4094">Tak, łącznie z panem pro<text:span text:style-name="T4095">f.</text:span><text:s/>Secomskim<text:span text:style-name="T4096">.</text:span></text:p>
      <text:p text:style-name="P4097"><text:span text:style-name="T4098">Ob.<text:s/></text:span><text:span text:style-name="T4099">G</text:span><text:span text:style-name="T4100">rabska</text:span>:</text:p>
      <text:p text:style-name="P4101">Żeby si<text:span text:style-name="T4102">ę</text:span><text:s/>porozumiał z pr<text:span text:style-name="T4103">of.</text:span><text:s/>Seco<text:span text:style-name="T4104">ms</text:span>kim o upoważnienie naszej grupy o mówieniu jeszcze o ustawie o zgromadzeniach. Na siódmego takie upoważn<text:span text:style-name="T4105">ie</text:span>n<text:span text:style-name="T4106">ie</text:span><text:s/>panowie muszą dosta<text:span text:style-name="T4107">ć.</text:span></text:p>
      <text:p text:style-name="P4108">Tutaj mamy podane godzina między 9 a 11. Czyli ustalamy na 11.00 w środę.</text:p>
      <text:p text:style-name="P4109"><text:span text:style-name="T4110">Mi</text:span><text:span text:style-name="T4111">n.</text:span><text:span text:style-name="T4112"><text:s/>Brol</text:span><text:span text:style-name="T4113">:</text:span></text:p>
      <text:p text:style-name="P4114">Może na 10.00, jeśli można.</text:p>
      <text:p text:style-name="P4115"><text:span text:style-name="T4116">Ob</text:span><text:span text:style-name="T4117">.</text:span><text:span text:style-name="T4118"><text:s/></text:span><text:span text:style-name="T4119">G</text:span><text:span text:style-name="T4120">rabska</text:span>:</text:p>
      <text:p text:style-name="P4121">Natomiast siódmego byłoby zebranie całej naszej grupy. Też w sali o 10.00 godzinie<text:span text:style-name="T4122">.</text:span></text:p>
      <text:p text:style-name="P4123">Zespół prawniczy spotyka się w środę pierwszego o godzinie 1<text:span text:style-name="T4124">0.</text:span>00 w te<text:span text:style-name="T4125">j</text:span><text:s/>sali.</text:p>
      <text:p text:style-name="P4126"><text:span text:style-name="T4127"><text:s text:c="29"/></text:span><text:span text:style-name="T4128">:</text:span></text:p>
      <text:p text:style-name="P4129">Jest kłopot, bo pierwszego spotyka się Zespół ds. Reform Politycznych jako całości i ja powinienem być przy tamtym stole.</text:p>
      <text:p text:style-name="P4130"><text:span text:style-name="T4131">Ob</text:span><text:span text:style-name="T4132">.</text:span><text:span text:style-name="T4133"><text:s/>Grabska</text:span>:</text:p>
      <text:p text:style-name="P4134">To najwyżej pan tuta<text:span text:style-name="T4135">j</text:span><text:s/>zajrzy. Czy kogoś jeszcze wprowadzimy do te<text:span text:style-name="T4136">j</text:span><text:s/>grupy? Dobrze, wystarczy.</text:p>
      <text:p text:style-name="P4137">Pan Bujak by jeszcze przyszedł na to prawnicze, jako nasz szef.</text:p>
      <text:p text:style-name="P4138"><text:span text:style-name="T4139">Min.<text:s/></text:span><text:span text:style-name="T4140">B</text:span><text:span text:style-name="T4141">rol</text:span>:</text:p>
      <text:soft-page-break/>
      <text:p text:style-name="P4142">Natomiast w całości zbieramy się siódmego, godzina<text:s/><text:span text:style-name="T4143">1</text:span>0<text:span text:style-name="T4144">.</text:span>00.</text:p>
      <text:p text:style-name="P4145"><text:span text:style-name="T4146">O</text:span><text:span text:style-name="T4147">b.</text:span><text:span text:style-name="T4148"><text:s/>Grabska</text:span>:</text:p>
      <text:p text:style-name="P4149">Przypomnijmy raz jeszcze<text:span text:style-name="T4150">,</text:span><text:s/>że i jedno<text:s/><text:span text:style-name="T4151">i</text:span><text:s/>drugie spotkanie ma sal<text:span text:style-name="T4152">ą</text:span><text:s/>„<text:span text:style-name="T4153">C</text:span>”<text:span text:style-name="T4154">.</text:span></text:p>
      <text:p text:style-name="P4155">I w takim razie jeszcze teraz musimy się<text:span text:style-name="T4156">.</text:span><text:s/>prędko zobaczyć z telewizją. Zapraszają nas<text:span text:style-name="T4157">.</text:span></text:p>
      <text:p text:style-name="P4158"><text:span text:style-name="T4159">Min</text:span><text:span text:style-name="T4160">.</text:span><text:span text:style-name="T4161"><text:s/>Brol</text:span>:</text:p>
      <text:p text:style-name="P4162">Dziękuję bardzo<text:span text:style-name="T4163">.</text:span><text:s/>Na tym kończymy dzisiejsze nasze posiedzenie<text:span text:style-name="T4164">.</text:span></text:p>
      <text:p text:style-name="P4165">/Zakończenie obr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4:00Z</meta:creation-date>
    <dc:date>2023-10-30T19:34:00Z</dc:date>
    <meta:template xlink:href="Normal.dotm" xlink:type="simple"/>
    <meta:editing-cycles>2</meta:editing-cycles>
    <meta:editing-duration>PT0S</meta:editing-duration>
    <meta:document-statistic meta:page-count="69" meta:paragraph-count="411" meta:word-count="29451" meta:character-count="205751" meta:row-count="1472" meta:non-whitespace-character-count="176711"/>
  </office:meta>
</office:document-meta>
</file>